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8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3" table:default-cell-style-name="ce5"/>
        <table:table-column table:style-name="co1" table:default-cell-style-name="ce6"/>
        <table:table-column table:style-name="co1" table:default-cell-style-name="ce5"/>
        <table:table-column table:style-name="co1" table:number-columns-repeated="5" table:default-cell-style-name="ce6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10"/>
        <table:table-row table:style-name="ro1">
          <table:table-cell table:style-name="ce1" office:value-type="string" calcext:value-type="string">
            <text:p><text:a xlink:href="https://en.wikipedia.org/wiki/List_of_Constituencies_of_the_Lok_Sabha" xlink:type="simple">ParliamentaryConstituency</text:a></text:p>
          </table:table-cell>
          <table:table-cell table:style-name="ce1" office:value-type="string" calcext:value-type="string">
            <text:p><text:a xlink:href="https://en.wikipedia.org/wiki/States_and_territories_of_India" xlink:type="simple">St/UT</text:a></text:p>
          </table:table-cell>
          <table:table-cell table:style-name="ce4" office:value-type="string" calcext:value-type="string">
            <text:p><text:a xlink:href="https://en.wikipedia.org/wiki/Indian_National_Congress" xlink:type="simple">Congress</text:a></text:p>
          </table:table-cell>
          <table:table-cell table:style-name="ce4" office:value-type="string" calcext:value-type="string">
            <text:p><text:a xlink:href="https://en.wikipedia.org/wiki/Bharatiya_Janata_Party" xlink:type="simple">BJP</text:a></text:p>
          </table:table-cell>
          <table:table-cell table:style-name="ce1" office:value-type="string" calcext:value-type="string">
            <text:p><text:a xlink:href="https://en.wikipedia.org/wiki/Bahujan_Samaj_Party" xlink:type="simple">BahujanSamaj</text:a></text:p>
          </table:table-cell>
          <table:table-cell table:style-name="ce1" office:value-type="string" calcext:value-type="string">
            <text:p><text:a xlink:href="https://en.wikipedia.org/wiki/Communist_Party_of_India_(Marxist)" xlink:type="simple">Communist(Marxist)</text:a></text:p>
          </table:table-cell>
          <table:table-cell table:style-name="ce4" office:value-type="string" calcext:value-type="string">
            <text:p><text:a xlink:href="https://en.wikipedia.org/wiki/Independent_(politician)" xlink:type="simple">Inde-pendent</text:a></text:p>
          </table:table-cell>
          <table:table-cell table:style-name="ce4" office:value-type="string" calcext:value-type="string">
            <text:p><text:a xlink:href="https://en.wikipedia.org/wiki/Samajwadi" xlink:type="simple">Samajwadi</text:a></text:p>
          </table:table-cell>
          <table:table-cell table:style-name="ce1" office:value-type="string" calcext:value-type="string">
            <text:p><text:a xlink:href="https://en.wikipedia.org/wiki/All_India_Trinamool_Congress" xlink:type="simple">TrinamoolCongress</text:a></text:p>
          </table:table-cell>
          <table:table-cell table:style-name="ce1" office:value-type="string" calcext:value-type="string">
            <text:p><text:a xlink:href="https://en.wikipedia.org/wiki/Telugu_Desam" xlink:type="simple">TeluguDesam</text:a></text:p>
          </table:table-cell>
          <table:table-cell table:style-name="ce1" office:value-type="string" calcext:value-type="string">
            <text:p><text:a xlink:href="https://en.wikipedia.org/wiki/Nationalist_Congress_Party" xlink:type="simple">NationalistCongress</text:a></text:p>
          </table:table-cell>
          <table:table-cell table:style-name="ce4" office:value-type="string" calcext:value-type="string">
            <text:p><text:a xlink:href="https://en.wikipedia.org/wiki/Dravida_Munnetra_Kazhagam" xlink:type="simple">DMK</text:a></text:p>
          </table:table-cell>
          <table:table-cell table:style-name="ce8" office:value-type="string" calcext:value-type="string">
            <text:p>Others</text:p>
          </table:table-cell>
          <table:table-cell table:style-name="ce8" office:value-type="string" calcext:value-type="string">
            <text:p>Total</text:p>
          </table:table-cell>
          <table:table-cell table:style-name="ce9" office:value-type="string" calcext:value-type="string">
            <text:p>Registered</text:p>
            <text:p>Electors</text:p>
          </table:table-cell>
          <table:table-cell table:style-name="ce9" office:value-type="string" calcext:value-type="string">
            <text:p>Turnout</text:p>
            <text:p>%</text:p>
          </table:table-cell>
        </table:table-row>
        <table:table-row table:style-name="ro2">
          <table:table-cell office:value-type="string" calcext:value-type="string">
            <text:p><text:a xlink:href="https://en.wikipedia.org/wiki/Adilabad_(Lok_Sabha_constituency)" xlink:type="simple">Adilabad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257181" calcext:value-type="float">
            <text:p>257181</text:p>
          </table:table-cell>
          <table:table-cell office:value-type="float" office:value="57931" calcext:value-type="float">
            <text:p>57931</text:p>
          </table:table-cell>
          <table:table-cell office:value-type="float" office:value="16471" calcext:value-type="float">
            <text:p>16471</text:p>
          </table:table-cell>
          <table:table-cell/>
          <table:table-cell office:value-type="float" office:value="46800" calcext:value-type="float">
            <text:p>46800</text:p>
          </table:table-cell>
          <table:table-cell table:number-columns-repeated="2"/>
          <table:table-cell table:style-name="ce5" office:value-type="float" office:value="372268" calcext:value-type="float">
            <text:p>372268</text:p>
          </table:table-cell>
          <table:table-cell table:number-columns-repeated="2"/>
          <table:table-cell office:value-type="float" office:value="112930" calcext:value-type="float">
            <text:p>112930</text:p>
          </table:table-cell>
          <table:table-cell office:value-type="float" office:value="863581" calcext:value-type="float">
            <text:p>863581</text:p>
          </table:table-cell>
          <table:table-cell office:value-type="float" office:value="1131430" calcext:value-type="float">
            <text:p>1131430</text:p>
          </table:table-cell>
          <table:table-cell office:value-type="string" calcext:value-type="string">
            <text:p>76.33%</text:p>
          </table:table-cell>
        </table:table-row>
        <table:table-row table:style-name="ro2">
          <table:table-cell office:value-type="string" calcext:value-type="string">
            <text:p><text:a xlink:href="https://en.wikipedia.org/wiki/Agra_(Lok_Sabha_constituency)" xlink:type="simple">Agr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93373" calcext:value-type="float">
            <text:p>93373</text:p>
          </table:table-cell>
          <table:table-cell office:value-type="float" office:value="203697" calcext:value-type="float">
            <text:p>203697</text:p>
          </table:table-cell>
          <table:table-cell office:value-type="float" office:value="193982" calcext:value-type="float">
            <text:p>193982</text:p>
          </table:table-cell>
          <table:table-cell/>
          <table:table-cell office:value-type="float" office:value="11406" calcext:value-type="float">
            <text:p>11406</text:p>
          </table:table-cell>
          <table:table-cell table:style-name="ce5" office:value-type="float" office:value="141367" calcext:value-type="float">
            <text:p>141367</text:p>
          </table:table-cell>
          <table:table-cell table:number-columns-repeated="4"/>
          <table:table-cell office:value-type="float" office:value="3265" calcext:value-type="float">
            <text:p>3265</text:p>
          </table:table-cell>
          <table:table-cell office:value-type="float" office:value="647090" calcext:value-type="float">
            <text:p>647090</text:p>
          </table:table-cell>
          <table:table-cell office:value-type="float" office:value="1539747" calcext:value-type="float">
            <text:p>1539747</text:p>
          </table:table-cell>
          <table:table-cell office:value-type="string" calcext:value-type="string">
            <text:p>42.03%</text:p>
          </table:table-cell>
        </table:table-row>
        <table:table-row table:style-name="ro2">
          <table:table-cell office:value-type="string" calcext:value-type="string">
            <text:p><text:a xlink:href="https://en.wikipedia.org/wiki/Ahmednagar_(Lok_Sabha_constituency)" xlink:type="simple">Ahmednaga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312047" calcext:value-type="float">
            <text:p>312047</text:p>
          </table:table-cell>
          <table:table-cell office:value-type="float" office:value="11508" calcext:value-type="float">
            <text:p>11508</text:p>
          </table:table-cell>
          <table:table-cell/>
          <table:table-cell office:value-type="float" office:value="177134" calcext:value-type="float">
            <text:p>177134</text:p>
          </table:table-cell>
          <table:table-cell table:number-columns-repeated="3"/>
          <table:table-cell table:style-name="ce5" office:value-type="float" office:value="265316" calcext:value-type="float">
            <text:p>265316</text:p>
          </table:table-cell>
          <table:table-cell/>
          <table:table-cell office:value-type="float" office:value="20975" calcext:value-type="float">
            <text:p>20975</text:p>
          </table:table-cell>
          <table:table-cell office:value-type="float" office:value="786980" calcext:value-type="float">
            <text:p>786980</text:p>
          </table:table-cell>
          <table:table-cell office:value-type="float" office:value="1517951" calcext:value-type="float">
            <text:p>1517951</text:p>
          </table:table-cell>
          <table:table-cell office:value-type="string" calcext:value-type="string">
            <text:p>51.84%</text:p>
          </table:table-cell>
        </table:table-row>
        <table:table-row table:style-name="ro2">
          <table:table-cell office:value-type="string" calcext:value-type="string">
            <text:p><text:a xlink:href="https://en.wikipedia.org/wiki/Ahmedabad_East_(Lok_Sabha_constituency)" xlink:type="simple">Ahmedabad East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32790" calcext:value-type="float">
            <text:p>232790</text:p>
          </table:table-cell>
          <table:table-cell office:value-type="float" office:value="318846" calcext:value-type="float">
            <text:p>318846</text:p>
          </table:table-cell>
          <table:table-cell office:value-type="float" office:value="7254" calcext:value-type="float">
            <text:p>7254</text:p>
          </table:table-cell>
          <table:table-cell/>
          <table:table-cell office:value-type="float" office:value="20499" calcext:value-type="float">
            <text:p>20499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2"/>
          <table:table-cell table:style-name="ce5" office:value-type="float" office:value="8999" calcext:value-type="float">
            <text:p>8999</text:p>
          </table:table-cell>
          <table:table-cell/>
          <table:table-cell office:value-type="float" office:value="7999" calcext:value-type="float">
            <text:p>7999</text:p>
          </table:table-cell>
          <table:table-cell office:value-type="float" office:value="597387" calcext:value-type="float">
            <text:p>597387</text:p>
          </table:table-cell>
          <table:table-cell office:value-type="float" office:value="1411763" calcext:value-type="float">
            <text:p>1411763</text:p>
          </table:table-cell>
          <table:table-cell office:value-type="string" calcext:value-type="string">
            <text:p>42.31%</text:p>
          </table:table-cell>
        </table:table-row>
        <table:table-row table:style-name="ro2">
          <table:table-cell office:value-type="string" calcext:value-type="string">
            <text:p><text:a xlink:href="https://en.wikipedia.org/wiki/Ahmedabad_West_(Lok_Sabha_constituency)" xlink:type="simple">Ahmedabad West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85696" calcext:value-type="float">
            <text:p>285696</text:p>
          </table:table-cell>
          <table:table-cell office:value-type="float" office:value="376823" calcext:value-type="float">
            <text:p>376823</text:p>
          </table:table-cell>
          <table:table-cell office:value-type="float" office:value="8436" calcext:value-type="float">
            <text:p>8436</text:p>
          </table:table-cell>
          <table:table-cell/>
          <table:table-cell office:value-type="float" office:value="12153" calcext:value-type="float">
            <text:p>12153</text:p>
          </table:table-cell>
          <table:table-cell table:number-columns-repeated="5"/>
          <table:table-cell office:value-type="float" office:value="6965" calcext:value-type="float">
            <text:p>6965</text:p>
          </table:table-cell>
          <table:table-cell office:value-type="float" office:value="690073" calcext:value-type="float">
            <text:p>690073</text:p>
          </table:table-cell>
          <table:table-cell office:value-type="float" office:value="1431080" calcext:value-type="float">
            <text:p>1431080</text:p>
          </table:table-cell>
          <table:table-cell office:value-type="string" calcext:value-type="string">
            <text:p>48.22%</text:p>
          </table:table-cell>
        </table:table-row>
        <table:table-row table:style-name="ro2">
          <table:table-cell office:value-type="string" calcext:value-type="string">
            <text:p><text:a xlink:href="https://en.wikipedia.org/wiki/Ajmer_(Lok_Sabha_constituency)" xlink:type="simple">Ajme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405575" calcext:value-type="float">
            <text:p>405575</text:p>
          </table:table-cell>
          <table:table-cell office:value-type="float" office:value="329440" calcext:value-type="float">
            <text:p>329440</text:p>
          </table:table-cell>
          <table:table-cell office:value-type="float" office:value="9180" calcext:value-type="float">
            <text:p>9180</text:p>
          </table:table-cell>
          <table:table-cell/>
          <table:table-cell office:value-type="float" office:value="18981" calcext:value-type="float">
            <text:p>18981</text:p>
          </table:table-cell>
          <table:table-cell table:number-columns-repeated="5"/>
          <table:table-cell office:value-type="float" office:value="7984" calcext:value-type="float">
            <text:p>7984</text:p>
          </table:table-cell>
          <table:table-cell office:value-type="float" office:value="771160" calcext:value-type="float">
            <text:p>771160</text:p>
          </table:table-cell>
          <table:table-cell office:value-type="float" office:value="1455339" calcext:value-type="float">
            <text:p>1455339</text:p>
          </table:table-cell>
          <table:table-cell office:value-type="string" calcext:value-type="string">
            <text:p>52.99%</text:p>
          </table:table-cell>
        </table:table-row>
        <table:table-row table:style-name="ro2">
          <table:table-cell office:value-type="string" calcext:value-type="string">
            <text:p><text:a xlink:href="https://en.wikipedia.org/wiki/Akbarpur_(Lok_Sabha_constituency)" xlink:type="simple">Akbar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92549" calcext:value-type="float">
            <text:p>192549</text:p>
          </table:table-cell>
          <table:table-cell office:value-type="float" office:value="136907" calcext:value-type="float">
            <text:p>136907</text:p>
          </table:table-cell>
          <table:table-cell office:value-type="float" office:value="160506" calcext:value-type="float">
            <text:p>160506</text:p>
          </table:table-cell>
          <table:table-cell/>
          <table:table-cell office:value-type="float" office:value="16853" calcext:value-type="float">
            <text:p>16853</text:p>
          </table:table-cell>
          <table:table-cell table:style-name="ce5" office:value-type="float" office:value="114820" calcext:value-type="float">
            <text:p>114820</text:p>
          </table:table-cell>
          <table:table-cell table:number-columns-repeated="4"/>
          <table:table-cell office:value-type="float" office:value="15619" calcext:value-type="float">
            <text:p>15619</text:p>
          </table:table-cell>
          <table:table-cell office:value-type="float" office:value="637254" calcext:value-type="float">
            <text:p>637254</text:p>
          </table:table-cell>
          <table:table-cell office:value-type="float" office:value="1461050" calcext:value-type="float">
            <text:p>1461050</text:p>
          </table:table-cell>
          <table:table-cell office:value-type="string" calcext:value-type="string">
            <text:p>43.62%</text:p>
          </table:table-cell>
        </table:table-row>
        <table:table-row table:style-name="ro2">
          <table:table-cell office:value-type="string" calcext:value-type="string">
            <text:p><text:a xlink:href="https://en.wikipedia.org/wiki/Akola_(Lok_Sabha_constituency)" xlink:type="simple">Akola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182776" calcext:value-type="float">
            <text:p>182776</text:p>
          </table:table-cell>
          <table:table-cell office:value-type="float" office:value="287526" calcext:value-type="float">
            <text:p>287526</text:p>
          </table:table-cell>
          <table:table-cell table:style-name="ce6"/>
          <table:table-cell/>
          <table:table-cell office:value-type="float" office:value="37166" calcext:value-type="float">
            <text:p>37166</text:p>
          </table:table-cell>
          <table:table-cell table:number-columns-repeated="5"/>
          <table:table-cell office:value-type="float" office:value="231487" calcext:value-type="float">
            <text:p>231487</text:p>
          </table:table-cell>
          <table:table-cell office:value-type="float" office:value="738955" calcext:value-type="float">
            <text:p>738955</text:p>
          </table:table-cell>
          <table:table-cell office:value-type="float" office:value="1480606" calcext:value-type="float">
            <text:p>1480606</text:p>
          </table:table-cell>
          <table:table-cell office:value-type="string" calcext:value-type="string">
            <text:p>49.91%</text:p>
          </table:table-cell>
        </table:table-row>
        <table:table-row table:style-name="ro2">
          <table:table-cell office:value-type="string" calcext:value-type="string">
            <text:p><text:a xlink:href="https://en.wikipedia.org/wiki/Alappuzha_(Lok_Sabha_constituency)" xlink:type="simple">Alappuzha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468679" calcext:value-type="float">
            <text:p>468679</text:p>
          </table:table-cell>
          <table:table-cell table:style-name="ce6"/>
          <table:table-cell office:value-type="float" office:value="4813" calcext:value-type="float">
            <text:p>4813</text:p>
          </table:table-cell>
          <table:table-cell table:style-name="ce5" office:value-type="float" office:value="411044" calcext:value-type="float">
            <text:p>411044</text:p>
          </table:table-cell>
          <table:table-cell office:value-type="float" office:value="22416" calcext:value-type="float">
            <text:p>22416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office:value-type="float" office:value="907977" calcext:value-type="float">
            <text:p>907977</text:p>
          </table:table-cell>
          <table:table-cell office:value-type="float" office:value="1154779" calcext:value-type="float">
            <text:p>1154779</text:p>
          </table:table-cell>
          <table:table-cell office:value-type="string" calcext:value-type="string">
            <text:p>78.63%</text:p>
          </table:table-cell>
        </table:table-row>
        <table:table-row table:style-name="ro2">
          <table:table-cell office:value-type="string" calcext:value-type="string">
            <text:p><text:a xlink:href="https://en.wikipedia.org/wiki/Alathur_(Lok_Sabha_constituency)" xlink:type="simple">Alathur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66392" calcext:value-type="float">
            <text:p>366392</text:p>
          </table:table-cell>
          <table:table-cell office:value-type="float" office:value="53890" calcext:value-type="float">
            <text:p>53890</text:p>
          </table:table-cell>
          <table:table-cell office:value-type="float" office:value="3603" calcext:value-type="float">
            <text:p>3603</text:p>
          </table:table-cell>
          <table:table-cell table:style-name="ce5" office:value-type="float" office:value="387352" calcext:value-type="float">
            <text:p>387352</text:p>
          </table:table-cell>
          <table:table-cell office:value-type="float" office:value="13827" calcext:value-type="float">
            <text:p>13827</text:p>
          </table:table-cell>
          <table:table-cell table:number-columns-repeated="5"/>
          <table:table-cell office:value-type="float" office:value="3512" calcext:value-type="float">
            <text:p>3512</text:p>
          </table:table-cell>
          <table:table-cell office:value-type="float" office:value="828576" calcext:value-type="float">
            <text:p>828576</text:p>
          </table:table-cell>
          <table:table-cell office:value-type="float" office:value="1102765" calcext:value-type="float">
            <text:p>1102765</text:p>
          </table:table-cell>
          <table:table-cell office:value-type="string" calcext:value-type="string">
            <text:p>75.14%</text:p>
          </table:table-cell>
        </table:table-row>
        <table:table-row table:style-name="ro2">
          <table:table-cell office:value-type="string" calcext:value-type="string">
            <text:p><text:a xlink:href="https://en.wikipedia.org/wiki/Aligarh_(Lok_Sabha_constituency)" xlink:type="simple">Aligarh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65776" calcext:value-type="float">
            <text:p>165776</text:p>
          </table:table-cell>
          <table:table-cell office:value-type="float" office:value="126988" calcext:value-type="float">
            <text:p>126988</text:p>
          </table:table-cell>
          <table:table-cell office:value-type="float" office:value="193444" calcext:value-type="float">
            <text:p>193444</text:p>
          </table:table-cell>
          <table:table-cell/>
          <table:table-cell office:value-type="float" office:value="18292" calcext:value-type="float">
            <text:p>18292</text:p>
          </table:table-cell>
          <table:table-cell table:style-name="ce5" office:value-type="float" office:value="176887" calcext:value-type="float">
            <text:p>176887</text:p>
          </table:table-cell>
          <table:table-cell table:number-columns-repeated="4"/>
          <table:table-cell office:value-type="float" office:value="10668" calcext:value-type="float">
            <text:p>10668</text:p>
          </table:table-cell>
          <table:table-cell office:value-type="float" office:value="692055" calcext:value-type="float">
            <text:p>692055</text:p>
          </table:table-cell>
          <table:table-cell office:value-type="float" office:value="1345351" calcext:value-type="float">
            <text:p>1345351</text:p>
          </table:table-cell>
          <table:table-cell office:value-type="string" calcext:value-type="string">
            <text:p>51.44%</text:p>
          </table:table-cell>
        </table:table-row>
        <table:table-row table:style-name="ro2">
          <table:table-cell office:value-type="string" calcext:value-type="string">
            <text:p><text:a xlink:href="https://en.wikipedia.org/wiki/Alipurduars_(Lok_Sabha_constituency)" xlink:type="simple">Alipurduars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199843" calcext:value-type="float">
            <text:p>199843</text:p>
          </table:table-cell>
          <table:table-cell office:value-type="float" office:value="14155" calcext:value-type="float">
            <text:p>14155</text:p>
          </table:table-cell>
          <table:table-cell/>
          <table:table-cell office:value-type="float" office:value="53119" calcext:value-type="float">
            <text:p>53119</text:p>
          </table:table-cell>
          <table:table-cell/>
          <table:table-cell table:style-name="ce5" office:value-type="float" office:value="272068" calcext:value-type="float">
            <text:p>272068</text:p>
          </table:table-cell>
          <table:table-cell table:number-columns-repeated="3"/>
          <table:table-cell office:value-type="float" office:value="394549" calcext:value-type="float">
            <text:p>394549</text:p>
          </table:table-cell>
          <table:table-cell office:value-type="float" office:value="933734" calcext:value-type="float">
            <text:p>933734</text:p>
          </table:table-cell>
          <table:table-cell office:value-type="float" office:value="1229301" calcext:value-type="float">
            <text:p>1229301</text:p>
          </table:table-cell>
          <table:table-cell office:value-type="string" calcext:value-type="string">
            <text:p>75.96%</text:p>
          </table:table-cell>
        </table:table-row>
        <table:table-row table:style-name="ro2">
          <table:table-cell office:value-type="string" calcext:value-type="string">
            <text:p><text:a xlink:href="https://en.wikipedia.org/wiki/Allahabad_(Lok_Sabha_constituency)" xlink:type="simple">Allahabad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7028" calcext:value-type="float">
            <text:p>37028</text:p>
          </table:table-cell>
          <table:table-cell office:value-type="float" office:value="60997" calcext:value-type="float">
            <text:p>60997</text:p>
          </table:table-cell>
          <table:table-cell office:value-type="float" office:value="174511" calcext:value-type="float">
            <text:p>174511</text:p>
          </table:table-cell>
          <table:table-cell/>
          <table:table-cell office:value-type="float" office:value="34747" calcext:value-type="float">
            <text:p>34747</text:p>
          </table:table-cell>
          <table:table-cell table:style-name="ce5" office:value-type="float" office:value="209431" calcext:value-type="float">
            <text:p>209431</text:p>
          </table:table-cell>
          <table:table-cell table:number-columns-repeated="4"/>
          <table:table-cell office:value-type="float" office:value="33483" calcext:value-type="float">
            <text:p>33483</text:p>
          </table:table-cell>
          <table:table-cell office:value-type="float" office:value="550197" calcext:value-type="float">
            <text:p>550197</text:p>
          </table:table-cell>
          <table:table-cell office:value-type="float" office:value="1267492" calcext:value-type="float">
            <text:p>1267492</text:p>
          </table:table-cell>
          <table:table-cell office:value-type="string" calcext:value-type="string">
            <text:p>43.41%</text:p>
          </table:table-cell>
        </table:table-row>
        <table:table-row table:style-name="ro2">
          <table:table-cell office:value-type="string" calcext:value-type="string">
            <text:p><text:a xlink:href="https://en.wikipedia.org/wiki/Almora_(Lok_Sabha_constituency)" xlink:type="simple">Almora</text:a></text:p>
          </table:table-cell>
          <table:table-cell office:value-type="string" calcext:value-type="string">
            <text:p><text:a xlink:href="https://en.wikipedia.org/wiki/Uttarakhand" xlink:type="simple">UL</text:a></text:p>
          </table:table-cell>
          <table:table-cell office:value-type="float" office:value="200824" calcext:value-type="float">
            <text:p>200824</text:p>
          </table:table-cell>
          <table:table-cell office:value-type="float" office:value="193874" calcext:value-type="float">
            <text:p>193874</text:p>
          </table:table-cell>
          <table:table-cell office:value-type="float" office:value="44616" calcext:value-type="float">
            <text:p>44616</text:p>
          </table:table-cell>
          <table:table-cell/>
          <table:table-cell office:value-type="float" office:value="15333" calcext:value-type="float">
            <text:p>15333</text:p>
          </table:table-cell>
          <table:table-cell table:number-columns-repeated="3"/>
          <table:table-cell table:style-name="ce5" office:value-type="float" office:value="5168" calcext:value-type="float">
            <text:p>5168</text:p>
          </table:table-cell>
          <table:table-cell/>
          <table:table-cell office:value-type="float" office:value="20942" calcext:value-type="float">
            <text:p>20942</text:p>
          </table:table-cell>
          <table:table-cell office:value-type="float" office:value="480757" calcext:value-type="float">
            <text:p>480757</text:p>
          </table:table-cell>
          <table:table-cell office:value-type="float" office:value="1057379" calcext:value-type="float">
            <text:p>1057379</text:p>
          </table:table-cell>
          <table:table-cell office:value-type="string" calcext:value-type="string">
            <text:p>45.47%</text:p>
          </table:table-cell>
        </table:table-row>
        <table:table-row table:style-name="ro2">
          <table:table-cell office:value-type="string" calcext:value-type="string">
            <text:p><text:a xlink:href="https://en.wikipedia.org/wiki/Alwar_(Lok_Sabha_constituency)" xlink:type="simple">Alwa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450119" calcext:value-type="float">
            <text:p>450119</text:p>
          </table:table-cell>
          <table:table-cell office:value-type="float" office:value="293500" calcext:value-type="float">
            <text:p>293500</text:p>
          </table:table-cell>
          <table:table-cell table:style-name="ce6"/>
          <table:table-cell/>
          <table:table-cell office:value-type="float" office:value="12339" calcext:value-type="float">
            <text:p>12339</text:p>
          </table:table-cell>
          <table:table-cell table:style-name="ce5" office:value-type="float" office:value="499" calcext:value-type="float">
            <text:p>499</text:p>
          </table:table-cell>
          <table:table-cell table:number-columns-repeated="4"/>
          <table:table-cell office:value-type="float" office:value="6237" calcext:value-type="float">
            <text:p>6237</text:p>
          </table:table-cell>
          <table:table-cell office:value-type="float" office:value="762694" calcext:value-type="float">
            <text:p>762694</text:p>
          </table:table-cell>
          <table:table-cell office:value-type="float" office:value="1373384" calcext:value-type="float">
            <text:p>1373384</text:p>
          </table:table-cell>
          <table:table-cell office:value-type="string" calcext:value-type="string">
            <text:p>55.53%</text:p>
          </table:table-cell>
        </table:table-row>
        <table:table-row table:style-name="ro2">
          <table:table-cell office:value-type="string" calcext:value-type="string">
            <text:p><text:a xlink:href="https://en.wikipedia.org/wiki/Amalapuram_(Lok_Sabha_constituency)" xlink:type="simple">Amalapuram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68501" calcext:value-type="float">
            <text:p>368501</text:p>
          </table:table-cell>
          <table:table-cell office:value-type="float" office:value="12730" calcext:value-type="float">
            <text:p>12730</text:p>
          </table:table-cell>
          <table:table-cell office:value-type="float" office:value="4732" calcext:value-type="float">
            <text:p>4732</text:p>
          </table:table-cell>
          <table:table-cell/>
          <table:table-cell office:value-type="float" office:value="7675" calcext:value-type="float">
            <text:p>7675</text:p>
          </table:table-cell>
          <table:table-cell table:number-columns-repeated="2"/>
          <table:table-cell table:style-name="ce5" office:value-type="float" office:value="264524" calcext:value-type="float">
            <text:p>264524</text:p>
          </table:table-cell>
          <table:table-cell table:number-columns-repeated="2"/>
          <table:table-cell office:value-type="float" office:value="365603" calcext:value-type="float">
            <text:p>365603</text:p>
          </table:table-cell>
          <table:table-cell office:value-type="float" office:value="1023765" calcext:value-type="float">
            <text:p>1023765</text:p>
          </table:table-cell>
          <table:table-cell office:value-type="float" office:value="1275281" calcext:value-type="float">
            <text:p>1275281</text:p>
          </table:table-cell>
          <table:table-cell office:value-type="string" calcext:value-type="string">
            <text:p>80.28%</text:p>
          </table:table-cell>
        </table:table-row>
        <table:table-row table:style-name="ro2">
          <table:table-cell office:value-type="string" calcext:value-type="string">
            <text:p><text:a xlink:href="https://en.wikipedia.org/wiki/Ambala_(Lok_Sabha_constituency)" xlink:type="simple">Ambala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322258" calcext:value-type="float">
            <text:p>322258</text:p>
          </table:table-cell>
          <table:table-cell office:value-type="float" office:value="307688" calcext:value-type="float">
            <text:p>307688</text:p>
          </table:table-cell>
          <table:table-cell office:value-type="float" office:value="188608" calcext:value-type="float">
            <text:p>188608</text:p>
          </table:table-cell>
          <table:table-cell/>
          <table:table-cell office:value-type="float" office:value="12782" calcext:value-type="float">
            <text:p>12782</text:p>
          </table:table-cell>
          <table:table-cell table:number-columns-repeated="5"/>
          <table:table-cell office:value-type="float" office:value="35286" calcext:value-type="float">
            <text:p>35286</text:p>
          </table:table-cell>
          <table:table-cell office:value-type="float" office:value="866622" calcext:value-type="float">
            <text:p>866622</text:p>
          </table:table-cell>
          <table:table-cell office:value-type="float" office:value="1264913" calcext:value-type="float">
            <text:p>1264913</text:p>
          </table:table-cell>
          <table:table-cell office:value-type="string" calcext:value-type="string">
            <text:p>68.51%</text:p>
          </table:table-cell>
        </table:table-row>
        <table:table-row table:style-name="ro2">
          <table:table-cell office:value-type="string" calcext:value-type="string">
            <text:p><text:a xlink:href="https://en.wikipedia.org/wiki/Ambedkar_Nagar_(Lok_Sabha_constituency)" xlink:type="simple">Ambedkar Naga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226067" calcext:value-type="float">
            <text:p>226067</text:p>
          </table:table-cell>
          <table:table-cell office:value-type="float" office:value="259487" calcext:value-type="float">
            <text:p>259487</text:p>
          </table:table-cell>
          <table:table-cell/>
          <table:table-cell office:value-type="float" office:value="47990" calcext:value-type="float">
            <text:p>47990</text:p>
          </table:table-cell>
          <table:table-cell table:style-name="ce5" office:value-type="float" office:value="236751" calcext:value-type="float">
            <text:p>236751</text:p>
          </table:table-cell>
          <table:table-cell table:number-columns-repeated="4"/>
          <table:table-cell office:value-type="float" office:value="40515" calcext:value-type="float">
            <text:p>40515</text:p>
          </table:table-cell>
          <table:table-cell office:value-type="float" office:value="810810" calcext:value-type="float">
            <text:p>810810</text:p>
          </table:table-cell>
          <table:table-cell office:value-type="float" office:value="1495189" calcext:value-type="float">
            <text:p>1495189</text:p>
          </table:table-cell>
          <table:table-cell office:value-type="string" calcext:value-type="string">
            <text:p>54.23%</text:p>
          </table:table-cell>
        </table:table-row>
        <table:table-row table:style-name="ro2">
          <table:table-cell office:value-type="string" calcext:value-type="string">
            <text:p><text:a xlink:href="https://en.wikipedia.org/wiki/Amethi_(Lok_Sabha_constituency)" xlink:type="simple">Ameth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464195" calcext:value-type="float">
            <text:p>464195</text:p>
          </table:table-cell>
          <table:table-cell office:value-type="float" office:value="37570" calcext:value-type="float">
            <text:p>37570</text:p>
          </table:table-cell>
          <table:table-cell office:value-type="float" office:value="93997" calcext:value-type="float">
            <text:p>93997</text:p>
          </table:table-cell>
          <table:table-cell/>
          <table:table-cell office:value-type="float" office:value="33497" calcext:value-type="float">
            <text:p>33497</text:p>
          </table:table-cell>
          <table:table-cell table:number-columns-repeated="5"/>
          <table:table-cell office:value-type="float" office:value="17391" calcext:value-type="float">
            <text:p>17391</text:p>
          </table:table-cell>
          <table:table-cell office:value-type="float" office:value="646650" calcext:value-type="float">
            <text:p>646650</text:p>
          </table:table-cell>
          <table:table-cell office:value-type="float" office:value="1431788" calcext:value-type="float">
            <text:p>1431788</text:p>
          </table:table-cell>
          <table:table-cell office:value-type="string" calcext:value-type="string">
            <text:p>45.16%</text:p>
          </table:table-cell>
        </table:table-row>
        <table:table-row table:style-name="ro2">
          <table:table-cell office:value-type="string" calcext:value-type="string">
            <text:p><text:a xlink:href="https://en.wikipedia.org/wiki/Amravati_(Lok_Sabha_constituency)" xlink:type="simple">Amravat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41775" calcext:value-type="float">
            <text:p>41775</text:p>
          </table:table-cell>
          <table:table-cell/>
          <table:table-cell office:value-type="float" office:value="102530" calcext:value-type="float">
            <text:p>102530</text:p>
          </table:table-cell>
          <table:table-cell table:number-columns-repeated="5"/>
          <table:table-cell office:value-type="float" office:value="588187" calcext:value-type="float">
            <text:p>588187</text:p>
          </table:table-cell>
          <table:table-cell office:value-type="float" office:value="732492" calcext:value-type="float">
            <text:p>732492</text:p>
          </table:table-cell>
          <table:table-cell office:value-type="float" office:value="1423855" calcext:value-type="float">
            <text:p>1423855</text:p>
          </table:table-cell>
          <table:table-cell office:value-type="string" calcext:value-type="string">
            <text:p>51.44%</text:p>
          </table:table-cell>
        </table:table-row>
        <table:table-row table:style-name="ro2">
          <table:table-cell office:value-type="string" calcext:value-type="string">
            <text:p><text:a xlink:href="https://en.wikipedia.org/wiki/Amreli_(Lok_Sabha_constituency)" xlink:type="simple">Amreli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10349" calcext:value-type="float">
            <text:p>210349</text:p>
          </table:table-cell>
          <table:table-cell office:value-type="float" office:value="247666" calcext:value-type="float">
            <text:p>247666</text:p>
          </table:table-cell>
          <table:table-cell office:value-type="float" office:value="7672" calcext:value-type="float">
            <text:p>7672</text:p>
          </table:table-cell>
          <table:table-cell/>
          <table:table-cell office:value-type="float" office:value="39081" calcext:value-type="float">
            <text:p>39081</text:p>
          </table:table-cell>
          <table:table-cell table:style-name="ce5" office:value-type="float" office:value="6928" calcext:value-type="float">
            <text:p>6928</text:p>
          </table:table-cell>
          <table:table-cell table:number-columns-repeated="2"/>
          <table:table-cell table:style-name="ce5" office:value-type="float" office:value="2318" calcext:value-type="float">
            <text:p>2318</text:p>
          </table:table-cell>
          <table:table-cell/>
          <table:table-cell office:value-type="float" office:value="10607" calcext:value-type="float">
            <text:p>10607</text:p>
          </table:table-cell>
          <table:table-cell office:value-type="float" office:value="524621" calcext:value-type="float">
            <text:p>524621</text:p>
          </table:table-cell>
          <table:table-cell office:value-type="float" office:value="1312733" calcext:value-type="float">
            <text:p>1312733</text:p>
          </table:table-cell>
          <table:table-cell office:value-type="string" calcext:value-type="string">
            <text:p>39.96%</text:p>
          </table:table-cell>
        </table:table-row>
        <table:table-row table:style-name="ro2">
          <table:table-cell office:value-type="string" calcext:value-type="string">
            <text:p><text:a xlink:href="https://en.wikipedia.org/wiki/Amritsar_(Lok_Sabha_constituency)" xlink:type="simple">Amritsar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385188" calcext:value-type="float">
            <text:p>385188</text:p>
          </table:table-cell>
          <table:table-cell office:value-type="float" office:value="392046" calcext:value-type="float">
            <text:p>392046</text:p>
          </table:table-cell>
          <table:table-cell office:value-type="float" office:value="11108" calcext:value-type="float">
            <text:p>11108</text:p>
          </table:table-cell>
          <table:table-cell/>
          <table:table-cell office:value-type="float" office:value="18107" calcext:value-type="float">
            <text:p>18107</text:p>
          </table:table-cell>
          <table:table-cell table:number-columns-repeated="5"/>
          <table:table-cell office:value-type="float" office:value="8030" calcext:value-type="float">
            <text:p>8030</text:p>
          </table:table-cell>
          <table:table-cell office:value-type="float" office:value="814479" calcext:value-type="float">
            <text:p>814479</text:p>
          </table:table-cell>
          <table:table-cell office:value-type="float" office:value="1241099" calcext:value-type="float">
            <text:p>1241099</text:p>
          </table:table-cell>
          <table:table-cell office:value-type="string" calcext:value-type="string">
            <text:p>65.63%</text:p>
          </table:table-cell>
        </table:table-row>
        <table:table-row table:style-name="ro2">
          <table:table-cell office:value-type="string" calcext:value-type="string">
            <text:p><text:a xlink:href="https://en.wikipedia.org/wiki/Amroha_(Lok_Sabha_constituency)" xlink:type="simple">Amroh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6878" calcext:value-type="float">
            <text:p>16878</text:p>
          </table:table-cell>
          <table:table-cell table:style-name="ce6"/>
          <table:table-cell office:value-type="float" office:value="170396" calcext:value-type="float">
            <text:p>170396</text:p>
          </table:table-cell>
          <table:table-cell/>
          <table:table-cell office:value-type="float" office:value="31410" calcext:value-type="float">
            <text:p>31410</text:p>
          </table:table-cell>
          <table:table-cell table:style-name="ce5" office:value-type="float" office:value="191099" calcext:value-type="float">
            <text:p>191099</text:p>
          </table:table-cell>
          <table:table-cell table:number-columns-repeated="4"/>
          <table:table-cell office:value-type="float" office:value="296582" calcext:value-type="float">
            <text:p>296582</text:p>
          </table:table-cell>
          <table:table-cell office:value-type="float" office:value="706365" calcext:value-type="float">
            <text:p>706365</text:p>
          </table:table-cell>
          <table:table-cell office:value-type="float" office:value="1173915" calcext:value-type="float">
            <text:p>1173915</text:p>
          </table:table-cell>
          <table:table-cell office:value-type="string" calcext:value-type="string">
            <text:p>60.17%</text:p>
          </table:table-cell>
        </table:table-row>
        <table:table-row table:style-name="ro2">
          <table:table-cell office:value-type="string" calcext:value-type="string">
            <text:p><text:a xlink:href="https://en.wikipedia.org/wiki/Anakapalli_(Lok_Sabha_constituency)" xlink:type="simple">Anakapalli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69968" calcext:value-type="float">
            <text:p>369968</text:p>
          </table:table-cell>
          <table:table-cell office:value-type="float" office:value="18493" calcext:value-type="float">
            <text:p>18493</text:p>
          </table:table-cell>
          <table:table-cell office:value-type="float" office:value="6964" calcext:value-type="float">
            <text:p>6964</text:p>
          </table:table-cell>
          <table:table-cell/>
          <table:table-cell office:value-type="float" office:value="21540" calcext:value-type="float">
            <text:p>21540</text:p>
          </table:table-cell>
          <table:table-cell table:number-columns-repeated="2"/>
          <table:table-cell table:style-name="ce5" office:value-type="float" office:value="317056" calcext:value-type="float">
            <text:p>317056</text:p>
          </table:table-cell>
          <table:table-cell table:number-columns-repeated="2"/>
          <table:table-cell office:value-type="float" office:value="314133" calcext:value-type="float">
            <text:p>314133</text:p>
          </table:table-cell>
          <table:table-cell office:value-type="float" office:value="1048154" calcext:value-type="float">
            <text:p>1048154</text:p>
          </table:table-cell>
          <table:table-cell office:value-type="float" office:value="1331751" calcext:value-type="float">
            <text:p>1331751</text:p>
          </table:table-cell>
          <table:table-cell office:value-type="string" calcext:value-type="string">
            <text:p>78.70%</text:p>
          </table:table-cell>
        </table:table-row>
        <table:table-row table:style-name="ro2">
          <table:table-cell office:value-type="string" calcext:value-type="string">
            <text:p><text:a xlink:href="https://en.wikipedia.org/wiki/Anand_(Lok_Sabha_constituency)" xlink:type="simple">Anand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48655" calcext:value-type="float">
            <text:p>348655</text:p>
          </table:table-cell>
          <table:table-cell office:value-type="float" office:value="281337" calcext:value-type="float">
            <text:p>281337</text:p>
          </table:table-cell>
          <table:table-cell table:style-name="ce6"/>
          <table:table-cell/>
          <table:table-cell office:value-type="float" office:value="33583" calcext:value-type="float">
            <text:p>33583</text:p>
          </table:table-cell>
          <table:table-cell table:style-name="ce5" office:value-type="float" office:value="4417" calcext:value-type="float">
            <text:p>4417</text:p>
          </table:table-cell>
          <table:table-cell table:number-columns-repeated="2"/>
          <table:table-cell table:style-name="ce5" office:value-type="float" office:value="6259" calcext:value-type="float">
            <text:p>6259</text:p>
          </table:table-cell>
          <table:table-cell/>
          <table:table-cell office:value-type="float" office:value="1832" calcext:value-type="float">
            <text:p>1832</text:p>
          </table:table-cell>
          <table:table-cell office:value-type="float" office:value="676083" calcext:value-type="float">
            <text:p>676083</text:p>
          </table:table-cell>
          <table:table-cell office:value-type="float" office:value="1397162" calcext:value-type="float">
            <text:p>1397162</text:p>
          </table:table-cell>
          <table:table-cell office:value-type="string" calcext:value-type="string">
            <text:p>48.39%</text:p>
          </table:table-cell>
        </table:table-row>
        <table:table-row table:style-name="ro2">
          <table:table-cell office:value-type="string" calcext:value-type="string">
            <text:p><text:a xlink:href="https://en.wikipedia.org/wiki/Anandpur_Sahib_(Lok_Sabha_constituency)" xlink:type="simple">Anandpur Sahib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04836" calcext:value-type="float">
            <text:p>404836</text:p>
          </table:table-cell>
          <table:table-cell table:style-name="ce6"/>
          <table:table-cell office:value-type="float" office:value="118088" calcext:value-type="float">
            <text:p>118088</text:p>
          </table:table-cell>
          <table:table-cell table:style-name="ce5" office:value-type="float" office:value="17147" calcext:value-type="float">
            <text:p>17147</text:p>
          </table:table-cell>
          <table:table-cell office:value-type="float" office:value="16440" calcext:value-type="float">
            <text:p>16440</text:p>
          </table:table-cell>
          <table:table-cell table:style-name="ce5" office:value-type="float" office:value="3747" calcext:value-type="float">
            <text:p>3747</text:p>
          </table:table-cell>
          <table:table-cell table:number-columns-repeated="4"/>
          <table:table-cell office:value-type="float" office:value="344332" calcext:value-type="float">
            <text:p>344332</text:p>
          </table:table-cell>
          <table:table-cell office:value-type="float" office:value="904590" calcext:value-type="float">
            <text:p>904590</text:p>
          </table:table-cell>
          <table:table-cell office:value-type="float" office:value="1338593" calcext:value-type="float">
            <text:p>1338593</text:p>
          </table:table-cell>
          <table:table-cell office:value-type="string" calcext:value-type="string">
            <text:p>67.58%</text:p>
          </table:table-cell>
        </table:table-row>
        <table:table-row table:style-name="ro2">
          <table:table-cell office:value-type="string" calcext:value-type="string">
            <text:p><text:a xlink:href="https://en.wikipedia.org/wiki/Anantapur_(Lok_Sabha_constituency)" xlink:type="simple">Anantapu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57876" calcext:value-type="float">
            <text:p>457876</text:p>
          </table:table-cell>
          <table:table-cell office:value-type="float" office:value="16540" calcext:value-type="float">
            <text:p>16540</text:p>
          </table:table-cell>
          <table:table-cell office:value-type="float" office:value="5921" calcext:value-type="float">
            <text:p>5921</text:p>
          </table:table-cell>
          <table:table-cell/>
          <table:table-cell office:value-type="float" office:value="26214" calcext:value-type="float">
            <text:p>26214</text:p>
          </table:table-cell>
          <table:table-cell table:number-columns-repeated="2"/>
          <table:table-cell table:style-name="ce5" office:value-type="float" office:value="379955" calcext:value-type="float">
            <text:p>379955</text:p>
          </table:table-cell>
          <table:table-cell table:number-columns-repeated="2"/>
          <table:table-cell office:value-type="float" office:value="113702" calcext:value-type="float">
            <text:p>113702</text:p>
          </table:table-cell>
          <table:table-cell office:value-type="float" office:value="1000208" calcext:value-type="float">
            <text:p>1000208</text:p>
          </table:table-cell>
          <table:table-cell office:value-type="float" office:value="1411460" calcext:value-type="float">
            <text:p>1411460</text:p>
          </table:table-cell>
          <table:table-cell office:value-type="string" calcext:value-type="string">
            <text:p>70.86%</text:p>
          </table:table-cell>
        </table:table-row>
        <table:table-row table:style-name="ro2">
          <table:table-cell office:value-type="string" calcext:value-type="string">
            <text:p><text:a xlink:href="https://en.wikipedia.org/wiki/Anantnag_(Lok_Sabha_constituency)" xlink:type="simple">Anantnag</text:a></text:p>
          </table:table-cell>
          <table:table-cell office:value-type="string" calcext:value-type="string">
            <text:p><text:a xlink:href="https://en.wikipedia.org/wiki/Jammu_%26_Kashmir" xlink:type="simple">JK</text:a></text:p>
          </table:table-cell>
          <table:table-cell table:style-name="ce6"/>
          <table:table-cell office:value-type="float" office:value="3918" calcext:value-type="float">
            <text:p>3918</text:p>
          </table:table-cell>
          <table:table-cell office:value-type="float" office:value="2676" calcext:value-type="float">
            <text:p>2676</text:p>
          </table:table-cell>
          <table:table-cell/>
          <table:table-cell office:value-type="float" office:value="9474" calcext:value-type="float">
            <text:p>9474</text:p>
          </table:table-cell>
          <table:table-cell table:style-name="ce5" office:value-type="float" office:value="2036" calcext:value-type="float">
            <text:p>2036</text:p>
          </table:table-cell>
          <table:table-cell table:number-columns-repeated="4"/>
          <table:table-cell office:value-type="float" office:value="300622" calcext:value-type="float">
            <text:p>300622</text:p>
          </table:table-cell>
          <table:table-cell office:value-type="float" office:value="318726" calcext:value-type="float">
            <text:p>318726</text:p>
          </table:table-cell>
          <table:table-cell office:value-type="float" office:value="1176474" calcext:value-type="float">
            <text:p>1176474</text:p>
          </table:table-cell>
          <table:table-cell office:value-type="string" calcext:value-type="string">
            <text:p>27.09%</text:p>
          </table:table-cell>
        </table:table-row>
        <table:table-row table:style-name="ro2">
          <table:table-cell office:value-type="string" calcext:value-type="string">
            <text:p><text:a xlink:href="https://en.wikipedia.org/wiki/Andaman_and_Nicobar_Islands_(Lok_Sabha_constituency)" xlink:type="simple">Andaman &amp; Nicobar</text:a></text:p>
          </table:table-cell>
          <table:table-cell office:value-type="string" calcext:value-type="string">
            <text:p><text:a xlink:href="https://en.wikipedia.org/wiki/Andaman_and_Nicobar_Islands" xlink:type="simple">AN</text:a></text:p>
          </table:table-cell>
          <table:table-cell office:value-type="float" office:value="72221" calcext:value-type="float">
            <text:p>72221</text:p>
          </table:table-cell>
          <table:table-cell office:value-type="float" office:value="75211" calcext:value-type="float">
            <text:p>75211</text:p>
          </table:table-cell>
          <table:table-cell office:value-type="float" office:value="789" calcext:value-type="float">
            <text:p>789</text:p>
          </table:table-cell>
          <table:table-cell table:style-name="ce5" office:value-type="float" office:value="7190" calcext:value-type="float">
            <text:p>7190</text:p>
          </table:table-cell>
          <table:table-cell office:value-type="float" office:value="2561" calcext:value-type="float">
            <text:p>2561</text:p>
          </table:table-cell>
          <table:table-cell table:number-columns-repeated="3"/>
          <table:table-cell table:style-name="ce5" office:value-type="float" office:value="4696" calcext:value-type="float">
            <text:p>4696</text:p>
          </table:table-cell>
          <table:table-cell/>
          <table:table-cell office:value-type="float" office:value="7435" calcext:value-type="float">
            <text:p>7435</text:p>
          </table:table-cell>
          <table:table-cell office:value-type="float" office:value="170103" calcext:value-type="float">
            <text:p>170103</text:p>
          </table:table-cell>
          <table:table-cell office:value-type="float" office:value="265110" calcext:value-type="float">
            <text:p>265110</text:p>
          </table:table-cell>
          <table:table-cell office:value-type="string" calcext:value-type="string">
            <text:p>64.16%</text:p>
          </table:table-cell>
        </table:table-row>
        <table:table-row table:style-name="ro2">
          <table:table-cell office:value-type="string" calcext:value-type="string">
            <text:p><text:a xlink:href="https://en.wikipedia.org/wiki/Aonla_(Lok_Sabha_constituency)" xlink:type="simple">Aonl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216503" calcext:value-type="float">
            <text:p>216503</text:p>
          </table:table-cell>
          <table:table-cell office:value-type="float" office:value="174353" calcext:value-type="float">
            <text:p>174353</text:p>
          </table:table-cell>
          <table:table-cell/>
          <table:table-cell office:value-type="float" office:value="18927" calcext:value-type="float">
            <text:p>18927</text:p>
          </table:table-cell>
          <table:table-cell table:style-name="ce5" office:value-type="float" office:value="208822" calcext:value-type="float">
            <text:p>208822</text:p>
          </table:table-cell>
          <table:table-cell table:number-columns-repeated="4"/>
          <table:table-cell office:value-type="float" office:value="85917" calcext:value-type="float">
            <text:p>85917</text:p>
          </table:table-cell>
          <table:table-cell office:value-type="float" office:value="704522" calcext:value-type="float">
            <text:p>704522</text:p>
          </table:table-cell>
          <table:table-cell office:value-type="float" office:value="1310878" calcext:value-type="float">
            <text:p>1310878</text:p>
          </table:table-cell>
          <table:table-cell office:value-type="string" calcext:value-type="string">
            <text:p>53.74%</text:p>
          </table:table-cell>
        </table:table-row>
        <table:table-row table:style-name="ro2">
          <table:table-cell office:value-type="string" calcext:value-type="string">
            <text:p><text:a xlink:href="https://en.wikipedia.org/wiki/Arakkonam_(Lok_Sabha_constituency)" xlink:type="simple">Arakkonam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6641" calcext:value-type="float">
            <text:p>6641</text:p>
          </table:table-cell>
          <table:table-cell/>
          <table:table-cell office:value-type="float" office:value="27114" calcext:value-type="float">
            <text:p>27114</text:p>
          </table:table-cell>
          <table:table-cell table:style-name="ce5" office:value-type="float" office:value="980" calcext:value-type="float">
            <text:p>980</text:p>
          </table:table-cell>
          <table:table-cell table:number-columns-repeated="3"/>
          <table:table-cell table:style-name="ce5" office:value-type="float" office:value="415041" calcext:value-type="float">
            <text:p>415041</text:p>
          </table:table-cell>
          <table:table-cell office:value-type="float" office:value="403340" calcext:value-type="float">
            <text:p>403340</text:p>
          </table:table-cell>
          <table:table-cell office:value-type="float" office:value="853116" calcext:value-type="float">
            <text:p>853116</text:p>
          </table:table-cell>
          <table:table-cell office:value-type="float" office:value="1098645" calcext:value-type="float">
            <text:p>1098645</text:p>
          </table:table-cell>
          <table:table-cell office:value-type="string" calcext:value-type="string">
            <text:p>77.65%</text:p>
          </table:table-cell>
        </table:table-row>
        <table:table-row table:style-name="ro2">
          <table:table-cell office:value-type="string" calcext:value-type="string">
            <text:p><text:a xlink:href="https://en.wikipedia.org/wiki/Arambagh_(Lok_Sabha_constituency)" xlink:type="simple">Arambagh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428696" calcext:value-type="float">
            <text:p>428696</text:p>
          </table:table-cell>
          <table:table-cell office:value-type="float" office:value="57903" calcext:value-type="float">
            <text:p>57903</text:p>
          </table:table-cell>
          <table:table-cell office:value-type="float" office:value="24762" calcext:value-type="float">
            <text:p>24762</text:p>
          </table:table-cell>
          <table:table-cell table:style-name="ce5" office:value-type="float" office:value="630254" calcext:value-type="float">
            <text:p>630254</text:p>
          </table:table-cell>
          <table:table-cell table:style-name="ce6"/>
          <table:table-cell table:number-columns-repeated="5"/>
          <table:table-cell office:value-type="float" office:value="21722" calcext:value-type="float">
            <text:p>21722</text:p>
          </table:table-cell>
          <table:table-cell office:value-type="float" office:value="1163337" calcext:value-type="float">
            <text:p>1163337</text:p>
          </table:table-cell>
          <table:table-cell office:value-type="float" office:value="1374933" calcext:value-type="float">
            <text:p>1374933</text:p>
          </table:table-cell>
          <table:table-cell office:value-type="string" calcext:value-type="string">
            <text:p>84.61%</text:p>
          </table:table-cell>
        </table:table-row>
        <table:table-row table:style-name="ro2">
          <table:table-cell office:value-type="string" calcext:value-type="string">
            <text:p><text:a xlink:href="https://en.wikipedia.org/wiki/Arani_(Lok_Sabha_constituency)" xlink:type="simple">Aran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96728" calcext:value-type="float">
            <text:p>396728</text:p>
          </table:table-cell>
          <table:table-cell table:style-name="ce6"/>
          <table:table-cell office:value-type="float" office:value="9700" calcext:value-type="float">
            <text:p>9700</text:p>
          </table:table-cell>
          <table:table-cell/>
          <table:table-cell office:value-type="float" office:value="27949" calcext:value-type="float">
            <text:p>27949</text:p>
          </table:table-cell>
          <table:table-cell table:style-name="ce5" office:value-type="float" office:value="5178" calcext:value-type="float">
            <text:p>5178</text:p>
          </table:table-cell>
          <table:table-cell table:number-columns-repeated="4"/>
          <table:table-cell office:value-type="float" office:value="401649" calcext:value-type="float">
            <text:p>401649</text:p>
          </table:table-cell>
          <table:table-cell office:value-type="float" office:value="841204" calcext:value-type="float">
            <text:p>841204</text:p>
          </table:table-cell>
          <table:table-cell office:value-type="float" office:value="1097870" calcext:value-type="float">
            <text:p>1097870</text:p>
          </table:table-cell>
          <table:table-cell office:value-type="string" calcext:value-type="string">
            <text:p>76.62%</text:p>
          </table:table-cell>
        </table:table-row>
        <table:table-row table:style-name="ro2">
          <table:table-cell office:value-type="string" calcext:value-type="string">
            <text:p><text:a xlink:href="https://en.wikipedia.org/wiki/Araria_(Lok_Sabha_constituency)" xlink:type="simple">Arari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49649" calcext:value-type="float">
            <text:p>49649</text:p>
          </table:table-cell>
          <table:table-cell office:value-type="float" office:value="282742" calcext:value-type="float">
            <text:p>282742</text:p>
          </table:table-cell>
          <table:table-cell office:value-type="float" office:value="10578" calcext:value-type="float">
            <text:p>10578</text:p>
          </table:table-cell>
          <table:table-cell/>
          <table:table-cell office:value-type="float" office:value="117660" calcext:value-type="float">
            <text:p>117660</text:p>
          </table:table-cell>
          <table:table-cell table:number-columns-repeated="5"/>
          <table:table-cell office:value-type="float" office:value="269827" calcext:value-type="float">
            <text:p>269827</text:p>
          </table:table-cell>
          <table:table-cell office:value-type="float" office:value="730456" calcext:value-type="float">
            <text:p>730456</text:p>
          </table:table-cell>
          <table:table-cell office:value-type="float" office:value="1311225" calcext:value-type="float">
            <text:p>1311225</text:p>
          </table:table-cell>
          <table:table-cell office:value-type="string" calcext:value-type="string">
            <text:p>55.71%</text:p>
          </table:table-cell>
        </table:table-row>
        <table:table-row table:style-name="ro2">
          <table:table-cell office:value-type="string" calcext:value-type="string">
            <text:p><text:a xlink:href="https://en.wikipedia.org/wiki/Arrah_(Lok_Sabha_constituency)" xlink:type="simple">Arrah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20519" calcext:value-type="float">
            <text:p>20519</text:p>
          </table:table-cell>
          <table:table-cell table:style-name="ce6"/>
          <table:table-cell office:value-type="float" office:value="21688" calcext:value-type="float">
            <text:p>21688</text:p>
          </table:table-cell>
          <table:table-cell/>
          <table:table-cell office:value-type="float" office:value="27234" calcext:value-type="float">
            <text:p>27234</text:p>
          </table:table-cell>
          <table:table-cell table:number-columns-repeated="5"/>
          <table:table-cell office:value-type="float" office:value="486910" calcext:value-type="float">
            <text:p>486910</text:p>
          </table:table-cell>
          <table:table-cell office:value-type="float" office:value="556351" calcext:value-type="float">
            <text:p>556351</text:p>
          </table:table-cell>
          <table:table-cell office:value-type="float" office:value="1555122" calcext:value-type="float">
            <text:p>1555122</text:p>
          </table:table-cell>
          <table:table-cell office:value-type="string" calcext:value-type="string">
            <text:p>35.78%</text:p>
          </table:table-cell>
        </table:table-row>
        <table:table-row table:style-name="ro2">
          <table:table-cell office:value-type="string" calcext:value-type="string">
            <text:p><text:a xlink:href="https://en.wikipedia.org/wiki/Aruku_(Lok_Sabha_constituency)" xlink:type="simple">Aruku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60458" calcext:value-type="float">
            <text:p>360458</text:p>
          </table:table-cell>
          <table:table-cell office:value-type="float" office:value="23093" calcext:value-type="float">
            <text:p>23093</text:p>
          </table:table-cell>
          <table:table-cell office:value-type="float" office:value="24331" calcext:value-type="float">
            <text:p>24331</text:p>
          </table:table-cell>
          <table:table-cell table:style-name="ce5" office:value-type="float" office:value="168014" calcext:value-type="float">
            <text:p>168014</text:p>
          </table:table-cell>
          <table:table-cell office:value-type="float" office:value="63486" calcext:value-type="float">
            <text:p>63486</text:p>
          </table:table-cell>
          <table:table-cell table:number-columns-repeated="5"/>
          <table:table-cell office:value-type="float" office:value="152985" calcext:value-type="float">
            <text:p>152985</text:p>
          </table:table-cell>
          <table:table-cell office:value-type="float" office:value="792367" calcext:value-type="float">
            <text:p>792367</text:p>
          </table:table-cell>
          <table:table-cell office:value-type="float" office:value="1182398" calcext:value-type="float">
            <text:p>1182398</text:p>
          </table:table-cell>
          <table:table-cell office:value-type="string" calcext:value-type="string">
            <text:p>67.01%</text:p>
          </table:table-cell>
        </table:table-row>
        <table:table-row table:style-name="ro2">
          <table:table-cell office:value-type="string" calcext:value-type="string">
            <text:p><text:a xlink:href="https://en.wikipedia.org/wiki/Arunachal_East_(Lok_Sabha_constituency)" xlink:type="simple">Arunachal East</text:a></text:p>
          </table:table-cell>
          <table:table-cell office:value-type="string" calcext:value-type="string">
            <text:p><text:a xlink:href="https://en.wikipedia.org/wiki/Arunachal_Pradesh" xlink:type="simple">AR</text:a></text:p>
          </table:table-cell>
          <table:table-cell office:value-type="float" office:value="115423" calcext:value-type="float">
            <text:p>115423</text:p>
          </table:table-cell>
          <table:table-cell office:value-type="float" office:value="46974" calcext:value-type="float">
            <text:p>46974</text:p>
          </table:table-cell>
          <table:table-cell table:style-name="ce6"/>
          <table:table-cell/>
          <table:table-cell table:style-name="ce6"/>
          <table:table-cell table:number-columns-repeated="5"/>
          <table:table-cell office:value-type="float" office:value="52535" calcext:value-type="float">
            <text:p>52535</text:p>
          </table:table-cell>
          <table:table-cell office:value-type="float" office:value="214932" calcext:value-type="float">
            <text:p>214932</text:p>
          </table:table-cell>
          <table:table-cell office:value-type="float" office:value="301173" calcext:value-type="float">
            <text:p>301173</text:p>
          </table:table-cell>
          <table:table-cell office:value-type="string" calcext:value-type="string">
            <text:p>71.36%</text:p>
          </table:table-cell>
        </table:table-row>
        <table:table-row table:style-name="ro2">
          <table:table-cell office:value-type="string" calcext:value-type="string">
            <text:p><text:a xlink:href="https://en.wikipedia.org/wiki/Arunachal_West_(Lok_Sabha_constituency)" xlink:type="simple">Arunachal West</text:a></text:p>
          </table:table-cell>
          <table:table-cell office:value-type="string" calcext:value-type="string">
            <text:p><text:a xlink:href="https://en.wikipedia.org/wiki/Arunachal_Pradesh" xlink:type="simple">AR</text:a></text:p>
          </table:table-cell>
          <table:table-cell office:value-type="float" office:value="140443" calcext:value-type="float">
            <text:p>140443</text:p>
          </table:table-cell>
          <table:table-cell office:value-type="float" office:value="139129" calcext:value-type="float">
            <text:p>139129</text:p>
          </table:table-cell>
          <table:table-cell table:style-name="ce6"/>
          <table:table-cell/>
          <table:table-cell office:value-type="float" office:value="3168" calcext:value-type="float">
            <text:p>3168</text:p>
          </table:table-cell>
          <table:table-cell table:number-columns-repeated="5"/>
          <table:table-cell office:value-type="float" office:value="2970" calcext:value-type="float">
            <text:p>2970</text:p>
          </table:table-cell>
          <table:table-cell office:value-type="float" office:value="285710" calcext:value-type="float">
            <text:p>285710</text:p>
          </table:table-cell>
          <table:table-cell office:value-type="float" office:value="434626" calcext:value-type="float">
            <text:p>434626</text:p>
          </table:table-cell>
          <table:table-cell office:value-type="string" calcext:value-type="string">
            <text:p>65.74%</text:p>
          </table:table-cell>
        </table:table-row>
        <table:table-row table:style-name="ro2">
          <table:table-cell office:value-type="string" calcext:value-type="string">
            <text:p><text:a xlink:href="https://en.wikipedia.org/wiki/Asansol_(Lok_Sabha_constituency)" xlink:type="simple">Asansol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49646" calcext:value-type="float">
            <text:p>49646</text:p>
          </table:table-cell>
          <table:table-cell office:value-type="float" office:value="14490" calcext:value-type="float">
            <text:p>14490</text:p>
          </table:table-cell>
          <table:table-cell table:style-name="ce5" office:value-type="float" office:value="435161" calcext:value-type="float">
            <text:p>435161</text:p>
          </table:table-cell>
          <table:table-cell office:value-type="float" office:value="22021" calcext:value-type="float">
            <text:p>22021</text:p>
          </table:table-cell>
          <table:table-cell/>
          <table:table-cell table:style-name="ce5" office:value-type="float" office:value="362205" calcext:value-type="float">
            <text:p>362205</text:p>
          </table:table-cell>
          <table:table-cell table:number-columns-repeated="3"/>
          <table:table-cell office:value-type="float" office:value="10181" calcext:value-type="float">
            <text:p>10181</text:p>
          </table:table-cell>
          <table:table-cell office:value-type="float" office:value="893704" calcext:value-type="float">
            <text:p>893704</text:p>
          </table:table-cell>
          <table:table-cell office:value-type="float" office:value="1250114" calcext:value-type="float">
            <text:p>1250114</text:p>
          </table:table-cell>
          <table:table-cell office:value-type="string" calcext:value-type="string">
            <text:p>71.49%</text:p>
          </table:table-cell>
        </table:table-row>
        <table:table-row table:style-name="ro2">
          <table:table-cell office:value-type="string" calcext:value-type="string">
            <text:p><text:a xlink:href="https://en.wikipedia.org/wiki/Aska_(Lok_Sabha_constituency)" xlink:type="simple">Aska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187028" calcext:value-type="float">
            <text:p>187028</text:p>
          </table:table-cell>
          <table:table-cell office:value-type="float" office:value="42165" calcext:value-type="float">
            <text:p>42165</text:p>
          </table:table-cell>
          <table:table-cell table:style-name="ce6"/>
          <table:table-cell/>
          <table:table-cell office:value-type="float" office:value="28484" calcext:value-type="float">
            <text:p>28484</text:p>
          </table:table-cell>
          <table:table-cell table:number-columns-repeated="5"/>
          <table:table-cell office:value-type="float" office:value="444203" calcext:value-type="float">
            <text:p>444203</text:p>
          </table:table-cell>
          <table:table-cell office:value-type="float" office:value="701880" calcext:value-type="float">
            <text:p>701880</text:p>
          </table:table-cell>
          <table:table-cell office:value-type="float" office:value="1286194" calcext:value-type="float">
            <text:p>1286194</text:p>
          </table:table-cell>
          <table:table-cell office:value-type="string" calcext:value-type="string">
            <text:p>54.57%</text:p>
          </table:table-cell>
        </table:table-row>
        <table:table-row table:style-name="ro2">
          <table:table-cell office:value-type="string" calcext:value-type="string">
            <text:p><text:a xlink:href="https://en.wikipedia.org/wiki/Attingal_(Lok_Sabha_constituency)" xlink:type="simple">Attingal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09695" calcext:value-type="float">
            <text:p>309695</text:p>
          </table:table-cell>
          <table:table-cell office:value-type="float" office:value="47620" calcext:value-type="float">
            <text:p>47620</text:p>
          </table:table-cell>
          <table:table-cell office:value-type="float" office:value="15558" calcext:value-type="float">
            <text:p>15558</text:p>
          </table:table-cell>
          <table:table-cell table:style-name="ce5" office:value-type="float" office:value="328036" calcext:value-type="float">
            <text:p>328036</text:p>
          </table:table-cell>
          <table:table-cell office:value-type="float" office:value="17168" calcext:value-type="float">
            <text:p>17168</text:p>
          </table:table-cell>
          <table:table-cell table:number-columns-repeated="5"/>
          <table:table-cell office:value-type="float" office:value="4968" calcext:value-type="float">
            <text:p>4968</text:p>
          </table:table-cell>
          <table:table-cell office:value-type="float" office:value="723045" calcext:value-type="float">
            <text:p>723045</text:p>
          </table:table-cell>
          <table:table-cell office:value-type="float" office:value="1091432" calcext:value-type="float">
            <text:p>1091432</text:p>
          </table:table-cell>
          <table:table-cell office:value-type="string" calcext:value-type="string">
            <text:p>66.25%</text:p>
          </table:table-cell>
        </table:table-row>
        <table:table-row table:style-name="ro2">
          <table:table-cell office:value-type="string" calcext:value-type="string">
            <text:p><text:a xlink:href="https://en.wikipedia.org/wiki/Aurangabad_(Bihar_Lok_Sabha_constituency)" xlink:type="simple">Aurangabad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54581" calcext:value-type="float">
            <text:p>54581</text:p>
          </table:table-cell>
          <table:table-cell table:style-name="ce6"/>
          <table:table-cell office:value-type="float" office:value="45173" calcext:value-type="float">
            <text:p>45173</text:p>
          </table:table-cell>
          <table:table-cell/>
          <table:table-cell office:value-type="float" office:value="33280" calcext:value-type="float">
            <text:p>33280</text:p>
          </table:table-cell>
          <table:table-cell table:number-columns-repeated="5"/>
          <table:table-cell office:value-type="float" office:value="465275" calcext:value-type="float">
            <text:p>465275</text:p>
          </table:table-cell>
          <table:table-cell office:value-type="float" office:value="598309" calcext:value-type="float">
            <text:p>598309</text:p>
          </table:table-cell>
          <table:table-cell office:value-type="float" office:value="1376323" calcext:value-type="float">
            <text:p>1376323</text:p>
          </table:table-cell>
          <table:table-cell office:value-type="string" calcext:value-type="string">
            <text:p>43.47%</text:p>
          </table:table-cell>
        </table:table-row>
        <table:table-row table:style-name="ro2">
          <table:table-cell office:value-type="string" calcext:value-type="string">
            <text:p><text:a xlink:href="https://en.wikipedia.org/wiki/Aurangabad_(Maharashtra_Lok_Sabha_constituency)" xlink:type="simple">Aurangabad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22882" calcext:value-type="float">
            <text:p>222882</text:p>
          </table:table-cell>
          <table:table-cell table:style-name="ce6"/>
          <table:table-cell office:value-type="float" office:value="32641" calcext:value-type="float">
            <text:p>32641</text:p>
          </table:table-cell>
          <table:table-cell/>
          <table:table-cell office:value-type="float" office:value="196047" calcext:value-type="float">
            <text:p>196047</text:p>
          </table:table-cell>
          <table:table-cell table:style-name="ce5" office:value-type="float" office:value="2305" calcext:value-type="float">
            <text:p>2305</text:p>
          </table:table-cell>
          <table:table-cell table:number-columns-repeated="4"/>
          <table:table-cell office:value-type="float" office:value="277272" calcext:value-type="float">
            <text:p>277272</text:p>
          </table:table-cell>
          <table:table-cell office:value-type="float" office:value="731147" calcext:value-type="float">
            <text:p>731147</text:p>
          </table:table-cell>
          <table:table-cell office:value-type="float" office:value="1417964" calcext:value-type="float">
            <text:p>1417964</text:p>
          </table:table-cell>
          <table:table-cell office:value-type="string" calcext:value-type="string">
            <text:p>51.56%</text:p>
          </table:table-cell>
        </table:table-row>
        <table:table-row table:style-name="ro2">
          <table:table-cell office:value-type="string" calcext:value-type="string">
            <text:p><text:a xlink:href="https://en.wikipedia.org/wiki/Autonomous_District_(Lok_Sabha_constituency)" xlink:type="simple">Autonomous District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197835" calcext:value-type="float">
            <text:p>197835</text:p>
          </table:table-cell>
          <table:table-cell office:value-type="float" office:value="100081" calcext:value-type="float">
            <text:p>100081</text:p>
          </table:table-cell>
          <table:table-cell table:style-name="ce6"/>
          <table:table-cell/>
          <table:table-cell office:value-type="float" office:value="10417" calcext:value-type="float">
            <text:p>10417</text:p>
          </table:table-cell>
          <table:table-cell table:number-columns-repeated="3"/>
          <table:table-cell table:style-name="ce5" office:value-type="float" office:value="9890" calcext:value-type="float">
            <text:p>9890</text:p>
          </table:table-cell>
          <table:table-cell/>
          <table:table-cell office:value-type="float" office:value="162333" calcext:value-type="float">
            <text:p>162333</text:p>
          </table:table-cell>
          <table:table-cell office:value-type="float" office:value="480556" calcext:value-type="float">
            <text:p>480556</text:p>
          </table:table-cell>
          <table:table-cell office:value-type="float" office:value="693407" calcext:value-type="float">
            <text:p>693407</text:p>
          </table:table-cell>
          <table:table-cell office:value-type="string" calcext:value-type="string">
            <text:p>69.30%</text:p>
          </table:table-cell>
        </table:table-row>
        <table:table-row table:style-name="ro2">
          <table:table-cell office:value-type="string" calcext:value-type="string">
            <text:p><text:a xlink:href="https://en.wikipedia.org/wiki/Azamgarh_(Lok_Sabha_constituency)" xlink:type="simple">Azamgarh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1159" calcext:value-type="float">
            <text:p>31159</text:p>
          </table:table-cell>
          <table:table-cell office:value-type="float" office:value="247648" calcext:value-type="float">
            <text:p>247648</text:p>
          </table:table-cell>
          <table:table-cell office:value-type="float" office:value="198609" calcext:value-type="float">
            <text:p>198609</text:p>
          </table:table-cell>
          <table:table-cell table:style-name="ce5" office:value-type="float" office:value="7088" calcext:value-type="float">
            <text:p>7088</text:p>
          </table:table-cell>
          <table:table-cell office:value-type="float" office:value="85534" calcext:value-type="float">
            <text:p>85534</text:p>
          </table:table-cell>
          <table:table-cell table:style-name="ce5" office:value-type="float" office:value="123844" calcext:value-type="float">
            <text:p>123844</text:p>
          </table:table-cell>
          <table:table-cell table:number-columns-repeated="4"/>
          <table:table-cell office:value-type="float" office:value="10981" calcext:value-type="float">
            <text:p>10981</text:p>
          </table:table-cell>
          <table:table-cell office:value-type="float" office:value="704863" calcext:value-type="float">
            <text:p>704863</text:p>
          </table:table-cell>
          <table:table-cell office:value-type="float" office:value="1578854" calcext:value-type="float">
            <text:p>1578854</text:p>
          </table:table-cell>
          <table:table-cell office:value-type="string" calcext:value-type="string">
            <text:p>44.64%</text:p>
          </table:table-cell>
        </table:table-row>
        <table:table-row table:style-name="ro2">
          <table:table-cell office:value-type="string" calcext:value-type="string">
            <text:p><text:a xlink:href="https://en.wikipedia.org/wiki/Badaun_(Lok_Sabha_constituency)" xlink:type="simple">Badaun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93834" calcext:value-type="float">
            <text:p>193834</text:p>
          </table:table-cell>
          <table:table-cell table:style-name="ce6"/>
          <table:table-cell office:value-type="float" office:value="201202" calcext:value-type="float">
            <text:p>201202</text:p>
          </table:table-cell>
          <table:table-cell/>
          <table:table-cell office:value-type="float" office:value="26315" calcext:value-type="float">
            <text:p>26315</text:p>
          </table:table-cell>
          <table:table-cell table:style-name="ce5" office:value-type="float" office:value="233744" calcext:value-type="float">
            <text:p>233744</text:p>
          </table:table-cell>
          <table:table-cell table:number-columns-repeated="4"/>
          <table:table-cell office:value-type="float" office:value="82213" calcext:value-type="float">
            <text:p>82213</text:p>
          </table:table-cell>
          <table:table-cell office:value-type="float" office:value="737308" calcext:value-type="float">
            <text:p>737308</text:p>
          </table:table-cell>
          <table:table-cell office:value-type="float" office:value="1405695" calcext:value-type="float">
            <text:p>1405695</text:p>
          </table:table-cell>
          <table:table-cell office:value-type="string" calcext:value-type="string">
            <text:p>52.45%</text:p>
          </table:table-cell>
        </table:table-row>
        <table:table-row table:style-name="ro2">
          <table:table-cell office:value-type="string" calcext:value-type="string">
            <text:p><text:a xlink:href="https://en.wikipedia.org/wiki/Bagalkot_(Lok_Sabha_constituency)" xlink:type="simple">Bagalkot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77826" calcext:value-type="float">
            <text:p>377826</text:p>
          </table:table-cell>
          <table:table-cell office:value-type="float" office:value="413272" calcext:value-type="float">
            <text:p>413272</text:p>
          </table:table-cell>
          <table:table-cell office:value-type="float" office:value="10978" calcext:value-type="float">
            <text:p>10978</text:p>
          </table:table-cell>
          <table:table-cell/>
          <table:table-cell office:value-type="float" office:value="54346" calcext:value-type="float">
            <text:p>54346</text:p>
          </table:table-cell>
          <table:table-cell table:number-columns-repeated="3"/>
          <table:table-cell table:style-name="ce5" office:value-type="float" office:value="2109" calcext:value-type="float">
            <text:p>2109</text:p>
          </table:table-cell>
          <table:table-cell/>
          <table:table-cell office:value-type="float" office:value="1397" calcext:value-type="float">
            <text:p>1397</text:p>
          </table:table-cell>
          <table:table-cell office:value-type="float" office:value="859928" calcext:value-type="float">
            <text:p>859928</text:p>
          </table:table-cell>
          <table:table-cell office:value-type="float" office:value="1363051" calcext:value-type="float">
            <text:p>1363051</text:p>
          </table:table-cell>
          <table:table-cell office:value-type="string" calcext:value-type="string">
            <text:p>63.09%</text:p>
          </table:table-cell>
        </table:table-row>
        <table:table-row table:style-name="ro2">
          <table:table-cell office:value-type="string" calcext:value-type="string">
            <text:p><text:a xlink:href="https://en.wikipedia.org/wiki/Baghpat_(Lok_Sabha_constituency)" xlink:type="simple">Baghpat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36964" calcext:value-type="float">
            <text:p>136964</text:p>
          </table:table-cell>
          <table:table-cell table:style-name="ce6"/>
          <table:table-cell office:value-type="float" office:value="175611" calcext:value-type="float">
            <text:p>175611</text:p>
          </table:table-cell>
          <table:table-cell/>
          <table:table-cell office:value-type="float" office:value="13022" calcext:value-type="float">
            <text:p>13022</text:p>
          </table:table-cell>
          <table:table-cell table:style-name="ce5" office:value-type="float" office:value="45644" calcext:value-type="float">
            <text:p>45644</text:p>
          </table:table-cell>
          <table:table-cell table:number-columns-repeated="4"/>
          <table:table-cell office:value-type="float" office:value="242507" calcext:value-type="float">
            <text:p>242507</text:p>
          </table:table-cell>
          <table:table-cell office:value-type="float" office:value="613748" calcext:value-type="float">
            <text:p>613748</text:p>
          </table:table-cell>
          <table:table-cell office:value-type="float" office:value="1280602" calcext:value-type="float">
            <text:p>1280602</text:p>
          </table:table-cell>
          <table:table-cell office:value-type="string" calcext:value-type="string">
            <text:p>47.93%</text:p>
          </table:table-cell>
        </table:table-row>
        <table:table-row table:style-name="ro2">
          <table:table-cell office:value-type="string" calcext:value-type="string">
            <text:p><text:a xlink:href="https://en.wikipedia.org/wiki/Baharampur_(Lok_Sabha_constituency)" xlink:type="simple">Baharam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541920" calcext:value-type="float">
            <text:p>541920</text:p>
          </table:table-cell>
          <table:table-cell office:value-type="float" office:value="27619" calcext:value-type="float">
            <text:p>27619</text:p>
          </table:table-cell>
          <table:table-cell office:value-type="float" office:value="8587" calcext:value-type="float">
            <text:p>8587</text:p>
          </table:table-cell>
          <table:table-cell/>
          <table:table-cell office:value-type="float" office:value="9195" calcext:value-type="float">
            <text:p>9195</text:p>
          </table:table-cell>
          <table:table-cell table:style-name="ce5" office:value-type="float" office:value="3076" calcext:value-type="float">
            <text:p>3076</text:p>
          </table:table-cell>
          <table:table-cell table:number-columns-repeated="4"/>
          <table:table-cell office:value-type="float" office:value="361816" calcext:value-type="float">
            <text:p>361816</text:p>
          </table:table-cell>
          <table:table-cell office:value-type="float" office:value="952213" calcext:value-type="float">
            <text:p>952213</text:p>
          </table:table-cell>
          <table:table-cell office:value-type="float" office:value="1179938" calcext:value-type="float">
            <text:p>1179938</text:p>
          </table:table-cell>
          <table:table-cell office:value-type="string" calcext:value-type="string">
            <text:p>80.70%</text:p>
          </table:table-cell>
        </table:table-row>
        <table:table-row table:style-name="ro2">
          <table:table-cell office:value-type="string" calcext:value-type="string">
            <text:p><text:a xlink:href="https://en.wikipedia.org/wiki/Bahraich_(Lok_Sabha_constituency)" xlink:type="simple">Bahraich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60005" calcext:value-type="float">
            <text:p>160005</text:p>
          </table:table-cell>
          <table:table-cell office:value-type="float" office:value="71492" calcext:value-type="float">
            <text:p>71492</text:p>
          </table:table-cell>
          <table:table-cell office:value-type="float" office:value="121052" calcext:value-type="float">
            <text:p>121052</text:p>
          </table:table-cell>
          <table:table-cell/>
          <table:table-cell office:value-type="float" office:value="15417" calcext:value-type="float">
            <text:p>15417</text:p>
          </table:table-cell>
          <table:table-cell table:style-name="ce5" office:value-type="float" office:value="120791" calcext:value-type="float">
            <text:p>120791</text:p>
          </table:table-cell>
          <table:table-cell table:number-columns-repeated="4"/>
          <table:table-cell office:value-type="float" office:value="23944" calcext:value-type="float">
            <text:p>23944</text:p>
          </table:table-cell>
          <table:table-cell office:value-type="float" office:value="512701" calcext:value-type="float">
            <text:p>512701</text:p>
          </table:table-cell>
          <table:table-cell office:value-type="float" office:value="1246820" calcext:value-type="float">
            <text:p>1246820</text:p>
          </table:table-cell>
          <table:table-cell office:value-type="string" calcext:value-type="string">
            <text:p>41.12%</text:p>
          </table:table-cell>
        </table:table-row>
        <table:table-row table:style-name="ro2">
          <table:table-cell office:value-type="string" calcext:value-type="string">
            <text:p><text:a xlink:href="https://en.wikipedia.org/wiki/Balaghat_(Lok_Sabha_constituency)" xlink:type="simple">Balaghat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59140" calcext:value-type="float">
            <text:p>259140</text:p>
          </table:table-cell>
          <table:table-cell office:value-type="float" office:value="299959" calcext:value-type="float">
            <text:p>299959</text:p>
          </table:table-cell>
          <table:table-cell office:value-type="float" office:value="35203" calcext:value-type="float">
            <text:p>35203</text:p>
          </table:table-cell>
          <table:table-cell/>
          <table:table-cell office:value-type="float" office:value="47454" calcext:value-type="float">
            <text:p>47454</text:p>
          </table:table-cell>
          <table:table-cell table:style-name="ce5" office:value-type="float" office:value="29525" calcext:value-type="float">
            <text:p>29525</text:p>
          </table:table-cell>
          <table:table-cell table:number-columns-repeated="4"/>
          <table:table-cell office:value-type="float" office:value="85260" calcext:value-type="float">
            <text:p>85260</text:p>
          </table:table-cell>
          <table:table-cell office:value-type="float" office:value="756541" calcext:value-type="float">
            <text:p>756541</text:p>
          </table:table-cell>
          <table:table-cell office:value-type="float" office:value="1336535" calcext:value-type="float">
            <text:p>1336535</text:p>
          </table:table-cell>
          <table:table-cell office:value-type="string" calcext:value-type="string">
            <text:p>56.60%</text:p>
          </table:table-cell>
        </table:table-row>
        <table:table-row table:style-name="ro2">
          <table:table-cell office:value-type="string" calcext:value-type="string">
            <text:p><text:a xlink:href="https://en.wikipedia.org/wiki/Balasore_(Lok_Sabha_constituency)" xlink:type="simple">Balasore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13888" calcext:value-type="float">
            <text:p>313888</text:p>
          </table:table-cell>
          <table:table-cell office:value-type="float" office:value="219908" calcext:value-type="float">
            <text:p>219908</text:p>
          </table:table-cell>
          <table:table-cell office:value-type="float" office:value="6980" calcext:value-type="float">
            <text:p>6980</text:p>
          </table:table-cell>
          <table:table-cell/>
          <table:table-cell office:value-type="float" office:value="17474" calcext:value-type="float">
            <text:p>17474</text:p>
          </table:table-cell>
          <table:table-cell table:number-columns-repeated="3"/>
          <table:table-cell table:style-name="ce5" office:value-type="float" office:value="274988" calcext:value-type="float">
            <text:p>274988</text:p>
          </table:table-cell>
          <table:table-cell/>
          <table:table-cell office:value-type="float" office:value="59024" calcext:value-type="float">
            <text:p>59024</text:p>
          </table:table-cell>
          <table:table-cell office:value-type="float" office:value="892262" calcext:value-type="float">
            <text:p>892262</text:p>
          </table:table-cell>
          <table:table-cell office:value-type="float" office:value="1269342" calcext:value-type="float">
            <text:p>1269342</text:p>
          </table:table-cell>
          <table:table-cell office:value-type="string" calcext:value-type="string">
            <text:p>70.29%</text:p>
          </table:table-cell>
        </table:table-row>
        <table:table-row table:style-name="ro2">
          <table:table-cell office:value-type="string" calcext:value-type="string">
            <text:p><text:a xlink:href="https://en.wikipedia.org/wiki/Ballia_(Lok_Sabha_constituency)" xlink:type="simple">Balli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137740" calcext:value-type="float">
            <text:p>137740</text:p>
          </table:table-cell>
          <table:table-cell office:value-type="float" office:value="204094" calcext:value-type="float">
            <text:p>204094</text:p>
          </table:table-cell>
          <table:table-cell/>
          <table:table-cell office:value-type="float" office:value="22392" calcext:value-type="float">
            <text:p>22392</text:p>
          </table:table-cell>
          <table:table-cell table:style-name="ce5" office:value-type="float" office:value="276649" calcext:value-type="float">
            <text:p>276649</text:p>
          </table:table-cell>
          <table:table-cell table:number-columns-repeated="4"/>
          <table:table-cell office:value-type="float" office:value="36854" calcext:value-type="float">
            <text:p>36854</text:p>
          </table:table-cell>
          <table:table-cell office:value-type="float" office:value="677729" calcext:value-type="float">
            <text:p>677729</text:p>
          </table:table-cell>
          <table:table-cell office:value-type="float" office:value="1679029" calcext:value-type="float">
            <text:p>1679029</text:p>
          </table:table-cell>
          <table:table-cell office:value-type="string" calcext:value-type="string">
            <text:p>40.36%</text:p>
          </table:table-cell>
        </table:table-row>
        <table:table-row table:style-name="ro2">
          <table:table-cell office:value-type="string" calcext:value-type="string">
            <text:p><text:a xlink:href="https://en.wikipedia.org/wiki/Balurghat_(Lok_Sabha_constituency)" xlink:type="simple">Balurghat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59741" calcext:value-type="float">
            <text:p>59741</text:p>
          </table:table-cell>
          <table:table-cell office:value-type="float" office:value="13977" calcext:value-type="float">
            <text:p>13977</text:p>
          </table:table-cell>
          <table:table-cell/>
          <table:table-cell office:value-type="float" office:value="13677" calcext:value-type="float">
            <text:p>13677</text:p>
          </table:table-cell>
          <table:table-cell/>
          <table:table-cell table:style-name="ce5" office:value-type="float" office:value="383339" calcext:value-type="float">
            <text:p>383339</text:p>
          </table:table-cell>
          <table:table-cell table:number-columns-repeated="3"/>
          <table:table-cell office:value-type="float" office:value="404626" calcext:value-type="float">
            <text:p>404626</text:p>
          </table:table-cell>
          <table:table-cell office:value-type="float" office:value="875360" calcext:value-type="float">
            <text:p>875360</text:p>
          </table:table-cell>
          <table:table-cell office:value-type="float" office:value="1010257" calcext:value-type="float">
            <text:p>1010257</text:p>
          </table:table-cell>
          <table:table-cell office:value-type="string" calcext:value-type="string">
            <text:p>86.65%</text:p>
          </table:table-cell>
        </table:table-row>
        <table:table-row table:style-name="ro2">
          <table:table-cell office:value-type="string" calcext:value-type="string">
            <text:p><text:a xlink:href="https://en.wikipedia.org/wiki/Banaskantha_(Lok_Sabha_constituency)" xlink:type="simple">Banaskantha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89409" calcext:value-type="float">
            <text:p>289409</text:p>
          </table:table-cell>
          <table:table-cell office:value-type="float" office:value="279108" calcext:value-type="float">
            <text:p>279108</text:p>
          </table:table-cell>
          <table:table-cell office:value-type="float" office:value="11867" calcext:value-type="float">
            <text:p>11867</text:p>
          </table:table-cell>
          <table:table-cell/>
          <table:table-cell office:value-type="float" office:value="56147" calcext:value-type="float">
            <text:p>56147</text:p>
          </table:table-cell>
          <table:table-cell table:number-columns-repeated="5"/>
          <table:table-cell office:value-type="float" office:value="9700" calcext:value-type="float">
            <text:p>9700</text:p>
          </table:table-cell>
          <table:table-cell office:value-type="float" office:value="646231" calcext:value-type="float">
            <text:p>646231</text:p>
          </table:table-cell>
          <table:table-cell office:value-type="float" office:value="1296871" calcext:value-type="float">
            <text:p>1296871</text:p>
          </table:table-cell>
          <table:table-cell office:value-type="string" calcext:value-type="string">
            <text:p>49.83%</text:p>
          </table:table-cell>
        </table:table-row>
        <table:table-row table:style-name="ro2">
          <table:table-cell office:value-type="string" calcext:value-type="string">
            <text:p><text:a xlink:href="https://en.wikipedia.org/wiki/Banda_(Lok_Sabha_constituency)" xlink:type="simple">Band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8571" calcext:value-type="float">
            <text:p>38571</text:p>
          </table:table-cell>
          <table:table-cell office:value-type="float" office:value="85587" calcext:value-type="float">
            <text:p>85587</text:p>
          </table:table-cell>
          <table:table-cell office:value-type="float" office:value="206355" calcext:value-type="float">
            <text:p>206355</text:p>
          </table:table-cell>
          <table:table-cell/>
          <table:table-cell office:value-type="float" office:value="23154" calcext:value-type="float">
            <text:p>23154</text:p>
          </table:table-cell>
          <table:table-cell table:style-name="ce5" office:value-type="float" office:value="240948" calcext:value-type="float">
            <text:p>240948</text:p>
          </table:table-cell>
          <table:table-cell table:number-columns-repeated="4"/>
          <table:table-cell office:value-type="float" office:value="24603" calcext:value-type="float">
            <text:p>24603</text:p>
          </table:table-cell>
          <table:table-cell office:value-type="float" office:value="619218" calcext:value-type="float">
            <text:p>619218</text:p>
          </table:table-cell>
          <table:table-cell office:value-type="float" office:value="1386265" calcext:value-type="float">
            <text:p>1386265</text:p>
          </table:table-cell>
          <table:table-cell office:value-type="string" calcext:value-type="string">
            <text:p>44.67%</text:p>
          </table:table-cell>
        </table:table-row>
        <table:table-row table:style-name="ro2">
          <table:table-cell office:value-type="string" calcext:value-type="string">
            <text:p><text:a xlink:href="https://en.wikipedia.org/wiki/Bangalore_Central_(Lok_Sabha_constituency)" xlink:type="simple">Bangalore Central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04944" calcext:value-type="float">
            <text:p>304944</text:p>
          </table:table-cell>
          <table:table-cell office:value-type="float" office:value="340162" calcext:value-type="float">
            <text:p>340162</text:p>
          </table:table-cell>
          <table:table-cell office:value-type="float" office:value="6363" calcext:value-type="float">
            <text:p>6363</text:p>
          </table:table-cell>
          <table:table-cell/>
          <table:table-cell office:value-type="float" office:value="24073" calcext:value-type="float">
            <text:p>24073</text:p>
          </table:table-cell>
          <table:table-cell table:number-columns-repeated="5"/>
          <table:table-cell office:value-type="float" office:value="171440" calcext:value-type="float">
            <text:p>171440</text:p>
          </table:table-cell>
          <table:table-cell office:value-type="float" office:value="846982" calcext:value-type="float">
            <text:p>846982</text:p>
          </table:table-cell>
          <table:table-cell office:value-type="float" office:value="1901055" calcext:value-type="float">
            <text:p>1901055</text:p>
          </table:table-cell>
          <table:table-cell office:value-type="string" calcext:value-type="string">
            <text:p>44.55%</text:p>
          </table:table-cell>
        </table:table-row>
        <table:table-row table:style-name="ro2">
          <table:table-cell office:value-type="string" calcext:value-type="string">
            <text:p><text:a xlink:href="https://en.wikipedia.org/wiki/Bangalore_North_(Lok_Sabha_constituency)" xlink:type="simple">Bangalore North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93255" calcext:value-type="float">
            <text:p>393255</text:p>
          </table:table-cell>
          <table:table-cell office:value-type="float" office:value="452920" calcext:value-type="float">
            <text:p>452920</text:p>
          </table:table-cell>
          <table:table-cell office:value-type="float" office:value="8731" calcext:value-type="float">
            <text:p>8731</text:p>
          </table:table-cell>
          <table:table-cell/>
          <table:table-cell office:value-type="float" office:value="34262" calcext:value-type="float">
            <text:p>34262</text:p>
          </table:table-cell>
          <table:table-cell table:number-columns-repeated="5"/>
          <table:table-cell office:value-type="float" office:value="112489" calcext:value-type="float">
            <text:p>112489</text:p>
          </table:table-cell>
          <table:table-cell office:value-type="float" office:value="1001657" calcext:value-type="float">
            <text:p>1001657</text:p>
          </table:table-cell>
          <table:table-cell office:value-type="float" office:value="2144091" calcext:value-type="float">
            <text:p>2144091</text:p>
          </table:table-cell>
          <table:table-cell office:value-type="string" calcext:value-type="string">
            <text:p>46.72%</text:p>
          </table:table-cell>
        </table:table-row>
        <table:table-row table:style-name="ro2">
          <table:table-cell office:value-type="string" calcext:value-type="string">
            <text:p><text:a xlink:href="https://en.wikipedia.org/wiki/Bangalore_Rural_(Lok_Sabha_constituency)" xlink:type="simple">Bangalore Rural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192822" calcext:value-type="float">
            <text:p>192822</text:p>
          </table:table-cell>
          <table:table-cell office:value-type="float" office:value="363027" calcext:value-type="float">
            <text:p>363027</text:p>
          </table:table-cell>
          <table:table-cell office:value-type="float" office:value="12909" calcext:value-type="float">
            <text:p>12909</text:p>
          </table:table-cell>
          <table:table-cell/>
          <table:table-cell office:value-type="float" office:value="33970" calcext:value-type="float">
            <text:p>33970</text:p>
          </table:table-cell>
          <table:table-cell table:number-columns-repeated="5"/>
          <table:table-cell office:value-type="float" office:value="500105" calcext:value-type="float">
            <text:p>500105</text:p>
          </table:table-cell>
          <table:table-cell office:value-type="float" office:value="1102833" calcext:value-type="float">
            <text:p>1102833</text:p>
          </table:table-cell>
          <table:table-cell office:value-type="float" office:value="1904135" calcext:value-type="float">
            <text:p>1904135</text:p>
          </table:table-cell>
          <table:table-cell office:value-type="string" calcext:value-type="string">
            <text:p>57.92%</text:p>
          </table:table-cell>
        </table:table-row>
        <table:table-row table:style-name="ro2">
          <table:table-cell office:value-type="string" calcext:value-type="string">
            <text:p><text:a xlink:href="https://en.wikipedia.org/wiki/Bangalore_South_(Lok_Sabha_constituency)" xlink:type="simple">Bangalore South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400341" calcext:value-type="float">
            <text:p>400341</text:p>
          </table:table-cell>
          <table:table-cell office:value-type="float" office:value="437953" calcext:value-type="float">
            <text:p>437953</text:p>
          </table:table-cell>
          <table:table-cell office:value-type="float" office:value="4621" calcext:value-type="float">
            <text:p>4621</text:p>
          </table:table-cell>
          <table:table-cell/>
          <table:table-cell office:value-type="float" office:value="31935" calcext:value-type="float">
            <text:p>31935</text:p>
          </table:table-cell>
          <table:table-cell table:number-columns-repeated="5"/>
          <table:table-cell office:value-type="float" office:value="33740" calcext:value-type="float">
            <text:p>33740</text:p>
          </table:table-cell>
          <table:table-cell office:value-type="float" office:value="908590" calcext:value-type="float">
            <text:p>908590</text:p>
          </table:table-cell>
          <table:table-cell office:value-type="float" office:value="2034910" calcext:value-type="float">
            <text:p>2034910</text:p>
          </table:table-cell>
          <table:table-cell office:value-type="string" calcext:value-type="string">
            <text:p>44.65%</text:p>
          </table:table-cell>
        </table:table-row>
        <table:table-row table:style-name="ro2">
          <table:table-cell office:value-type="string" calcext:value-type="string">
            <text:p><text:a xlink:href="https://en.wikipedia.org/wiki/Bangaon_(Lok_Sabha_constituency)" xlink:type="simple">Bangaon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42610" calcext:value-type="float">
            <text:p>42610</text:p>
          </table:table-cell>
          <table:table-cell office:value-type="float" office:value="17178" calcext:value-type="float">
            <text:p>17178</text:p>
          </table:table-cell>
          <table:table-cell table:style-name="ce5" office:value-type="float" office:value="453770" calcext:value-type="float">
            <text:p>453770</text:p>
          </table:table-cell>
          <table:table-cell office:value-type="float" office:value="7550" calcext:value-type="float">
            <text:p>7550</text:p>
          </table:table-cell>
          <table:table-cell/>
          <table:table-cell table:style-name="ce5" office:value-type="float" office:value="546596" calcext:value-type="float">
            <text:p>546596</text:p>
          </table:table-cell>
          <table:table-cell table:number-columns-repeated="3"/>
          <table:table-cell office:value-type="float" office:value="10531" calcext:value-type="float">
            <text:p>10531</text:p>
          </table:table-cell>
          <table:table-cell office:value-type="float" office:value="1078235" calcext:value-type="float">
            <text:p>1078235</text:p>
          </table:table-cell>
          <table:table-cell office:value-type="float" office:value="1249587" calcext:value-type="float">
            <text:p>1249587</text:p>
          </table:table-cell>
          <table:table-cell office:value-type="string" calcext:value-type="string">
            <text:p>86.29%</text:p>
          </table:table-cell>
        </table:table-row>
        <table:table-row table:style-name="ro2">
          <table:table-cell office:value-type="string" calcext:value-type="string">
            <text:p><text:a xlink:href="https://en.wikipedia.org/wiki/Banka_(Lok_Sabha_constituency)" xlink:type="simple">Bank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44588" calcext:value-type="float">
            <text:p>44588</text:p>
          </table:table-cell>
          <table:table-cell table:style-name="ce6"/>
          <table:table-cell office:value-type="float" office:value="12250" calcext:value-type="float">
            <text:p>12250</text:p>
          </table:table-cell>
          <table:table-cell/>
          <table:table-cell office:value-type="float" office:value="237133" calcext:value-type="float">
            <text:p>237133</text:p>
          </table:table-cell>
          <table:table-cell table:number-columns-repeated="5"/>
          <table:table-cell office:value-type="float" office:value="358237" calcext:value-type="float">
            <text:p>358237</text:p>
          </table:table-cell>
          <table:table-cell office:value-type="float" office:value="652208" calcext:value-type="float">
            <text:p>652208</text:p>
          </table:table-cell>
          <table:table-cell office:value-type="float" office:value="1339445" calcext:value-type="float">
            <text:p>1339445</text:p>
          </table:table-cell>
          <table:table-cell office:value-type="string" calcext:value-type="string">
            <text:p>48.69%</text:p>
          </table:table-cell>
        </table:table-row>
        <table:table-row table:style-name="ro2">
          <table:table-cell office:value-type="string" calcext:value-type="string">
            <text:p><text:a xlink:href="https://en.wikipedia.org/wiki/Bankura_(Lok_Sabha_constituency)" xlink:type="simple">Bankura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361421" calcext:value-type="float">
            <text:p>361421</text:p>
          </table:table-cell>
          <table:table-cell office:value-type="float" office:value="42660" calcext:value-type="float">
            <text:p>42660</text:p>
          </table:table-cell>
          <table:table-cell office:value-type="float" office:value="11083" calcext:value-type="float">
            <text:p>11083</text:p>
          </table:table-cell>
          <table:table-cell table:style-name="ce5" office:value-type="float" office:value="469223" calcext:value-type="float">
            <text:p>469223</text:p>
          </table:table-cell>
          <table:table-cell office:value-type="float" office:value="50114" calcext:value-type="float">
            <text:p>50114</text:p>
          </table:table-cell>
          <table:table-cell table:number-columns-repeated="5"/>
          <table:table-cell office:value-type="float" office:value="50103" calcext:value-type="float">
            <text:p>50103</text:p>
          </table:table-cell>
          <table:table-cell office:value-type="float" office:value="984604" calcext:value-type="float">
            <text:p>984604</text:p>
          </table:table-cell>
          <table:table-cell office:value-type="float" office:value="1268611" calcext:value-type="float">
            <text:p>1268611</text:p>
          </table:table-cell>
          <table:table-cell office:value-type="string" calcext:value-type="string">
            <text:p>77.61%</text:p>
          </table:table-cell>
        </table:table-row>
        <table:table-row table:style-name="ro2">
          <table:table-cell office:value-type="string" calcext:value-type="string">
            <text:p><text:a xlink:href="https://en.wikipedia.org/wiki/Bansgaon_(Lok_Sabha_constituency)" xlink:type="simple">Bansgaon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76432" calcext:value-type="float">
            <text:p>76432</text:p>
          </table:table-cell>
          <table:table-cell office:value-type="float" office:value="223011" calcext:value-type="float">
            <text:p>223011</text:p>
          </table:table-cell>
          <table:table-cell office:value-type="float" office:value="170224" calcext:value-type="float">
            <text:p>170224</text:p>
          </table:table-cell>
          <table:table-cell/>
          <table:table-cell office:value-type="float" office:value="35946" calcext:value-type="float">
            <text:p>35946</text:p>
          </table:table-cell>
          <table:table-cell table:style-name="ce5" office:value-type="float" office:value="113170" calcext:value-type="float">
            <text:p>113170</text:p>
          </table:table-cell>
          <table:table-cell table:number-columns-repeated="4"/>
          <table:table-cell office:value-type="float" office:value="30444" calcext:value-type="float">
            <text:p>30444</text:p>
          </table:table-cell>
          <table:table-cell office:value-type="float" office:value="649227" calcext:value-type="float">
            <text:p>649227</text:p>
          </table:table-cell>
          <table:table-cell office:value-type="float" office:value="1659648" calcext:value-type="float">
            <text:p>1659648</text:p>
          </table:table-cell>
          <table:table-cell office:value-type="string" calcext:value-type="string">
            <text:p>39.12%</text:p>
          </table:table-cell>
        </table:table-row>
        <table:table-row table:style-name="ro2">
          <table:table-cell office:value-type="string" calcext:value-type="string">
            <text:p><text:a xlink:href="https://en.wikipedia.org/wiki/Banswara_(Lok_Sabha_constituency)" xlink:type="simple">Banswara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413169" calcext:value-type="float">
            <text:p>413169</text:p>
          </table:table-cell>
          <table:table-cell office:value-type="float" office:value="213751" calcext:value-type="float">
            <text:p>213751</text:p>
          </table:table-cell>
          <table:table-cell office:value-type="float" office:value="21507" calcext:value-type="float">
            <text:p>21507</text:p>
          </table:table-cell>
          <table:table-cell/>
          <table:table-cell table:style-name="ce6"/>
          <table:table-cell table:style-name="ce5" office:value-type="float" office:value="10641" calcext:value-type="float">
            <text:p>10641</text:p>
          </table:table-cell>
          <table:table-cell table:number-columns-repeated="4"/>
          <table:table-cell office:value-type="float" office:value="109685" calcext:value-type="float">
            <text:p>109685</text:p>
          </table:table-cell>
          <table:table-cell office:value-type="float" office:value="768753" calcext:value-type="float">
            <text:p>768753</text:p>
          </table:table-cell>
          <table:table-cell office:value-type="float" office:value="1457980" calcext:value-type="float">
            <text:p>1457980</text:p>
          </table:table-cell>
          <table:table-cell office:value-type="string" calcext:value-type="string">
            <text:p>52.73%</text:p>
          </table:table-cell>
        </table:table-row>
        <table:table-row table:style-name="ro2">
          <table:table-cell office:value-type="string" calcext:value-type="string">
            <text:p><text:a xlink:href="https://en.wikipedia.org/wiki/Bapatla_(Lok_Sabha_constituency)" xlink:type="simple">Bapatla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60757" calcext:value-type="float">
            <text:p>460757</text:p>
          </table:table-cell>
          <table:table-cell office:value-type="float" office:value="14370" calcext:value-type="float">
            <text:p>14370</text:p>
          </table:table-cell>
          <table:table-cell office:value-type="float" office:value="8979" calcext:value-type="float">
            <text:p>8979</text:p>
          </table:table-cell>
          <table:table-cell/>
          <table:table-cell office:value-type="float" office:value="19543" calcext:value-type="float">
            <text:p>19543</text:p>
          </table:table-cell>
          <table:table-cell table:number-columns-repeated="2"/>
          <table:table-cell table:style-name="ce5" office:value-type="float" office:value="391419" calcext:value-type="float">
            <text:p>391419</text:p>
          </table:table-cell>
          <table:table-cell table:number-columns-repeated="2"/>
          <table:table-cell office:value-type="float" office:value="148559" calcext:value-type="float">
            <text:p>148559</text:p>
          </table:table-cell>
          <table:table-cell office:value-type="float" office:value="1043627" calcext:value-type="float">
            <text:p>1043627</text:p>
          </table:table-cell>
          <table:table-cell office:value-type="float" office:value="1321644" calcext:value-type="float">
            <text:p>1321644</text:p>
          </table:table-cell>
          <table:table-cell office:value-type="string" calcext:value-type="string">
            <text:p>78.96%</text:p>
          </table:table-cell>
        </table:table-row>
        <table:table-row table:style-name="ro2">
          <table:table-cell office:value-type="string" calcext:value-type="string">
            <text:p><text:a xlink:href="https://en.wikipedia.org/wiki/Bara_Banki_(Lok_Sabha_constituency)" xlink:type="simple">Bara Bank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28418" calcext:value-type="float">
            <text:p>328418</text:p>
          </table:table-cell>
          <table:table-cell office:value-type="float" office:value="47660" calcext:value-type="float">
            <text:p>47660</text:p>
          </table:table-cell>
          <table:table-cell office:value-type="float" office:value="159837" calcext:value-type="float">
            <text:p>159837</text:p>
          </table:table-cell>
          <table:table-cell/>
          <table:table-cell office:value-type="float" office:value="36732" calcext:value-type="float">
            <text:p>36732</text:p>
          </table:table-cell>
          <table:table-cell table:style-name="ce5" office:value-type="float" office:value="160505" calcext:value-type="float">
            <text:p>160505</text:p>
          </table:table-cell>
          <table:table-cell table:number-columns-repeated="4"/>
          <table:table-cell office:value-type="float" office:value="10276" calcext:value-type="float">
            <text:p>10276</text:p>
          </table:table-cell>
          <table:table-cell office:value-type="float" office:value="743428" calcext:value-type="float">
            <text:p>743428</text:p>
          </table:table-cell>
          <table:table-cell office:value-type="float" office:value="1422246" calcext:value-type="float">
            <text:p>1422246</text:p>
          </table:table-cell>
          <table:table-cell office:value-type="string" calcext:value-type="string">
            <text:p>52.27%</text:p>
          </table:table-cell>
        </table:table-row>
        <table:table-row table:style-name="ro2">
          <table:table-cell office:value-type="string" calcext:value-type="string">
            <text:p><text:a xlink:href="https://en.wikipedia.org/wiki/Baramati_(Lok_Sabha_constituency)" xlink:type="simple">Baramat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150996" calcext:value-type="float">
            <text:p>150996</text:p>
          </table:table-cell>
          <table:table-cell office:value-type="float" office:value="29864" calcext:value-type="float">
            <text:p>29864</text:p>
          </table:table-cell>
          <table:table-cell/>
          <table:table-cell office:value-type="float" office:value="40821" calcext:value-type="float">
            <text:p>40821</text:p>
          </table:table-cell>
          <table:table-cell table:number-columns-repeated="3"/>
          <table:table-cell table:style-name="ce5" office:value-type="float" office:value="487827" calcext:value-type="float">
            <text:p>487827</text:p>
          </table:table-cell>
          <table:table-cell/>
          <table:table-cell office:value-type="float" office:value="24540" calcext:value-type="float">
            <text:p>24540</text:p>
          </table:table-cell>
          <table:table-cell office:value-type="float" office:value="734048" calcext:value-type="float">
            <text:p>734048</text:p>
          </table:table-cell>
          <table:table-cell office:value-type="float" office:value="1593460" calcext:value-type="float">
            <text:p>1593460</text:p>
          </table:table-cell>
          <table:table-cell office:value-type="string" calcext:value-type="string">
            <text:p>46.07%</text:p>
          </table:table-cell>
        </table:table-row>
        <table:table-row table:style-name="ro2">
          <table:table-cell office:value-type="string" calcext:value-type="string">
            <text:p><text:a xlink:href="https://en.wikipedia.org/wiki/Baramulla_(Lok_Sabha_constituency)" xlink:type="simple">Baramulla</text:a></text:p>
          </table:table-cell>
          <table:table-cell office:value-type="string" calcext:value-type="string">
            <text:p><text:a xlink:href="https://en.wikipedia.org/wiki/Jammu_%26_Kashmir" xlink:type="simple">JK</text:a></text:p>
          </table:table-cell>
          <table:table-cell table:style-name="ce6" table:number-columns-repeated="2"/>
          <table:table-cell office:value-type="float" office:value="4391" calcext:value-type="float">
            <text:p>4391</text:p>
          </table:table-cell>
          <table:table-cell/>
          <table:table-cell office:value-type="float" office:value="7808" calcext:value-type="float">
            <text:p>7808</text:p>
          </table:table-cell>
          <table:table-cell table:number-columns-repeated="5"/>
          <table:table-cell office:value-type="float" office:value="429035" calcext:value-type="float">
            <text:p>429035</text:p>
          </table:table-cell>
          <table:table-cell office:value-type="float" office:value="441234" calcext:value-type="float">
            <text:p>441234</text:p>
          </table:table-cell>
          <table:table-cell office:value-type="float" office:value="1054496" calcext:value-type="float">
            <text:p>1054496</text:p>
          </table:table-cell>
          <table:table-cell office:value-type="string" calcext:value-type="string">
            <text:p>41.84%</text:p>
          </table:table-cell>
        </table:table-row>
        <table:table-row table:style-name="ro2">
          <table:table-cell office:value-type="string" calcext:value-type="string">
            <text:p><text:a xlink:href="https://en.wikipedia.org/wiki/Barasat_(Lok_Sabha_constituency)" xlink:type="simple">Barasat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55353" calcext:value-type="float">
            <text:p>55353</text:p>
          </table:table-cell>
          <table:table-cell office:value-type="float" office:value="18381" calcext:value-type="float">
            <text:p>18381</text:p>
          </table:table-cell>
          <table:table-cell/>
          <table:table-cell office:value-type="float" office:value="14440" calcext:value-type="float">
            <text:p>14440</text:p>
          </table:table-cell>
          <table:table-cell/>
          <table:table-cell table:style-name="ce5" office:value-type="float" office:value="522530" calcext:value-type="float">
            <text:p>522530</text:p>
          </table:table-cell>
          <table:table-cell table:number-columns-repeated="3"/>
          <table:table-cell office:value-type="float" office:value="414835" calcext:value-type="float">
            <text:p>414835</text:p>
          </table:table-cell>
          <table:table-cell office:value-type="float" office:value="1025539" calcext:value-type="float">
            <text:p>1025539</text:p>
          </table:table-cell>
          <table:table-cell office:value-type="float" office:value="1226654" calcext:value-type="float">
            <text:p>1226654</text:p>
          </table:table-cell>
          <table:table-cell office:value-type="string" calcext:value-type="string">
            <text:p>83.60%</text:p>
          </table:table-cell>
        </table:table-row>
        <table:table-row table:style-name="ro2">
          <table:table-cell office:value-type="string" calcext:value-type="string">
            <text:p><text:a xlink:href="https://en.wikipedia.org/wiki/Bardhaman_Purba_(Lok_Sabha_constituency)" xlink:type="simple">Bardhaman Purba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71632" calcext:value-type="float">
            <text:p>71632</text:p>
          </table:table-cell>
          <table:table-cell office:value-type="float" office:value="9069" calcext:value-type="float">
            <text:p>9069</text:p>
          </table:table-cell>
          <table:table-cell table:style-name="ce5" office:value-type="float" office:value="531987" calcext:value-type="float">
            <text:p>531987</text:p>
          </table:table-cell>
          <table:table-cell table:style-name="ce6"/>
          <table:table-cell/>
          <table:table-cell table:style-name="ce5" office:value-type="float" office:value="472568" calcext:value-type="float">
            <text:p>472568</text:p>
          </table:table-cell>
          <table:table-cell table:number-columns-repeated="3"/>
          <table:table-cell office:value-type="float" office:value="39117" calcext:value-type="float">
            <text:p>39117</text:p>
          </table:table-cell>
          <table:table-cell office:value-type="float" office:value="1124373" calcext:value-type="float">
            <text:p>1124373</text:p>
          </table:table-cell>
          <table:table-cell office:value-type="float" office:value="1289311" calcext:value-type="float">
            <text:p>1289311</text:p>
          </table:table-cell>
          <table:table-cell office:value-type="string" calcext:value-type="string">
            <text:p>87.21%</text:p>
          </table:table-cell>
        </table:table-row>
        <table:table-row table:style-name="ro2">
          <table:table-cell office:value-type="string" calcext:value-type="string">
            <text:p><text:a xlink:href="https://en.wikipedia.org/wiki/Bardoli_(Lok_Sabha_constituency)" xlink:type="simple">Bardoli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98430" calcext:value-type="float">
            <text:p>398430</text:p>
          </table:table-cell>
          <table:table-cell office:value-type="float" office:value="339445" calcext:value-type="float">
            <text:p>339445</text:p>
          </table:table-cell>
          <table:table-cell office:value-type="float" office:value="16478" calcext:value-type="float">
            <text:p>16478</text:p>
          </table:table-cell>
          <table:table-cell/>
          <table:table-cell office:value-type="float" office:value="49196" calcext:value-type="float">
            <text:p>49196</text:p>
          </table:table-cell>
          <table:table-cell table:style-name="ce5" office:value-type="float" office:value="2344" calcext:value-type="float">
            <text:p>2344</text:p>
          </table:table-cell>
          <table:table-cell table:number-columns-repeated="4"/>
          <table:table-cell office:value-type="float" office:value="26649" calcext:value-type="float">
            <text:p>26649</text:p>
          </table:table-cell>
          <table:table-cell office:value-type="float" office:value="832542" calcext:value-type="float">
            <text:p>832542</text:p>
          </table:table-cell>
          <table:table-cell office:value-type="float" office:value="1440215" calcext:value-type="float">
            <text:p>1440215</text:p>
          </table:table-cell>
          <table:table-cell office:value-type="string" calcext:value-type="string">
            <text:p>57.81%</text:p>
          </table:table-cell>
        </table:table-row>
        <table:table-row table:style-name="ro2">
          <table:table-cell office:value-type="string" calcext:value-type="string">
            <text:p><text:a xlink:href="https://en.wikipedia.org/wiki/Bareilly_(Lok_Sabha_constituency)" xlink:type="simple">Bareilly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20976" calcext:value-type="float">
            <text:p>220976</text:p>
          </table:table-cell>
          <table:table-cell office:value-type="float" office:value="211638" calcext:value-type="float">
            <text:p>211638</text:p>
          </table:table-cell>
          <table:table-cell office:value-type="float" office:value="181996" calcext:value-type="float">
            <text:p>181996</text:p>
          </table:table-cell>
          <table:table-cell/>
          <table:table-cell office:value-type="float" office:value="11686" calcext:value-type="float">
            <text:p>11686</text:p>
          </table:table-cell>
          <table:table-cell table:style-name="ce5" office:value-type="float" office:value="73549" calcext:value-type="float">
            <text:p>73549</text:p>
          </table:table-cell>
          <table:table-cell table:number-columns-repeated="4"/>
          <table:table-cell office:value-type="float" office:value="5889" calcext:value-type="float">
            <text:p>5889</text:p>
          </table:table-cell>
          <table:table-cell office:value-type="float" office:value="705734" calcext:value-type="float">
            <text:p>705734</text:p>
          </table:table-cell>
          <table:table-cell office:value-type="float" office:value="1401423" calcext:value-type="float">
            <text:p>1401423</text:p>
          </table:table-cell>
          <table:table-cell office:value-type="string" calcext:value-type="string">
            <text:p>50.36%</text:p>
          </table:table-cell>
        </table:table-row>
        <table:table-row table:style-name="ro2">
          <table:table-cell office:value-type="string" calcext:value-type="string">
            <text:p><text:a xlink:href="https://en.wikipedia.org/wiki/Bargarh_(Lok_Sabha_constituency)" xlink:type="simple">Bargarh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97375" calcext:value-type="float">
            <text:p>397375</text:p>
          </table:table-cell>
          <table:table-cell office:value-type="float" office:value="157750" calcext:value-type="float">
            <text:p>157750</text:p>
          </table:table-cell>
          <table:table-cell office:value-type="float" office:value="25710" calcext:value-type="float">
            <text:p>25710</text:p>
          </table:table-cell>
          <table:table-cell/>
          <table:table-cell office:value-type="float" office:value="20423" calcext:value-type="float">
            <text:p>20423</text:p>
          </table:table-cell>
          <table:table-cell table:number-columns-repeated="5"/>
          <table:table-cell office:value-type="float" office:value="318367" calcext:value-type="float">
            <text:p>318367</text:p>
          </table:table-cell>
          <table:table-cell office:value-type="float" office:value="919625" calcext:value-type="float">
            <text:p>919625</text:p>
          </table:table-cell>
          <table:table-cell office:value-type="float" office:value="1320274" calcext:value-type="float">
            <text:p>1320274</text:p>
          </table:table-cell>
          <table:table-cell office:value-type="string" calcext:value-type="string">
            <text:p>69.65%</text:p>
          </table:table-cell>
        </table:table-row>
        <table:table-row table:style-name="ro2">
          <table:table-cell office:value-type="string" calcext:value-type="string">
            <text:p><text:a xlink:href="https://en.wikipedia.org/wiki/Barmer_(Lok_Sabha_constituency)" xlink:type="simple">Barme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416497" calcext:value-type="float">
            <text:p>416497</text:p>
          </table:table-cell>
          <table:table-cell office:value-type="float" office:value="297391" calcext:value-type="float">
            <text:p>297391</text:p>
          </table:table-cell>
          <table:table-cell office:value-type="float" office:value="18320" calcext:value-type="float">
            <text:p>18320</text:p>
          </table:table-cell>
          <table:table-cell/>
          <table:table-cell office:value-type="float" office:value="52991" calcext:value-type="float">
            <text:p>52991</text:p>
          </table:table-cell>
          <table:table-cell table:number-columns-repeated="5"/>
          <table:table-cell table:style-name="ce6"/>
          <table:table-cell office:value-type="float" office:value="785199" calcext:value-type="float">
            <text:p>785199</text:p>
          </table:table-cell>
          <table:table-cell office:value-type="float" office:value="1441456" calcext:value-type="float">
            <text:p>1441456</text:p>
          </table:table-cell>
          <table:table-cell office:value-type="string" calcext:value-type="string">
            <text:p>54.47%</text:p>
          </table:table-cell>
        </table:table-row>
        <table:table-row table:style-name="ro2">
          <table:table-cell office:value-type="string" calcext:value-type="string">
            <text:p><text:a xlink:href="https://en.wikipedia.org/wiki/Barpeta_(Lok_Sabha_constituency)" xlink:type="simple">Barpeta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322137" calcext:value-type="float">
            <text:p>322137</text:p>
          </table:table-cell>
          <table:table-cell table:style-name="ce6" table:number-columns-repeated="2"/>
          <table:table-cell table:style-name="ce5" office:value-type="float" office:value="36045" calcext:value-type="float">
            <text:p>36045</text:p>
          </table:table-cell>
          <table:table-cell office:value-type="float" office:value="17089" calcext:value-type="float">
            <text:p>17089</text:p>
          </table:table-cell>
          <table:table-cell table:style-name="ce5" office:value-type="float" office:value="2522" calcext:value-type="float">
            <text:p>2522</text:p>
          </table:table-cell>
          <table:table-cell table:number-columns-repeated="4"/>
          <table:table-cell office:value-type="float" office:value="523376" calcext:value-type="float">
            <text:p>523376</text:p>
          </table:table-cell>
          <table:table-cell office:value-type="float" office:value="901169" calcext:value-type="float">
            <text:p>901169</text:p>
          </table:table-cell>
          <table:table-cell office:value-type="float" office:value="1239607" calcext:value-type="float">
            <text:p>1239607</text:p>
          </table:table-cell>
          <table:table-cell office:value-type="string" calcext:value-type="string">
            <text:p>72.70%</text:p>
          </table:table-cell>
        </table:table-row>
        <table:table-row table:style-name="ro2">
          <table:table-cell office:value-type="string" calcext:value-type="string">
            <text:p><text:a xlink:href="https://en.wikipedia.org/wiki/Barrackpore_(Lok_Sabha_constituency)" xlink:type="simple">Barrackpore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0970" calcext:value-type="float">
            <text:p>30970</text:p>
          </table:table-cell>
          <table:table-cell office:value-type="float" office:value="9359" calcext:value-type="float">
            <text:p>9359</text:p>
          </table:table-cell>
          <table:table-cell table:style-name="ce5" office:value-type="float" office:value="372675" calcext:value-type="float">
            <text:p>372675</text:p>
          </table:table-cell>
          <table:table-cell office:value-type="float" office:value="23194" calcext:value-type="float">
            <text:p>23194</text:p>
          </table:table-cell>
          <table:table-cell/>
          <table:table-cell table:style-name="ce5" office:value-type="float" office:value="428699" calcext:value-type="float">
            <text:p>428699</text:p>
          </table:table-cell>
          <table:table-cell table:number-columns-repeated="3"/>
          <table:table-cell office:value-type="float" office:value="5071" calcext:value-type="float">
            <text:p>5071</text:p>
          </table:table-cell>
          <table:table-cell office:value-type="float" office:value="869968" calcext:value-type="float">
            <text:p>869968</text:p>
          </table:table-cell>
          <table:table-cell office:value-type="float" office:value="1081237" calcext:value-type="float">
            <text:p>1081237</text:p>
          </table:table-cell>
          <table:table-cell office:value-type="string" calcext:value-type="string">
            <text:p>80.46%</text:p>
          </table:table-cell>
        </table:table-row>
        <table:table-row table:style-name="ro2">
          <table:table-cell office:value-type="string" calcext:value-type="string">
            <text:p><text:a xlink:href="https://en.wikipedia.org/wiki/Basirhat_(Lok_Sabha_constituency)" xlink:type="simple">Basirhat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68014" calcext:value-type="float">
            <text:p>68014</text:p>
          </table:table-cell>
          <table:table-cell office:value-type="float" office:value="7625" calcext:value-type="float">
            <text:p>7625</text:p>
          </table:table-cell>
          <table:table-cell/>
          <table:table-cell office:value-type="float" office:value="13920" calcext:value-type="float">
            <text:p>13920</text:p>
          </table:table-cell>
          <table:table-cell/>
          <table:table-cell table:style-name="ce5" office:value-type="float" office:value="479250" calcext:value-type="float">
            <text:p>479250</text:p>
          </table:table-cell>
          <table:table-cell table:number-columns-repeated="3"/>
          <table:table-cell office:value-type="float" office:value="468809" calcext:value-type="float">
            <text:p>468809</text:p>
          </table:table-cell>
          <table:table-cell office:value-type="float" office:value="1037618" calcext:value-type="float">
            <text:p>1037618</text:p>
          </table:table-cell>
          <table:table-cell office:value-type="float" office:value="1198579" calcext:value-type="float">
            <text:p>1198579</text:p>
          </table:table-cell>
          <table:table-cell office:value-type="string" calcext:value-type="string">
            <text:p>86.57%</text:p>
          </table:table-cell>
        </table:table-row>
        <table:table-row table:style-name="ro2">
          <table:table-cell office:value-type="string" calcext:value-type="string">
            <text:p><text:a xlink:href="https://en.wikipedia.org/wiki/Bastar_(Lok_Sabha_constituency)" xlink:type="simple">Bastar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149111" calcext:value-type="float">
            <text:p>149111</text:p>
          </table:table-cell>
          <table:table-cell office:value-type="float" office:value="249373" calcext:value-type="float">
            <text:p>249373</text:p>
          </table:table-cell>
          <table:table-cell office:value-type="float" office:value="35098" calcext:value-type="float">
            <text:p>35098</text:p>
          </table:table-cell>
          <table:table-cell/>
          <table:table-cell office:value-type="float" office:value="52709" calcext:value-type="float">
            <text:p>52709</text:p>
          </table:table-cell>
          <table:table-cell table:number-columns-repeated="5"/>
          <table:table-cell office:value-type="float" office:value="78420" calcext:value-type="float">
            <text:p>78420</text:p>
          </table:table-cell>
          <table:table-cell office:value-type="float" office:value="564711" calcext:value-type="float">
            <text:p>564711</text:p>
          </table:table-cell>
          <table:table-cell office:value-type="float" office:value="1191859" calcext:value-type="float">
            <text:p>1191859</text:p>
          </table:table-cell>
          <table:table-cell office:value-type="string" calcext:value-type="string">
            <text:p>47.38%</text:p>
          </table:table-cell>
        </table:table-row>
        <table:table-row table:style-name="ro2">
          <table:table-cell office:value-type="string" calcext:value-type="string">
            <text:p><text:a xlink:href="https://en.wikipedia.org/wiki/Basti_(Lok_Sabha_constituency)" xlink:type="simple">Bast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95235" calcext:value-type="float">
            <text:p>95235</text:p>
          </table:table-cell>
          <table:table-cell office:value-type="float" office:value="117259" calcext:value-type="float">
            <text:p>117259</text:p>
          </table:table-cell>
          <table:table-cell office:value-type="float" office:value="268666" calcext:value-type="float">
            <text:p>268666</text:p>
          </table:table-cell>
          <table:table-cell/>
          <table:table-cell office:value-type="float" office:value="23755" calcext:value-type="float">
            <text:p>23755</text:p>
          </table:table-cell>
          <table:table-cell table:style-name="ce5" office:value-type="float" office:value="163456" calcext:value-type="float">
            <text:p>163456</text:p>
          </table:table-cell>
          <table:table-cell table:number-columns-repeated="4"/>
          <table:table-cell office:value-type="float" office:value="105408" calcext:value-type="float">
            <text:p>105408</text:p>
          </table:table-cell>
          <table:table-cell office:value-type="float" office:value="773779" calcext:value-type="float">
            <text:p>773779</text:p>
          </table:table-cell>
          <table:table-cell office:value-type="float" office:value="1569175" calcext:value-type="float">
            <text:p>1569175</text:p>
          </table:table-cell>
          <table:table-cell office:value-type="string" calcext:value-type="string">
            <text:p>49.31%</text:p>
          </table:table-cell>
        </table:table-row>
        <table:table-row table:style-name="ro2">
          <table:table-cell office:value-type="string" calcext:value-type="string">
            <text:p><text:a xlink:href="https://en.wikipedia.org/wiki/Bathinda_(Lok_Sabha_constituency)" xlink:type="simple">Bathinda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08524" calcext:value-type="float">
            <text:p>408524</text:p>
          </table:table-cell>
          <table:table-cell table:style-name="ce6"/>
          <table:table-cell office:value-type="float" office:value="35094" calcext:value-type="float">
            <text:p>35094</text:p>
          </table:table-cell>
          <table:table-cell/>
          <table:table-cell office:value-type="float" office:value="35275" calcext:value-type="float">
            <text:p>35275</text:p>
          </table:table-cell>
          <table:table-cell table:number-columns-repeated="5"/>
          <table:table-cell office:value-type="float" office:value="569335" calcext:value-type="float">
            <text:p>569335</text:p>
          </table:table-cell>
          <table:table-cell office:value-type="float" office:value="1048228" calcext:value-type="float">
            <text:p>1048228</text:p>
          </table:table-cell>
          <table:table-cell office:value-type="float" office:value="1336790" calcext:value-type="float">
            <text:p>1336790</text:p>
          </table:table-cell>
          <table:table-cell office:value-type="string" calcext:value-type="string">
            <text:p>78.41%</text:p>
          </table:table-cell>
        </table:table-row>
        <table:table-row table:style-name="ro2">
          <table:table-cell office:value-type="string" calcext:value-type="string">
            <text:p><text:a xlink:href="https://en.wikipedia.org/wiki/Beed_(Lok_Sabha_constituency)" xlink:type="simple">Beed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553994" calcext:value-type="float">
            <text:p>553994</text:p>
          </table:table-cell>
          <table:table-cell office:value-type="float" office:value="25284" calcext:value-type="float">
            <text:p>25284</text:p>
          </table:table-cell>
          <table:table-cell/>
          <table:table-cell office:value-type="float" office:value="56434" calcext:value-type="float">
            <text:p>56434</text:p>
          </table:table-cell>
          <table:table-cell table:number-columns-repeated="3"/>
          <table:table-cell table:style-name="ce5" office:value-type="float" office:value="413042" calcext:value-type="float">
            <text:p>413042</text:p>
          </table:table-cell>
          <table:table-cell/>
          <table:table-cell office:value-type="float" office:value="25229" calcext:value-type="float">
            <text:p>25229</text:p>
          </table:table-cell>
          <table:table-cell office:value-type="float" office:value="1073983" calcext:value-type="float">
            <text:p>1073983</text:p>
          </table:table-cell>
          <table:table-cell office:value-type="float" office:value="1637501" calcext:value-type="float">
            <text:p>1637501</text:p>
          </table:table-cell>
          <table:table-cell office:value-type="string" calcext:value-type="string">
            <text:p>65.59%</text:p>
          </table:table-cell>
        </table:table-row>
        <table:table-row table:style-name="ro2">
          <table:table-cell office:value-type="string" calcext:value-type="string">
            <text:p><text:a xlink:href="https://en.wikipedia.org/wiki/Begusarai_(Lok_Sabha_constituency)" xlink:type="simple">Begusarai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74565" calcext:value-type="float">
            <text:p>74565</text:p>
          </table:table-cell>
          <table:table-cell table:style-name="ce6"/>
          <table:table-cell office:value-type="float" office:value="6548" calcext:value-type="float">
            <text:p>6548</text:p>
          </table:table-cell>
          <table:table-cell/>
          <table:table-cell office:value-type="float" office:value="133600" calcext:value-type="float">
            <text:p>133600</text:p>
          </table:table-cell>
          <table:table-cell table:number-columns-repeated="5"/>
          <table:table-cell office:value-type="float" office:value="503552" calcext:value-type="float">
            <text:p>503552</text:p>
          </table:table-cell>
          <table:table-cell office:value-type="float" office:value="718265" calcext:value-type="float">
            <text:p>718265</text:p>
          </table:table-cell>
          <table:table-cell office:value-type="float" office:value="1473263" calcext:value-type="float">
            <text:p>1473263</text:p>
          </table:table-cell>
          <table:table-cell office:value-type="string" calcext:value-type="string">
            <text:p>48.75%</text:p>
          </table:table-cell>
        </table:table-row>
        <table:table-row table:style-name="ro2">
          <table:table-cell office:value-type="string" calcext:value-type="string">
            <text:p><text:a xlink:href="https://en.wikipedia.org/wiki/Belgaum_(Lok_Sabha_constituency)" xlink:type="simple">Belgaum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265637" calcext:value-type="float">
            <text:p>265637</text:p>
          </table:table-cell>
          <table:table-cell office:value-type="float" office:value="384324" calcext:value-type="float">
            <text:p>384324</text:p>
          </table:table-cell>
          <table:table-cell office:value-type="float" office:value="6161" calcext:value-type="float">
            <text:p>6161</text:p>
          </table:table-cell>
          <table:table-cell/>
          <table:table-cell office:value-type="float" office:value="29845" calcext:value-type="float">
            <text:p>29845</text:p>
          </table:table-cell>
          <table:table-cell table:number-columns-repeated="5"/>
          <table:table-cell office:value-type="float" office:value="68594" calcext:value-type="float">
            <text:p>68594</text:p>
          </table:table-cell>
          <table:table-cell office:value-type="float" office:value="754561" calcext:value-type="float">
            <text:p>754561</text:p>
          </table:table-cell>
          <table:table-cell office:value-type="float" office:value="1378238" calcext:value-type="float">
            <text:p>1378238</text:p>
          </table:table-cell>
          <table:table-cell office:value-type="string" calcext:value-type="string">
            <text:p>54.75%</text:p>
          </table:table-cell>
        </table:table-row>
        <table:table-row table:style-name="ro2">
          <table:table-cell office:value-type="string" calcext:value-type="string">
            <text:p><text:a xlink:href="https://en.wikipedia.org/wiki/Bellary_(Lok_Sabha_constituency)" xlink:type="simple">Bellary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99970" calcext:value-type="float">
            <text:p>399970</text:p>
          </table:table-cell>
          <table:table-cell office:value-type="float" office:value="402213" calcext:value-type="float">
            <text:p>402213</text:p>
          </table:table-cell>
          <table:table-cell office:value-type="float" office:value="14712" calcext:value-type="float">
            <text:p>14712</text:p>
          </table:table-cell>
          <table:table-cell/>
          <table:table-cell office:value-type="float" office:value="32434" calcext:value-type="float">
            <text:p>32434</text:p>
          </table:table-cell>
          <table:table-cell table:number-columns-repeated="5"/>
          <table:table-cell office:value-type="float" office:value="11540" calcext:value-type="float">
            <text:p>11540</text:p>
          </table:table-cell>
          <table:table-cell office:value-type="float" office:value="860869" calcext:value-type="float">
            <text:p>860869</text:p>
          </table:table-cell>
          <table:table-cell office:value-type="float" office:value="1401258" calcext:value-type="float">
            <text:p>1401258</text:p>
          </table:table-cell>
          <table:table-cell office:value-type="string" calcext:value-type="string">
            <text:p>61.44%</text:p>
          </table:table-cell>
        </table:table-row>
        <table:table-row table:style-name="ro2">
          <table:table-cell office:value-type="string" calcext:value-type="string">
            <text:p><text:a xlink:href="https://en.wikipedia.org/wiki/Berhampur_(Lok_Sabha_constituency)" xlink:type="simple">Berhampu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262552" calcext:value-type="float">
            <text:p>262552</text:p>
          </table:table-cell>
          <table:table-cell office:value-type="float" office:value="78929" calcext:value-type="float">
            <text:p>78929</text:p>
          </table:table-cell>
          <table:table-cell office:value-type="float" office:value="14186" calcext:value-type="float">
            <text:p>14186</text:p>
          </table:table-cell>
          <table:table-cell/>
          <table:table-cell office:value-type="float" office:value="28558" calcext:value-type="float">
            <text:p>28558</text:p>
          </table:table-cell>
          <table:table-cell table:number-columns-repeated="5"/>
          <table:table-cell office:value-type="float" office:value="326698" calcext:value-type="float">
            <text:p>326698</text:p>
          </table:table-cell>
          <table:table-cell office:value-type="float" office:value="710923" calcext:value-type="float">
            <text:p>710923</text:p>
          </table:table-cell>
          <table:table-cell office:value-type="float" office:value="1207552" calcext:value-type="float">
            <text:p>1207552</text:p>
          </table:table-cell>
          <table:table-cell office:value-type="string" calcext:value-type="string">
            <text:p>58.87%</text:p>
          </table:table-cell>
        </table:table-row>
        <table:table-row table:style-name="ro2">
          <table:table-cell office:value-type="string" calcext:value-type="string">
            <text:p><text:a xlink:href="https://en.wikipedia.org/wiki/Betul_(Lok_Sabha_constituency)" xlink:type="simple">Betul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37622" calcext:value-type="float">
            <text:p>237622</text:p>
          </table:table-cell>
          <table:table-cell office:value-type="float" office:value="334939" calcext:value-type="float">
            <text:p>334939</text:p>
          </table:table-cell>
          <table:table-cell office:value-type="float" office:value="13586" calcext:value-type="float">
            <text:p>13586</text:p>
          </table:table-cell>
          <table:table-cell/>
          <table:table-cell office:value-type="float" office:value="35776" calcext:value-type="float">
            <text:p>35776</text:p>
          </table:table-cell>
          <table:table-cell table:style-name="ce5" office:value-type="float" office:value="5857" calcext:value-type="float">
            <text:p>5857</text:p>
          </table:table-cell>
          <table:table-cell table:number-columns-repeated="4"/>
          <table:table-cell office:value-type="float" office:value="8775" calcext:value-type="float">
            <text:p>8775</text:p>
          </table:table-cell>
          <table:table-cell office:value-type="float" office:value="636555" calcext:value-type="float">
            <text:p>636555</text:p>
          </table:table-cell>
          <table:table-cell office:value-type="float" office:value="1286761" calcext:value-type="float">
            <text:p>1286761</text:p>
          </table:table-cell>
          <table:table-cell office:value-type="string" calcext:value-type="string">
            <text:p>49.47%</text:p>
          </table:table-cell>
        </table:table-row>
        <table:table-row table:style-name="ro2">
          <table:table-cell office:value-type="string" calcext:value-type="string">
            <text:p><text:a xlink:href="https://en.wikipedia.org/wiki/Bhadohi_(Lok_Sabha_constituency)" xlink:type="simple">Bhadoh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93351" calcext:value-type="float">
            <text:p>93351</text:p>
          </table:table-cell>
          <table:table-cell office:value-type="float" office:value="57672" calcext:value-type="float">
            <text:p>57672</text:p>
          </table:table-cell>
          <table:table-cell office:value-type="float" office:value="195808" calcext:value-type="float">
            <text:p>195808</text:p>
          </table:table-cell>
          <table:table-cell/>
          <table:table-cell office:value-type="float" office:value="21482" calcext:value-type="float">
            <text:p>21482</text:p>
          </table:table-cell>
          <table:table-cell table:style-name="ce5" office:value-type="float" office:value="182845" calcext:value-type="float">
            <text:p>182845</text:p>
          </table:table-cell>
          <table:table-cell table:number-columns-repeated="2"/>
          <table:table-cell table:style-name="ce5" office:value-type="float" office:value="8804" calcext:value-type="float">
            <text:p>8804</text:p>
          </table:table-cell>
          <table:table-cell/>
          <table:table-cell office:value-type="float" office:value="98723" calcext:value-type="float">
            <text:p>98723</text:p>
          </table:table-cell>
          <table:table-cell office:value-type="float" office:value="658685" calcext:value-type="float">
            <text:p>658685</text:p>
          </table:table-cell>
          <table:table-cell office:value-type="float" office:value="1519449" calcext:value-type="float">
            <text:p>1519449</text:p>
          </table:table-cell>
          <table:table-cell office:value-type="string" calcext:value-type="string">
            <text:p>43.35%</text:p>
          </table:table-cell>
        </table:table-row>
        <table:table-row table:style-name="ro2">
          <table:table-cell office:value-type="string" calcext:value-type="string">
            <text:p><text:a xlink:href="https://en.wikipedia.org/wiki/Bhadrak_(Lok_Sabha_constituency)" xlink:type="simple">Bhadrak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61870" calcext:value-type="float">
            <text:p>361870</text:p>
          </table:table-cell>
          <table:table-cell office:value-type="float" office:value="122431" calcext:value-type="float">
            <text:p>122431</text:p>
          </table:table-cell>
          <table:table-cell office:value-type="float" office:value="6917" calcext:value-type="float">
            <text:p>6917</text:p>
          </table:table-cell>
          <table:table-cell/>
          <table:table-cell office:value-type="float" office:value="21136" calcext:value-type="float">
            <text:p>21136</text:p>
          </table:table-cell>
          <table:table-cell table:number-columns-repeated="5"/>
          <table:table-cell office:value-type="float" office:value="416808" calcext:value-type="float">
            <text:p>416808</text:p>
          </table:table-cell>
          <table:table-cell office:value-type="float" office:value="929162" calcext:value-type="float">
            <text:p>929162</text:p>
          </table:table-cell>
          <table:table-cell office:value-type="float" office:value="1372356" calcext:value-type="float">
            <text:p>1372356</text:p>
          </table:table-cell>
          <table:table-cell office:value-type="string" calcext:value-type="string">
            <text:p>67.71%</text:p>
          </table:table-cell>
        </table:table-row>
        <table:table-row table:style-name="ro2">
          <table:table-cell office:value-type="string" calcext:value-type="string">
            <text:p><text:a xlink:href="https://en.wikipedia.org/wiki/Bhagalpur_(Lok_Sabha_constituency)" xlink:type="simple">Bhagalpu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52121" calcext:value-type="float">
            <text:p>52121</text:p>
          </table:table-cell>
          <table:table-cell office:value-type="float" office:value="228384" calcext:value-type="float">
            <text:p>228384</text:p>
          </table:table-cell>
          <table:table-cell office:value-type="float" office:value="55387" calcext:value-type="float">
            <text:p>55387</text:p>
          </table:table-cell>
          <table:table-cell table:style-name="ce5" office:value-type="float" office:value="17087" calcext:value-type="float">
            <text:p>17087</text:p>
          </table:table-cell>
          <table:table-cell office:value-type="float" office:value="69811" calcext:value-type="float">
            <text:p>69811</text:p>
          </table:table-cell>
          <table:table-cell table:number-columns-repeated="5"/>
          <table:table-cell office:value-type="float" office:value="206288" calcext:value-type="float">
            <text:p>206288</text:p>
          </table:table-cell>
          <table:table-cell office:value-type="float" office:value="629078" calcext:value-type="float">
            <text:p>629078</text:p>
          </table:table-cell>
          <table:table-cell office:value-type="float" office:value="1433346" calcext:value-type="float">
            <text:p>1433346</text:p>
          </table:table-cell>
          <table:table-cell office:value-type="string" calcext:value-type="string">
            <text:p>43.89%</text:p>
          </table:table-cell>
        </table:table-row>
        <table:table-row table:style-name="ro2">
          <table:table-cell office:value-type="string" calcext:value-type="string">
            <text:p><text:a xlink:href="https://en.wikipedia.org/wiki/Bhandara-Gondiya_(Lok_Sabha_constituency)" xlink:type="simple">Bhandara-Gondiya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158938" calcext:value-type="float">
            <text:p>158938</text:p>
          </table:table-cell>
          <table:table-cell office:value-type="float" office:value="68246" calcext:value-type="float">
            <text:p>68246</text:p>
          </table:table-cell>
          <table:table-cell/>
          <table:table-cell office:value-type="float" office:value="287053" calcext:value-type="float">
            <text:p>287053</text:p>
          </table:table-cell>
          <table:table-cell table:number-columns-repeated="3"/>
          <table:table-cell table:style-name="ce5" office:value-type="float" office:value="489814" calcext:value-type="float">
            <text:p>489814</text:p>
          </table:table-cell>
          <table:table-cell/>
          <table:table-cell office:value-type="float" office:value="26699" calcext:value-type="float">
            <text:p>26699</text:p>
          </table:table-cell>
          <table:table-cell office:value-type="float" office:value="1030750" calcext:value-type="float">
            <text:p>1030750</text:p>
          </table:table-cell>
          <table:table-cell office:value-type="float" office:value="1450477" calcext:value-type="float">
            <text:p>1450477</text:p>
          </table:table-cell>
          <table:table-cell office:value-type="string" calcext:value-type="string">
            <text:p>71.06%</text:p>
          </table:table-cell>
        </table:table-row>
        <table:table-row table:style-name="ro2">
          <table:table-cell office:value-type="string" calcext:value-type="string">
            <text:p><text:a xlink:href="https://en.wikipedia.org/wiki/Bharatpur_(Lok_Sabha_constituency)" xlink:type="simple">Bharatpu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01434" calcext:value-type="float">
            <text:p>301434</text:p>
          </table:table-cell>
          <table:table-cell office:value-type="float" office:value="219980" calcext:value-type="float">
            <text:p>219980</text:p>
          </table:table-cell>
          <table:table-cell office:value-type="float" office:value="23178" calcext:value-type="float">
            <text:p>23178</text:p>
          </table:table-cell>
          <table:table-cell/>
          <table:table-cell office:value-type="float" office:value="8515" calcext:value-type="float">
            <text:p>8515</text:p>
          </table:table-cell>
          <table:table-cell table:style-name="ce5" office:value-type="float" office:value="3569" calcext:value-type="float">
            <text:p>3569</text:p>
          </table:table-cell>
          <table:table-cell table:number-columns-repeated="4"/>
          <table:table-cell office:value-type="float" office:value="4015" calcext:value-type="float">
            <text:p>4015</text:p>
          </table:table-cell>
          <table:table-cell office:value-type="float" office:value="560691" calcext:value-type="float">
            <text:p>560691</text:p>
          </table:table-cell>
          <table:table-cell office:value-type="float" office:value="1437098" calcext:value-type="float">
            <text:p>1437098</text:p>
          </table:table-cell>
          <table:table-cell office:value-type="string" calcext:value-type="string">
            <text:p>39.02%</text:p>
          </table:table-cell>
        </table:table-row>
        <table:table-row table:style-name="ro2">
          <table:table-cell office:value-type="string" calcext:value-type="string">
            <text:p><text:a xlink:href="https://en.wikipedia.org/wiki/Bharuch_(Lok_Sabha_constituency)" xlink:type="simple">Bharuch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83787" calcext:value-type="float">
            <text:p>283787</text:p>
          </table:table-cell>
          <table:table-cell office:value-type="float" office:value="311019" calcext:value-type="float">
            <text:p>311019</text:p>
          </table:table-cell>
          <table:table-cell office:value-type="float" office:value="6192" calcext:value-type="float">
            <text:p>6192</text:p>
          </table:table-cell>
          <table:table-cell/>
          <table:table-cell office:value-type="float" office:value="51602" calcext:value-type="float">
            <text:p>51602</text:p>
          </table:table-cell>
          <table:table-cell table:style-name="ce5" office:value-type="float" office:value="16517" calcext:value-type="float">
            <text:p>16517</text:p>
          </table:table-cell>
          <table:table-cell table:number-columns-repeated="2"/>
          <table:table-cell table:style-name="ce5" office:value-type="float" office:value="4526" calcext:value-type="float">
            <text:p>4526</text:p>
          </table:table-cell>
          <table:table-cell/>
          <table:table-cell office:value-type="float" office:value="75777" calcext:value-type="float">
            <text:p>75777</text:p>
          </table:table-cell>
          <table:table-cell office:value-type="float" office:value="749420" calcext:value-type="float">
            <text:p>749420</text:p>
          </table:table-cell>
          <table:table-cell office:value-type="float" office:value="1311539" calcext:value-type="float">
            <text:p>1311539</text:p>
          </table:table-cell>
          <table:table-cell office:value-type="string" calcext:value-type="string">
            <text:p>57.14%</text:p>
          </table:table-cell>
        </table:table-row>
        <table:table-row table:style-name="ro2">
          <table:table-cell office:value-type="string" calcext:value-type="string">
            <text:p><text:a xlink:href="https://en.wikipedia.org/wiki/Bhavnagar_(Lok_Sabha_constituency)" xlink:type="simple">Bhavnagar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07446" calcext:value-type="float">
            <text:p>207446</text:p>
          </table:table-cell>
          <table:table-cell office:value-type="float" office:value="213358" calcext:value-type="float">
            <text:p>213358</text:p>
          </table:table-cell>
          <table:table-cell office:value-type="float" office:value="3897" calcext:value-type="float">
            <text:p>3897</text:p>
          </table:table-cell>
          <table:table-cell/>
          <table:table-cell office:value-type="float" office:value="31305" calcext:value-type="float">
            <text:p>31305</text:p>
          </table:table-cell>
          <table:table-cell table:style-name="ce5" office:value-type="float" office:value="2373" calcext:value-type="float">
            <text:p>2373</text:p>
          </table:table-cell>
          <table:table-cell table:number-columns-repeated="4"/>
          <table:table-cell office:value-type="float" office:value="164864" calcext:value-type="float">
            <text:p>164864</text:p>
          </table:table-cell>
          <table:table-cell office:value-type="float" office:value="623243" calcext:value-type="float">
            <text:p>623243</text:p>
          </table:table-cell>
          <table:table-cell office:value-type="float" office:value="1381619" calcext:value-type="float">
            <text:p>1381619</text:p>
          </table:table-cell>
          <table:table-cell office:value-type="string" calcext:value-type="string">
            <text:p>45.11%</text:p>
          </table:table-cell>
        </table:table-row>
        <table:table-row table:style-name="ro2">
          <table:table-cell office:value-type="string" calcext:value-type="string">
            <text:p><text:a xlink:href="https://en.wikipedia.org/wiki/Bhilwara_(Lok_Sabha_constituency)" xlink:type="simple">Bhilwara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413128" calcext:value-type="float">
            <text:p>413128</text:p>
          </table:table-cell>
          <table:table-cell office:value-type="float" office:value="277760" calcext:value-type="float">
            <text:p>277760</text:p>
          </table:table-cell>
          <table:table-cell office:value-type="float" office:value="28141" calcext:value-type="float">
            <text:p>28141</text:p>
          </table:table-cell>
          <table:table-cell/>
          <table:table-cell office:value-type="float" office:value="29992" calcext:value-type="float">
            <text:p>29992</text:p>
          </table:table-cell>
          <table:table-cell table:number-columns-repeated="5"/>
          <table:table-cell office:value-type="float" office:value="5436" calcext:value-type="float">
            <text:p>5436</text:p>
          </table:table-cell>
          <table:table-cell office:value-type="float" office:value="754457" calcext:value-type="float">
            <text:p>754457</text:p>
          </table:table-cell>
          <table:table-cell office:value-type="float" office:value="1492687" calcext:value-type="float">
            <text:p>1492687</text:p>
          </table:table-cell>
          <table:table-cell office:value-type="string" calcext:value-type="string">
            <text:p>50.54%</text:p>
          </table:table-cell>
        </table:table-row>
        <table:table-row table:style-name="ro2">
          <table:table-cell office:value-type="string" calcext:value-type="string">
            <text:p><text:a xlink:href="https://en.wikipedia.org/wiki/Bhind_(Lok_Sabha_constituency)" xlink:type="simple">Bhind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08479" calcext:value-type="float">
            <text:p>208479</text:p>
          </table:table-cell>
          <table:table-cell office:value-type="float" office:value="227365" calcext:value-type="float">
            <text:p>227365</text:p>
          </table:table-cell>
          <table:table-cell office:value-type="float" office:value="60803" calcext:value-type="float">
            <text:p>60803</text:p>
          </table:table-cell>
          <table:table-cell/>
          <table:table-cell office:value-type="float" office:value="9838" calcext:value-type="float">
            <text:p>9838</text:p>
          </table:table-cell>
          <table:table-cell table:style-name="ce5" office:value-type="float" office:value="14061" calcext:value-type="float">
            <text:p>14061</text:p>
          </table:table-cell>
          <table:table-cell table:number-columns-repeated="4"/>
          <table:table-cell office:value-type="float" office:value="3245" calcext:value-type="float">
            <text:p>3245</text:p>
          </table:table-cell>
          <table:table-cell office:value-type="float" office:value="523791" calcext:value-type="float">
            <text:p>523791</text:p>
          </table:table-cell>
          <table:table-cell office:value-type="float" office:value="1364411" calcext:value-type="float">
            <text:p>1364411</text:p>
          </table:table-cell>
          <table:table-cell office:value-type="string" calcext:value-type="string">
            <text:p>38.39%</text:p>
          </table:table-cell>
        </table:table-row>
        <table:table-row table:style-name="ro2">
          <table:table-cell office:value-type="string" calcext:value-type="string">
            <text:p><text:a xlink:href="https://en.wikipedia.org/wiki/Bhiwandi_(Lok_Sabha_constituency)" xlink:type="simple">Bhiwand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182789" calcext:value-type="float">
            <text:p>182789</text:p>
          </table:table-cell>
          <table:table-cell office:value-type="float" office:value="141425" calcext:value-type="float">
            <text:p>141425</text:p>
          </table:table-cell>
          <table:table-cell office:value-type="float" office:value="12902" calcext:value-type="float">
            <text:p>12902</text:p>
          </table:table-cell>
          <table:table-cell/>
          <table:table-cell office:value-type="float" office:value="95485" calcext:value-type="float">
            <text:p>95485</text:p>
          </table:table-cell>
          <table:table-cell table:style-name="ce5" office:value-type="float" office:value="32767" calcext:value-type="float">
            <text:p>32767</text:p>
          </table:table-cell>
          <table:table-cell table:number-columns-repeated="4"/>
          <table:table-cell office:value-type="float" office:value="118895" calcext:value-type="float">
            <text:p>118895</text:p>
          </table:table-cell>
          <table:table-cell office:value-type="float" office:value="584263" calcext:value-type="float">
            <text:p>584263</text:p>
          </table:table-cell>
          <table:table-cell office:value-type="float" office:value="1487203" calcext:value-type="float">
            <text:p>1487203</text:p>
          </table:table-cell>
          <table:table-cell office:value-type="string" calcext:value-type="string">
            <text:p>39.29%</text:p>
          </table:table-cell>
        </table:table-row>
        <table:table-row table:style-name="ro2">
          <table:table-cell office:value-type="string" calcext:value-type="string">
            <text:p><text:a xlink:href="https://en.wikipedia.org/wiki/Bhiwani-Mahendragarh_(Lok_Sabha_constituency)" xlink:type="simple">Bhiwani-Mahendragarh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302817" calcext:value-type="float">
            <text:p>302817</text:p>
          </table:table-cell>
          <table:table-cell table:style-name="ce6"/>
          <table:table-cell office:value-type="float" office:value="61437" calcext:value-type="float">
            <text:p>61437</text:p>
          </table:table-cell>
          <table:table-cell/>
          <table:table-cell office:value-type="float" office:value="18861" calcext:value-type="float">
            <text:p>18861</text:p>
          </table:table-cell>
          <table:table-cell table:style-name="ce5" office:value-type="float" office:value="1855" calcext:value-type="float">
            <text:p>1855</text:p>
          </table:table-cell>
          <table:table-cell table:number-columns-repeated="2"/>
          <table:table-cell table:style-name="ce5" office:value-type="float" office:value="9731" calcext:value-type="float">
            <text:p>9731</text:p>
          </table:table-cell>
          <table:table-cell/>
          <table:table-cell office:value-type="float" office:value="469691" calcext:value-type="float">
            <text:p>469691</text:p>
          </table:table-cell>
          <table:table-cell office:value-type="float" office:value="864392" calcext:value-type="float">
            <text:p>864392</text:p>
          </table:table-cell>
          <table:table-cell office:value-type="float" office:value="1212497" calcext:value-type="float">
            <text:p>1212497</text:p>
          </table:table-cell>
          <table:table-cell office:value-type="string" calcext:value-type="string">
            <text:p>71.29%</text:p>
          </table:table-cell>
        </table:table-row>
        <table:table-row table:style-name="ro2">
          <table:table-cell office:value-type="string" calcext:value-type="string">
            <text:p><text:a xlink:href="https://en.wikipedia.org/wiki/Bhongir_(Lok_Sabha_constituency)" xlink:type="simple">Bhongi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504103" calcext:value-type="float">
            <text:p>504103</text:p>
          </table:table-cell>
          <table:table-cell office:value-type="float" office:value="45898" calcext:value-type="float">
            <text:p>45898</text:p>
          </table:table-cell>
          <table:table-cell office:value-type="float" office:value="11976" calcext:value-type="float">
            <text:p>11976</text:p>
          </table:table-cell>
          <table:table-cell table:style-name="ce5" office:value-type="float" office:value="364215" calcext:value-type="float">
            <text:p>364215</text:p>
          </table:table-cell>
          <table:table-cell office:value-type="float" office:value="77505" calcext:value-type="float">
            <text:p>77505</text:p>
          </table:table-cell>
          <table:table-cell table:number-columns-repeated="5"/>
          <table:table-cell office:value-type="float" office:value="124093" calcext:value-type="float">
            <text:p>124093</text:p>
          </table:table-cell>
          <table:table-cell office:value-type="float" office:value="1127790" calcext:value-type="float">
            <text:p>1127790</text:p>
          </table:table-cell>
          <table:table-cell office:value-type="float" office:value="1478349" calcext:value-type="float">
            <text:p>1478349</text:p>
          </table:table-cell>
          <table:table-cell office:value-type="string" calcext:value-type="string">
            <text:p>76.29%</text:p>
          </table:table-cell>
        </table:table-row>
        <table:table-row table:style-name="ro2">
          <table:table-cell office:value-type="string" calcext:value-type="string">
            <text:p><text:a xlink:href="https://en.wikipedia.org/wiki/Bhopal_(Lok_Sabha_constituency)" xlink:type="simple">Bhopal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70521" calcext:value-type="float">
            <text:p>270521</text:p>
          </table:table-cell>
          <table:table-cell office:value-type="float" office:value="335678" calcext:value-type="float">
            <text:p>335678</text:p>
          </table:table-cell>
          <table:table-cell office:value-type="float" office:value="18649" calcext:value-type="float">
            <text:p>18649</text:p>
          </table:table-cell>
          <table:table-cell/>
          <table:table-cell office:value-type="float" office:value="19796" calcext:value-type="float">
            <text:p>19796</text:p>
          </table:table-cell>
          <table:table-cell table:style-name="ce5" office:value-type="float" office:value="8615" calcext:value-type="float">
            <text:p>8615</text:p>
          </table:table-cell>
          <table:table-cell table:number-columns-repeated="4"/>
          <table:table-cell office:value-type="float" office:value="5581" calcext:value-type="float">
            <text:p>5581</text:p>
          </table:table-cell>
          <table:table-cell office:value-type="float" office:value="658840" calcext:value-type="float">
            <text:p>658840</text:p>
          </table:table-cell>
          <table:table-cell office:value-type="float" office:value="1462868" calcext:value-type="float">
            <text:p>1462868</text:p>
          </table:table-cell>
          <table:table-cell office:value-type="string" calcext:value-type="string">
            <text:p>45.04%</text:p>
          </table:table-cell>
        </table:table-row>
        <table:table-row table:style-name="ro2">
          <table:table-cell office:value-type="string" calcext:value-type="string">
            <text:p><text:a xlink:href="https://en.wikipedia.org/wiki/Bhubaneswar_(Lok_Sabha_constituency)" xlink:type="simple">Bhubaneswa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147712" calcext:value-type="float">
            <text:p>147712</text:p>
          </table:table-cell>
          <table:table-cell office:value-type="float" office:value="93980" calcext:value-type="float">
            <text:p>93980</text:p>
          </table:table-cell>
          <table:table-cell office:value-type="float" office:value="4671" calcext:value-type="float">
            <text:p>4671</text:p>
          </table:table-cell>
          <table:table-cell/>
          <table:table-cell office:value-type="float" office:value="30135" calcext:value-type="float">
            <text:p>30135</text:p>
          </table:table-cell>
          <table:table-cell table:number-columns-repeated="5"/>
          <table:table-cell office:value-type="float" office:value="434543" calcext:value-type="float">
            <text:p>434543</text:p>
          </table:table-cell>
          <table:table-cell office:value-type="float" office:value="711041" calcext:value-type="float">
            <text:p>711041</text:p>
          </table:table-cell>
          <table:table-cell office:value-type="float" office:value="1447002" calcext:value-type="float">
            <text:p>1447002</text:p>
          </table:table-cell>
          <table:table-cell office:value-type="string" calcext:value-type="string">
            <text:p>49.14%</text:p>
          </table:table-cell>
        </table:table-row>
        <table:table-row table:style-name="ro2">
          <table:table-cell office:value-type="string" calcext:value-type="string">
            <text:p><text:a xlink:href="https://en.wikipedia.org/wiki/Bidar_(Lok_Sabha_constituency)" xlink:type="simple">Bida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37957" calcext:value-type="float">
            <text:p>337957</text:p>
          </table:table-cell>
          <table:table-cell office:value-type="float" office:value="298338" calcext:value-type="float">
            <text:p>298338</text:p>
          </table:table-cell>
          <table:table-cell office:value-type="float" office:value="22568" calcext:value-type="float">
            <text:p>22568</text:p>
          </table:table-cell>
          <table:table-cell/>
          <table:table-cell office:value-type="float" office:value="62475" calcext:value-type="float">
            <text:p>62475</text:p>
          </table:table-cell>
          <table:table-cell table:number-columns-repeated="5"/>
          <table:table-cell office:value-type="float" office:value="57903" calcext:value-type="float">
            <text:p>57903</text:p>
          </table:table-cell>
          <table:table-cell office:value-type="float" office:value="779241" calcext:value-type="float">
            <text:p>779241</text:p>
          </table:table-cell>
          <table:table-cell office:value-type="float" office:value="1470909" calcext:value-type="float">
            <text:p>1470909</text:p>
          </table:table-cell>
          <table:table-cell office:value-type="string" calcext:value-type="string">
            <text:p>52.98%</text:p>
          </table:table-cell>
        </table:table-row>
        <table:table-row table:style-name="ro2">
          <table:table-cell office:value-type="string" calcext:value-type="string">
            <text:p><text:a xlink:href="https://en.wikipedia.org/wiki/Bijapur_(Lok_Sabha_constituency)" xlink:type="simple">Bijapu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266535" calcext:value-type="float">
            <text:p>266535</text:p>
          </table:table-cell>
          <table:table-cell office:value-type="float" office:value="308939" calcext:value-type="float">
            <text:p>308939</text:p>
          </table:table-cell>
          <table:table-cell office:value-type="float" office:value="6034" calcext:value-type="float">
            <text:p>6034</text:p>
          </table:table-cell>
          <table:table-cell/>
          <table:table-cell office:value-type="float" office:value="24987" calcext:value-type="float">
            <text:p>24987</text:p>
          </table:table-cell>
          <table:table-cell table:number-columns-repeated="5"/>
          <table:table-cell office:value-type="float" office:value="43136" calcext:value-type="float">
            <text:p>43136</text:p>
          </table:table-cell>
          <table:table-cell office:value-type="float" office:value="649631" calcext:value-type="float">
            <text:p>649631</text:p>
          </table:table-cell>
          <table:table-cell office:value-type="float" office:value="1373604" calcext:value-type="float">
            <text:p>1373604</text:p>
          </table:table-cell>
          <table:table-cell office:value-type="string" calcext:value-type="string">
            <text:p>47.29%</text:p>
          </table:table-cell>
        </table:table-row>
        <table:table-row table:style-name="ro2">
          <table:table-cell office:value-type="string" calcext:value-type="string">
            <text:p><text:a xlink:href="https://en.wikipedia.org/wiki/Bijnor_(Lok_Sabha_constituency)" xlink:type="simple">Bijno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85158" calcext:value-type="float">
            <text:p>85158</text:p>
          </table:table-cell>
          <table:table-cell table:style-name="ce6"/>
          <table:table-cell office:value-type="float" office:value="216157" calcext:value-type="float">
            <text:p>216157</text:p>
          </table:table-cell>
          <table:table-cell/>
          <table:table-cell office:value-type="float" office:value="21489" calcext:value-type="float">
            <text:p>21489</text:p>
          </table:table-cell>
          <table:table-cell table:style-name="ce5" office:value-type="float" office:value="51079" calcext:value-type="float">
            <text:p>51079</text:p>
          </table:table-cell>
          <table:table-cell table:number-columns-repeated="2"/>
          <table:table-cell table:style-name="ce5" office:value-type="float" office:value="74881" calcext:value-type="float">
            <text:p>74881</text:p>
          </table:table-cell>
          <table:table-cell/>
          <table:table-cell office:value-type="float" office:value="258826" calcext:value-type="float">
            <text:p>258826</text:p>
          </table:table-cell>
          <table:table-cell office:value-type="float" office:value="707590" calcext:value-type="float">
            <text:p>707590</text:p>
          </table:table-cell>
          <table:table-cell office:value-type="float" office:value="1287070" calcext:value-type="float">
            <text:p>1287070</text:p>
          </table:table-cell>
          <table:table-cell office:value-type="string" calcext:value-type="string">
            <text:p>54.98%</text:p>
          </table:table-cell>
        </table:table-row>
        <table:table-row table:style-name="ro2">
          <table:table-cell office:value-type="string" calcext:value-type="string">
            <text:p><text:a xlink:href="https://en.wikipedia.org/wiki/Bikaner_(Lok_Sabha_constituency)" xlink:type="simple">Bikane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224962" calcext:value-type="float">
            <text:p>224962</text:p>
          </table:table-cell>
          <table:table-cell office:value-type="float" office:value="244537" calcext:value-type="float">
            <text:p>244537</text:p>
          </table:table-cell>
          <table:table-cell office:value-type="float" office:value="39306" calcext:value-type="float">
            <text:p>39306</text:p>
          </table:table-cell>
          <table:table-cell table:style-name="ce5" office:value-type="float" office:value="36555" calcext:value-type="float">
            <text:p>36555</text:p>
          </table:table-cell>
          <table:table-cell office:value-type="float" office:value="15247" calcext:value-type="float">
            <text:p>15247</text:p>
          </table:table-cell>
          <table:table-cell table:style-name="ce5" office:value-type="float" office:value="2041" calcext:value-type="float">
            <text:p>2041</text:p>
          </table:table-cell>
          <table:table-cell table:number-columns-repeated="4"/>
          <table:table-cell office:value-type="float" office:value="7156" calcext:value-type="float">
            <text:p>7156</text:p>
          </table:table-cell>
          <table:table-cell office:value-type="float" office:value="569804" calcext:value-type="float">
            <text:p>569804</text:p>
          </table:table-cell>
          <table:table-cell office:value-type="float" office:value="1381203" calcext:value-type="float">
            <text:p>1381203</text:p>
          </table:table-cell>
          <table:table-cell office:value-type="string" calcext:value-type="string">
            <text:p>41.25%</text:p>
          </table:table-cell>
        </table:table-row>
        <table:table-row table:style-name="ro2">
          <table:table-cell office:value-type="string" calcext:value-type="string">
            <text:p><text:a xlink:href="https://en.wikipedia.org/wiki/Bilaspur_(Lok_Sabha_constituency)" xlink:type="simple">Bilaspur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327791" calcext:value-type="float">
            <text:p>327791</text:p>
          </table:table-cell>
          <table:table-cell office:value-type="float" office:value="347930" calcext:value-type="float">
            <text:p>347930</text:p>
          </table:table-cell>
          <table:table-cell office:value-type="float" office:value="20108" calcext:value-type="float">
            <text:p>20108</text:p>
          </table:table-cell>
          <table:table-cell/>
          <table:table-cell office:value-type="float" office:value="60230" calcext:value-type="float">
            <text:p>60230</text:p>
          </table:table-cell>
          <table:table-cell table:number-columns-repeated="5"/>
          <table:table-cell office:value-type="float" office:value="13965" calcext:value-type="float">
            <text:p>13965</text:p>
          </table:table-cell>
          <table:table-cell office:value-type="float" office:value="770024" calcext:value-type="float">
            <text:p>770024</text:p>
          </table:table-cell>
          <table:table-cell office:value-type="float" office:value="1472148" calcext:value-type="float">
            <text:p>1472148</text:p>
          </table:table-cell>
          <table:table-cell office:value-type="string" calcext:value-type="string">
            <text:p>52.31%</text:p>
          </table:table-cell>
        </table:table-row>
        <table:table-row table:style-name="ro2">
          <table:table-cell office:value-type="string" calcext:value-type="string">
            <text:p><text:a xlink:href="https://en.wikipedia.org/wiki/Birbhum_(Lok_Sabha_constituency)" xlink:type="simple">Birbhum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47068" calcext:value-type="float">
            <text:p>47068</text:p>
          </table:table-cell>
          <table:table-cell office:value-type="float" office:value="13388" calcext:value-type="float">
            <text:p>13388</text:p>
          </table:table-cell>
          <table:table-cell table:style-name="ce5" office:value-type="float" office:value="425034" calcext:value-type="float">
            <text:p>425034</text:p>
          </table:table-cell>
          <table:table-cell table:style-name="ce6"/>
          <table:table-cell table:style-name="ce5" office:value-type="float" office:value="17177" calcext:value-type="float">
            <text:p>17177</text:p>
          </table:table-cell>
          <table:table-cell table:style-name="ce5" office:value-type="float" office:value="486553" calcext:value-type="float">
            <text:p>486553</text:p>
          </table:table-cell>
          <table:table-cell table:number-columns-repeated="3"/>
          <table:table-cell office:value-type="float" office:value="28273" calcext:value-type="float">
            <text:p>28273</text:p>
          </table:table-cell>
          <table:table-cell office:value-type="float" office:value="1017493" calcext:value-type="float">
            <text:p>1017493</text:p>
          </table:table-cell>
          <table:table-cell office:value-type="float" office:value="1221926" calcext:value-type="float">
            <text:p>1221926</text:p>
          </table:table-cell>
          <table:table-cell office:value-type="string" calcext:value-type="string">
            <text:p>83.27%</text:p>
          </table:table-cell>
        </table:table-row>
        <table:table-row table:style-name="ro2">
          <table:table-cell office:value-type="string" calcext:value-type="string">
            <text:p><text:a xlink:href="https://en.wikipedia.org/wiki/Bishnupur_(Lok_Sabha_constituency)" xlink:type="simple">Bishnu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41908" calcext:value-type="float">
            <text:p>41908</text:p>
          </table:table-cell>
          <table:table-cell office:value-type="float" office:value="8816" calcext:value-type="float">
            <text:p>8816</text:p>
          </table:table-cell>
          <table:table-cell table:style-name="ce5" office:value-type="float" office:value="541075" calcext:value-type="float">
            <text:p>541075</text:p>
          </table:table-cell>
          <table:table-cell office:value-type="float" office:value="29007" calcext:value-type="float">
            <text:p>29007</text:p>
          </table:table-cell>
          <table:table-cell/>
          <table:table-cell table:style-name="ce5" office:value-type="float" office:value="411709" calcext:value-type="float">
            <text:p>411709</text:p>
          </table:table-cell>
          <table:table-cell table:number-columns-repeated="3"/>
          <table:table-cell office:value-type="float" office:value="21634" calcext:value-type="float">
            <text:p>21634</text:p>
          </table:table-cell>
          <table:table-cell office:value-type="float" office:value="1054149" calcext:value-type="float">
            <text:p>1054149</text:p>
          </table:table-cell>
          <table:table-cell office:value-type="float" office:value="1237966" calcext:value-type="float">
            <text:p>1237966</text:p>
          </table:table-cell>
          <table:table-cell office:value-type="string" calcext:value-type="string">
            <text:p>85.15%</text:p>
          </table:table-cell>
        </table:table-row>
        <table:table-row table:style-name="ro2">
          <table:table-cell office:value-type="string" calcext:value-type="string">
            <text:p><text:a xlink:href="https://en.wikipedia.org/wiki/Bolangir_(Lok_Sabha_constituency)" xlink:type="simple">Bolangi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39315" calcext:value-type="float">
            <text:p>339315</text:p>
          </table:table-cell>
          <table:table-cell office:value-type="float" office:value="191739" calcext:value-type="float">
            <text:p>191739</text:p>
          </table:table-cell>
          <table:table-cell office:value-type="float" office:value="21219" calcext:value-type="float">
            <text:p>21219</text:p>
          </table:table-cell>
          <table:table-cell/>
          <table:table-cell table:style-name="ce6"/>
          <table:table-cell table:number-columns-repeated="5"/>
          <table:table-cell office:value-type="float" office:value="459749" calcext:value-type="float">
            <text:p>459749</text:p>
          </table:table-cell>
          <table:table-cell office:value-type="float" office:value="1012022" calcext:value-type="float">
            <text:p>1012022</text:p>
          </table:table-cell>
          <table:table-cell office:value-type="float" office:value="1443484" calcext:value-type="float">
            <text:p>1443484</text:p>
          </table:table-cell>
          <table:table-cell office:value-type="string" calcext:value-type="string">
            <text:p>70.11%</text:p>
          </table:table-cell>
        </table:table-row>
        <table:table-row table:style-name="ro2">
          <table:table-cell office:value-type="string" calcext:value-type="string">
            <text:p><text:a xlink:href="https://en.wikipedia.org/wiki/Bolpur_(Lok_Sabha_constituency)" xlink:type="simple">Bol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411501" calcext:value-type="float">
            <text:p>411501</text:p>
          </table:table-cell>
          <table:table-cell office:value-type="float" office:value="70084" calcext:value-type="float">
            <text:p>70084</text:p>
          </table:table-cell>
          <table:table-cell office:value-type="float" office:value="11139" calcext:value-type="float">
            <text:p>11139</text:p>
          </table:table-cell>
          <table:table-cell table:style-name="ce5" office:value-type="float" office:value="538383" calcext:value-type="float">
            <text:p>538383</text:p>
          </table:table-cell>
          <table:table-cell office:value-type="float" office:value="26379" calcext:value-type="float">
            <text:p>26379</text:p>
          </table:table-cell>
          <table:table-cell table:number-columns-repeated="5"/>
          <table:table-cell office:value-type="float" office:value="21325" calcext:value-type="float">
            <text:p>21325</text:p>
          </table:table-cell>
          <table:table-cell office:value-type="float" office:value="1078811" calcext:value-type="float">
            <text:p>1078811</text:p>
          </table:table-cell>
          <table:table-cell office:value-type="float" office:value="1307736" calcext:value-type="float">
            <text:p>1307736</text:p>
          </table:table-cell>
          <table:table-cell office:value-type="string" calcext:value-type="string">
            <text:p>82.49%</text:p>
          </table:table-cell>
        </table:table-row>
        <table:table-row table:style-name="ro2">
          <table:table-cell office:value-type="string" calcext:value-type="string">
            <text:p><text:a xlink:href="https://en.wikipedia.org/wiki/Bulandshahr_(Lok_Sabha_constituency)" xlink:type="simple">Bulandshah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00065" calcext:value-type="float">
            <text:p>100065</text:p>
          </table:table-cell>
          <table:table-cell office:value-type="float" office:value="170192" calcext:value-type="float">
            <text:p>170192</text:p>
          </table:table-cell>
          <table:table-cell office:value-type="float" office:value="142186" calcext:value-type="float">
            <text:p>142186</text:p>
          </table:table-cell>
          <table:table-cell/>
          <table:table-cell office:value-type="float" office:value="7230" calcext:value-type="float">
            <text:p>7230</text:p>
          </table:table-cell>
          <table:table-cell table:style-name="ce5" office:value-type="float" office:value="236257" calcext:value-type="float">
            <text:p>236257</text:p>
          </table:table-cell>
          <table:table-cell table:number-columns-repeated="4"/>
          <table:table-cell office:value-type="float" office:value="12517" calcext:value-type="float">
            <text:p>12517</text:p>
          </table:table-cell>
          <table:table-cell office:value-type="float" office:value="668447" calcext:value-type="float">
            <text:p>668447</text:p>
          </table:table-cell>
          <table:table-cell office:value-type="float" office:value="1482749" calcext:value-type="float">
            <text:p>1482749</text:p>
          </table:table-cell>
          <table:table-cell office:value-type="string" calcext:value-type="string">
            <text:p>45.08%</text:p>
          </table:table-cell>
        </table:table-row>
        <table:table-row table:style-name="ro2">
          <table:table-cell office:value-type="string" calcext:value-type="string">
            <text:p><text:a xlink:href="https://en.wikipedia.org/wiki/Buldhana_(Lok_Sabha_constituency)" xlink:type="simple">Buldhana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81763" calcext:value-type="float">
            <text:p>81763</text:p>
          </table:table-cell>
          <table:table-cell/>
          <table:table-cell office:value-type="float" office:value="49955" calcext:value-type="float">
            <text:p>49955</text:p>
          </table:table-cell>
          <table:table-cell table:number-columns-repeated="3"/>
          <table:table-cell table:style-name="ce5" office:value-type="float" office:value="325593" calcext:value-type="float">
            <text:p>325593</text:p>
          </table:table-cell>
          <table:table-cell/>
          <table:table-cell office:value-type="float" office:value="395822" calcext:value-type="float">
            <text:p>395822</text:p>
          </table:table-cell>
          <table:table-cell office:value-type="float" office:value="853133" calcext:value-type="float">
            <text:p>853133</text:p>
          </table:table-cell>
          <table:table-cell office:value-type="float" office:value="1382981" calcext:value-type="float">
            <text:p>1382981</text:p>
          </table:table-cell>
          <table:table-cell office:value-type="string" calcext:value-type="string">
            <text:p>61.69%</text:p>
          </table:table-cell>
        </table:table-row>
        <table:table-row table:style-name="ro2">
          <table:table-cell office:value-type="string" calcext:value-type="string">
            <text:p><text:a xlink:href="https://en.wikipedia.org/wiki/Burdwan_(Lok_Sabha_constituency)" xlink:type="simple">Burdwan - Durga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465162" calcext:value-type="float">
            <text:p>465162</text:p>
          </table:table-cell>
          <table:table-cell office:value-type="float" office:value="50081" calcext:value-type="float">
            <text:p>50081</text:p>
          </table:table-cell>
          <table:table-cell office:value-type="float" office:value="9627" calcext:value-type="float">
            <text:p>9627</text:p>
          </table:table-cell>
          <table:table-cell table:style-name="ce5" office:value-type="float" office:value="573399" calcext:value-type="float">
            <text:p>573399</text:p>
          </table:table-cell>
          <table:table-cell office:value-type="float" office:value="13316" calcext:value-type="float">
            <text:p>13316</text:p>
          </table:table-cell>
          <table:table-cell table:style-name="ce5" office:value-type="float" office:value="5099" calcext:value-type="float">
            <text:p>5099</text:p>
          </table:table-cell>
          <table:table-cell table:number-columns-repeated="4"/>
          <table:table-cell office:value-type="float" office:value="18344" calcext:value-type="float">
            <text:p>18344</text:p>
          </table:table-cell>
          <table:table-cell office:value-type="float" office:value="1135028" calcext:value-type="float">
            <text:p>1135028</text:p>
          </table:table-cell>
          <table:table-cell office:value-type="float" office:value="1353380" calcext:value-type="float">
            <text:p>1353380</text:p>
          </table:table-cell>
          <table:table-cell office:value-type="string" calcext:value-type="string">
            <text:p>83.87%</text:p>
          </table:table-cell>
        </table:table-row>
        <table:table-row table:style-name="ro2">
          <table:table-cell office:value-type="string" calcext:value-type="string">
            <text:p><text:a xlink:href="https://en.wikipedia.org/wiki/Buxar_(Lok_Sabha_constituency)" xlink:type="simple">Buxa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22780" calcext:value-type="float">
            <text:p>22780</text:p>
          </table:table-cell>
          <table:table-cell office:value-type="float" office:value="130376" calcext:value-type="float">
            <text:p>130376</text:p>
          </table:table-cell>
          <table:table-cell office:value-type="float" office:value="127145" calcext:value-type="float">
            <text:p>127145</text:p>
          </table:table-cell>
          <table:table-cell/>
          <table:table-cell office:value-type="float" office:value="149308" calcext:value-type="float">
            <text:p>149308</text:p>
          </table:table-cell>
          <table:table-cell table:number-columns-repeated="5"/>
          <table:table-cell office:value-type="float" office:value="194006" calcext:value-type="float">
            <text:p>194006</text:p>
          </table:table-cell>
          <table:table-cell office:value-type="float" office:value="623615" calcext:value-type="float">
            <text:p>623615</text:p>
          </table:table-cell>
          <table:table-cell office:value-type="float" office:value="1340892" calcext:value-type="float">
            <text:p>1340892</text:p>
          </table:table-cell>
          <table:table-cell office:value-type="string" calcext:value-type="string">
            <text:p>46.51%</text:p>
          </table:table-cell>
        </table:table-row>
        <table:table-row table:style-name="ro2">
          <table:table-cell office:value-type="string" calcext:value-type="string">
            <text:p><text:a xlink:href="https://en.wikipedia.org/wiki/Chalakudi_(Lok_Sabha_constituency)" xlink:type="simple">Chalakudi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99035" calcext:value-type="float">
            <text:p>399035</text:p>
          </table:table-cell>
          <table:table-cell office:value-type="float" office:value="45367" calcext:value-type="float">
            <text:p>45367</text:p>
          </table:table-cell>
          <table:table-cell office:value-type="float" office:value="3003" calcext:value-type="float">
            <text:p>3003</text:p>
          </table:table-cell>
          <table:table-cell table:style-name="ce5" office:value-type="float" office:value="327356" calcext:value-type="float">
            <text:p>327356</text:p>
          </table:table-cell>
          <table:table-cell office:value-type="float" office:value="17178" calcext:value-type="float">
            <text:p>17178</text:p>
          </table:table-cell>
          <table:table-cell table:number-columns-repeated="5"/>
          <table:table-cell office:value-type="float" office:value="828" calcext:value-type="float">
            <text:p>828</text:p>
          </table:table-cell>
          <table:table-cell office:value-type="float" office:value="792767" calcext:value-type="float">
            <text:p>792767</text:p>
          </table:table-cell>
          <table:table-cell office:value-type="float" office:value="1075526" calcext:value-type="float">
            <text:p>1075526</text:p>
          </table:table-cell>
          <table:table-cell office:value-type="string" calcext:value-type="string">
            <text:p>73.71%</text:p>
          </table:table-cell>
        </table:table-row>
        <table:table-row table:style-name="ro2">
          <table:table-cell office:value-type="string" calcext:value-type="string">
            <text:p><text:a xlink:href="https://en.wikipedia.org/wiki/Chamarajanagar_(Lok_Sabha_constituency)" xlink:type="simple">Chamarajanaga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69970" calcext:value-type="float">
            <text:p>369970</text:p>
          </table:table-cell>
          <table:table-cell office:value-type="float" office:value="365968" calcext:value-type="float">
            <text:p>365968</text:p>
          </table:table-cell>
          <table:table-cell office:value-type="float" office:value="68447" calcext:value-type="float">
            <text:p>68447</text:p>
          </table:table-cell>
          <table:table-cell/>
          <table:table-cell office:value-type="float" office:value="46993" calcext:value-type="float">
            <text:p>46993</text:p>
          </table:table-cell>
          <table:table-cell table:style-name="ce5" office:value-type="float" office:value="4176" calcext:value-type="float">
            <text:p>4176</text:p>
          </table:table-cell>
          <table:table-cell table:number-columns-repeated="4"/>
          <table:table-cell office:value-type="float" office:value="118139" calcext:value-type="float">
            <text:p>118139</text:p>
          </table:table-cell>
          <table:table-cell office:value-type="float" office:value="973693" calcext:value-type="float">
            <text:p>973693</text:p>
          </table:table-cell>
          <table:table-cell office:value-type="float" office:value="1433743" calcext:value-type="float">
            <text:p>1433743</text:p>
          </table:table-cell>
          <table:table-cell office:value-type="string" calcext:value-type="string">
            <text:p>67.91%</text:p>
          </table:table-cell>
        </table:table-row>
        <table:table-row table:style-name="ro2">
          <table:table-cell office:value-type="string" calcext:value-type="string">
            <text:p><text:a xlink:href="https://en.wikipedia.org/wiki/Chandauli_(Lok_Sabha_constituency)" xlink:type="simple">Chandaul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97377" calcext:value-type="float">
            <text:p>97377</text:p>
          </table:table-cell>
          <table:table-cell office:value-type="float" office:value="76096" calcext:value-type="float">
            <text:p>76096</text:p>
          </table:table-cell>
          <table:table-cell office:value-type="float" office:value="179655" calcext:value-type="float">
            <text:p>179655</text:p>
          </table:table-cell>
          <table:table-cell/>
          <table:table-cell office:value-type="float" office:value="18304" calcext:value-type="float">
            <text:p>18304</text:p>
          </table:table-cell>
          <table:table-cell table:style-name="ce5" office:value-type="float" office:value="180114" calcext:value-type="float">
            <text:p>180114</text:p>
          </table:table-cell>
          <table:table-cell table:number-columns-repeated="4"/>
          <table:table-cell office:value-type="float" office:value="119345" calcext:value-type="float">
            <text:p>119345</text:p>
          </table:table-cell>
          <table:table-cell office:value-type="float" office:value="670891" calcext:value-type="float">
            <text:p>670891</text:p>
          </table:table-cell>
          <table:table-cell office:value-type="float" office:value="1446259" calcext:value-type="float">
            <text:p>1446259</text:p>
          </table:table-cell>
          <table:table-cell office:value-type="string" calcext:value-type="string">
            <text:p>46.39%</text:p>
          </table:table-cell>
        </table:table-row>
        <table:table-row table:style-name="ro2">
          <table:table-cell office:value-type="string" calcext:value-type="string">
            <text:p><text:a xlink:href="https://en.wikipedia.org/wiki/Chandigarh_(Lok_Sabha_constituency)" xlink:type="simple">Chandigarh</text:a></text:p>
          </table:table-cell>
          <table:table-cell office:value-type="string" calcext:value-type="string">
            <text:p><text:a xlink:href="https://en.wikipedia.org/wiki/Chandigarh" xlink:type="simple">CH</text:a></text:p>
          </table:table-cell>
          <table:table-cell office:value-type="float" office:value="161042" calcext:value-type="float">
            <text:p>161042</text:p>
          </table:table-cell>
          <table:table-cell office:value-type="float" office:value="102075" calcext:value-type="float">
            <text:p>102075</text:p>
          </table:table-cell>
          <table:table-cell office:value-type="float" office:value="61434" calcext:value-type="float">
            <text:p>61434</text:p>
          </table:table-cell>
          <table:table-cell/>
          <table:table-cell office:value-type="float" office:value="6433" calcext:value-type="float">
            <text:p>6433</text:p>
          </table:table-cell>
          <table:table-cell table:number-columns-repeated="5"/>
          <table:table-cell office:value-type="float" office:value="12573" calcext:value-type="float">
            <text:p>12573</text:p>
          </table:table-cell>
          <table:table-cell office:value-type="float" office:value="343557" calcext:value-type="float">
            <text:p>343557</text:p>
          </table:table-cell>
          <table:table-cell office:value-type="float" office:value="524444" calcext:value-type="float">
            <text:p>524444</text:p>
          </table:table-cell>
          <table:table-cell office:value-type="string" calcext:value-type="string">
            <text:p>65.51%</text:p>
          </table:table-cell>
        </table:table-row>
        <table:table-row table:style-name="ro2">
          <table:table-cell office:value-type="string" calcext:value-type="string">
            <text:p><text:a xlink:href="https://en.wikipedia.org/wiki/Chandni_Chowk_(Lok_Sabha_constituency)" xlink:type="simple">Chandni Chowk</text:a></text:p>
          </table:table-cell>
          <table:table-cell office:value-type="string" calcext:value-type="string">
            <text:p><text:a xlink:href="https://en.wikipedia.org/wiki/Delhi" xlink:type="simple">DL</text:a></text:p>
          </table:table-cell>
          <table:table-cell office:value-type="float" office:value="465713" calcext:value-type="float">
            <text:p>465713</text:p>
          </table:table-cell>
          <table:table-cell office:value-type="float" office:value="265003" calcext:value-type="float">
            <text:p>265003</text:p>
          </table:table-cell>
          <table:table-cell office:value-type="float" office:value="26486" calcext:value-type="float">
            <text:p>26486</text:p>
          </table:table-cell>
          <table:table-cell/>
          <table:table-cell office:value-type="float" office:value="10191" calcext:value-type="float">
            <text:p>10191</text:p>
          </table:table-cell>
          <table:table-cell table:style-name="ce5" office:value-type="float" office:value="1128" calcext:value-type="float">
            <text:p>1128</text:p>
          </table:table-cell>
          <table:table-cell table:number-columns-repeated="4"/>
          <table:table-cell office:value-type="float" office:value="11924" calcext:value-type="float">
            <text:p>11924</text:p>
          </table:table-cell>
          <table:table-cell office:value-type="float" office:value="780445" calcext:value-type="float">
            <text:p>780445</text:p>
          </table:table-cell>
          <table:table-cell office:value-type="float" office:value="1413535" calcext:value-type="float">
            <text:p>1413535</text:p>
          </table:table-cell>
          <table:table-cell office:value-type="string" calcext:value-type="string">
            <text:p>55.21%</text:p>
          </table:table-cell>
        </table:table-row>
        <table:table-row table:style-name="ro2">
          <table:table-cell office:value-type="string" calcext:value-type="string">
            <text:p><text:a xlink:href="https://en.wikipedia.org/wiki/Chandrapur_(Lok_Sabha_constituency)" xlink:type="simple">Chandrapu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68972" calcext:value-type="float">
            <text:p>268972</text:p>
          </table:table-cell>
          <table:table-cell office:value-type="float" office:value="301467" calcext:value-type="float">
            <text:p>301467</text:p>
          </table:table-cell>
          <table:table-cell office:value-type="float" office:value="57519" calcext:value-type="float">
            <text:p>57519</text:p>
          </table:table-cell>
          <table:table-cell/>
          <table:table-cell office:value-type="float" office:value="54679" calcext:value-type="float">
            <text:p>54679</text:p>
          </table:table-cell>
          <table:table-cell table:style-name="ce5" office:value-type="float" office:value="2477" calcext:value-type="float">
            <text:p>2477</text:p>
          </table:table-cell>
          <table:table-cell table:number-columns-repeated="4"/>
          <table:table-cell office:value-type="float" office:value="213401" calcext:value-type="float">
            <text:p>213401</text:p>
          </table:table-cell>
          <table:table-cell office:value-type="float" office:value="898515" calcext:value-type="float">
            <text:p>898515</text:p>
          </table:table-cell>
          <table:table-cell office:value-type="float" office:value="1536352" calcext:value-type="float">
            <text:p>1536352</text:p>
          </table:table-cell>
          <table:table-cell office:value-type="string" calcext:value-type="string">
            <text:p>58.48%</text:p>
          </table:table-cell>
        </table:table-row>
        <table:table-row table:style-name="ro2">
          <table:table-cell office:value-type="string" calcext:value-type="string">
            <text:p><text:a xlink:href="https://en.wikipedia.org/wiki/Chatra_(Lok_Sabha_constituency)" xlink:type="simple">Chatra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92158" calcext:value-type="float">
            <text:p>92158</text:p>
          </table:table-cell>
          <table:table-cell table:style-name="ce6"/>
          <table:table-cell office:value-type="float" office:value="16408" calcext:value-type="float">
            <text:p>16408</text:p>
          </table:table-cell>
          <table:table-cell/>
          <table:table-cell office:value-type="float" office:value="139442" calcext:value-type="float">
            <text:p>139442</text:p>
          </table:table-cell>
          <table:table-cell table:number-columns-repeated="5"/>
          <table:table-cell office:value-type="float" office:value="225939" calcext:value-type="float">
            <text:p>225939</text:p>
          </table:table-cell>
          <table:table-cell office:value-type="float" office:value="473947" calcext:value-type="float">
            <text:p>473947</text:p>
          </table:table-cell>
          <table:table-cell office:value-type="float" office:value="1037449" calcext:value-type="float">
            <text:p>1037449</text:p>
          </table:table-cell>
          <table:table-cell office:value-type="string" calcext:value-type="string">
            <text:p>45.68%</text:p>
          </table:table-cell>
        </table:table-row>
        <table:table-row table:style-name="ro2">
          <table:table-cell office:value-type="string" calcext:value-type="string">
            <text:p><text:a xlink:href="https://en.wikipedia.org/wiki/Chevella_(Lok_Sabha_constituency)" xlink:type="simple">Chevella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20807" calcext:value-type="float">
            <text:p>420807</text:p>
          </table:table-cell>
          <table:table-cell office:value-type="float" office:value="112701" calcext:value-type="float">
            <text:p>112701</text:p>
          </table:table-cell>
          <table:table-cell office:value-type="float" office:value="4439" calcext:value-type="float">
            <text:p>4439</text:p>
          </table:table-cell>
          <table:table-cell/>
          <table:table-cell office:value-type="float" office:value="40196" calcext:value-type="float">
            <text:p>40196</text:p>
          </table:table-cell>
          <table:table-cell table:number-columns-repeated="2"/>
          <table:table-cell table:style-name="ce5" office:value-type="float" office:value="402275" calcext:value-type="float">
            <text:p>402275</text:p>
          </table:table-cell>
          <table:table-cell table:number-columns-repeated="2"/>
          <table:table-cell office:value-type="float" office:value="104582" calcext:value-type="float">
            <text:p>104582</text:p>
          </table:table-cell>
          <table:table-cell office:value-type="float" office:value="1085000" calcext:value-type="float">
            <text:p>1085000</text:p>
          </table:table-cell>
          <table:table-cell office:value-type="float" office:value="1681664" calcext:value-type="float">
            <text:p>1681664</text:p>
          </table:table-cell>
          <table:table-cell office:value-type="string" calcext:value-type="string">
            <text:p>64.52%</text:p>
          </table:table-cell>
        </table:table-row>
        <table:table-row table:style-name="ro2">
          <table:table-cell office:value-type="string" calcext:value-type="string">
            <text:p><text:a xlink:href="https://en.wikipedia.org/wiki/Chennai_Central_(Lok_Sabha_constituency)" xlink:type="simple">Chennai Central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2108" calcext:value-type="float">
            <text:p>2108</text:p>
          </table:table-cell>
          <table:table-cell/>
          <table:table-cell office:value-type="float" office:value="10876" calcext:value-type="float">
            <text:p>10876</text:p>
          </table:table-cell>
          <table:table-cell table:style-name="ce5" office:value-type="float" office:value="468" calcext:value-type="float">
            <text:p>468</text:p>
          </table:table-cell>
          <table:table-cell table:number-columns-repeated="3"/>
          <table:table-cell table:style-name="ce5" office:value-type="float" office:value="285783" calcext:value-type="float">
            <text:p>285783</text:p>
          </table:table-cell>
          <table:table-cell office:value-type="float" office:value="311117" calcext:value-type="float">
            <text:p>311117</text:p>
          </table:table-cell>
          <table:table-cell office:value-type="float" office:value="610352" calcext:value-type="float">
            <text:p>610352</text:p>
          </table:table-cell>
          <table:table-cell office:value-type="float" office:value="1000705" calcext:value-type="float">
            <text:p>1000705</text:p>
          </table:table-cell>
          <table:table-cell office:value-type="string" calcext:value-type="string">
            <text:p>60.99%</text:p>
          </table:table-cell>
        </table:table-row>
        <table:table-row table:style-name="ro2">
          <table:table-cell office:value-type="string" calcext:value-type="string">
            <text:p><text:a xlink:href="https://en.wikipedia.org/wiki/Chennai_North_(Lok_Sabha_constituency)" xlink:type="simple">Chennai North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23350" calcext:value-type="float">
            <text:p>23350</text:p>
          </table:table-cell>
          <table:table-cell office:value-type="float" office:value="3952" calcext:value-type="float">
            <text:p>3952</text:p>
          </table:table-cell>
          <table:table-cell/>
          <table:table-cell office:value-type="float" office:value="18651" calcext:value-type="float">
            <text:p>18651</text:p>
          </table:table-cell>
          <table:table-cell table:number-columns-repeated="4"/>
          <table:table-cell table:style-name="ce5" office:value-type="float" office:value="281055" calcext:value-type="float">
            <text:p>281055</text:p>
          </table:table-cell>
          <table:table-cell office:value-type="float" office:value="332881" calcext:value-type="float">
            <text:p>332881</text:p>
          </table:table-cell>
          <table:table-cell office:value-type="float" office:value="659889" calcext:value-type="float">
            <text:p>659889</text:p>
          </table:table-cell>
          <table:table-cell office:value-type="float" office:value="1023760" calcext:value-type="float">
            <text:p>1023760</text:p>
          </table:table-cell>
          <table:table-cell office:value-type="string" calcext:value-type="string">
            <text:p>64.46%</text:p>
          </table:table-cell>
        </table:table-row>
        <table:table-row table:style-name="ro2">
          <table:table-cell office:value-type="string" calcext:value-type="string">
            <text:p><text:a xlink:href="https://en.wikipedia.org/wiki/Chennai_South_(Lok_Sabha_constituency)" xlink:type="simple">Chennai South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42925" calcext:value-type="float">
            <text:p>42925</text:p>
          </table:table-cell>
          <table:table-cell table:style-name="ce6"/>
          <table:table-cell/>
          <table:table-cell office:value-type="float" office:value="29502" calcext:value-type="float">
            <text:p>29502</text:p>
          </table:table-cell>
          <table:table-cell table:number-columns-repeated="4"/>
          <table:table-cell table:style-name="ce5" office:value-type="float" office:value="275632" calcext:value-type="float">
            <text:p>275632</text:p>
          </table:table-cell>
          <table:table-cell office:value-type="float" office:value="380056" calcext:value-type="float">
            <text:p>380056</text:p>
          </table:table-cell>
          <table:table-cell office:value-type="float" office:value="728115" calcext:value-type="float">
            <text:p>728115</text:p>
          </table:table-cell>
          <table:table-cell office:value-type="float" office:value="1176861" calcext:value-type="float">
            <text:p>1176861</text:p>
          </table:table-cell>
          <table:table-cell office:value-type="string" calcext:value-type="string">
            <text:p>61.87%</text:p>
          </table:table-cell>
        </table:table-row>
        <table:table-row table:style-name="ro2">
          <table:table-cell office:value-type="string" calcext:value-type="string">
            <text:p><text:a xlink:href="https://en.wikipedia.org/wiki/Chhindwara_(Lok_Sabha_constituency)" xlink:type="simple">Chhindwar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409736" calcext:value-type="float">
            <text:p>409736</text:p>
          </table:table-cell>
          <table:table-cell office:value-type="float" office:value="288516" calcext:value-type="float">
            <text:p>288516</text:p>
          </table:table-cell>
          <table:table-cell office:value-type="float" office:value="9880" calcext:value-type="float">
            <text:p>9880</text:p>
          </table:table-cell>
          <table:table-cell/>
          <table:table-cell office:value-type="float" office:value="112993" calcext:value-type="float">
            <text:p>112993</text:p>
          </table:table-cell>
          <table:table-cell table:number-columns-repeated="5"/>
          <table:table-cell office:value-type="float" office:value="8169" calcext:value-type="float">
            <text:p>8169</text:p>
          </table:table-cell>
          <table:table-cell office:value-type="float" office:value="829294" calcext:value-type="float">
            <text:p>829294</text:p>
          </table:table-cell>
          <table:table-cell office:value-type="float" office:value="1154249" calcext:value-type="float">
            <text:p>1154249</text:p>
          </table:table-cell>
          <table:table-cell office:value-type="string" calcext:value-type="string">
            <text:p>71.85%</text:p>
          </table:table-cell>
        </table:table-row>
        <table:table-row table:style-name="ro2">
          <table:table-cell office:value-type="string" calcext:value-type="string">
            <text:p><text:a xlink:href="https://en.wikipedia.org/wiki/Chhota_Udaipur_(Lok_Sabha_constituency)" xlink:type="simple">Chhota Udaipur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26536" calcext:value-type="float">
            <text:p>326536</text:p>
          </table:table-cell>
          <table:table-cell office:value-type="float" office:value="353534" calcext:value-type="float">
            <text:p>353534</text:p>
          </table:table-cell>
          <table:table-cell office:value-type="float" office:value="43970" calcext:value-type="float">
            <text:p>43970</text:p>
          </table:table-cell>
          <table:table-cell/>
          <table:table-cell office:value-type="float" office:value="41177" calcext:value-type="float">
            <text:p>41177</text:p>
          </table:table-cell>
          <table:table-cell table:number-columns-repeated="5"/>
          <table:table-cell table:style-name="ce6"/>
          <table:table-cell office:value-type="float" office:value="765217" calcext:value-type="float">
            <text:p>765217</text:p>
          </table:table-cell>
          <table:table-cell office:value-type="float" office:value="1412309" calcext:value-type="float">
            <text:p>1412309</text:p>
          </table:table-cell>
          <table:table-cell office:value-type="string" calcext:value-type="string">
            <text:p>54.18%</text:p>
          </table:table-cell>
        </table:table-row>
        <table:table-row table:style-name="ro2">
          <table:table-cell office:value-type="string" calcext:value-type="string">
            <text:p><text:a xlink:href="https://en.wikipedia.org/wiki/Chidambaram_(Lok_Sabha_constituency)" xlink:type="simple">Chidambaram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5718" calcext:value-type="float">
            <text:p>5718</text:p>
          </table:table-cell>
          <table:table-cell/>
          <table:table-cell office:value-type="float" office:value="36043" calcext:value-type="float">
            <text:p>36043</text:p>
          </table:table-cell>
          <table:table-cell table:number-columns-repeated="5"/>
          <table:table-cell office:value-type="float" office:value="827948" calcext:value-type="float">
            <text:p>827948</text:p>
          </table:table-cell>
          <table:table-cell office:value-type="float" office:value="869709" calcext:value-type="float">
            <text:p>869709</text:p>
          </table:table-cell>
          <table:table-cell office:value-type="float" office:value="1126790" calcext:value-type="float">
            <text:p>1126790</text:p>
          </table:table-cell>
          <table:table-cell office:value-type="string" calcext:value-type="string">
            <text:p>77.18%</text:p>
          </table:table-cell>
        </table:table-row>
        <table:table-row table:style-name="ro2">
          <table:table-cell office:value-type="string" calcext:value-type="string">
            <text:p><text:a xlink:href="https://en.wikipedia.org/wiki/Chikballapur_(Lok_Sabha_constituency)" xlink:type="simple">Chikballapu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90500" calcext:value-type="float">
            <text:p>390500</text:p>
          </table:table-cell>
          <table:table-cell office:value-type="float" office:value="339119" calcext:value-type="float">
            <text:p>339119</text:p>
          </table:table-cell>
          <table:table-cell office:value-type="float" office:value="14629" calcext:value-type="float">
            <text:p>14629</text:p>
          </table:table-cell>
          <table:table-cell/>
          <table:table-cell office:value-type="float" office:value="42771" calcext:value-type="float">
            <text:p>42771</text:p>
          </table:table-cell>
          <table:table-cell table:number-columns-repeated="5"/>
          <table:table-cell office:value-type="float" office:value="191591" calcext:value-type="float">
            <text:p>191591</text:p>
          </table:table-cell>
          <table:table-cell office:value-type="float" office:value="978610" calcext:value-type="float">
            <text:p>978610</text:p>
          </table:table-cell>
          <table:table-cell office:value-type="float" office:value="1437155" calcext:value-type="float">
            <text:p>1437155</text:p>
          </table:table-cell>
          <table:table-cell office:value-type="string" calcext:value-type="string">
            <text:p>68.09%</text:p>
          </table:table-cell>
        </table:table-row>
        <table:table-row table:style-name="ro2">
          <table:table-cell office:value-type="string" calcext:value-type="string">
            <text:p><text:a xlink:href="https://en.wikipedia.org/wiki/Chikkodi_(Lok_Sabha_constituency)" xlink:type="simple">Chikkodi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82794" calcext:value-type="float">
            <text:p>382794</text:p>
          </table:table-cell>
          <table:table-cell office:value-type="float" office:value="438081" calcext:value-type="float">
            <text:p>438081</text:p>
          </table:table-cell>
          <table:table-cell office:value-type="float" office:value="19762" calcext:value-type="float">
            <text:p>19762</text:p>
          </table:table-cell>
          <table:table-cell/>
          <table:table-cell office:value-type="float" office:value="27165" calcext:value-type="float">
            <text:p>27165</text:p>
          </table:table-cell>
          <table:table-cell table:number-columns-repeated="5"/>
          <table:table-cell table:style-name="ce6"/>
          <table:table-cell office:value-type="float" office:value="867802" calcext:value-type="float">
            <text:p>867802</text:p>
          </table:table-cell>
          <table:table-cell office:value-type="float" office:value="1284427" calcext:value-type="float">
            <text:p>1284427</text:p>
          </table:table-cell>
          <table:table-cell office:value-type="string" calcext:value-type="string">
            <text:p>67.56%</text:p>
          </table:table-cell>
        </table:table-row>
        <table:table-row table:style-name="ro2">
          <table:table-cell office:value-type="string" calcext:value-type="string">
            <text:p><text:a xlink:href="https://en.wikipedia.org/wiki/Chitradurga_(Lok_Sabha_constituency)" xlink:type="simple">Chitradurga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235349" calcext:value-type="float">
            <text:p>235349</text:p>
          </table:table-cell>
          <table:table-cell office:value-type="float" office:value="370920" calcext:value-type="float">
            <text:p>370920</text:p>
          </table:table-cell>
          <table:table-cell office:value-type="float" office:value="28715" calcext:value-type="float">
            <text:p>28715</text:p>
          </table:table-cell>
          <table:table-cell/>
          <table:table-cell office:value-type="float" office:value="38547" calcext:value-type="float">
            <text:p>38547</text:p>
          </table:table-cell>
          <table:table-cell table:number-columns-repeated="5"/>
          <table:table-cell office:value-type="float" office:value="162414" calcext:value-type="float">
            <text:p>162414</text:p>
          </table:table-cell>
          <table:table-cell office:value-type="float" office:value="835945" calcext:value-type="float">
            <text:p>835945</text:p>
          </table:table-cell>
          <table:table-cell office:value-type="float" office:value="1534401" calcext:value-type="float">
            <text:p>1534401</text:p>
          </table:table-cell>
          <table:table-cell office:value-type="string" calcext:value-type="string">
            <text:p>54.48%</text:p>
          </table:table-cell>
        </table:table-row>
        <table:table-row table:style-name="ro2">
          <table:table-cell office:value-type="string" calcext:value-type="string">
            <text:p><text:a xlink:href="https://en.wikipedia.org/wiki/Chittoor_(Lok_Sabha_constituency)" xlink:type="simple">Chittoo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23252" calcext:value-type="float">
            <text:p>423252</text:p>
          </table:table-cell>
          <table:table-cell office:value-type="float" office:value="10886" calcext:value-type="float">
            <text:p>10886</text:p>
          </table:table-cell>
          <table:table-cell office:value-type="float" office:value="14297" calcext:value-type="float">
            <text:p>14297</text:p>
          </table:table-cell>
          <table:table-cell/>
          <table:table-cell table:style-name="ce6"/>
          <table:table-cell table:number-columns-repeated="2"/>
          <table:table-cell table:style-name="ce5" office:value-type="float" office:value="434065" calcext:value-type="float">
            <text:p>434065</text:p>
          </table:table-cell>
          <table:table-cell table:number-columns-repeated="2"/>
          <table:table-cell office:value-type="float" office:value="161058" calcext:value-type="float">
            <text:p>161058</text:p>
          </table:table-cell>
          <table:table-cell office:value-type="float" office:value="1043558" calcext:value-type="float">
            <text:p>1043558</text:p>
          </table:table-cell>
          <table:table-cell office:value-type="float" office:value="1292425" calcext:value-type="float">
            <text:p>1292425</text:p>
          </table:table-cell>
          <table:table-cell office:value-type="string" calcext:value-type="string">
            <text:p>80.74%</text:p>
          </table:table-cell>
        </table:table-row>
        <table:table-row table:style-name="ro2">
          <table:table-cell office:value-type="string" calcext:value-type="string">
            <text:p><text:a xlink:href="https://en.wikipedia.org/wiki/Chittorgarh_(Lok_Sabha_constituency)" xlink:type="simple">Chittorgarh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99663" calcext:value-type="float">
            <text:p>399663</text:p>
          </table:table-cell>
          <table:table-cell office:value-type="float" office:value="326885" calcext:value-type="float">
            <text:p>326885</text:p>
          </table:table-cell>
          <table:table-cell office:value-type="float" office:value="10270" calcext:value-type="float">
            <text:p>10270</text:p>
          </table:table-cell>
          <table:table-cell/>
          <table:table-cell office:value-type="float" office:value="34874" calcext:value-type="float">
            <text:p>34874</text:p>
          </table:table-cell>
          <table:table-cell table:number-columns-repeated="5"/>
          <table:table-cell office:value-type="float" office:value="23108" calcext:value-type="float">
            <text:p>23108</text:p>
          </table:table-cell>
          <table:table-cell office:value-type="float" office:value="794800" calcext:value-type="float">
            <text:p>794800</text:p>
          </table:table-cell>
          <table:table-cell office:value-type="float" office:value="1601408" calcext:value-type="float">
            <text:p>1601408</text:p>
          </table:table-cell>
          <table:table-cell office:value-type="string" calcext:value-type="string">
            <text:p>49.63%</text:p>
          </table:table-cell>
        </table:table-row>
        <table:table-row table:style-name="ro2">
          <table:table-cell office:value-type="string" calcext:value-type="string">
            <text:p><text:a xlink:href="https://en.wikipedia.org/wiki/Churu_(Lok_Sabha_constituency)" xlink:type="simple">Churu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64268" calcext:value-type="float">
            <text:p>364268</text:p>
          </table:table-cell>
          <table:table-cell office:value-type="float" office:value="376708" calcext:value-type="float">
            <text:p>376708</text:p>
          </table:table-cell>
          <table:table-cell office:value-type="float" office:value="25690" calcext:value-type="float">
            <text:p>25690</text:p>
          </table:table-cell>
          <table:table-cell/>
          <table:table-cell office:value-type="float" office:value="23790" calcext:value-type="float">
            <text:p>23790</text:p>
          </table:table-cell>
          <table:table-cell table:style-name="ce5" office:value-type="float" office:value="725" calcext:value-type="float">
            <text:p>725</text:p>
          </table:table-cell>
          <table:table-cell table:number-columns-repeated="4"/>
          <table:table-cell office:value-type="float" office:value="11286" calcext:value-type="float">
            <text:p>11286</text:p>
          </table:table-cell>
          <table:table-cell office:value-type="float" office:value="802467" calcext:value-type="float">
            <text:p>802467</text:p>
          </table:table-cell>
          <table:table-cell office:value-type="float" office:value="1532419" calcext:value-type="float">
            <text:p>1532419</text:p>
          </table:table-cell>
          <table:table-cell office:value-type="string" calcext:value-type="string">
            <text:p>52.37%</text:p>
          </table:table-cell>
        </table:table-row>
        <table:table-row table:style-name="ro2">
          <table:table-cell office:value-type="string" calcext:value-type="string">
            <text:p><text:a xlink:href="https://en.wikipedia.org/wiki/Coimbatore_(Lok_Sabha_constituency)" xlink:type="simple">Coimbatore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254501" calcext:value-type="float">
            <text:p>254501</text:p>
          </table:table-cell>
          <table:table-cell office:value-type="float" office:value="37909" calcext:value-type="float">
            <text:p>37909</text:p>
          </table:table-cell>
          <table:table-cell office:value-type="float" office:value="2937" calcext:value-type="float">
            <text:p>2937</text:p>
          </table:table-cell>
          <table:table-cell table:style-name="ce5" office:value-type="float" office:value="293165" calcext:value-type="float">
            <text:p>293165</text:p>
          </table:table-cell>
          <table:table-cell office:value-type="float" office:value="27675" calcext:value-type="float">
            <text:p>27675</text:p>
          </table:table-cell>
          <table:table-cell table:style-name="ce5" office:value-type="float" office:value="1396" calcext:value-type="float">
            <text:p>1396</text:p>
          </table:table-cell>
          <table:table-cell table:number-columns-repeated="4"/>
          <table:table-cell office:value-type="float" office:value="206464" calcext:value-type="float">
            <text:p>206464</text:p>
          </table:table-cell>
          <table:table-cell office:value-type="float" office:value="824047" calcext:value-type="float">
            <text:p>824047</text:p>
          </table:table-cell>
          <table:table-cell office:value-type="float" office:value="1163781" calcext:value-type="float">
            <text:p>1163781</text:p>
          </table:table-cell>
          <table:table-cell office:value-type="string" calcext:value-type="string">
            <text:p>70.81%</text:p>
          </table:table-cell>
        </table:table-row>
        <table:table-row table:style-name="ro2">
          <table:table-cell office:value-type="string" calcext:value-type="string">
            <text:p><text:a xlink:href="https://en.wikipedia.org/wiki/Cooch_Behar_(Lok_Sabha_constituency)" xlink:type="simple">Cooch Beha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65325" calcext:value-type="float">
            <text:p>65325</text:p>
          </table:table-cell>
          <table:table-cell office:value-type="float" office:value="22925" calcext:value-type="float">
            <text:p>22925</text:p>
          </table:table-cell>
          <table:table-cell/>
          <table:table-cell office:value-type="float" office:value="55297" calcext:value-type="float">
            <text:p>55297</text:p>
          </table:table-cell>
          <table:table-cell/>
          <table:table-cell table:style-name="ce5" office:value-type="float" office:value="466928" calcext:value-type="float">
            <text:p>466928</text:p>
          </table:table-cell>
          <table:table-cell table:number-columns-repeated="3"/>
          <table:table-cell office:value-type="float" office:value="510568" calcext:value-type="float">
            <text:p>510568</text:p>
          </table:table-cell>
          <table:table-cell office:value-type="float" office:value="1121043" calcext:value-type="float">
            <text:p>1121043</text:p>
          </table:table-cell>
          <table:table-cell office:value-type="float" office:value="1329086" calcext:value-type="float">
            <text:p>1329086</text:p>
          </table:table-cell>
          <table:table-cell office:value-type="string" calcext:value-type="string">
            <text:p>84.35%</text:p>
          </table:table-cell>
        </table:table-row>
        <table:table-row table:style-name="ro2">
          <table:table-cell office:value-type="string" calcext:value-type="string">
            <text:p><text:a xlink:href="https://en.wikipedia.org/wiki/Cuddalore_(Lok_Sabha_constituency)" xlink:type="simple">Cuddalore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20473" calcext:value-type="float">
            <text:p>320473</text:p>
          </table:table-cell>
          <table:table-cell table:style-name="ce6"/>
          <table:table-cell office:value-type="float" office:value="8269" calcext:value-type="float">
            <text:p>8269</text:p>
          </table:table-cell>
          <table:table-cell/>
          <table:table-cell office:value-type="float" office:value="25494" calcext:value-type="float">
            <text:p>25494</text:p>
          </table:table-cell>
          <table:table-cell table:number-columns-repeated="5"/>
          <table:table-cell office:value-type="float" office:value="395158" calcext:value-type="float">
            <text:p>395158</text:p>
          </table:table-cell>
          <table:table-cell office:value-type="float" office:value="749394" calcext:value-type="float">
            <text:p>749394</text:p>
          </table:table-cell>
          <table:table-cell office:value-type="float" office:value="986026" calcext:value-type="float">
            <text:p>986026</text:p>
          </table:table-cell>
          <table:table-cell office:value-type="string" calcext:value-type="string">
            <text:p>76.00%</text:p>
          </table:table-cell>
        </table:table-row>
        <table:table-row table:style-name="ro2">
          <table:table-cell office:value-type="string" calcext:value-type="string">
            <text:p><text:a xlink:href="https://en.wikipedia.org/wiki/Cuttack_(Lok_Sabha_constituency)" xlink:type="simple">Cuttack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228797" calcext:value-type="float">
            <text:p>228797</text:p>
          </table:table-cell>
          <table:table-cell office:value-type="float" office:value="75118" calcext:value-type="float">
            <text:p>75118</text:p>
          </table:table-cell>
          <table:table-cell office:value-type="float" office:value="7394" calcext:value-type="float">
            <text:p>7394</text:p>
          </table:table-cell>
          <table:table-cell/>
          <table:table-cell office:value-type="float" office:value="8062" calcext:value-type="float">
            <text:p>8062</text:p>
          </table:table-cell>
          <table:table-cell table:number-columns-repeated="5"/>
          <table:table-cell office:value-type="float" office:value="494128" calcext:value-type="float">
            <text:p>494128</text:p>
          </table:table-cell>
          <table:table-cell office:value-type="float" office:value="813499" calcext:value-type="float">
            <text:p>813499</text:p>
          </table:table-cell>
          <table:table-cell office:value-type="float" office:value="1283576" calcext:value-type="float">
            <text:p>1283576</text:p>
          </table:table-cell>
          <table:table-cell office:value-type="string" calcext:value-type="string">
            <text:p>63.38%</text:p>
          </table:table-cell>
        </table:table-row>
        <table:table-row table:style-name="ro2">
          <table:table-cell office:value-type="string" calcext:value-type="string">
            <text:p><text:a xlink:href="https://en.wikipedia.org/wiki/Dadra_and_Nagar_Haveli_(Lok_Sabha_constituency)" xlink:type="simple">Dadra &amp; Nagar Haveli</text:a></text:p>
          </table:table-cell>
          <table:table-cell office:value-type="string" calcext:value-type="string">
            <text:p><text:a xlink:href="https://en.wikipedia.org/wiki/Dadra_%26_Nagar_Haveli" xlink:type="simple">DN</text:a></text:p>
          </table:table-cell>
          <table:table-cell office:value-type="float" office:value="50624" calcext:value-type="float">
            <text:p>50624</text:p>
          </table:table-cell>
          <table:table-cell office:value-type="float" office:value="51242" calcext:value-type="float">
            <text:p>51242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float" office:value="7112" calcext:value-type="float">
            <text:p>7112</text:p>
          </table:table-cell>
          <table:table-cell table:number-columns-repeated="5"/>
          <table:table-cell table:style-name="ce6"/>
          <table:table-cell office:value-type="float" office:value="110363" calcext:value-type="float">
            <text:p>110363</text:p>
          </table:table-cell>
          <table:table-cell office:value-type="float" office:value="154212" calcext:value-type="float">
            <text:p>154212</text:p>
          </table:table-cell>
          <table:table-cell office:value-type="string" calcext:value-type="string">
            <text:p>71.57%</text:p>
          </table:table-cell>
        </table:table-row>
        <table:table-row table:style-name="ro2">
          <table:table-cell office:value-type="string" calcext:value-type="string">
            <text:p><text:a xlink:href="https://en.wikipedia.org/wiki/Dahod_(Lok_Sabha_constituency)" xlink:type="simple">Dahod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50586" calcext:value-type="float">
            <text:p>250586</text:p>
          </table:table-cell>
          <table:table-cell office:value-type="float" office:value="192050" calcext:value-type="float">
            <text:p>192050</text:p>
          </table:table-cell>
          <table:table-cell office:value-type="float" office:value="9395" calcext:value-type="float">
            <text:p>9395</text:p>
          </table:table-cell>
          <table:table-cell table:style-name="ce5" office:value-type="float" office:value="29522" calcext:value-type="float">
            <text:p>29522</text:p>
          </table:table-cell>
          <table:table-cell table:style-name="ce6"/>
          <table:table-cell table:style-name="ce5" office:value-type="float" office:value="29700" calcext:value-type="float">
            <text:p>29700</text:p>
          </table:table-cell>
          <table:table-cell table:number-columns-repeated="2"/>
          <table:table-cell table:style-name="ce5" office:value-type="float" office:value="15057" calcext:value-type="float">
            <text:p>15057</text:p>
          </table:table-cell>
          <table:table-cell/>
          <table:table-cell office:value-type="float" office:value="8113" calcext:value-type="float">
            <text:p>8113</text:p>
          </table:table-cell>
          <table:table-cell office:value-type="float" office:value="534423" calcext:value-type="float">
            <text:p>534423</text:p>
          </table:table-cell>
          <table:table-cell office:value-type="float" office:value="1194821" calcext:value-type="float">
            <text:p>1194821</text:p>
          </table:table-cell>
          <table:table-cell office:value-type="string" calcext:value-type="string">
            <text:p>44.73%</text:p>
          </table:table-cell>
        </table:table-row>
        <table:table-row table:style-name="ro2">
          <table:table-cell office:value-type="string" calcext:value-type="string">
            <text:p><text:a xlink:href="https://en.wikipedia.org/wiki/Dakshina_Kannada_(Lok_Sabha_constituency)" xlink:type="simple">Dakshina Kannada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458965" calcext:value-type="float">
            <text:p>458965</text:p>
          </table:table-cell>
          <table:table-cell office:value-type="float" office:value="499385" calcext:value-type="float">
            <text:p>499385</text:p>
          </table:table-cell>
          <table:table-cell office:value-type="float" office:value="10196" calcext:value-type="float">
            <text:p>10196</text:p>
          </table:table-cell>
          <table:table-cell table:style-name="ce5" office:value-type="float" office:value="18328" calcext:value-type="float">
            <text:p>18328</text:p>
          </table:table-cell>
          <table:table-cell office:value-type="float" office:value="29048" calcext:value-type="float">
            <text:p>29048</text:p>
          </table:table-cell>
          <table:table-cell table:number-columns-repeated="5"/>
          <table:table-cell table:style-name="ce6"/>
          <table:table-cell office:value-type="float" office:value="1015922" calcext:value-type="float">
            <text:p>1015922</text:p>
          </table:table-cell>
          <table:table-cell office:value-type="float" office:value="1364641" calcext:value-type="float">
            <text:p>1364641</text:p>
          </table:table-cell>
          <table:table-cell office:value-type="string" calcext:value-type="string">
            <text:p>74.45%</text:p>
          </table:table-cell>
        </table:table-row>
        <table:table-row table:style-name="ro2">
          <table:table-cell office:value-type="string" calcext:value-type="string">
            <text:p><text:a xlink:href="https://en.wikipedia.org/wiki/Daman_and_Diu_(Lok_Sabha_constituency)" xlink:type="simple">Daman &amp; Diu</text:a></text:p>
          </table:table-cell>
          <table:table-cell office:value-type="string" calcext:value-type="string">
            <text:p><text:a xlink:href="https://en.wikipedia.org/wiki/Daman_%26_Diu" xlink:type="simple">DD</text:a></text:p>
          </table:table-cell>
          <table:table-cell office:value-type="float" office:value="19708" calcext:value-type="float">
            <text:p>19708</text:p>
          </table:table-cell>
          <table:table-cell office:value-type="float" office:value="44546" calcext:value-type="float">
            <text:p>44546</text:p>
          </table:table-cell>
          <table:table-cell table:style-name="ce6"/>
          <table:table-cell/>
          <table:table-cell office:value-type="float" office:value="1246" calcext:value-type="float">
            <text:p>1246</text:p>
          </table:table-cell>
          <table:table-cell table:style-name="ce5" office:value-type="float" office:value="380" calcext:value-type="float">
            <text:p>380</text:p>
          </table:table-cell>
          <table:table-cell table:number-columns-repeated="2"/>
          <table:table-cell table:style-name="ce5" office:value-type="float" office:value="2144" calcext:value-type="float">
            <text:p>2144</text:p>
          </table:table-cell>
          <table:table-cell/>
          <table:table-cell table:style-name="ce6"/>
          <table:table-cell office:value-type="float" office:value="68024" calcext:value-type="float">
            <text:p>68024</text:p>
          </table:table-cell>
          <table:table-cell office:value-type="float" office:value="95382" calcext:value-type="float">
            <text:p>95382</text:p>
          </table:table-cell>
          <table:table-cell office:value-type="string" calcext:value-type="string">
            <text:p>71.32%</text:p>
          </table:table-cell>
        </table:table-row>
        <table:table-row table:style-name="ro2">
          <table:table-cell office:value-type="string" calcext:value-type="string">
            <text:p><text:a xlink:href="https://en.wikipedia.org/wiki/Damoh_(Lok_Sabha_constituency)" xlink:type="simple">Damoh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31796" calcext:value-type="float">
            <text:p>231796</text:p>
          </table:table-cell>
          <table:table-cell office:value-type="float" office:value="302673" calcext:value-type="float">
            <text:p>302673</text:p>
          </table:table-cell>
          <table:table-cell table:style-name="ce6"/>
          <table:table-cell/>
          <table:table-cell office:value-type="float" office:value="44127" calcext:value-type="float">
            <text:p>44127</text:p>
          </table:table-cell>
          <table:table-cell table:style-name="ce5" office:value-type="float" office:value="7826" calcext:value-type="float">
            <text:p>7826</text:p>
          </table:table-cell>
          <table:table-cell table:number-columns-repeated="4"/>
          <table:table-cell office:value-type="float" office:value="12702" calcext:value-type="float">
            <text:p>12702</text:p>
          </table:table-cell>
          <table:table-cell office:value-type="float" office:value="599124" calcext:value-type="float">
            <text:p>599124</text:p>
          </table:table-cell>
          <table:table-cell office:value-type="float" office:value="1357986" calcext:value-type="float">
            <text:p>1357986</text:p>
          </table:table-cell>
          <table:table-cell office:value-type="string" calcext:value-type="string">
            <text:p>44.12%</text:p>
          </table:table-cell>
        </table:table-row>
        <table:table-row table:style-name="ro2">
          <table:table-cell office:value-type="string" calcext:value-type="string">
            <text:p><text:a xlink:href="https://en.wikipedia.org/wiki/Darbhanga_(Lok_Sabha_constituency)" xlink:type="simple">Darbhang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40724" calcext:value-type="float">
            <text:p>40724</text:p>
          </table:table-cell>
          <table:table-cell office:value-type="float" office:value="239268" calcext:value-type="float">
            <text:p>239268</text:p>
          </table:table-cell>
          <table:table-cell office:value-type="float" office:value="9234" calcext:value-type="float">
            <text:p>9234</text:p>
          </table:table-cell>
          <table:table-cell/>
          <table:table-cell office:value-type="float" office:value="39008" calcext:value-type="float">
            <text:p>39008</text:p>
          </table:table-cell>
          <table:table-cell table:number-columns-repeated="5"/>
          <table:table-cell office:value-type="float" office:value="217479" calcext:value-type="float">
            <text:p>217479</text:p>
          </table:table-cell>
          <table:table-cell office:value-type="float" office:value="545713" calcext:value-type="float">
            <text:p>545713</text:p>
          </table:table-cell>
          <table:table-cell office:value-type="float" office:value="1312244" calcext:value-type="float">
            <text:p>1312244</text:p>
          </table:table-cell>
          <table:table-cell office:value-type="string" calcext:value-type="string">
            <text:p>41.59%</text:p>
          </table:table-cell>
        </table:table-row>
        <table:table-row table:style-name="ro2">
          <table:table-cell office:value-type="string" calcext:value-type="string">
            <text:p><text:a xlink:href="https://en.wikipedia.org/wiki/Darjeeling_(Lok_Sabha_constituency)" xlink:type="simple">Darjeeling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187809" calcext:value-type="float">
            <text:p>187809</text:p>
          </table:table-cell>
          <table:table-cell office:value-type="float" office:value="497649" calcext:value-type="float">
            <text:p>497649</text:p>
          </table:table-cell>
          <table:table-cell office:value-type="float" office:value="5083" calcext:value-type="float">
            <text:p>5083</text:p>
          </table:table-cell>
          <table:table-cell table:style-name="ce5" office:value-type="float" office:value="244360" calcext:value-type="float">
            <text:p>244360</text:p>
          </table:table-cell>
          <table:table-cell office:value-type="float" office:value="21249" calcext:value-type="float">
            <text:p>21249</text:p>
          </table:table-cell>
          <table:table-cell table:number-columns-repeated="5"/>
          <table:table-cell office:value-type="float" office:value="10221" calcext:value-type="float">
            <text:p>10221</text:p>
          </table:table-cell>
          <table:table-cell office:value-type="float" office:value="966371" calcext:value-type="float">
            <text:p>966371</text:p>
          </table:table-cell>
          <table:table-cell office:value-type="float" office:value="1214818" calcext:value-type="float">
            <text:p>1214818</text:p>
          </table:table-cell>
          <table:table-cell office:value-type="string" calcext:value-type="string">
            <text:p>79.55%</text:p>
          </table:table-cell>
        </table:table-row>
        <table:table-row table:style-name="ro2">
          <table:table-cell office:value-type="string" calcext:value-type="string">
            <text:p><text:a xlink:href="https://en.wikipedia.org/wiki/Dausa_(Lok_Sabha_constituency)" xlink:type="simple">Dausa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59154" calcext:value-type="float">
            <text:p>59154</text:p>
          </table:table-cell>
          <table:table-cell office:value-type="float" office:value="28398" calcext:value-type="float">
            <text:p>28398</text:p>
          </table:table-cell>
          <table:table-cell office:value-type="float" office:value="3798" calcext:value-type="float">
            <text:p>3798</text:p>
          </table:table-cell>
          <table:table-cell/>
          <table:table-cell office:value-type="float" office:value="739131" calcext:value-type="float">
            <text:p>739131</text:p>
          </table:table-cell>
          <table:table-cell table:number-columns-repeated="5"/>
          <table:table-cell office:value-type="float" office:value="10874" calcext:value-type="float">
            <text:p>10874</text:p>
          </table:table-cell>
          <table:table-cell office:value-type="float" office:value="841355" calcext:value-type="float">
            <text:p>841355</text:p>
          </table:table-cell>
          <table:table-cell office:value-type="float" office:value="1315807" calcext:value-type="float">
            <text:p>1315807</text:p>
          </table:table-cell>
          <table:table-cell office:value-type="string" calcext:value-type="string">
            <text:p>63.94%</text:p>
          </table:table-cell>
        </table:table-row>
        <table:table-row table:style-name="ro2">
          <table:table-cell office:value-type="string" calcext:value-type="string">
            <text:p><text:a xlink:href="https://en.wikipedia.org/wiki/Davangere_(Lok_Sabha_constituency)" xlink:type="simple">Davangere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421423" calcext:value-type="float">
            <text:p>421423</text:p>
          </table:table-cell>
          <table:table-cell office:value-type="float" office:value="423447" calcext:value-type="float">
            <text:p>423447</text:p>
          </table:table-cell>
          <table:table-cell office:value-type="float" office:value="5469" calcext:value-type="float">
            <text:p>5469</text:p>
          </table:table-cell>
          <table:table-cell/>
          <table:table-cell office:value-type="float" office:value="43479" calcext:value-type="float">
            <text:p>43479</text:p>
          </table:table-cell>
          <table:table-cell table:number-columns-repeated="5"/>
          <table:table-cell office:value-type="float" office:value="13459" calcext:value-type="float">
            <text:p>13459</text:p>
          </table:table-cell>
          <table:table-cell office:value-type="float" office:value="907277" calcext:value-type="float">
            <text:p>907277</text:p>
          </table:table-cell>
          <table:table-cell office:value-type="float" office:value="1307583" calcext:value-type="float">
            <text:p>1307583</text:p>
          </table:table-cell>
          <table:table-cell office:value-type="string" calcext:value-type="string">
            <text:p>69.39%</text:p>
          </table:table-cell>
        </table:table-row>
        <table:table-row table:style-name="ro2">
          <table:table-cell office:value-type="string" calcext:value-type="string">
            <text:p><text:a xlink:href="https://en.wikipedia.org/wiki/Deoria_(Lok_Sabha_constituency)" xlink:type="simple">Deori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91488" calcext:value-type="float">
            <text:p>91488</text:p>
          </table:table-cell>
          <table:table-cell office:value-type="float" office:value="178110" calcext:value-type="float">
            <text:p>178110</text:p>
          </table:table-cell>
          <table:table-cell office:value-type="float" office:value="219889" calcext:value-type="float">
            <text:p>219889</text:p>
          </table:table-cell>
          <table:table-cell/>
          <table:table-cell office:value-type="float" office:value="18117" calcext:value-type="float">
            <text:p>18117</text:p>
          </table:table-cell>
          <table:table-cell table:style-name="ce5" office:value-type="float" office:value="151389" calcext:value-type="float">
            <text:p>151389</text:p>
          </table:table-cell>
          <table:table-cell table:number-columns-repeated="4"/>
          <table:table-cell office:value-type="float" office:value="56530" calcext:value-type="float">
            <text:p>56530</text:p>
          </table:table-cell>
          <table:table-cell office:value-type="float" office:value="715523" calcext:value-type="float">
            <text:p>715523</text:p>
          </table:table-cell>
          <table:table-cell office:value-type="float" office:value="1580745" calcext:value-type="float">
            <text:p>1580745</text:p>
          </table:table-cell>
          <table:table-cell office:value-type="string" calcext:value-type="string">
            <text:p>45.26%</text:p>
          </table:table-cell>
        </table:table-row>
        <table:table-row table:style-name="ro2">
          <table:table-cell office:value-type="string" calcext:value-type="string">
            <text:p><text:a xlink:href="https://en.wikipedia.org/wiki/Dewas_(Lok_Sabha_constituency)" xlink:type="simple">Dewas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76421" calcext:value-type="float">
            <text:p>376421</text:p>
          </table:table-cell>
          <table:table-cell office:value-type="float" office:value="360964" calcext:value-type="float">
            <text:p>360964</text:p>
          </table:table-cell>
          <table:table-cell office:value-type="float" office:value="10743" calcext:value-type="float">
            <text:p>10743</text:p>
          </table:table-cell>
          <table:table-cell/>
          <table:table-cell office:value-type="float" office:value="20725" calcext:value-type="float">
            <text:p>20725</text:p>
          </table:table-cell>
          <table:table-cell table:number-columns-repeated="5"/>
          <table:table-cell office:value-type="float" office:value="14075" calcext:value-type="float">
            <text:p>14075</text:p>
          </table:table-cell>
          <table:table-cell office:value-type="float" office:value="782928" calcext:value-type="float">
            <text:p>782928</text:p>
          </table:table-cell>
          <table:table-cell office:value-type="float" office:value="1297261" calcext:value-type="float">
            <text:p>1297261</text:p>
          </table:table-cell>
          <table:table-cell office:value-type="string" calcext:value-type="string">
            <text:p>60.35%</text:p>
          </table:table-cell>
        </table:table-row>
        <table:table-row table:style-name="ro2">
          <table:table-cell office:value-type="string" calcext:value-type="string">
            <text:p><text:a xlink:href="https://en.wikipedia.org/wiki/Dhanbad_(Lok_Sabha_constituency)" xlink:type="simple">Dhanbad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202474" calcext:value-type="float">
            <text:p>202474</text:p>
          </table:table-cell>
          <table:table-cell office:value-type="float" office:value="260521" calcext:value-type="float">
            <text:p>260521</text:p>
          </table:table-cell>
          <table:table-cell office:value-type="float" office:value="132445" calcext:value-type="float">
            <text:p>132445</text:p>
          </table:table-cell>
          <table:table-cell/>
          <table:table-cell office:value-type="float" office:value="37018" calcext:value-type="float">
            <text:p>37018</text:p>
          </table:table-cell>
          <table:table-cell table:style-name="ce5" office:value-type="float" office:value="16187" calcext:value-type="float">
            <text:p>16187</text:p>
          </table:table-cell>
          <table:table-cell table:number-columns-repeated="4"/>
          <table:table-cell office:value-type="float" office:value="164838" calcext:value-type="float">
            <text:p>164838</text:p>
          </table:table-cell>
          <table:table-cell office:value-type="float" office:value="813483" calcext:value-type="float">
            <text:p>813483</text:p>
          </table:table-cell>
          <table:table-cell office:value-type="float" office:value="1806475" calcext:value-type="float">
            <text:p>1806475</text:p>
          </table:table-cell>
          <table:table-cell office:value-type="string" calcext:value-type="string">
            <text:p>45.03%</text:p>
          </table:table-cell>
        </table:table-row>
        <table:table-row table:style-name="ro2">
          <table:table-cell office:value-type="string" calcext:value-type="string">
            <text:p><text:a xlink:href="https://en.wikipedia.org/wiki/Dhar_(Lok_Sabha_constituency)" xlink:type="simple">Dhar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02660" calcext:value-type="float">
            <text:p>302660</text:p>
          </table:table-cell>
          <table:table-cell office:value-type="float" office:value="299999" calcext:value-type="float">
            <text:p>299999</text:p>
          </table:table-cell>
          <table:table-cell office:value-type="float" office:value="16082" calcext:value-type="float">
            <text:p>16082</text:p>
          </table:table-cell>
          <table:table-cell/>
          <table:table-cell office:value-type="float" office:value="28954" calcext:value-type="float">
            <text:p>28954</text:p>
          </table:table-cell>
          <table:table-cell table:number-columns-repeated="5"/>
          <table:table-cell office:value-type="float" office:value="7041" calcext:value-type="float">
            <text:p>7041</text:p>
          </table:table-cell>
          <table:table-cell office:value-type="float" office:value="654736" calcext:value-type="float">
            <text:p>654736</text:p>
          </table:table-cell>
          <table:table-cell office:value-type="float" office:value="1197262" calcext:value-type="float">
            <text:p>1197262</text:p>
          </table:table-cell>
          <table:table-cell office:value-type="string" calcext:value-type="string">
            <text:p>54.69%</text:p>
          </table:table-cell>
        </table:table-row>
        <table:table-row table:style-name="ro2">
          <table:table-cell office:value-type="string" calcext:value-type="string">
            <text:p><text:a xlink:href="https://en.wikipedia.org/wiki/Dharmapuri_(Lok_Sabha_constituency)" xlink:type="simple">Dharmapur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5445" calcext:value-type="float">
            <text:p>5445</text:p>
          </table:table-cell>
          <table:table-cell/>
          <table:table-cell office:value-type="float" office:value="53988" calcext:value-type="float">
            <text:p>53988</text:p>
          </table:table-cell>
          <table:table-cell table:number-columns-repeated="4"/>
          <table:table-cell table:style-name="ce5" office:value-type="float" office:value="365812" calcext:value-type="float">
            <text:p>365812</text:p>
          </table:table-cell>
          <table:table-cell office:value-type="float" office:value="352857" calcext:value-type="float">
            <text:p>352857</text:p>
          </table:table-cell>
          <table:table-cell office:value-type="float" office:value="778102" calcext:value-type="float">
            <text:p>778102</text:p>
          </table:table-cell>
          <table:table-cell office:value-type="float" office:value="1069612" calcext:value-type="float">
            <text:p>1069612</text:p>
          </table:table-cell>
          <table:table-cell office:value-type="string" calcext:value-type="string">
            <text:p>72.75%</text:p>
          </table:table-cell>
        </table:table-row>
        <table:table-row table:style-name="ro2">
          <table:table-cell office:value-type="string" calcext:value-type="string">
            <text:p><text:a xlink:href="https://en.wikipedia.org/wiki/Dharwad_(Lok_Sabha_constituency)" xlink:type="simple">Dharwad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09123" calcext:value-type="float">
            <text:p>309123</text:p>
          </table:table-cell>
          <table:table-cell office:value-type="float" office:value="446786" calcext:value-type="float">
            <text:p>446786</text:p>
          </table:table-cell>
          <table:table-cell office:value-type="float" office:value="5981" calcext:value-type="float">
            <text:p>5981</text:p>
          </table:table-cell>
          <table:table-cell/>
          <table:table-cell office:value-type="float" office:value="24227" calcext:value-type="float">
            <text:p>24227</text:p>
          </table:table-cell>
          <table:table-cell table:number-columns-repeated="3"/>
          <table:table-cell table:style-name="ce5" office:value-type="float" office:value="7176" calcext:value-type="float">
            <text:p>7176</text:p>
          </table:table-cell>
          <table:table-cell/>
          <table:table-cell office:value-type="float" office:value="4921" calcext:value-type="float">
            <text:p>4921</text:p>
          </table:table-cell>
          <table:table-cell office:value-type="float" office:value="798214" calcext:value-type="float">
            <text:p>798214</text:p>
          </table:table-cell>
          <table:table-cell office:value-type="float" office:value="1411500" calcext:value-type="float">
            <text:p>1411500</text:p>
          </table:table-cell>
          <table:table-cell office:value-type="string" calcext:value-type="string">
            <text:p>56.55%</text:p>
          </table:table-cell>
        </table:table-row>
        <table:table-row table:style-name="ro2">
          <table:table-cell office:value-type="string" calcext:value-type="string">
            <text:p><text:a xlink:href="https://en.wikipedia.org/wiki/Dhaurahra_(Lok_Sabha_constituency)" xlink:type="simple">Dhaurahr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91391" calcext:value-type="float">
            <text:p>391391</text:p>
          </table:table-cell>
          <table:table-cell office:value-type="float" office:value="25407" calcext:value-type="float">
            <text:p>25407</text:p>
          </table:table-cell>
          <table:table-cell office:value-type="float" office:value="206882" calcext:value-type="float">
            <text:p>206882</text:p>
          </table:table-cell>
          <table:table-cell/>
          <table:table-cell office:value-type="float" office:value="20236" calcext:value-type="float">
            <text:p>20236</text:p>
          </table:table-cell>
          <table:table-cell table:style-name="ce5" office:value-type="float" office:value="102898" calcext:value-type="float">
            <text:p>102898</text:p>
          </table:table-cell>
          <table:table-cell table:number-columns-repeated="2"/>
          <table:table-cell table:style-name="ce5" office:value-type="float" office:value="3289" calcext:value-type="float">
            <text:p>3289</text:p>
          </table:table-cell>
          <table:table-cell/>
          <table:table-cell office:value-type="float" office:value="9429" calcext:value-type="float">
            <text:p>9429</text:p>
          </table:table-cell>
          <table:table-cell office:value-type="float" office:value="759532" calcext:value-type="float">
            <text:p>759532</text:p>
          </table:table-cell>
          <table:table-cell office:value-type="float" office:value="1269584" calcext:value-type="float">
            <text:p>1269584</text:p>
          </table:table-cell>
          <table:table-cell office:value-type="string" calcext:value-type="string">
            <text:p>59.83%</text:p>
          </table:table-cell>
        </table:table-row>
        <table:table-row table:style-name="ro2">
          <table:table-cell office:value-type="string" calcext:value-type="string">
            <text:p><text:a xlink:href="https://en.wikipedia.org/wiki/Dhenkanal_(Lok_Sabha_constituency)" xlink:type="simple">Dhenkanal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211981" calcext:value-type="float">
            <text:p>211981</text:p>
          </table:table-cell>
          <table:table-cell office:value-type="float" office:value="208296" calcext:value-type="float">
            <text:p>208296</text:p>
          </table:table-cell>
          <table:table-cell office:value-type="float" office:value="19303" calcext:value-type="float">
            <text:p>19303</text:p>
          </table:table-cell>
          <table:table-cell/>
          <table:table-cell table:style-name="ce6"/>
          <table:table-cell table:number-columns-repeated="5"/>
          <table:table-cell office:value-type="float" office:value="417051" calcext:value-type="float">
            <text:p>417051</text:p>
          </table:table-cell>
          <table:table-cell office:value-type="float" office:value="856631" calcext:value-type="float">
            <text:p>856631</text:p>
          </table:table-cell>
          <table:table-cell office:value-type="float" office:value="1283608" calcext:value-type="float">
            <text:p>1283608</text:p>
          </table:table-cell>
          <table:table-cell office:value-type="string" calcext:value-type="string">
            <text:p>66.74%</text:p>
          </table:table-cell>
        </table:table-row>
        <table:table-row table:style-name="ro2">
          <table:table-cell office:value-type="string" calcext:value-type="string">
            <text:p><text:a xlink:href="https://en.wikipedia.org/wiki/Dhubri_(Lok_Sabha_constituency)" xlink:type="simple">Dhubri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356401" calcext:value-type="float">
            <text:p>356401</text:p>
          </table:table-cell>
          <table:table-cell table:style-name="ce6" table:number-columns-repeated="2"/>
          <table:table-cell/>
          <table:table-cell office:value-type="float" office:value="59036" calcext:value-type="float">
            <text:p>59036</text:p>
          </table:table-cell>
          <table:table-cell table:style-name="ce5" office:value-type="float" office:value="9109" calcext:value-type="float">
            <text:p>9109</text:p>
          </table:table-cell>
          <table:table-cell table:number-columns-repeated="4"/>
          <table:table-cell office:value-type="float" office:value="622437" calcext:value-type="float">
            <text:p>622437</text:p>
          </table:table-cell>
          <table:table-cell office:value-type="float" office:value="1046983" calcext:value-type="float">
            <text:p>1046983</text:p>
          </table:table-cell>
          <table:table-cell office:value-type="float" office:value="1371949" calcext:value-type="float">
            <text:p>1371949</text:p>
          </table:table-cell>
          <table:table-cell office:value-type="string" calcext:value-type="string">
            <text:p>76.31%</text:p>
          </table:table-cell>
        </table:table-row>
        <table:table-row table:style-name="ro2">
          <table:table-cell office:value-type="string" calcext:value-type="string">
            <text:p><text:a xlink:href="https://en.wikipedia.org/wiki/Dhule_(Lok_Sabha_constituency)" xlink:type="simple">Dhule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43841" calcext:value-type="float">
            <text:p>243841</text:p>
          </table:table-cell>
          <table:table-cell office:value-type="float" office:value="263260" calcext:value-type="float">
            <text:p>263260</text:p>
          </table:table-cell>
          <table:table-cell office:value-type="float" office:value="11606" calcext:value-type="float">
            <text:p>11606</text:p>
          </table:table-cell>
          <table:table-cell/>
          <table:table-cell office:value-type="float" office:value="20805" calcext:value-type="float">
            <text:p>20805</text:p>
          </table:table-cell>
          <table:table-cell table:number-columns-repeated="5"/>
          <table:table-cell office:value-type="float" office:value="130394" calcext:value-type="float">
            <text:p>130394</text:p>
          </table:table-cell>
          <table:table-cell office:value-type="float" office:value="669906" calcext:value-type="float">
            <text:p>669906</text:p>
          </table:table-cell>
          <table:table-cell office:value-type="float" office:value="1575225" calcext:value-type="float">
            <text:p>1575225</text:p>
          </table:table-cell>
          <table:table-cell office:value-type="string" calcext:value-type="string">
            <text:p>42.53%</text:p>
          </table:table-cell>
        </table:table-row>
        <table:table-row table:style-name="ro2">
          <table:table-cell office:value-type="string" calcext:value-type="string">
            <text:p><text:a xlink:href="https://en.wikipedia.org/wiki/Diamond_Harbour_(Lok_Sabha_constituency)" xlink:type="simple">Diamond Harbo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7542" calcext:value-type="float">
            <text:p>37542</text:p>
          </table:table-cell>
          <table:table-cell office:value-type="float" office:value="4988" calcext:value-type="float">
            <text:p>4988</text:p>
          </table:table-cell>
          <table:table-cell table:style-name="ce5" office:value-type="float" office:value="412923" calcext:value-type="float">
            <text:p>412923</text:p>
          </table:table-cell>
          <table:table-cell office:value-type="float" office:value="16706" calcext:value-type="float">
            <text:p>16706</text:p>
          </table:table-cell>
          <table:table-cell table:style-name="ce5" office:value-type="float" office:value="7486" calcext:value-type="float">
            <text:p>7486</text:p>
          </table:table-cell>
          <table:table-cell table:style-name="ce5" office:value-type="float" office:value="564576" calcext:value-type="float">
            <text:p>564576</text:p>
          </table:table-cell>
          <table:table-cell/>
          <table:table-cell table:style-name="ce5" office:value-type="float" office:value="7187" calcext:value-type="float">
            <text:p>7187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1054072" calcext:value-type="float">
            <text:p>1054072</text:p>
          </table:table-cell>
          <table:table-cell office:value-type="float" office:value="1294860" calcext:value-type="float">
            <text:p>1294860</text:p>
          </table:table-cell>
          <table:table-cell office:value-type="string" calcext:value-type="string">
            <text:p>81.40%</text:p>
          </table:table-cell>
        </table:table-row>
        <table:table-row table:style-name="ro2">
          <table:table-cell office:value-type="string" calcext:value-type="string">
            <text:p><text:a xlink:href="https://en.wikipedia.org/wiki/Dibrugarh_(Lok_Sabha_constituency)" xlink:type="simple">Dibrugarh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359163" calcext:value-type="float">
            <text:p>359163</text:p>
          </table:table-cell>
          <table:table-cell table:style-name="ce6" table:number-columns-repeated="2"/>
          <table:table-cell/>
          <table:table-cell office:value-type="float" office:value="36600" calcext:value-type="float">
            <text:p>36600</text:p>
          </table:table-cell>
          <table:table-cell table:number-columns-repeated="3"/>
          <table:table-cell table:style-name="ce5" office:value-type="float" office:value="7106" calcext:value-type="float">
            <text:p>7106</text:p>
          </table:table-cell>
          <table:table-cell/>
          <table:table-cell office:value-type="float" office:value="347405" calcext:value-type="float">
            <text:p>347405</text:p>
          </table:table-cell>
          <table:table-cell office:value-type="float" office:value="750274" calcext:value-type="float">
            <text:p>750274</text:p>
          </table:table-cell>
          <table:table-cell office:value-type="float" office:value="1114965" calcext:value-type="float">
            <text:p>1114965</text:p>
          </table:table-cell>
          <table:table-cell office:value-type="string" calcext:value-type="string">
            <text:p>67.29%</text:p>
          </table:table-cell>
        </table:table-row>
        <table:table-row table:style-name="ro2">
          <table:table-cell office:value-type="string" calcext:value-type="string">
            <text:p><text:a xlink:href="https://en.wikipedia.org/wiki/Dindigul_(Lok_Sabha_constituency)" xlink:type="simple">Dindigul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61545" calcext:value-type="float">
            <text:p>361545</text:p>
          </table:table-cell>
          <table:table-cell table:style-name="ce6"/>
          <table:table-cell office:value-type="float" office:value="6960" calcext:value-type="float">
            <text:p>6960</text:p>
          </table:table-cell>
          <table:table-cell/>
          <table:table-cell office:value-type="float" office:value="33734" calcext:value-type="float">
            <text:p>33734</text:p>
          </table:table-cell>
          <table:table-cell table:style-name="ce5" office:value-type="float" office:value="1278" calcext:value-type="float">
            <text:p>1278</text:p>
          </table:table-cell>
          <table:table-cell table:number-columns-repeated="4"/>
          <table:table-cell office:value-type="float" office:value="417041" calcext:value-type="float">
            <text:p>417041</text:p>
          </table:table-cell>
          <table:table-cell office:value-type="float" office:value="820558" calcext:value-type="float">
            <text:p>820558</text:p>
          </table:table-cell>
          <table:table-cell office:value-type="float" office:value="1085696" calcext:value-type="float">
            <text:p>1085696</text:p>
          </table:table-cell>
          <table:table-cell office:value-type="string" calcext:value-type="string">
            <text:p>75.58%</text:p>
          </table:table-cell>
        </table:table-row>
        <table:table-row table:style-name="ro2">
          <table:table-cell office:value-type="string" calcext:value-type="string">
            <text:p><text:a xlink:href="https://en.wikipedia.org/wiki/Dindori_(Lok_Sabha_constituency)" xlink:type="simple">Dindor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281254" calcext:value-type="float">
            <text:p>281254</text:p>
          </table:table-cell>
          <table:table-cell office:value-type="float" office:value="17902" calcext:value-type="float">
            <text:p>17902</text:p>
          </table:table-cell>
          <table:table-cell table:style-name="ce5" office:value-type="float" office:value="105352" calcext:value-type="float">
            <text:p>105352</text:p>
          </table:table-cell>
          <table:table-cell office:value-type="float" office:value="26491" calcext:value-type="float">
            <text:p>26491</text:p>
          </table:table-cell>
          <table:table-cell table:number-columns-repeated="3"/>
          <table:table-cell table:style-name="ce5" office:value-type="float" office:value="243907" calcext:value-type="float">
            <text:p>243907</text:p>
          </table:table-cell>
          <table:table-cell/>
          <table:table-cell office:value-type="float" office:value="6717" calcext:value-type="float">
            <text:p>6717</text:p>
          </table:table-cell>
          <table:table-cell office:value-type="float" office:value="681623" calcext:value-type="float">
            <text:p>681623</text:p>
          </table:table-cell>
          <table:table-cell office:value-type="float" office:value="1432938" calcext:value-type="float">
            <text:p>1432938</text:p>
          </table:table-cell>
          <table:table-cell office:value-type="string" calcext:value-type="string">
            <text:p>47.57%</text:p>
          </table:table-cell>
        </table:table-row>
        <table:table-row table:style-name="ro2">
          <table:table-cell office:value-type="string" calcext:value-type="string">
            <text:p><text:a xlink:href="https://en.wikipedia.org/wiki/Domariaganj_(Lok_Sabha_constituency)" xlink:type="simple">Domariaganj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29872" calcext:value-type="float">
            <text:p>229872</text:p>
          </table:table-cell>
          <table:table-cell office:value-type="float" office:value="153306" calcext:value-type="float">
            <text:p>153306</text:p>
          </table:table-cell>
          <table:table-cell office:value-type="float" office:value="151787" calcext:value-type="float">
            <text:p>151787</text:p>
          </table:table-cell>
          <table:table-cell/>
          <table:table-cell office:value-type="float" office:value="23388" calcext:value-type="float">
            <text:p>23388</text:p>
          </table:table-cell>
          <table:table-cell table:style-name="ce5" office:value-type="float" office:value="60186" calcext:value-type="float">
            <text:p>60186</text:p>
          </table:table-cell>
          <table:table-cell table:number-columns-repeated="4"/>
          <table:table-cell office:value-type="float" office:value="117340" calcext:value-type="float">
            <text:p>117340</text:p>
          </table:table-cell>
          <table:table-cell office:value-type="float" office:value="735879" calcext:value-type="float">
            <text:p>735879</text:p>
          </table:table-cell>
          <table:table-cell office:value-type="float" office:value="1499679" calcext:value-type="float">
            <text:p>1499679</text:p>
          </table:table-cell>
          <table:table-cell office:value-type="string" calcext:value-type="string">
            <text:p>49.07%</text:p>
          </table:table-cell>
        </table:table-row>
        <table:table-row table:style-name="ro2">
          <table:table-cell office:value-type="string" calcext:value-type="string">
            <text:p><text:a xlink:href="https://en.wikipedia.org/wiki/Dum_Dum_(Lok_Sabha_constituency)" xlink:type="simple">Dum Dum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55679" calcext:value-type="float">
            <text:p>55679</text:p>
          </table:table-cell>
          <table:table-cell office:value-type="float" office:value="9065" calcext:value-type="float">
            <text:p>9065</text:p>
          </table:table-cell>
          <table:table-cell table:style-name="ce5" office:value-type="float" office:value="438510" calcext:value-type="float">
            <text:p>438510</text:p>
          </table:table-cell>
          <table:table-cell office:value-type="float" office:value="8177" calcext:value-type="float">
            <text:p>8177</text:p>
          </table:table-cell>
          <table:table-cell/>
          <table:table-cell table:style-name="ce5" office:value-type="float" office:value="458988" calcext:value-type="float">
            <text:p>458988</text:p>
          </table:table-cell>
          <table:table-cell table:number-columns-repeated="3"/>
          <table:table-cell office:value-type="float" office:value="5265" calcext:value-type="float">
            <text:p>5265</text:p>
          </table:table-cell>
          <table:table-cell office:value-type="float" office:value="975684" calcext:value-type="float">
            <text:p>975684</text:p>
          </table:table-cell>
          <table:table-cell office:value-type="float" office:value="1212220" calcext:value-type="float">
            <text:p>1212220</text:p>
          </table:table-cell>
          <table:table-cell office:value-type="string" calcext:value-type="string">
            <text:p>80.49%</text:p>
          </table:table-cell>
        </table:table-row>
        <table:table-row table:style-name="ro2">
          <table:table-cell office:value-type="string" calcext:value-type="string">
            <text:p><text:a xlink:href="https://en.wikipedia.org/wiki/Dumka_(Lok_Sabha_constituency)" xlink:type="simple">Dumka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table:style-name="ce6"/>
          <table:table-cell office:value-type="float" office:value="189706" calcext:value-type="float">
            <text:p>189706</text:p>
          </table:table-cell>
          <table:table-cell office:value-type="float" office:value="12670" calcext:value-type="float">
            <text:p>12670</text:p>
          </table:table-cell>
          <table:table-cell/>
          <table:table-cell office:value-type="float" office:value="70488" calcext:value-type="float">
            <text:p>70488</text:p>
          </table:table-cell>
          <table:table-cell table:style-name="ce5" office:value-type="float" office:value="9112" calcext:value-type="float">
            <text:p>9112</text:p>
          </table:table-cell>
          <table:table-cell table:number-columns-repeated="4"/>
          <table:table-cell office:value-type="float" office:value="340036" calcext:value-type="float">
            <text:p>340036</text:p>
          </table:table-cell>
          <table:table-cell office:value-type="float" office:value="622012" calcext:value-type="float">
            <text:p>622012</text:p>
          </table:table-cell>
          <table:table-cell office:value-type="float" office:value="1128361" calcext:value-type="float">
            <text:p>1128361</text:p>
          </table:table-cell>
          <table:table-cell office:value-type="string" calcext:value-type="string">
            <text:p>55.13%</text:p>
          </table:table-cell>
        </table:table-row>
        <table:table-row table:style-name="ro2">
          <table:table-cell office:value-type="string" calcext:value-type="string">
            <text:p><text:a xlink:href="https://en.wikipedia.org/wiki/Durg_(Lok_Sabha_constituency)" xlink:type="simple">Durg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273216" calcext:value-type="float">
            <text:p>273216</text:p>
          </table:table-cell>
          <table:table-cell office:value-type="float" office:value="283170" calcext:value-type="float">
            <text:p>283170</text:p>
          </table:table-cell>
          <table:table-cell office:value-type="float" office:value="17760" calcext:value-type="float">
            <text:p>17760</text:p>
          </table:table-cell>
          <table:table-cell/>
          <table:table-cell office:value-type="float" office:value="325570" calcext:value-type="float">
            <text:p>325570</text:p>
          </table:table-cell>
          <table:table-cell table:number-columns-repeated="5"/>
          <table:table-cell office:value-type="float" office:value="5603" calcext:value-type="float">
            <text:p>5603</text:p>
          </table:table-cell>
          <table:table-cell office:value-type="float" office:value="905319" calcext:value-type="float">
            <text:p>905319</text:p>
          </table:table-cell>
          <table:table-cell office:value-type="float" office:value="1620400" calcext:value-type="float">
            <text:p>1620400</text:p>
          </table:table-cell>
          <table:table-cell office:value-type="string" calcext:value-type="string">
            <text:p>55.87%</text:p>
          </table:table-cell>
        </table:table-row>
        <table:table-row table:style-name="ro2">
          <table:table-cell office:value-type="string" calcext:value-type="string">
            <text:p><text:a xlink:href="https://en.wikipedia.org/wiki/East_Delhi_(Lok_Sabha_constituency)" xlink:type="simple">East Delhi</text:a></text:p>
          </table:table-cell>
          <table:table-cell office:value-type="string" calcext:value-type="string">
            <text:p><text:a xlink:href="https://en.wikipedia.org/wiki/Delhi" xlink:type="simple">DL</text:a></text:p>
          </table:table-cell>
          <table:table-cell office:value-type="float" office:value="518001" calcext:value-type="float">
            <text:p>518001</text:p>
          </table:table-cell>
          <table:table-cell office:value-type="float" office:value="276948" calcext:value-type="float">
            <text:p>276948</text:p>
          </table:table-cell>
          <table:table-cell office:value-type="float" office:value="45447" calcext:value-type="float">
            <text:p>45447</text:p>
          </table:table-cell>
          <table:table-cell/>
          <table:table-cell office:value-type="float" office:value="10152" calcext:value-type="float">
            <text:p>10152</text:p>
          </table:table-cell>
          <table:table-cell table:style-name="ce5" office:value-type="float" office:value="1644" calcext:value-type="float">
            <text:p>1644</text:p>
          </table:table-cell>
          <table:table-cell table:number-columns-repeated="4"/>
          <table:table-cell office:value-type="float" office:value="5214" calcext:value-type="float">
            <text:p>5214</text:p>
          </table:table-cell>
          <table:table-cell office:value-type="float" office:value="857406" calcext:value-type="float">
            <text:p>857406</text:p>
          </table:table-cell>
          <table:table-cell office:value-type="float" office:value="1604802" calcext:value-type="float">
            <text:p>1604802</text:p>
          </table:table-cell>
          <table:table-cell office:value-type="string" calcext:value-type="string">
            <text:p>53.43%</text:p>
          </table:table-cell>
        </table:table-row>
        <table:table-row table:style-name="ro2">
          <table:table-cell office:value-type="string" calcext:value-type="string">
            <text:p><text:a xlink:href="https://en.wikipedia.org/wiki/Eluru_(Lok_Sabha_constituency)" xlink:type="simple">Eluru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23777" calcext:value-type="float">
            <text:p>423777</text:p>
          </table:table-cell>
          <table:table-cell office:value-type="float" office:value="8361" calcext:value-type="float">
            <text:p>8361</text:p>
          </table:table-cell>
          <table:table-cell office:value-type="float" office:value="5151" calcext:value-type="float">
            <text:p>5151</text:p>
          </table:table-cell>
          <table:table-cell/>
          <table:table-cell office:value-type="float" office:value="17909" calcext:value-type="float">
            <text:p>17909</text:p>
          </table:table-cell>
          <table:table-cell table:number-columns-repeated="2"/>
          <table:table-cell table:style-name="ce5" office:value-type="float" office:value="380994" calcext:value-type="float">
            <text:p>380994</text:p>
          </table:table-cell>
          <table:table-cell table:number-columns-repeated="2"/>
          <table:table-cell office:value-type="float" office:value="242796" calcext:value-type="float">
            <text:p>242796</text:p>
          </table:table-cell>
          <table:table-cell office:value-type="float" office:value="1078988" calcext:value-type="float">
            <text:p>1078988</text:p>
          </table:table-cell>
          <table:table-cell office:value-type="float" office:value="1275575" calcext:value-type="float">
            <text:p>1275575</text:p>
          </table:table-cell>
          <table:table-cell office:value-type="string" calcext:value-type="string">
            <text:p>84.59%</text:p>
          </table:table-cell>
        </table:table-row>
        <table:table-row table:style-name="ro2">
          <table:table-cell office:value-type="string" calcext:value-type="string">
            <text:p><text:a xlink:href="https://en.wikipedia.org/wiki/Ernakulam_(Lok_Sabha_constituency)" xlink:type="simple">Ernakulam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42845" calcext:value-type="float">
            <text:p>342845</text:p>
          </table:table-cell>
          <table:table-cell office:value-type="float" office:value="52968" calcext:value-type="float">
            <text:p>52968</text:p>
          </table:table-cell>
          <table:table-cell office:value-type="float" office:value="4083" calcext:value-type="float">
            <text:p>4083</text:p>
          </table:table-cell>
          <table:table-cell table:style-name="ce5" office:value-type="float" office:value="331055" calcext:value-type="float">
            <text:p>331055</text:p>
          </table:table-cell>
          <table:table-cell office:value-type="float" office:value="11016" calcext:value-type="float">
            <text:p>11016</text:p>
          </table:table-cell>
          <table:table-cell table:number-columns-repeated="5"/>
          <table:table-cell office:value-type="float" office:value="2902" calcext:value-type="float">
            <text:p>2902</text:p>
          </table:table-cell>
          <table:table-cell office:value-type="float" office:value="744869" calcext:value-type="float">
            <text:p>744869</text:p>
          </table:table-cell>
          <table:table-cell office:value-type="float" office:value="1023053" calcext:value-type="float">
            <text:p>1023053</text:p>
          </table:table-cell>
          <table:table-cell office:value-type="string" calcext:value-type="string">
            <text:p>72.81%</text:p>
          </table:table-cell>
        </table:table-row>
        <table:table-row table:style-name="ro2">
          <table:table-cell office:value-type="string" calcext:value-type="string">
            <text:p><text:a xlink:href="https://en.wikipedia.org/wiki/Erode_(Lok_Sabha_constituency)" xlink:type="simple">Erode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234812" calcext:value-type="float">
            <text:p>234812</text:p>
          </table:table-cell>
          <table:table-cell office:value-type="float" office:value="8429" calcext:value-type="float">
            <text:p>8429</text:p>
          </table:table-cell>
          <table:table-cell office:value-type="float" office:value="3980" calcext:value-type="float">
            <text:p>3980</text:p>
          </table:table-cell>
          <table:table-cell/>
          <table:table-cell office:value-type="float" office:value="36573" calcext:value-type="float">
            <text:p>36573</text:p>
          </table:table-cell>
          <table:table-cell table:number-columns-repeated="5"/>
          <table:table-cell office:value-type="float" office:value="483206" calcext:value-type="float">
            <text:p>483206</text:p>
          </table:table-cell>
          <table:table-cell office:value-type="float" office:value="767000" calcext:value-type="float">
            <text:p>767000</text:p>
          </table:table-cell>
          <table:table-cell office:value-type="float" office:value="1010079" calcext:value-type="float">
            <text:p>1010079</text:p>
          </table:table-cell>
          <table:table-cell office:value-type="string" calcext:value-type="string">
            <text:p>75.93%</text:p>
          </table:table-cell>
        </table:table-row>
        <table:table-row table:style-name="ro2">
          <table:table-cell office:value-type="string" calcext:value-type="string">
            <text:p><text:a xlink:href="https://en.wikipedia.org/wiki/Etah_(Lok_Sabha_constituency)" xlink:type="simple">Etah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5048" calcext:value-type="float">
            <text:p>25048</text:p>
          </table:table-cell>
          <table:table-cell office:value-type="float" office:value="88562" calcext:value-type="float">
            <text:p>88562</text:p>
          </table:table-cell>
          <table:table-cell office:value-type="float" office:value="147449" calcext:value-type="float">
            <text:p>147449</text:p>
          </table:table-cell>
          <table:table-cell/>
          <table:table-cell office:value-type="float" office:value="290972" calcext:value-type="float">
            <text:p>290972</text:p>
          </table:table-cell>
          <table:table-cell table:number-columns-repeated="5"/>
          <table:table-cell office:value-type="float" office:value="15694" calcext:value-type="float">
            <text:p>15694</text:p>
          </table:table-cell>
          <table:table-cell office:value-type="float" office:value="567725" calcext:value-type="float">
            <text:p>567725</text:p>
          </table:table-cell>
          <table:table-cell office:value-type="float" office:value="1278295" calcext:value-type="float">
            <text:p>1278295</text:p>
          </table:table-cell>
          <table:table-cell office:value-type="string" calcext:value-type="string">
            <text:p>44.41%</text:p>
          </table:table-cell>
        </table:table-row>
        <table:table-row table:style-name="ro2">
          <table:table-cell office:value-type="string" calcext:value-type="string">
            <text:p><text:a xlink:href="https://en.wikipedia.org/wiki/Etawah_(Lok_Sabha_constituency)" xlink:type="simple">Etawah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105652" calcext:value-type="float">
            <text:p>105652</text:p>
          </table:table-cell>
          <table:table-cell office:value-type="float" office:value="232030" calcext:value-type="float">
            <text:p>232030</text:p>
          </table:table-cell>
          <table:table-cell/>
          <table:table-cell office:value-type="float" office:value="13740" calcext:value-type="float">
            <text:p>13740</text:p>
          </table:table-cell>
          <table:table-cell table:style-name="ce5" office:value-type="float" office:value="278776" calcext:value-type="float">
            <text:p>278776</text:p>
          </table:table-cell>
          <table:table-cell table:number-columns-repeated="4"/>
          <table:table-cell office:value-type="float" office:value="7722" calcext:value-type="float">
            <text:p>7722</text:p>
          </table:table-cell>
          <table:table-cell office:value-type="float" office:value="637920" calcext:value-type="float">
            <text:p>637920</text:p>
          </table:table-cell>
          <table:table-cell office:value-type="float" office:value="1416867" calcext:value-type="float">
            <text:p>1416867</text:p>
          </table:table-cell>
          <table:table-cell office:value-type="string" calcext:value-type="string">
            <text:p>45.02%</text:p>
          </table:table-cell>
        </table:table-row>
        <table:table-row table:style-name="ro2">
          <table:table-cell office:value-type="string" calcext:value-type="string">
            <text:p><text:a xlink:href="https://en.wikipedia.org/wiki/Faizabad_(Lok_Sabha_constituency)" xlink:type="simple">Faizabad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11543" calcext:value-type="float">
            <text:p>211543</text:p>
          </table:table-cell>
          <table:table-cell office:value-type="float" office:value="151558" calcext:value-type="float">
            <text:p>151558</text:p>
          </table:table-cell>
          <table:table-cell office:value-type="float" office:value="135709" calcext:value-type="float">
            <text:p>135709</text:p>
          </table:table-cell>
          <table:table-cell/>
          <table:table-cell office:value-type="float" office:value="33267" calcext:value-type="float">
            <text:p>33267</text:p>
          </table:table-cell>
          <table:table-cell table:style-name="ce5" office:value-type="float" office:value="157315" calcext:value-type="float">
            <text:p>157315</text:p>
          </table:table-cell>
          <table:table-cell table:number-columns-repeated="4"/>
          <table:table-cell office:value-type="float" office:value="59776" calcext:value-type="float">
            <text:p>59776</text:p>
          </table:table-cell>
          <table:table-cell office:value-type="float" office:value="749168" calcext:value-type="float">
            <text:p>749168</text:p>
          </table:table-cell>
          <table:table-cell office:value-type="float" office:value="1503940" calcext:value-type="float">
            <text:p>1503940</text:p>
          </table:table-cell>
          <table:table-cell office:value-type="string" calcext:value-type="string">
            <text:p>49.81%</text:p>
          </table:table-cell>
        </table:table-row>
        <table:table-row table:style-name="ro2">
          <table:table-cell office:value-type="string" calcext:value-type="string">
            <text:p><text:a xlink:href="https://en.wikipedia.org/wiki/Faridabad_(Lok_Sabha_constituency)" xlink:type="simple">Faridabad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257864" calcext:value-type="float">
            <text:p>257864</text:p>
          </table:table-cell>
          <table:table-cell office:value-type="float" office:value="189663" calcext:value-type="float">
            <text:p>189663</text:p>
          </table:table-cell>
          <table:table-cell office:value-type="float" office:value="113453" calcext:value-type="float">
            <text:p>113453</text:p>
          </table:table-cell>
          <table:table-cell/>
          <table:table-cell office:value-type="float" office:value="19904" calcext:value-type="float">
            <text:p>19904</text:p>
          </table:table-cell>
          <table:table-cell table:style-name="ce5" office:value-type="float" office:value="972" calcext:value-type="float">
            <text:p>972</text:p>
          </table:table-cell>
          <table:table-cell table:number-columns-repeated="4"/>
          <table:table-cell office:value-type="float" office:value="43081" calcext:value-type="float">
            <text:p>43081</text:p>
          </table:table-cell>
          <table:table-cell office:value-type="float" office:value="624937" calcext:value-type="float">
            <text:p>624937</text:p>
          </table:table-cell>
          <table:table-cell office:value-type="float" office:value="1103046" calcext:value-type="float">
            <text:p>1103046</text:p>
          </table:table-cell>
          <table:table-cell office:value-type="string" calcext:value-type="string">
            <text:p>56.66%</text:p>
          </table:table-cell>
        </table:table-row>
        <table:table-row table:style-name="ro2">
          <table:table-cell office:value-type="string" calcext:value-type="string">
            <text:p><text:a xlink:href="https://en.wikipedia.org/wiki/Faridkot_(Lok_Sabha_constituency)" xlink:type="simple">Faridkot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395692" calcext:value-type="float">
            <text:p>395692</text:p>
          </table:table-cell>
          <table:table-cell table:style-name="ce6"/>
          <table:table-cell office:value-type="float" office:value="34479" calcext:value-type="float">
            <text:p>34479</text:p>
          </table:table-cell>
          <table:table-cell/>
          <table:table-cell office:value-type="float" office:value="16016" calcext:value-type="float">
            <text:p>16016</text:p>
          </table:table-cell>
          <table:table-cell table:style-name="ce5" office:value-type="float" office:value="3133" calcext:value-type="float">
            <text:p>3133</text:p>
          </table:table-cell>
          <table:table-cell table:number-columns-repeated="4"/>
          <table:table-cell office:value-type="float" office:value="481199" calcext:value-type="float">
            <text:p>481199</text:p>
          </table:table-cell>
          <table:table-cell office:value-type="float" office:value="930519" calcext:value-type="float">
            <text:p>930519</text:p>
          </table:table-cell>
          <table:table-cell office:value-type="float" office:value="1288090" calcext:value-type="float">
            <text:p>1288090</text:p>
          </table:table-cell>
          <table:table-cell office:value-type="string" calcext:value-type="string">
            <text:p>72.24%</text:p>
          </table:table-cell>
        </table:table-row>
        <table:table-row table:style-name="ro2">
          <table:table-cell office:value-type="string" calcext:value-type="string">
            <text:p><text:a xlink:href="https://en.wikipedia.org/wiki/Farrukhabad_(Lok_Sabha_constituency)" xlink:type="simple">Farrukhabad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69351" calcext:value-type="float">
            <text:p>169351</text:p>
          </table:table-cell>
          <table:table-cell office:value-type="float" office:value="117951" calcext:value-type="float">
            <text:p>117951</text:p>
          </table:table-cell>
          <table:table-cell office:value-type="float" office:value="142152" calcext:value-type="float">
            <text:p>142152</text:p>
          </table:table-cell>
          <table:table-cell/>
          <table:table-cell office:value-type="float" office:value="10191" calcext:value-type="float">
            <text:p>10191</text:p>
          </table:table-cell>
          <table:table-cell table:style-name="ce5" office:value-type="float" office:value="127347" calcext:value-type="float">
            <text:p>127347</text:p>
          </table:table-cell>
          <table:table-cell table:number-columns-repeated="4"/>
          <table:table-cell office:value-type="float" office:value="44023" calcext:value-type="float">
            <text:p>44023</text:p>
          </table:table-cell>
          <table:table-cell office:value-type="float" office:value="611015" calcext:value-type="float">
            <text:p>611015</text:p>
          </table:table-cell>
          <table:table-cell office:value-type="float" office:value="1325695" calcext:value-type="float">
            <text:p>1325695</text:p>
          </table:table-cell>
          <table:table-cell office:value-type="string" calcext:value-type="string">
            <text:p>46.09%</text:p>
          </table:table-cell>
        </table:table-row>
        <table:table-row table:style-name="ro2">
          <table:table-cell office:value-type="string" calcext:value-type="string">
            <text:p><text:a xlink:href="https://en.wikipedia.org/wiki/Fatehgarh_Sahib_(Lok_Sabha_constituency)" xlink:type="simple">Fatehgarh Sahib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393557" calcext:value-type="float">
            <text:p>393557</text:p>
          </table:table-cell>
          <table:table-cell table:style-name="ce6"/>
          <table:table-cell office:value-type="float" office:value="65459" calcext:value-type="float">
            <text:p>65459</text:p>
          </table:table-cell>
          <table:table-cell/>
          <table:table-cell office:value-type="float" office:value="8745" calcext:value-type="float">
            <text:p>8745</text:p>
          </table:table-cell>
          <table:table-cell table:number-columns-repeated="5"/>
          <table:table-cell office:value-type="float" office:value="370384" calcext:value-type="float">
            <text:p>370384</text:p>
          </table:table-cell>
          <table:table-cell office:value-type="float" office:value="838145" calcext:value-type="float">
            <text:p>838145</text:p>
          </table:table-cell>
          <table:table-cell office:value-type="float" office:value="1207556" calcext:value-type="float">
            <text:p>1207556</text:p>
          </table:table-cell>
          <table:table-cell office:value-type="string" calcext:value-type="string">
            <text:p>69.41%</text:p>
          </table:table-cell>
        </table:table-row>
        <table:table-row table:style-name="ro2">
          <table:table-cell office:value-type="string" calcext:value-type="string">
            <text:p><text:a xlink:href="https://en.wikipedia.org/wiki/Fatehpur_(Lok_Sabha_constituency)" xlink:type="simple">Fateh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01853" calcext:value-type="float">
            <text:p>101853</text:p>
          </table:table-cell>
          <table:table-cell office:value-type="float" office:value="115712" calcext:value-type="float">
            <text:p>115712</text:p>
          </table:table-cell>
          <table:table-cell office:value-type="float" office:value="166725" calcext:value-type="float">
            <text:p>166725</text:p>
          </table:table-cell>
          <table:table-cell/>
          <table:table-cell office:value-type="float" office:value="50434" calcext:value-type="float">
            <text:p>50434</text:p>
          </table:table-cell>
          <table:table-cell table:style-name="ce5" office:value-type="float" office:value="218953" calcext:value-type="float">
            <text:p>218953</text:p>
          </table:table-cell>
          <table:table-cell table:number-columns-repeated="2"/>
          <table:table-cell table:style-name="ce5" office:value-type="float" office:value="10693" calcext:value-type="float">
            <text:p>10693</text:p>
          </table:table-cell>
          <table:table-cell/>
          <table:table-cell office:value-type="float" office:value="30013" calcext:value-type="float">
            <text:p>30013</text:p>
          </table:table-cell>
          <table:table-cell office:value-type="float" office:value="694383" calcext:value-type="float">
            <text:p>694383</text:p>
          </table:table-cell>
          <table:table-cell office:value-type="float" office:value="1536621" calcext:value-type="float">
            <text:p>1536621</text:p>
          </table:table-cell>
          <table:table-cell office:value-type="string" calcext:value-type="string">
            <text:p>45.19%</text:p>
          </table:table-cell>
        </table:table-row>
        <table:table-row table:style-name="ro2">
          <table:table-cell office:value-type="string" calcext:value-type="string">
            <text:p><text:a xlink:href="https://en.wikipedia.org/wiki/Fatehpur_Sikri_(Lok_Sabha_constituency)" xlink:type="simple">Fatehpur Sikr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99530" calcext:value-type="float">
            <text:p>199530</text:p>
          </table:table-cell>
          <table:table-cell office:value-type="float" office:value="154373" calcext:value-type="float">
            <text:p>154373</text:p>
          </table:table-cell>
          <table:table-cell office:value-type="float" office:value="209466" calcext:value-type="float">
            <text:p>209466</text:p>
          </table:table-cell>
          <table:table-cell/>
          <table:table-cell office:value-type="float" office:value="18904" calcext:value-type="float">
            <text:p>18904</text:p>
          </table:table-cell>
          <table:table-cell table:style-name="ce5" office:value-type="float" office:value="109240" calcext:value-type="float">
            <text:p>109240</text:p>
          </table:table-cell>
          <table:table-cell table:number-columns-repeated="4"/>
          <table:table-cell office:value-type="float" office:value="2391" calcext:value-type="float">
            <text:p>2391</text:p>
          </table:table-cell>
          <table:table-cell office:value-type="float" office:value="693904" calcext:value-type="float">
            <text:p>693904</text:p>
          </table:table-cell>
          <table:table-cell office:value-type="float" office:value="1345741" calcext:value-type="float">
            <text:p>1345741</text:p>
          </table:table-cell>
          <table:table-cell office:value-type="string" calcext:value-type="string">
            <text:p>51.56%</text:p>
          </table:table-cell>
        </table:table-row>
        <table:table-row table:style-name="ro2">
          <table:table-cell office:value-type="string" calcext:value-type="string">
            <text:p><text:a xlink:href="https://en.wikipedia.org/wiki/Firozpur_(Lok_Sabha_constituency)" xlink:type="simple">Firozpur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29829" calcext:value-type="float">
            <text:p>429829</text:p>
          </table:table-cell>
          <table:table-cell table:style-name="ce6"/>
          <table:table-cell office:value-type="float" office:value="29713" calcext:value-type="float">
            <text:p>29713</text:p>
          </table:table-cell>
          <table:table-cell/>
          <table:table-cell office:value-type="float" office:value="35394" calcext:value-type="float">
            <text:p>35394</text:p>
          </table:table-cell>
          <table:table-cell table:number-columns-repeated="5"/>
          <table:table-cell office:value-type="float" office:value="461954" calcext:value-type="float">
            <text:p>461954</text:p>
          </table:table-cell>
          <table:table-cell office:value-type="float" office:value="956890" calcext:value-type="float">
            <text:p>956890</text:p>
          </table:table-cell>
          <table:table-cell office:value-type="float" office:value="1342488" calcext:value-type="float">
            <text:p>1342488</text:p>
          </table:table-cell>
          <table:table-cell office:value-type="string" calcext:value-type="string">
            <text:p>71.28%</text:p>
          </table:table-cell>
        </table:table-row>
        <table:table-row table:style-name="ro2">
          <table:table-cell office:value-type="string" calcext:value-type="string">
            <text:p><text:a xlink:href="https://en.wikipedia.org/wiki/Firozabad_(Lok_Sabha_constituency)" xlink:type="simple">Firozabad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6341" calcext:value-type="float">
            <text:p>6341</text:p>
          </table:table-cell>
          <table:table-cell office:value-type="float" office:value="101561" calcext:value-type="float">
            <text:p>101561</text:p>
          </table:table-cell>
          <table:table-cell office:value-type="float" office:value="219710" calcext:value-type="float">
            <text:p>219710</text:p>
          </table:table-cell>
          <table:table-cell table:style-name="ce5" office:value-type="float" office:value="3612" calcext:value-type="float">
            <text:p>3612</text:p>
          </table:table-cell>
          <table:table-cell office:value-type="float" office:value="51599" calcext:value-type="float">
            <text:p>51599</text:p>
          </table:table-cell>
          <table:table-cell table:style-name="ce5" office:value-type="float" office:value="287011" calcext:value-type="float">
            <text:p>287011</text:p>
          </table:table-cell>
          <table:table-cell table:number-columns-repeated="4"/>
          <table:table-cell office:value-type="float" office:value="15070" calcext:value-type="float">
            <text:p>15070</text:p>
          </table:table-cell>
          <table:table-cell office:value-type="float" office:value="684904" calcext:value-type="float">
            <text:p>684904</text:p>
          </table:table-cell>
          <table:table-cell office:value-type="float" office:value="1422243" calcext:value-type="float">
            <text:p>1422243</text:p>
          </table:table-cell>
          <table:table-cell office:value-type="string" calcext:value-type="string">
            <text:p>48.16%</text:p>
          </table:table-cell>
        </table:table-row>
        <table:table-row table:style-name="ro2">
          <table:table-cell office:value-type="string" calcext:value-type="string">
            <text:p><text:a xlink:href="https://en.wikipedia.org/wiki/Gadchiroli-Chimur_(Lok_Sabha_constituency)" xlink:type="simple">Gadchiroli-Chimu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21756" calcext:value-type="float">
            <text:p>321756</text:p>
          </table:table-cell>
          <table:table-cell office:value-type="float" office:value="293176" calcext:value-type="float">
            <text:p>293176</text:p>
          </table:table-cell>
          <table:table-cell office:value-type="float" office:value="135756" calcext:value-type="float">
            <text:p>135756</text:p>
          </table:table-cell>
          <table:table-cell/>
          <table:table-cell office:value-type="float" office:value="34773" calcext:value-type="float">
            <text:p>34773</text:p>
          </table:table-cell>
          <table:table-cell table:number-columns-repeated="5"/>
          <table:table-cell office:value-type="float" office:value="51786" calcext:value-type="float">
            <text:p>51786</text:p>
          </table:table-cell>
          <table:table-cell office:value-type="float" office:value="837247" calcext:value-type="float">
            <text:p>837247</text:p>
          </table:table-cell>
          <table:table-cell office:value-type="float" office:value="1285387" calcext:value-type="float">
            <text:p>1285387</text:p>
          </table:table-cell>
          <table:table-cell office:value-type="string" calcext:value-type="string">
            <text:p>65.14%</text:p>
          </table:table-cell>
        </table:table-row>
        <table:table-row table:style-name="ro2">
          <table:table-cell office:value-type="string" calcext:value-type="string">
            <text:p><text:a xlink:href="https://en.wikipedia.org/wiki/Gandhinagar_(Lok_Sabha_constituency)" xlink:type="simple">Gandhinagar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12297" calcext:value-type="float">
            <text:p>312297</text:p>
          </table:table-cell>
          <table:table-cell office:value-type="float" office:value="434044" calcext:value-type="float">
            <text:p>434044</text:p>
          </table:table-cell>
          <table:table-cell office:value-type="float" office:value="5907" calcext:value-type="float">
            <text:p>5907</text:p>
          </table:table-cell>
          <table:table-cell/>
          <table:table-cell office:value-type="float" office:value="34834" calcext:value-type="float">
            <text:p>34834</text:p>
          </table:table-cell>
          <table:table-cell table:number-columns-repeated="5"/>
          <table:table-cell office:value-type="float" office:value="3655" calcext:value-type="float">
            <text:p>3655</text:p>
          </table:table-cell>
          <table:table-cell office:value-type="float" office:value="790737" calcext:value-type="float">
            <text:p>790737</text:p>
          </table:table-cell>
          <table:table-cell office:value-type="float" office:value="1555709" calcext:value-type="float">
            <text:p>1555709</text:p>
          </table:table-cell>
          <table:table-cell office:value-type="string" calcext:value-type="string">
            <text:p>50.83%</text:p>
          </table:table-cell>
        </table:table-row>
        <table:table-row table:style-name="ro2">
          <table:table-cell office:value-type="string" calcext:value-type="string">
            <text:p><text:a xlink:href="https://en.wikipedia.org/wiki/Ganganagar_(Lok_Sabha_constituency)" xlink:type="simple">Ganganaga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476554" calcext:value-type="float">
            <text:p>476554</text:p>
          </table:table-cell>
          <table:table-cell office:value-type="float" office:value="335886" calcext:value-type="float">
            <text:p>335886</text:p>
          </table:table-cell>
          <table:table-cell office:value-type="float" office:value="29072" calcext:value-type="float">
            <text:p>29072</text:p>
          </table:table-cell>
          <table:table-cell table:style-name="ce5" office:value-type="float" office:value="26923" calcext:value-type="float">
            <text:p>26923</text:p>
          </table:table-cell>
          <table:table-cell office:value-type="float" office:value="37196" calcext:value-type="float">
            <text:p>37196</text:p>
          </table:table-cell>
          <table:table-cell table:style-name="ce5" office:value-type="float" office:value="2509" calcext:value-type="float">
            <text:p>2509</text:p>
          </table:table-cell>
          <table:table-cell table:number-columns-repeated="4"/>
          <table:table-cell office:value-type="float" office:value="1489" calcext:value-type="float">
            <text:p>1489</text:p>
          </table:table-cell>
          <table:table-cell office:value-type="float" office:value="909629" calcext:value-type="float">
            <text:p>909629</text:p>
          </table:table-cell>
          <table:table-cell office:value-type="float" office:value="1491983" calcext:value-type="float">
            <text:p>1491983</text:p>
          </table:table-cell>
          <table:table-cell office:value-type="string" calcext:value-type="string">
            <text:p>60.97%</text:p>
          </table:table-cell>
        </table:table-row>
        <table:table-row table:style-name="ro2">
          <table:table-cell office:value-type="string" calcext:value-type="string">
            <text:p><text:a xlink:href="https://en.wikipedia.org/wiki/Garhwal_(Lok_Sabha_constituency)" xlink:type="simple">Garhwal</text:a></text:p>
          </table:table-cell>
          <table:table-cell office:value-type="string" calcext:value-type="string">
            <text:p><text:a xlink:href="https://en.wikipedia.org/wiki/Uttarakhand" xlink:type="simple">UL</text:a></text:p>
          </table:table-cell>
          <table:table-cell office:value-type="float" office:value="236949" calcext:value-type="float">
            <text:p>236949</text:p>
          </table:table-cell>
          <table:table-cell office:value-type="float" office:value="219552" calcext:value-type="float">
            <text:p>219552</text:p>
          </table:table-cell>
          <table:table-cell office:value-type="float" office:value="34622" calcext:value-type="float">
            <text:p>34622</text:p>
          </table:table-cell>
          <table:table-cell/>
          <table:table-cell office:value-type="float" office:value="14245" calcext:value-type="float">
            <text:p>14245</text:p>
          </table:table-cell>
          <table:table-cell table:number-columns-repeated="5"/>
          <table:table-cell office:value-type="float" office:value="28200" calcext:value-type="float">
            <text:p>28200</text:p>
          </table:table-cell>
          <table:table-cell office:value-type="float" office:value="533568" calcext:value-type="float">
            <text:p>533568</text:p>
          </table:table-cell>
          <table:table-cell office:value-type="float" office:value="1092186" calcext:value-type="float">
            <text:p>1092186</text:p>
          </table:table-cell>
          <table:table-cell office:value-type="string" calcext:value-type="string">
            <text:p>48.85%</text:p>
          </table:table-cell>
        </table:table-row>
        <table:table-row table:style-name="ro2">
          <table:table-cell office:value-type="string" calcext:value-type="string">
            <text:p><text:a xlink:href="https://en.wikipedia.org/wiki/Gauhati_(Lok_Sabha_constituency)" xlink:type="simple">Gauhati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484192" calcext:value-type="float">
            <text:p>484192</text:p>
          </table:table-cell>
          <table:table-cell office:value-type="float" office:value="496047" calcext:value-type="float">
            <text:p>496047</text:p>
          </table:table-cell>
          <table:table-cell table:style-name="ce6"/>
          <table:table-cell/>
          <table:table-cell office:value-type="float" office:value="29319" calcext:value-type="float">
            <text:p>29319</text:p>
          </table:table-cell>
          <table:table-cell table:style-name="ce5" office:value-type="float" office:value="3613" calcext:value-type="float">
            <text:p>3613</text:p>
          </table:table-cell>
          <table:table-cell table:number-columns-repeated="2"/>
          <table:table-cell table:style-name="ce5" office:value-type="float" office:value="11093" calcext:value-type="float">
            <text:p>11093</text:p>
          </table:table-cell>
          <table:table-cell/>
          <table:table-cell office:value-type="float" office:value="84563" calcext:value-type="float">
            <text:p>84563</text:p>
          </table:table-cell>
          <table:table-cell office:value-type="float" office:value="1108827" calcext:value-type="float">
            <text:p>1108827</text:p>
          </table:table-cell>
          <table:table-cell office:value-type="float" office:value="1723692" calcext:value-type="float">
            <text:p>1723692</text:p>
          </table:table-cell>
          <table:table-cell office:value-type="string" calcext:value-type="string">
            <text:p>64.33%</text:p>
          </table:table-cell>
        </table:table-row>
        <table:table-row table:style-name="ro2">
          <table:table-cell office:value-type="string" calcext:value-type="string">
            <text:p><text:a xlink:href="https://en.wikipedia.org/wiki/Gautam_Buddha_Nagar_(Lok_Sabha_constituency)" xlink:type="simple">Gautam Buddha Naga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16230" calcext:value-type="float">
            <text:p>116230</text:p>
          </table:table-cell>
          <table:table-cell office:value-type="float" office:value="229709" calcext:value-type="float">
            <text:p>229709</text:p>
          </table:table-cell>
          <table:table-cell office:value-type="float" office:value="245613" calcext:value-type="float">
            <text:p>245613</text:p>
          </table:table-cell>
          <table:table-cell/>
          <table:table-cell office:value-type="float" office:value="13867" calcext:value-type="float">
            <text:p>13867</text:p>
          </table:table-cell>
          <table:table-cell table:style-name="ce5" office:value-type="float" office:value="118584" calcext:value-type="float">
            <text:p>118584</text:p>
          </table:table-cell>
          <table:table-cell table:number-columns-repeated="2"/>
          <table:table-cell table:style-name="ce5" office:value-type="float" office:value="2912" calcext:value-type="float">
            <text:p>2912</text:p>
          </table:table-cell>
          <table:table-cell/>
          <table:table-cell office:value-type="float" office:value="12069" calcext:value-type="float">
            <text:p>12069</text:p>
          </table:table-cell>
          <table:table-cell office:value-type="float" office:value="738984" calcext:value-type="float">
            <text:p>738984</text:p>
          </table:table-cell>
          <table:table-cell office:value-type="float" office:value="1522397" calcext:value-type="float">
            <text:p>1522397</text:p>
          </table:table-cell>
          <table:table-cell office:value-type="string" calcext:value-type="string">
            <text:p>48.54%</text:p>
          </table:table-cell>
        </table:table-row>
        <table:table-row table:style-name="ro2">
          <table:table-cell office:value-type="string" calcext:value-type="string">
            <text:p><text:a xlink:href="https://en.wikipedia.org/wiki/Gaya_(Lok_Sabha_constituency)" xlink:type="simple">Gay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64902" calcext:value-type="float">
            <text:p>64902</text:p>
          </table:table-cell>
          <table:table-cell office:value-type="float" office:value="246255" calcext:value-type="float">
            <text:p>246255</text:p>
          </table:table-cell>
          <table:table-cell office:value-type="float" office:value="22854" calcext:value-type="float">
            <text:p>22854</text:p>
          </table:table-cell>
          <table:table-cell/>
          <table:table-cell office:value-type="float" office:value="26835" calcext:value-type="float">
            <text:p>26835</text:p>
          </table:table-cell>
          <table:table-cell table:number-columns-repeated="5"/>
          <table:table-cell office:value-type="float" office:value="203337" calcext:value-type="float">
            <text:p>203337</text:p>
          </table:table-cell>
          <table:table-cell office:value-type="float" office:value="564183" calcext:value-type="float">
            <text:p>564183</text:p>
          </table:table-cell>
          <table:table-cell office:value-type="float" office:value="1329231" calcext:value-type="float">
            <text:p>1329231</text:p>
          </table:table-cell>
          <table:table-cell office:value-type="string" calcext:value-type="string">
            <text:p>42.44%</text:p>
          </table:table-cell>
        </table:table-row>
        <table:table-row table:style-name="ro2">
          <table:table-cell office:value-type="string" calcext:value-type="string">
            <text:p><text:a xlink:href="https://en.wikipedia.org/wiki/Ghatal_(Lok_Sabha_constituency)" xlink:type="simple">Ghatal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5004" calcext:value-type="float">
            <text:p>35004</text:p>
          </table:table-cell>
          <table:table-cell office:value-type="float" office:value="12065" calcext:value-type="float">
            <text:p>12065</text:p>
          </table:table-cell>
          <table:table-cell/>
          <table:table-cell table:style-name="ce6"/>
          <table:table-cell/>
          <table:table-cell table:style-name="ce5" office:value-type="float" office:value="478739" calcext:value-type="float">
            <text:p>478739</text:p>
          </table:table-cell>
          <table:table-cell table:number-columns-repeated="3"/>
          <table:table-cell office:value-type="float" office:value="644126" calcext:value-type="float">
            <text:p>644126</text:p>
          </table:table-cell>
          <table:table-cell office:value-type="float" office:value="1169934" calcext:value-type="float">
            <text:p>1169934</text:p>
          </table:table-cell>
          <table:table-cell office:value-type="float" office:value="1354861" calcext:value-type="float">
            <text:p>1354861</text:p>
          </table:table-cell>
          <table:table-cell office:value-type="string" calcext:value-type="string">
            <text:p>86.35%</text:p>
          </table:table-cell>
        </table:table-row>
        <table:table-row table:style-name="ro2">
          <table:table-cell office:value-type="string" calcext:value-type="string">
            <text:p><text:a xlink:href="https://en.wikipedia.org/wiki/Ghaziabad_(Lok_Sabha_constituency)" xlink:type="simple">Ghaziabad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68956" calcext:value-type="float">
            <text:p>268956</text:p>
          </table:table-cell>
          <table:table-cell office:value-type="float" office:value="359637" calcext:value-type="float">
            <text:p>359637</text:p>
          </table:table-cell>
          <table:table-cell office:value-type="float" office:value="180285" calcext:value-type="float">
            <text:p>180285</text:p>
          </table:table-cell>
          <table:table-cell/>
          <table:table-cell office:value-type="float" office:value="11327" calcext:value-type="float">
            <text:p>11327</text:p>
          </table:table-cell>
          <table:table-cell table:number-columns-repeated="5"/>
          <table:table-cell office:value-type="float" office:value="9618" calcext:value-type="float">
            <text:p>9618</text:p>
          </table:table-cell>
          <table:table-cell office:value-type="float" office:value="829823" calcext:value-type="float">
            <text:p>829823</text:p>
          </table:table-cell>
          <table:table-cell office:value-type="float" office:value="1831688" calcext:value-type="float">
            <text:p>1831688</text:p>
          </table:table-cell>
          <table:table-cell office:value-type="string" calcext:value-type="string">
            <text:p>45.30%</text:p>
          </table:table-cell>
        </table:table-row>
        <table:table-row table:style-name="ro2">
          <table:table-cell office:value-type="string" calcext:value-type="string">
            <text:p><text:a xlink:href="https://en.wikipedia.org/wiki/Ghazipur_(Lok_Sabha_constituency)" xlink:type="simple">Ghazi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21679" calcext:value-type="float">
            <text:p>21679</text:p>
          </table:table-cell>
          <table:table-cell office:value-type="float" office:value="309924" calcext:value-type="float">
            <text:p>309924</text:p>
          </table:table-cell>
          <table:table-cell/>
          <table:table-cell office:value-type="float" office:value="24393" calcext:value-type="float">
            <text:p>24393</text:p>
          </table:table-cell>
          <table:table-cell table:style-name="ce5" office:value-type="float" office:value="379233" calcext:value-type="float">
            <text:p>379233</text:p>
          </table:table-cell>
          <table:table-cell table:number-columns-repeated="4"/>
          <table:table-cell office:value-type="float" office:value="35205" calcext:value-type="float">
            <text:p>35205</text:p>
          </table:table-cell>
          <table:table-cell office:value-type="float" office:value="770434" calcext:value-type="float">
            <text:p>770434</text:p>
          </table:table-cell>
          <table:table-cell office:value-type="float" office:value="1527723" calcext:value-type="float">
            <text:p>1527723</text:p>
          </table:table-cell>
          <table:table-cell office:value-type="string" calcext:value-type="string">
            <text:p>50.43%</text:p>
          </table:table-cell>
        </table:table-row>
        <table:table-row table:style-name="ro2">
          <table:table-cell office:value-type="string" calcext:value-type="string">
            <text:p><text:a xlink:href="https://en.wikipedia.org/wiki/Ghosi_(Lok_Sabha_constituency)" xlink:type="simple">Ghos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50242" calcext:value-type="float">
            <text:p>150242</text:p>
          </table:table-cell>
          <table:table-cell office:value-type="float" office:value="95340" calcext:value-type="float">
            <text:p>95340</text:p>
          </table:table-cell>
          <table:table-cell office:value-type="float" office:value="220695" calcext:value-type="float">
            <text:p>220695</text:p>
          </table:table-cell>
          <table:table-cell/>
          <table:table-cell office:value-type="float" office:value="19641" calcext:value-type="float">
            <text:p>19641</text:p>
          </table:table-cell>
          <table:table-cell table:style-name="ce5" office:value-type="float" office:value="159750" calcext:value-type="float">
            <text:p>159750</text:p>
          </table:table-cell>
          <table:table-cell table:number-columns-repeated="4"/>
          <table:table-cell office:value-type="float" office:value="120197" calcext:value-type="float">
            <text:p>120197</text:p>
          </table:table-cell>
          <table:table-cell office:value-type="float" office:value="765865" calcext:value-type="float">
            <text:p>765865</text:p>
          </table:table-cell>
          <table:table-cell office:value-type="float" office:value="1701761" calcext:value-type="float">
            <text:p>1701761</text:p>
          </table:table-cell>
          <table:table-cell office:value-type="string" calcext:value-type="string">
            <text:p>45.00%</text:p>
          </table:table-cell>
        </table:table-row>
        <table:table-row table:style-name="ro2">
          <table:table-cell office:value-type="string" calcext:value-type="string">
            <text:p><text:a xlink:href="https://en.wikipedia.org/wiki/Giridih_(Lok_Sabha_constituency)" xlink:type="simple">Giridih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table:style-name="ce6"/>
          <table:table-cell office:value-type="float" office:value="233435" calcext:value-type="float">
            <text:p>233435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50755" calcext:value-type="float">
            <text:p>50755</text:p>
          </table:table-cell>
          <table:table-cell table:number-columns-repeated="5"/>
          <table:table-cell office:value-type="float" office:value="317154" calcext:value-type="float">
            <text:p>317154</text:p>
          </table:table-cell>
          <table:table-cell office:value-type="float" office:value="619190" calcext:value-type="float">
            <text:p>619190</text:p>
          </table:table-cell>
          <table:table-cell office:value-type="float" office:value="1346487" calcext:value-type="float">
            <text:p>1346487</text:p>
          </table:table-cell>
          <table:table-cell office:value-type="string" calcext:value-type="string">
            <text:p>45.99%</text:p>
          </table:table-cell>
        </table:table-row>
        <table:table-row table:style-name="ro2">
          <table:table-cell office:value-type="string" calcext:value-type="string">
            <text:p><text:a xlink:href="https://en.wikipedia.org/wiki/Godda_(Lok_Sabha_constituency)" xlink:type="simple">Godda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183119" calcext:value-type="float">
            <text:p>183119</text:p>
          </table:table-cell>
          <table:table-cell office:value-type="float" office:value="189526" calcext:value-type="float">
            <text:p>189526</text:p>
          </table:table-cell>
          <table:table-cell office:value-type="float" office:value="18473" calcext:value-type="float">
            <text:p>18473</text:p>
          </table:table-cell>
          <table:table-cell/>
          <table:table-cell office:value-type="float" office:value="29604" calcext:value-type="float">
            <text:p>29604</text:p>
          </table:table-cell>
          <table:table-cell table:style-name="ce5" office:value-type="float" office:value="4850" calcext:value-type="float">
            <text:p>4850</text:p>
          </table:table-cell>
          <table:table-cell table:style-name="ce5" office:value-type="float" office:value="7421" calcext:value-type="float">
            <text:p>7421</text:p>
          </table:table-cell>
          <table:table-cell table:number-columns-repeated="3"/>
          <table:table-cell office:value-type="float" office:value="364629" calcext:value-type="float">
            <text:p>364629</text:p>
          </table:table-cell>
          <table:table-cell office:value-type="float" office:value="797622" calcext:value-type="float">
            <text:p>797622</text:p>
          </table:table-cell>
          <table:table-cell office:value-type="float" office:value="1412253" calcext:value-type="float">
            <text:p>1412253</text:p>
          </table:table-cell>
          <table:table-cell office:value-type="string" calcext:value-type="string">
            <text:p>56.48%</text:p>
          </table:table-cell>
        </table:table-row>
        <table:table-row table:style-name="ro2">
          <table:table-cell office:value-type="string" calcext:value-type="string">
            <text:p><text:a xlink:href="https://en.wikipedia.org/wiki/Gonda_(Lok_Sabha_constituency)" xlink:type="simple">Gond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55675" calcext:value-type="float">
            <text:p>155675</text:p>
          </table:table-cell>
          <table:table-cell office:value-type="float" office:value="90498" calcext:value-type="float">
            <text:p>90498</text:p>
          </table:table-cell>
          <table:table-cell office:value-type="float" office:value="132000" calcext:value-type="float">
            <text:p>132000</text:p>
          </table:table-cell>
          <table:table-cell/>
          <table:table-cell office:value-type="float" office:value="36706" calcext:value-type="float">
            <text:p>36706</text:p>
          </table:table-cell>
          <table:table-cell table:style-name="ce5" office:value-type="float" office:value="88558" calcext:value-type="float">
            <text:p>88558</text:p>
          </table:table-cell>
          <table:table-cell table:number-columns-repeated="2"/>
          <table:table-cell table:style-name="ce5" office:value-type="float" office:value="6278" calcext:value-type="float">
            <text:p>6278</text:p>
          </table:table-cell>
          <table:table-cell/>
          <table:table-cell office:value-type="float" office:value="95528" calcext:value-type="float">
            <text:p>95528</text:p>
          </table:table-cell>
          <table:table-cell office:value-type="float" office:value="605243" calcext:value-type="float">
            <text:p>605243</text:p>
          </table:table-cell>
          <table:table-cell office:value-type="float" office:value="1341455" calcext:value-type="float">
            <text:p>1341455</text:p>
          </table:table-cell>
          <table:table-cell office:value-type="string" calcext:value-type="string">
            <text:p>45.12%</text:p>
          </table:table-cell>
        </table:table-row>
        <table:table-row table:style-name="ro2">
          <table:table-cell office:value-type="string" calcext:value-type="string">
            <text:p><text:a xlink:href="https://en.wikipedia.org/wiki/Gopalganj_(Lok_Sabha_constituency)" xlink:type="simple">Gopalganj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21341" calcext:value-type="float">
            <text:p>21341</text:p>
          </table:table-cell>
          <table:table-cell table:style-name="ce6"/>
          <table:table-cell office:value-type="float" office:value="47545" calcext:value-type="float">
            <text:p>47545</text:p>
          </table:table-cell>
          <table:table-cell/>
          <table:table-cell office:value-type="float" office:value="45482" calcext:value-type="float">
            <text:p>45482</text:p>
          </table:table-cell>
          <table:table-cell table:number-columns-repeated="5"/>
          <table:table-cell office:value-type="float" office:value="390244" calcext:value-type="float">
            <text:p>390244</text:p>
          </table:table-cell>
          <table:table-cell office:value-type="float" office:value="504612" calcext:value-type="float">
            <text:p>504612</text:p>
          </table:table-cell>
          <table:table-cell office:value-type="float" office:value="1349072" calcext:value-type="float">
            <text:p>1349072</text:p>
          </table:table-cell>
          <table:table-cell office:value-type="string" calcext:value-type="string">
            <text:p>37.40%</text:p>
          </table:table-cell>
        </table:table-row>
        <table:table-row table:style-name="ro2">
          <table:table-cell office:value-type="string" calcext:value-type="string">
            <text:p><text:a xlink:href="https://en.wikipedia.org/wiki/Gorakhpur_(Lok_Sabha_constituency)" xlink:type="simple">Gorakh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0262" calcext:value-type="float">
            <text:p>30262</text:p>
          </table:table-cell>
          <table:table-cell office:value-type="float" office:value="403156" calcext:value-type="float">
            <text:p>403156</text:p>
          </table:table-cell>
          <table:table-cell office:value-type="float" office:value="182885" calcext:value-type="float">
            <text:p>182885</text:p>
          </table:table-cell>
          <table:table-cell/>
          <table:table-cell office:value-type="float" office:value="36874" calcext:value-type="float">
            <text:p>36874</text:p>
          </table:table-cell>
          <table:table-cell table:style-name="ce5" office:value-type="float" office:value="83059" calcext:value-type="float">
            <text:p>83059</text:p>
          </table:table-cell>
          <table:table-cell table:number-columns-repeated="4"/>
          <table:table-cell office:value-type="float" office:value="12381" calcext:value-type="float">
            <text:p>12381</text:p>
          </table:table-cell>
          <table:table-cell office:value-type="float" office:value="748617" calcext:value-type="float">
            <text:p>748617</text:p>
          </table:table-cell>
          <table:table-cell office:value-type="float" office:value="1696953" calcext:value-type="float">
            <text:p>1696953</text:p>
          </table:table-cell>
          <table:table-cell office:value-type="string" calcext:value-type="string">
            <text:p>44.12%</text:p>
          </table:table-cell>
        </table:table-row>
        <table:table-row table:style-name="ro2">
          <table:table-cell office:value-type="string" calcext:value-type="string">
            <text:p><text:a xlink:href="https://en.wikipedia.org/wiki/Gulbarga_(Lok_Sabha_constituency)" xlink:type="simple">Gulbarga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45241" calcext:value-type="float">
            <text:p>345241</text:p>
          </table:table-cell>
          <table:table-cell office:value-type="float" office:value="331837" calcext:value-type="float">
            <text:p>331837</text:p>
          </table:table-cell>
          <table:table-cell office:value-type="float" office:value="13575" calcext:value-type="float">
            <text:p>13575</text:p>
          </table:table-cell>
          <table:table-cell/>
          <table:table-cell office:value-type="float" office:value="20166" calcext:value-type="float">
            <text:p>20166</text:p>
          </table:table-cell>
          <table:table-cell table:number-columns-repeated="5"/>
          <table:table-cell office:value-type="float" office:value="48566" calcext:value-type="float">
            <text:p>48566</text:p>
          </table:table-cell>
          <table:table-cell office:value-type="float" office:value="759385" calcext:value-type="float">
            <text:p>759385</text:p>
          </table:table-cell>
          <table:table-cell office:value-type="float" office:value="1537304" calcext:value-type="float">
            <text:p>1537304</text:p>
          </table:table-cell>
          <table:table-cell office:value-type="string" calcext:value-type="string">
            <text:p>49.40%</text:p>
          </table:table-cell>
        </table:table-row>
        <table:table-row table:style-name="ro2">
          <table:table-cell office:value-type="string" calcext:value-type="string">
            <text:p><text:a xlink:href="https://en.wikipedia.org/wiki/Guna_(Lok_Sabha_constituency)" xlink:type="simple">Gun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413297" calcext:value-type="float">
            <text:p>413297</text:p>
          </table:table-cell>
          <table:table-cell office:value-type="float" office:value="163560" calcext:value-type="float">
            <text:p>163560</text:p>
          </table:table-cell>
          <table:table-cell office:value-type="float" office:value="29164" calcext:value-type="float">
            <text:p>29164</text:p>
          </table:table-cell>
          <table:table-cell/>
          <table:table-cell office:value-type="float" office:value="40437" calcext:value-type="float">
            <text:p>40437</text:p>
          </table:table-cell>
          <table:table-cell table:number-columns-repeated="5"/>
          <table:table-cell office:value-type="float" office:value="3380" calcext:value-type="float">
            <text:p>3380</text:p>
          </table:table-cell>
          <table:table-cell office:value-type="float" office:value="649838" calcext:value-type="float">
            <text:p>649838</text:p>
          </table:table-cell>
          <table:table-cell office:value-type="float" office:value="1203042" calcext:value-type="float">
            <text:p>1203042</text:p>
          </table:table-cell>
          <table:table-cell office:value-type="string" calcext:value-type="string">
            <text:p>54.02%</text:p>
          </table:table-cell>
        </table:table-row>
        <table:table-row table:style-name="ro2">
          <table:table-cell office:value-type="string" calcext:value-type="string">
            <text:p><text:a xlink:href="https://en.wikipedia.org/wiki/Guntur_(Lok_Sabha_constituency)" xlink:type="simple">Guntu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03937" calcext:value-type="float">
            <text:p>403937</text:p>
          </table:table-cell>
          <table:table-cell office:value-type="float" office:value="10797" calcext:value-type="float">
            <text:p>10797</text:p>
          </table:table-cell>
          <table:table-cell office:value-type="float" office:value="7385" calcext:value-type="float">
            <text:p>7385</text:p>
          </table:table-cell>
          <table:table-cell/>
          <table:table-cell table:style-name="ce6"/>
          <table:table-cell table:style-name="ce5" office:value-type="float" office:value="2589" calcext:value-type="float">
            <text:p>2589</text:p>
          </table:table-cell>
          <table:table-cell/>
          <table:table-cell table:style-name="ce5" office:value-type="float" office:value="364582" calcext:value-type="float">
            <text:p>364582</text:p>
          </table:table-cell>
          <table:table-cell table:number-columns-repeated="2"/>
          <table:table-cell office:value-type="float" office:value="255441" calcext:value-type="float">
            <text:p>255441</text:p>
          </table:table-cell>
          <table:table-cell office:value-type="float" office:value="1044731" calcext:value-type="float">
            <text:p>1044731</text:p>
          </table:table-cell>
          <table:table-cell office:value-type="float" office:value="1365164" calcext:value-type="float">
            <text:p>1365164</text:p>
          </table:table-cell>
          <table:table-cell office:value-type="string" calcext:value-type="string">
            <text:p>76.53%</text:p>
          </table:table-cell>
        </table:table-row>
        <table:table-row table:style-name="ro2">
          <table:table-cell office:value-type="string" calcext:value-type="string">
            <text:p><text:a xlink:href="https://en.wikipedia.org/wiki/Gurdaspur_(Lok_Sabha_constituency)" xlink:type="simple">Gurdaspur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47994" calcext:value-type="float">
            <text:p>447994</text:p>
          </table:table-cell>
          <table:table-cell office:value-type="float" office:value="439652" calcext:value-type="float">
            <text:p>439652</text:p>
          </table:table-cell>
          <table:table-cell office:value-type="float" office:value="15420" calcext:value-type="float">
            <text:p>15420</text:p>
          </table:table-cell>
          <table:table-cell/>
          <table:table-cell office:value-type="float" office:value="23402" calcext:value-type="float">
            <text:p>23402</text:p>
          </table:table-cell>
          <table:table-cell table:style-name="ce5" office:value-type="float" office:value="3819" calcext:value-type="float">
            <text:p>3819</text:p>
          </table:table-cell>
          <table:table-cell table:number-columns-repeated="4"/>
          <table:table-cell office:value-type="float" office:value="3083" calcext:value-type="float">
            <text:p>3083</text:p>
          </table:table-cell>
          <table:table-cell office:value-type="float" office:value="933370" calcext:value-type="float">
            <text:p>933370</text:p>
          </table:table-cell>
          <table:table-cell office:value-type="float" office:value="1318967" calcext:value-type="float">
            <text:p>1318967</text:p>
          </table:table-cell>
          <table:table-cell office:value-type="string" calcext:value-type="string">
            <text:p>70.77%</text:p>
          </table:table-cell>
        </table:table-row>
        <table:table-row table:style-name="ro2">
          <table:table-cell office:value-type="string" calcext:value-type="string">
            <text:p><text:a xlink:href="https://en.wikipedia.org/wiki/Gurgaon_(Lok_Sabha_constituency)" xlink:type="simple">Gurgaon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278516" calcext:value-type="float">
            <text:p>278516</text:p>
          </table:table-cell>
          <table:table-cell office:value-type="float" office:value="125837" calcext:value-type="float">
            <text:p>125837</text:p>
          </table:table-cell>
          <table:table-cell office:value-type="float" office:value="193652" calcext:value-type="float">
            <text:p>193652</text:p>
          </table:table-cell>
          <table:table-cell/>
          <table:table-cell office:value-type="float" office:value="16732" calcext:value-type="float">
            <text:p>16732</text:p>
          </table:table-cell>
          <table:table-cell table:style-name="ce5" office:value-type="float" office:value="1097" calcext:value-type="float">
            <text:p>1097</text:p>
          </table:table-cell>
          <table:table-cell table:number-columns-repeated="2"/>
          <table:table-cell table:style-name="ce5" office:value-type="float" office:value="2462" calcext:value-type="float">
            <text:p>2462</text:p>
          </table:table-cell>
          <table:table-cell/>
          <table:table-cell office:value-type="float" office:value="137940" calcext:value-type="float">
            <text:p>137940</text:p>
          </table:table-cell>
          <table:table-cell office:value-type="float" office:value="756236" calcext:value-type="float">
            <text:p>756236</text:p>
          </table:table-cell>
          <table:table-cell office:value-type="float" office:value="1244437" calcext:value-type="float">
            <text:p>1244437</text:p>
          </table:table-cell>
          <table:table-cell office:value-type="string" calcext:value-type="string">
            <text:p>60.77%</text:p>
          </table:table-cell>
        </table:table-row>
        <table:table-row table:style-name="ro2">
          <table:table-cell office:value-type="string" calcext:value-type="string">
            <text:p><text:a xlink:href="https://en.wikipedia.org/wiki/Gwalior_(Lok_Sabha_constituency)" xlink:type="simple">Gwalior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25723" calcext:value-type="float">
            <text:p>225723</text:p>
          </table:table-cell>
          <table:table-cell office:value-type="float" office:value="252314" calcext:value-type="float">
            <text:p>252314</text:p>
          </table:table-cell>
          <table:table-cell office:value-type="float" office:value="76481" calcext:value-type="float">
            <text:p>76481</text:p>
          </table:table-cell>
          <table:table-cell/>
          <table:table-cell office:value-type="float" office:value="20728" calcext:value-type="float">
            <text:p>20728</text:p>
          </table:table-cell>
          <table:table-cell table:number-columns-repeated="5"/>
          <table:table-cell office:value-type="float" office:value="8950" calcext:value-type="float">
            <text:p>8950</text:p>
          </table:table-cell>
          <table:table-cell office:value-type="float" office:value="584196" calcext:value-type="float">
            <text:p>584196</text:p>
          </table:table-cell>
          <table:table-cell office:value-type="float" office:value="1420978" calcext:value-type="float">
            <text:p>1420978</text:p>
          </table:table-cell>
          <table:table-cell office:value-type="string" calcext:value-type="string">
            <text:p>41.11%</text:p>
          </table:table-cell>
        </table:table-row>
        <table:table-row table:style-name="ro2">
          <table:table-cell office:value-type="string" calcext:value-type="string">
            <text:p><text:a xlink:href="https://en.wikipedia.org/wiki/Hajipur_(Lok_Sabha_constituency)" xlink:type="simple">Hajipu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21585" calcext:value-type="float">
            <text:p>21585</text:p>
          </table:table-cell>
          <table:table-cell table:style-name="ce6"/>
          <table:table-cell office:value-type="float" office:value="5175" calcext:value-type="float">
            <text:p>5175</text:p>
          </table:table-cell>
          <table:table-cell/>
          <table:table-cell office:value-type="float" office:value="55721" calcext:value-type="float">
            <text:p>55721</text:p>
          </table:table-cell>
          <table:table-cell table:number-columns-repeated="5"/>
          <table:table-cell office:value-type="float" office:value="472626" calcext:value-type="float">
            <text:p>472626</text:p>
          </table:table-cell>
          <table:table-cell office:value-type="float" office:value="555107" calcext:value-type="float">
            <text:p>555107</text:p>
          </table:table-cell>
          <table:table-cell office:value-type="float" office:value="1327075" calcext:value-type="float">
            <text:p>1327075</text:p>
          </table:table-cell>
          <table:table-cell office:value-type="string" calcext:value-type="string">
            <text:p>41.83%</text:p>
          </table:table-cell>
        </table:table-row>
        <table:table-row table:style-name="ro2">
          <table:table-cell office:value-type="string" calcext:value-type="string">
            <text:p><text:a xlink:href="https://en.wikipedia.org/wiki/Hamirpur,_Himachal_Pradesh_(Lok_Sabha_constituency)" xlink:type="simple">Hamirpur (HP)</text:a></text:p>
          </table:table-cell>
          <table:table-cell office:value-type="string" calcext:value-type="string">
            <text:p><text:a xlink:href="https://en.wikipedia.org/wiki/Himachal_Pradesh" xlink:type="simple">HP</text:a></text:p>
          </table:table-cell>
          <table:table-cell office:value-type="float" office:value="300866" calcext:value-type="float">
            <text:p>300866</text:p>
          </table:table-cell>
          <table:table-cell office:value-type="float" office:value="373598" calcext:value-type="float">
            <text:p>373598</text:p>
          </table:table-cell>
          <table:table-cell office:value-type="float" office:value="11774" calcext:value-type="float">
            <text:p>11774</text:p>
          </table:table-cell>
          <table:table-cell/>
          <table:table-cell office:value-type="float" office:value="8832" calcext:value-type="float">
            <text:p>8832</text:p>
          </table:table-cell>
          <table:table-cell table:number-columns-repeated="5"/>
          <table:table-cell office:value-type="float" office:value="3669" calcext:value-type="float">
            <text:p>3669</text:p>
          </table:table-cell>
          <table:table-cell office:value-type="float" office:value="698739" calcext:value-type="float">
            <text:p>698739</text:p>
          </table:table-cell>
          <table:table-cell office:value-type="float" office:value="1187377" calcext:value-type="float">
            <text:p>1187377</text:p>
          </table:table-cell>
          <table:table-cell office:value-type="string" calcext:value-type="string">
            <text:p>58.85%</text:p>
          </table:table-cell>
        </table:table-row>
        <table:table-row table:style-name="ro2">
          <table:table-cell office:value-type="string" calcext:value-type="string">
            <text:p><text:a xlink:href="https://en.wikipedia.org/wiki/Hamirpur,_Uttar_Pradesh_(Lok_Sabha_constituency)" xlink:type="simple">Hamirpur (UP)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73641" calcext:value-type="float">
            <text:p>173641</text:p>
          </table:table-cell>
          <table:table-cell office:value-type="float" office:value="138692" calcext:value-type="float">
            <text:p>138692</text:p>
          </table:table-cell>
          <table:table-cell office:value-type="float" office:value="199143" calcext:value-type="float">
            <text:p>199143</text:p>
          </table:table-cell>
          <table:table-cell/>
          <table:table-cell office:value-type="float" office:value="23664" calcext:value-type="float">
            <text:p>23664</text:p>
          </table:table-cell>
          <table:table-cell table:style-name="ce5" office:value-type="float" office:value="165938" calcext:value-type="float">
            <text:p>165938</text:p>
          </table:table-cell>
          <table:table-cell table:number-columns-repeated="4"/>
          <table:table-cell office:value-type="float" office:value="24399" calcext:value-type="float">
            <text:p>24399</text:p>
          </table:table-cell>
          <table:table-cell office:value-type="float" office:value="725477" calcext:value-type="float">
            <text:p>725477</text:p>
          </table:table-cell>
          <table:table-cell office:value-type="float" office:value="1498840" calcext:value-type="float">
            <text:p>1498840</text:p>
          </table:table-cell>
          <table:table-cell office:value-type="string" calcext:value-type="string">
            <text:p>48.40%</text:p>
          </table:table-cell>
        </table:table-row>
        <table:table-row table:style-name="ro2">
          <table:table-cell office:value-type="string" calcext:value-type="string">
            <text:p><text:a xlink:href="https://en.wikipedia.org/wiki/Hardoi_(Lok_Sabha_constituency)" xlink:type="simple">Hardo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54115" calcext:value-type="float">
            <text:p>54115</text:p>
          </table:table-cell>
          <table:table-cell office:value-type="float" office:value="201095" calcext:value-type="float">
            <text:p>201095</text:p>
          </table:table-cell>
          <table:table-cell/>
          <table:table-cell office:value-type="float" office:value="18208" calcext:value-type="float">
            <text:p>18208</text:p>
          </table:table-cell>
          <table:table-cell table:style-name="ce5" office:value-type="float" office:value="294030" calcext:value-type="float">
            <text:p>294030</text:p>
          </table:table-cell>
          <table:table-cell table:number-columns-repeated="4"/>
          <table:table-cell office:value-type="float" office:value="7151" calcext:value-type="float">
            <text:p>7151</text:p>
          </table:table-cell>
          <table:table-cell office:value-type="float" office:value="574599" calcext:value-type="float">
            <text:p>574599</text:p>
          </table:table-cell>
          <table:table-cell office:value-type="float" office:value="1416949" calcext:value-type="float">
            <text:p>1416949</text:p>
          </table:table-cell>
          <table:table-cell office:value-type="string" calcext:value-type="string">
            <text:p>40.55%</text:p>
          </table:table-cell>
        </table:table-row>
        <table:table-row table:style-name="ro2">
          <table:table-cell office:value-type="string" calcext:value-type="string">
            <text:p><text:a xlink:href="https://en.wikipedia.org/wiki/Hardwar_(Lok_Sabha_constituency)" xlink:type="simple">Hardwar</text:a></text:p>
          </table:table-cell>
          <table:table-cell office:value-type="string" calcext:value-type="string">
            <text:p><text:a xlink:href="https://en.wikipedia.org/wiki/Uttarakhand" xlink:type="simple">UL</text:a></text:p>
          </table:table-cell>
          <table:table-cell office:value-type="float" office:value="332235" calcext:value-type="float">
            <text:p>332235</text:p>
          </table:table-cell>
          <table:table-cell office:value-type="float" office:value="204823" calcext:value-type="float">
            <text:p>204823</text:p>
          </table:table-cell>
          <table:table-cell office:value-type="float" office:value="181296" calcext:value-type="float">
            <text:p>181296</text:p>
          </table:table-cell>
          <table:table-cell/>
          <table:table-cell office:value-type="float" office:value="20787" calcext:value-type="float">
            <text:p>20787</text:p>
          </table:table-cell>
          <table:table-cell table:style-name="ce5" office:value-type="float" office:value="36773" calcext:value-type="float">
            <text:p>36773</text:p>
          </table:table-cell>
          <table:table-cell table:number-columns-repeated="4"/>
          <table:table-cell office:value-type="float" office:value="12049" calcext:value-type="float">
            <text:p>12049</text:p>
          </table:table-cell>
          <table:table-cell office:value-type="float" office:value="787963" calcext:value-type="float">
            <text:p>787963</text:p>
          </table:table-cell>
          <table:table-cell office:value-type="float" office:value="1294280" calcext:value-type="float">
            <text:p>1294280</text:p>
          </table:table-cell>
          <table:table-cell office:value-type="string" calcext:value-type="string">
            <text:p>60.88%</text:p>
          </table:table-cell>
        </table:table-row>
        <table:table-row table:style-name="ro2">
          <table:table-cell office:value-type="string" calcext:value-type="string">
            <text:p><text:a xlink:href="https://en.wikipedia.org/wiki/Hassan_(Lok_Sabha_constituency)" xlink:type="simple">Hassan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201147" calcext:value-type="float">
            <text:p>201147</text:p>
          </table:table-cell>
          <table:table-cell office:value-type="float" office:value="205316" calcext:value-type="float">
            <text:p>205316</text:p>
          </table:table-cell>
          <table:table-cell office:value-type="float" office:value="23002" calcext:value-type="float">
            <text:p>23002</text:p>
          </table:table-cell>
          <table:table-cell/>
          <table:table-cell office:value-type="float" office:value="54454" calcext:value-type="float">
            <text:p>54454</text:p>
          </table:table-cell>
          <table:table-cell table:number-columns-repeated="5"/>
          <table:table-cell office:value-type="float" office:value="496429" calcext:value-type="float">
            <text:p>496429</text:p>
          </table:table-cell>
          <table:table-cell office:value-type="float" office:value="980348" calcext:value-type="float">
            <text:p>980348</text:p>
          </table:table-cell>
          <table:table-cell office:value-type="float" office:value="1417213" calcext:value-type="float">
            <text:p>1417213</text:p>
          </table:table-cell>
          <table:table-cell office:value-type="string" calcext:value-type="string">
            <text:p>69.17%</text:p>
          </table:table-cell>
        </table:table-row>
        <table:table-row table:style-name="ro2">
          <table:table-cell office:value-type="string" calcext:value-type="string">
            <text:p><text:a xlink:href="https://en.wikipedia.org/wiki/Hathras_(Lok_Sabha_constituency)" xlink:type="simple">Hathras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57515" calcext:value-type="float">
            <text:p>57515</text:p>
          </table:table-cell>
          <table:table-cell table:style-name="ce6"/>
          <table:table-cell office:value-type="float" office:value="211075" calcext:value-type="float">
            <text:p>211075</text:p>
          </table:table-cell>
          <table:table-cell/>
          <table:table-cell office:value-type="float" office:value="7841" calcext:value-type="float">
            <text:p>7841</text:p>
          </table:table-cell>
          <table:table-cell table:style-name="ce5" office:value-type="float" office:value="115187" calcext:value-type="float">
            <text:p>115187</text:p>
          </table:table-cell>
          <table:table-cell table:number-columns-repeated="4"/>
          <table:table-cell office:value-type="float" office:value="256850" calcext:value-type="float">
            <text:p>256850</text:p>
          </table:table-cell>
          <table:table-cell office:value-type="float" office:value="648468" calcext:value-type="float">
            <text:p>648468</text:p>
          </table:table-cell>
          <table:table-cell office:value-type="float" office:value="1437725" calcext:value-type="float">
            <text:p>1437725</text:p>
          </table:table-cell>
          <table:table-cell office:value-type="string" calcext:value-type="string">
            <text:p>45.10%</text:p>
          </table:table-cell>
        </table:table-row>
        <table:table-row table:style-name="ro2">
          <table:table-cell office:value-type="string" calcext:value-type="string">
            <text:p><text:a xlink:href="https://en.wikipedia.org/wiki/Hatkanangle_(Lok_Sabha_constituency)" xlink:type="simple">Hatkanangle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27465" calcext:value-type="float">
            <text:p>27465</text:p>
          </table:table-cell>
          <table:table-cell/>
          <table:table-cell office:value-type="float" office:value="19236" calcext:value-type="float">
            <text:p>19236</text:p>
          </table:table-cell>
          <table:table-cell table:number-columns-repeated="3"/>
          <table:table-cell table:style-name="ce5" office:value-type="float" office:value="385965" calcext:value-type="float">
            <text:p>385965</text:p>
          </table:table-cell>
          <table:table-cell/>
          <table:table-cell office:value-type="float" office:value="545536" calcext:value-type="float">
            <text:p>545536</text:p>
          </table:table-cell>
          <table:table-cell office:value-type="float" office:value="978202" calcext:value-type="float">
            <text:p>978202</text:p>
          </table:table-cell>
          <table:table-cell office:value-type="float" office:value="1458560" calcext:value-type="float">
            <text:p>1458560</text:p>
          </table:table-cell>
          <table:table-cell office:value-type="string" calcext:value-type="string">
            <text:p>67.07%</text:p>
          </table:table-cell>
        </table:table-row>
        <table:table-row table:style-name="ro2">
          <table:table-cell office:value-type="string" calcext:value-type="string">
            <text:p><text:a xlink:href="https://en.wikipedia.org/wiki/Haveri_(Lok_Sabha_constituency)" xlink:type="simple">Haveri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42373" calcext:value-type="float">
            <text:p>342373</text:p>
          </table:table-cell>
          <table:table-cell office:value-type="float" office:value="430293" calcext:value-type="float">
            <text:p>430293</text:p>
          </table:table-cell>
          <table:table-cell office:value-type="float" office:value="7341" calcext:value-type="float">
            <text:p>7341</text:p>
          </table:table-cell>
          <table:table-cell/>
          <table:table-cell office:value-type="float" office:value="28100" calcext:value-type="float">
            <text:p>28100</text:p>
          </table:table-cell>
          <table:table-cell table:number-columns-repeated="3"/>
          <table:table-cell table:style-name="ce5" office:value-type="float" office:value="8334" calcext:value-type="float">
            <text:p>8334</text:p>
          </table:table-cell>
          <table:table-cell/>
          <table:table-cell office:value-type="float" office:value="55800" calcext:value-type="float">
            <text:p>55800</text:p>
          </table:table-cell>
          <table:table-cell office:value-type="float" office:value="872241" calcext:value-type="float">
            <text:p>872241</text:p>
          </table:table-cell>
          <table:table-cell office:value-type="float" office:value="1356573" calcext:value-type="float">
            <text:p>1356573</text:p>
          </table:table-cell>
          <table:table-cell office:value-type="string" calcext:value-type="string">
            <text:p>64.30%</text:p>
          </table:table-cell>
        </table:table-row>
        <table:table-row table:style-name="ro2">
          <table:table-cell office:value-type="string" calcext:value-type="string">
            <text:p><text:a xlink:href="https://en.wikipedia.org/wiki/Hazaribagh_(Lok_Sabha_constituency)" xlink:type="simple">Hazaribagh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179646" calcext:value-type="float">
            <text:p>179646</text:p>
          </table:table-cell>
          <table:table-cell office:value-type="float" office:value="219810" calcext:value-type="float">
            <text:p>219810</text:p>
          </table:table-cell>
          <table:table-cell office:value-type="float" office:value="12506" calcext:value-type="float">
            <text:p>12506</text:p>
          </table:table-cell>
          <table:table-cell/>
          <table:table-cell office:value-type="float" office:value="34136" calcext:value-type="float">
            <text:p>34136</text:p>
          </table:table-cell>
          <table:table-cell table:style-name="ce5" office:value-type="float" office:value="6533" calcext:value-type="float">
            <text:p>6533</text:p>
          </table:table-cell>
          <table:table-cell table:number-columns-repeated="4"/>
          <table:table-cell office:value-type="float" office:value="238312" calcext:value-type="float">
            <text:p>238312</text:p>
          </table:table-cell>
          <table:table-cell office:value-type="float" office:value="690943" calcext:value-type="float">
            <text:p>690943</text:p>
          </table:table-cell>
          <table:table-cell office:value-type="float" office:value="1258633" calcext:value-type="float">
            <text:p>1258633</text:p>
          </table:table-cell>
          <table:table-cell office:value-type="string" calcext:value-type="string">
            <text:p>54.90%</text:p>
          </table:table-cell>
        </table:table-row>
        <table:table-row table:style-name="ro2">
          <table:table-cell office:value-type="string" calcext:value-type="string">
            <text:p><text:a xlink:href="https://en.wikipedia.org/wiki/Hindupur_(Lok_Sabha_constituency)" xlink:type="simple">Hindupu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12918" calcext:value-type="float">
            <text:p>412918</text:p>
          </table:table-cell>
          <table:table-cell office:value-type="float" office:value="22399" calcext:value-type="float">
            <text:p>22399</text:p>
          </table:table-cell>
          <table:table-cell office:value-type="float" office:value="4636" calcext:value-type="float">
            <text:p>4636</text:p>
          </table:table-cell>
          <table:table-cell/>
          <table:table-cell office:value-type="float" office:value="26874" calcext:value-type="float">
            <text:p>26874</text:p>
          </table:table-cell>
          <table:table-cell table:number-columns-repeated="2"/>
          <table:table-cell table:style-name="ce5" office:value-type="float" office:value="435753" calcext:value-type="float">
            <text:p>435753</text:p>
          </table:table-cell>
          <table:table-cell table:number-columns-repeated="2"/>
          <table:table-cell office:value-type="float" office:value="123809" calcext:value-type="float">
            <text:p>123809</text:p>
          </table:table-cell>
          <table:table-cell office:value-type="float" office:value="1026389" calcext:value-type="float">
            <text:p>1026389</text:p>
          </table:table-cell>
          <table:table-cell office:value-type="float" office:value="1377610" calcext:value-type="float">
            <text:p>1377610</text:p>
          </table:table-cell>
          <table:table-cell office:value-type="string" calcext:value-type="string">
            <text:p>74.51%</text:p>
          </table:table-cell>
        </table:table-row>
        <table:table-row table:style-name="ro2">
          <table:table-cell office:value-type="string" calcext:value-type="string">
            <text:p><text:a xlink:href="https://en.wikipedia.org/wiki/Hingoli_(Lok_Sabha_constituency)" xlink:type="simple">Hingol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111357" calcext:value-type="float">
            <text:p>111357</text:p>
          </table:table-cell>
          <table:table-cell/>
          <table:table-cell office:value-type="float" office:value="27411" calcext:value-type="float">
            <text:p>27411</text:p>
          </table:table-cell>
          <table:table-cell table:number-columns-repeated="3"/>
          <table:table-cell table:style-name="ce5" office:value-type="float" office:value="266514" calcext:value-type="float">
            <text:p>266514</text:p>
          </table:table-cell>
          <table:table-cell/>
          <table:table-cell office:value-type="float" office:value="412185" calcext:value-type="float">
            <text:p>412185</text:p>
          </table:table-cell>
          <table:table-cell office:value-type="float" office:value="817467" calcext:value-type="float">
            <text:p>817467</text:p>
          </table:table-cell>
          <table:table-cell office:value-type="float" office:value="1369700" calcext:value-type="float">
            <text:p>1369700</text:p>
          </table:table-cell>
          <table:table-cell office:value-type="string" calcext:value-type="string">
            <text:p>59.68%</text:p>
          </table:table-cell>
        </table:table-row>
        <table:table-row table:style-name="ro2">
          <table:table-cell office:value-type="string" calcext:value-type="string">
            <text:p><text:a xlink:href="https://en.wikipedia.org/wiki/Hissar_(Lok_Sabha_constituency)" xlink:type="simple">Hissar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204539" calcext:value-type="float">
            <text:p>204539</text:p>
          </table:table-cell>
          <table:table-cell table:style-name="ce6"/>
          <table:table-cell office:value-type="float" office:value="90277" calcext:value-type="float">
            <text:p>90277</text:p>
          </table:table-cell>
          <table:table-cell/>
          <table:table-cell office:value-type="float" office:value="26424" calcext:value-type="float">
            <text:p>26424</text:p>
          </table:table-cell>
          <table:table-cell table:number-columns-repeated="5"/>
          <table:table-cell office:value-type="float" office:value="507221" calcext:value-type="float">
            <text:p>507221</text:p>
          </table:table-cell>
          <table:table-cell office:value-type="float" office:value="828461" calcext:value-type="float">
            <text:p>828461</text:p>
          </table:table-cell>
          <table:table-cell office:value-type="float" office:value="1194689" calcext:value-type="float">
            <text:p>1194689</text:p>
          </table:table-cell>
          <table:table-cell office:value-type="string" calcext:value-type="string">
            <text:p>69.35%</text:p>
          </table:table-cell>
        </table:table-row>
        <table:table-row table:style-name="ro2">
          <table:table-cell office:value-type="string" calcext:value-type="string">
            <text:p><text:a xlink:href="https://en.wikipedia.org/wiki/Hooghly_(Lok_Sabha_constituency)" xlink:type="simple">Hooghly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9784" calcext:value-type="float">
            <text:p>39784</text:p>
          </table:table-cell>
          <table:table-cell office:value-type="float" office:value="9933" calcext:value-type="float">
            <text:p>9933</text:p>
          </table:table-cell>
          <table:table-cell table:style-name="ce5" office:value-type="float" office:value="492499" calcext:value-type="float">
            <text:p>492499</text:p>
          </table:table-cell>
          <table:table-cell office:value-type="float" office:value="17027" calcext:value-type="float">
            <text:p>17027</text:p>
          </table:table-cell>
          <table:table-cell table:style-name="ce5" office:value-type="float" office:value="4894" calcext:value-type="float">
            <text:p>4894</text:p>
          </table:table-cell>
          <table:table-cell table:style-name="ce5" office:value-type="float" office:value="574022" calcext:value-type="float">
            <text:p>574022</text:p>
          </table:table-cell>
          <table:table-cell table:number-columns-repeated="3"/>
          <table:table-cell office:value-type="float" office:value="24485" calcext:value-type="float">
            <text:p>24485</text:p>
          </table:table-cell>
          <table:table-cell office:value-type="float" office:value="1162644" calcext:value-type="float">
            <text:p>1162644</text:p>
          </table:table-cell>
          <table:table-cell office:value-type="float" office:value="1405684" calcext:value-type="float">
            <text:p>1405684</text:p>
          </table:table-cell>
          <table:table-cell office:value-type="string" calcext:value-type="string">
            <text:p>82.71%</text:p>
          </table:table-cell>
        </table:table-row>
        <table:table-row table:style-name="ro2">
          <table:table-cell office:value-type="string" calcext:value-type="string">
            <text:p><text:a xlink:href="https://en.wikipedia.org/wiki/Hoshangabad_(Lok_Sabha_constituency)" xlink:type="simple">Hoshangabad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39496" calcext:value-type="float">
            <text:p>339496</text:p>
          </table:table-cell>
          <table:table-cell office:value-type="float" office:value="320251" calcext:value-type="float">
            <text:p>320251</text:p>
          </table:table-cell>
          <table:table-cell office:value-type="float" office:value="13299" calcext:value-type="float">
            <text:p>13299</text:p>
          </table:table-cell>
          <table:table-cell/>
          <table:table-cell office:value-type="float" office:value="34375" calcext:value-type="float">
            <text:p>34375</text:p>
          </table:table-cell>
          <table:table-cell table:style-name="ce5" office:value-type="float" office:value="3808" calcext:value-type="float">
            <text:p>3808</text:p>
          </table:table-cell>
          <table:table-cell table:number-columns-repeated="4"/>
          <table:table-cell table:style-name="ce6"/>
          <table:table-cell office:value-type="float" office:value="711229" calcext:value-type="float">
            <text:p>711229</text:p>
          </table:table-cell>
          <table:table-cell office:value-type="float" office:value="1299474" calcext:value-type="float">
            <text:p>1299474</text:p>
          </table:table-cell>
          <table:table-cell office:value-type="string" calcext:value-type="string">
            <text:p>54.73%</text:p>
          </table:table-cell>
        </table:table-row>
        <table:table-row table:style-name="ro2">
          <table:table-cell office:value-type="string" calcext:value-type="string">
            <text:p><text:a xlink:href="https://en.wikipedia.org/wiki/Hoshiarpur_(Lok_Sabha_constituency)" xlink:type="simple">Hoshiarpur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358812" calcext:value-type="float">
            <text:p>358812</text:p>
          </table:table-cell>
          <table:table-cell office:value-type="float" office:value="358446" calcext:value-type="float">
            <text:p>358446</text:p>
          </table:table-cell>
          <table:table-cell office:value-type="float" office:value="103320" calcext:value-type="float">
            <text:p>103320</text:p>
          </table:table-cell>
          <table:table-cell/>
          <table:table-cell office:value-type="float" office:value="17861" calcext:value-type="float">
            <text:p>17861</text:p>
          </table:table-cell>
          <table:table-cell table:number-columns-repeated="5"/>
          <table:table-cell office:value-type="float" office:value="4769" calcext:value-type="float">
            <text:p>4769</text:p>
          </table:table-cell>
          <table:table-cell office:value-type="float" office:value="843208" calcext:value-type="float">
            <text:p>843208</text:p>
          </table:table-cell>
          <table:table-cell office:value-type="float" office:value="1299235" calcext:value-type="float">
            <text:p>1299235</text:p>
          </table:table-cell>
          <table:table-cell office:value-type="string" calcext:value-type="string">
            <text:p>64.90%</text:p>
          </table:table-cell>
        </table:table-row>
        <table:table-row table:style-name="ro2">
          <table:table-cell office:value-type="string" calcext:value-type="string">
            <text:p><text:a xlink:href="https://en.wikipedia.org/wiki/Howrah_(Lok_Sabha_constituency)" xlink:type="simple">Howrah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7723" calcext:value-type="float">
            <text:p>37723</text:p>
          </table:table-cell>
          <table:table-cell office:value-type="float" office:value="5682" calcext:value-type="float">
            <text:p>5682</text:p>
          </table:table-cell>
          <table:table-cell table:style-name="ce5" office:value-type="float" office:value="440057" calcext:value-type="float">
            <text:p>440057</text:p>
          </table:table-cell>
          <table:table-cell office:value-type="float" office:value="23075" calcext:value-type="float">
            <text:p>23075</text:p>
          </table:table-cell>
          <table:table-cell table:style-name="ce5" office:value-type="float" office:value="8615" calcext:value-type="float">
            <text:p>8615</text:p>
          </table:table-cell>
          <table:table-cell table:style-name="ce5" office:value-type="float" office:value="477449" calcext:value-type="float">
            <text:p>477449</text:p>
          </table:table-cell>
          <table:table-cell table:number-columns-repeated="3"/>
          <table:table-cell office:value-type="float" office:value="1357" calcext:value-type="float">
            <text:p>1357</text:p>
          </table:table-cell>
          <table:table-cell office:value-type="float" office:value="993958" calcext:value-type="float">
            <text:p>993958</text:p>
          </table:table-cell>
          <table:table-cell office:value-type="float" office:value="1344746" calcext:value-type="float">
            <text:p>1344746</text:p>
          </table:table-cell>
          <table:table-cell office:value-type="string" calcext:value-type="string">
            <text:p>73.91%</text:p>
          </table:table-cell>
        </table:table-row>
        <table:table-row table:style-name="ro2">
          <table:table-cell office:value-type="string" calcext:value-type="string">
            <text:p><text:a xlink:href="https://en.wikipedia.org/wiki/Hyderabad_(Lok_Sabha_constituency)" xlink:type="simple">Hyderabad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93917" calcext:value-type="float">
            <text:p>93917</text:p>
          </table:table-cell>
          <table:table-cell office:value-type="float" office:value="75503" calcext:value-type="float">
            <text:p>75503</text:p>
          </table:table-cell>
          <table:table-cell office:value-type="float" office:value="2149" calcext:value-type="float">
            <text:p>2149</text:p>
          </table:table-cell>
          <table:table-cell/>
          <table:table-cell office:value-type="float" office:value="14382" calcext:value-type="float">
            <text:p>14382</text:p>
          </table:table-cell>
          <table:table-cell table:number-columns-repeated="2"/>
          <table:table-cell table:style-name="ce5" office:value-type="float" office:value="194196" calcext:value-type="float">
            <text:p>194196</text:p>
          </table:table-cell>
          <table:table-cell table:number-columns-repeated="2"/>
          <table:table-cell office:value-type="float" office:value="350961" calcext:value-type="float">
            <text:p>350961</text:p>
          </table:table-cell>
          <table:table-cell office:value-type="float" office:value="731108" calcext:value-type="float">
            <text:p>731108</text:p>
          </table:table-cell>
          <table:table-cell office:value-type="float" office:value="1393254" calcext:value-type="float">
            <text:p>1393254</text:p>
          </table:table-cell>
          <table:table-cell office:value-type="string" calcext:value-type="string">
            <text:p>52.47%</text:p>
          </table:table-cell>
        </table:table-row>
        <table:table-row table:style-name="ro2">
          <table:table-cell office:value-type="string" calcext:value-type="string">
            <text:p><text:a xlink:href="https://en.wikipedia.org/wiki/Idukki_(Lok_Sabha_constituency)" xlink:type="simple">Idukki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408484" calcext:value-type="float">
            <text:p>408484</text:p>
          </table:table-cell>
          <table:table-cell office:value-type="float" office:value="28227" calcext:value-type="float">
            <text:p>28227</text:p>
          </table:table-cell>
          <table:table-cell office:value-type="float" office:value="5567" calcext:value-type="float">
            <text:p>5567</text:p>
          </table:table-cell>
          <table:table-cell/>
          <table:table-cell office:value-type="float" office:value="6921" calcext:value-type="float">
            <text:p>6921</text:p>
          </table:table-cell>
          <table:table-cell table:number-columns-repeated="5"/>
          <table:table-cell office:value-type="float" office:value="336702" calcext:value-type="float">
            <text:p>336702</text:p>
          </table:table-cell>
          <table:table-cell office:value-type="float" office:value="785901" calcext:value-type="float">
            <text:p>785901</text:p>
          </table:table-cell>
          <table:table-cell office:value-type="float" office:value="1062849" calcext:value-type="float">
            <text:p>1062849</text:p>
          </table:table-cell>
          <table:table-cell office:value-type="string" calcext:value-type="string">
            <text:p>73.94%</text:p>
          </table:table-cell>
        </table:table-row>
        <table:table-row table:style-name="ro2">
          <table:table-cell office:value-type="string" calcext:value-type="string">
            <text:p><text:a xlink:href="https://en.wikipedia.org/wiki/Indore_(Lok_Sabha_constituency)" xlink:type="simple">Indore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77182" calcext:value-type="float">
            <text:p>377182</text:p>
          </table:table-cell>
          <table:table-cell office:value-type="float" office:value="388662" calcext:value-type="float">
            <text:p>388662</text:p>
          </table:table-cell>
          <table:table-cell office:value-type="float" office:value="7226" calcext:value-type="float">
            <text:p>7226</text:p>
          </table:table-cell>
          <table:table-cell/>
          <table:table-cell office:value-type="float" office:value="15670" calcext:value-type="float">
            <text:p>15670</text:p>
          </table:table-cell>
          <table:table-cell table:style-name="ce5" office:value-type="float" office:value="3381" calcext:value-type="float">
            <text:p>3381</text:p>
          </table:table-cell>
          <table:table-cell table:number-columns-repeated="4"/>
          <table:table-cell office:value-type="float" office:value="4789" calcext:value-type="float">
            <text:p>4789</text:p>
          </table:table-cell>
          <table:table-cell office:value-type="float" office:value="796910" calcext:value-type="float">
            <text:p>796910</text:p>
          </table:table-cell>
          <table:table-cell office:value-type="float" office:value="1568884" calcext:value-type="float">
            <text:p>1568884</text:p>
          </table:table-cell>
          <table:table-cell office:value-type="string" calcext:value-type="string">
            <text:p>50.79%</text:p>
          </table:table-cell>
        </table:table-row>
        <table:table-row table:style-name="ro2">
          <table:table-cell office:value-type="string" calcext:value-type="string">
            <text:p><text:a xlink:href="https://en.wikipedia.org/wiki/Inner_Manipur_(Lok_Sabha_constituency)" xlink:type="simple">Inner Manipur</text:a></text:p>
          </table:table-cell>
          <table:table-cell office:value-type="string" calcext:value-type="string">
            <text:p><text:a xlink:href="https://en.wikipedia.org/wiki/Manipur" xlink:type="simple">MN</text:a></text:p>
          </table:table-cell>
          <table:table-cell office:value-type="float" office:value="230876" calcext:value-type="float">
            <text:p>230876</text:p>
          </table:table-cell>
          <table:table-cell office:value-type="float" office:value="34094" calcext:value-type="float">
            <text:p>34094</text:p>
          </table:table-cell>
          <table:table-cell table:style-name="ce6"/>
          <table:table-cell/>
          <table:table-cell office:value-type="float" office:value="15255" calcext:value-type="float">
            <text:p>15255</text:p>
          </table:table-cell>
          <table:table-cell table:number-columns-repeated="5"/>
          <table:table-cell office:value-type="float" office:value="302993" calcext:value-type="float">
            <text:p>302993</text:p>
          </table:table-cell>
          <table:table-cell office:value-type="float" office:value="583218" calcext:value-type="float">
            <text:p>583218</text:p>
          </table:table-cell>
          <table:table-cell office:value-type="float" office:value="826545" calcext:value-type="float">
            <text:p>826545</text:p>
          </table:table-cell>
          <table:table-cell office:value-type="string" calcext:value-type="string">
            <text:p>70.56%</text:p>
          </table:table-cell>
        </table:table-row>
        <table:table-row table:style-name="ro2">
          <table:table-cell office:value-type="string" calcext:value-type="string">
            <text:p><text:a xlink:href="https://en.wikipedia.org/wiki/Jabalpur_(Lok_Sabha_constituency)" xlink:type="simple">Jabalpur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37919" calcext:value-type="float">
            <text:p>237919</text:p>
          </table:table-cell>
          <table:table-cell office:value-type="float" office:value="343922" calcext:value-type="float">
            <text:p>343922</text:p>
          </table:table-cell>
          <table:table-cell office:value-type="float" office:value="21080" calcext:value-type="float">
            <text:p>21080</text:p>
          </table:table-cell>
          <table:table-cell/>
          <table:table-cell office:value-type="float" office:value="14337" calcext:value-type="float">
            <text:p>14337</text:p>
          </table:table-cell>
          <table:table-cell table:style-name="ce5" office:value-type="float" office:value="2948" calcext:value-type="float">
            <text:p>2948</text:p>
          </table:table-cell>
          <table:table-cell table:number-columns-repeated="4"/>
          <table:table-cell office:value-type="float" office:value="13287" calcext:value-type="float">
            <text:p>13287</text:p>
          </table:table-cell>
          <table:table-cell office:value-type="float" office:value="633493" calcext:value-type="float">
            <text:p>633493</text:p>
          </table:table-cell>
          <table:table-cell office:value-type="float" office:value="1446478" calcext:value-type="float">
            <text:p>1446478</text:p>
          </table:table-cell>
          <table:table-cell office:value-type="string" calcext:value-type="string">
            <text:p>43.80%</text:p>
          </table:table-cell>
        </table:table-row>
        <table:table-row table:style-name="ro2">
          <table:table-cell office:value-type="string" calcext:value-type="string">
            <text:p><text:a xlink:href="https://en.wikipedia.org/wiki/Jadavpur_(Lok_Sabha_constituency)" xlink:type="simple">Jadav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25331" calcext:value-type="float">
            <text:p>25331</text:p>
          </table:table-cell>
          <table:table-cell office:value-type="float" office:value="4609" calcext:value-type="float">
            <text:p>4609</text:p>
          </table:table-cell>
          <table:table-cell table:style-name="ce5" office:value-type="float" office:value="484400" calcext:value-type="float">
            <text:p>484400</text:p>
          </table:table-cell>
          <table:table-cell office:value-type="float" office:value="17949" calcext:value-type="float">
            <text:p>17949</text:p>
          </table:table-cell>
          <table:table-cell/>
          <table:table-cell table:style-name="ce5" office:value-type="float" office:value="540667" calcext:value-type="float">
            <text:p>540667</text:p>
          </table:table-cell>
          <table:table-cell table:number-columns-repeated="3"/>
          <table:table-cell office:value-type="float" office:value="11877" calcext:value-type="float">
            <text:p>11877</text:p>
          </table:table-cell>
          <table:table-cell office:value-type="float" office:value="1084833" calcext:value-type="float">
            <text:p>1084833</text:p>
          </table:table-cell>
          <table:table-cell office:value-type="float" office:value="1331589" calcext:value-type="float">
            <text:p>1331589</text:p>
          </table:table-cell>
          <table:table-cell office:value-type="string" calcext:value-type="string">
            <text:p>81.47%</text:p>
          </table:table-cell>
        </table:table-row>
        <table:table-row table:style-name="ro2">
          <table:table-cell office:value-type="string" calcext:value-type="string">
            <text:p><text:a xlink:href="https://en.wikipedia.org/wiki/Jagatsinghpur_(Lok_Sabha_constituency)" xlink:type="simple">Jagatsinghpu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80499" calcext:value-type="float">
            <text:p>380499</text:p>
          </table:table-cell>
          <table:table-cell office:value-type="float" office:value="99100" calcext:value-type="float">
            <text:p>99100</text:p>
          </table:table-cell>
          <table:table-cell office:value-type="float" office:value="16955" calcext:value-type="float">
            <text:p>16955</text:p>
          </table:table-cell>
          <table:table-cell/>
          <table:table-cell table:style-name="ce6"/>
          <table:table-cell table:number-columns-repeated="5"/>
          <table:table-cell office:value-type="float" office:value="486759" calcext:value-type="float">
            <text:p>486759</text:p>
          </table:table-cell>
          <table:table-cell office:value-type="float" office:value="983313" calcext:value-type="float">
            <text:p>983313</text:p>
          </table:table-cell>
          <table:table-cell office:value-type="float" office:value="1455406" calcext:value-type="float">
            <text:p>1455406</text:p>
          </table:table-cell>
          <table:table-cell office:value-type="string" calcext:value-type="string">
            <text:p>67.56%</text:p>
          </table:table-cell>
        </table:table-row>
        <table:table-row table:style-name="ro2">
          <table:table-cell office:value-type="string" calcext:value-type="string">
            <text:p><text:a xlink:href="https://en.wikipedia.org/wiki/Jahanabad_(Lok_Sabha_constituency)" xlink:type="simple">Jahanabad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48487" calcext:value-type="float">
            <text:p>48487</text:p>
          </table:table-cell>
          <table:table-cell table:style-name="ce6"/>
          <table:table-cell office:value-type="float" office:value="18691" calcext:value-type="float">
            <text:p>18691</text:p>
          </table:table-cell>
          <table:table-cell/>
          <table:table-cell office:value-type="float" office:value="31147" calcext:value-type="float">
            <text:p>31147</text:p>
          </table:table-cell>
          <table:table-cell table:number-columns-repeated="5"/>
          <table:table-cell office:value-type="float" office:value="500875" calcext:value-type="float">
            <text:p>500875</text:p>
          </table:table-cell>
          <table:table-cell office:value-type="float" office:value="599200" calcext:value-type="float">
            <text:p>599200</text:p>
          </table:table-cell>
          <table:table-cell office:value-type="float" office:value="1275023" calcext:value-type="float">
            <text:p>1275023</text:p>
          </table:table-cell>
          <table:table-cell office:value-type="string" calcext:value-type="string">
            <text:p>47.00%</text:p>
          </table:table-cell>
        </table:table-row>
        <table:table-row table:style-name="ro2">
          <table:table-cell office:value-type="string" calcext:value-type="string">
            <text:p><text:a xlink:href="https://en.wikipedia.org/wiki/Jaipur_(Lok_Sabha_constituency)" xlink:type="simple">Jaipu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97438" calcext:value-type="float">
            <text:p>397438</text:p>
          </table:table-cell>
          <table:table-cell office:value-type="float" office:value="381339" calcext:value-type="float">
            <text:p>381339</text:p>
          </table:table-cell>
          <table:table-cell office:value-type="float" office:value="6591" calcext:value-type="float">
            <text:p>6591</text:p>
          </table:table-cell>
          <table:table-cell/>
          <table:table-cell office:value-type="float" office:value="24885" calcext:value-type="float">
            <text:p>24885</text:p>
          </table:table-cell>
          <table:table-cell table:number-columns-repeated="5"/>
          <table:table-cell office:value-type="float" office:value="2648" calcext:value-type="float">
            <text:p>2648</text:p>
          </table:table-cell>
          <table:table-cell office:value-type="float" office:value="812901" calcext:value-type="float">
            <text:p>812901</text:p>
          </table:table-cell>
          <table:table-cell office:value-type="float" office:value="1684541" calcext:value-type="float">
            <text:p>1684541</text:p>
          </table:table-cell>
          <table:table-cell office:value-type="string" calcext:value-type="string">
            <text:p>48.26%</text:p>
          </table:table-cell>
        </table:table-row>
        <table:table-row table:style-name="ro2">
          <table:table-cell office:value-type="string" calcext:value-type="string">
            <text:p><text:a xlink:href="https://en.wikipedia.org/wiki/Jaipur_Rural_(Lok_Sabha_constituency)" xlink:type="simple">Jaipur Rural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278266" calcext:value-type="float">
            <text:p>278266</text:p>
          </table:table-cell>
          <table:table-cell office:value-type="float" office:value="226029" calcext:value-type="float">
            <text:p>226029</text:p>
          </table:table-cell>
          <table:table-cell office:value-type="float" office:value="7568" calcext:value-type="float">
            <text:p>7568</text:p>
          </table:table-cell>
          <table:table-cell/>
          <table:table-cell office:value-type="float" office:value="159136" calcext:value-type="float">
            <text:p>159136</text:p>
          </table:table-cell>
          <table:table-cell table:number-columns-repeated="5"/>
          <table:table-cell office:value-type="float" office:value="15586" calcext:value-type="float">
            <text:p>15586</text:p>
          </table:table-cell>
          <table:table-cell office:value-type="float" office:value="686585" calcext:value-type="float">
            <text:p>686585</text:p>
          </table:table-cell>
          <table:table-cell office:value-type="float" office:value="1444947" calcext:value-type="float">
            <text:p>1444947</text:p>
          </table:table-cell>
          <table:table-cell office:value-type="string" calcext:value-type="string">
            <text:p>47.52%</text:p>
          </table:table-cell>
        </table:table-row>
        <table:table-row table:style-name="ro2">
          <table:table-cell office:value-type="string" calcext:value-type="string">
            <text:p><text:a xlink:href="https://en.wikipedia.org/wiki/Jajpur_(Lok_Sabha_constituency)" xlink:type="simple">Jajpu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05603" calcext:value-type="float">
            <text:p>305603</text:p>
          </table:table-cell>
          <table:table-cell office:value-type="float" office:value="48890" calcext:value-type="float">
            <text:p>48890</text:p>
          </table:table-cell>
          <table:table-cell table:style-name="ce6"/>
          <table:table-cell/>
          <table:table-cell office:value-type="float" office:value="15063" calcext:value-type="float">
            <text:p>15063</text:p>
          </table:table-cell>
          <table:table-cell table:number-columns-repeated="5"/>
          <table:table-cell office:value-type="float" office:value="447552" calcext:value-type="float">
            <text:p>447552</text:p>
          </table:table-cell>
          <table:table-cell office:value-type="float" office:value="817108" calcext:value-type="float">
            <text:p>817108</text:p>
          </table:table-cell>
          <table:table-cell office:value-type="float" office:value="1227088" calcext:value-type="float">
            <text:p>1227088</text:p>
          </table:table-cell>
          <table:table-cell office:value-type="string" calcext:value-type="string">
            <text:p>66.59%</text:p>
          </table:table-cell>
        </table:table-row>
        <table:table-row table:style-name="ro2">
          <table:table-cell office:value-type="string" calcext:value-type="string">
            <text:p><text:a xlink:href="https://en.wikipedia.org/wiki/Jalandhar_(Lok_Sabha_constituency)" xlink:type="simple">Jalandhar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08103" calcext:value-type="float">
            <text:p>408103</text:p>
          </table:table-cell>
          <table:table-cell table:style-name="ce6"/>
          <table:table-cell office:value-type="float" office:value="93592" calcext:value-type="float">
            <text:p>93592</text:p>
          </table:table-cell>
          <table:table-cell/>
          <table:table-cell office:value-type="float" office:value="17314" calcext:value-type="float">
            <text:p>17314</text:p>
          </table:table-cell>
          <table:table-cell table:style-name="ce5" office:value-type="float" office:value="2878" calcext:value-type="float">
            <text:p>2878</text:p>
          </table:table-cell>
          <table:table-cell table:number-columns-repeated="4"/>
          <table:table-cell office:value-type="float" office:value="377777" calcext:value-type="float">
            <text:p>377777</text:p>
          </table:table-cell>
          <table:table-cell office:value-type="float" office:value="899664" calcext:value-type="float">
            <text:p>899664</text:p>
          </table:table-cell>
          <table:table-cell office:value-type="float" office:value="1339842" calcext:value-type="float">
            <text:p>1339842</text:p>
          </table:table-cell>
          <table:table-cell office:value-type="string" calcext:value-type="string">
            <text:p>67.15%</text:p>
          </table:table-cell>
        </table:table-row>
        <table:table-row table:style-name="ro2">
          <table:table-cell office:value-type="string" calcext:value-type="string">
            <text:p><text:a xlink:href="https://en.wikipedia.org/wiki/Jalaun_(Lok_Sabha_constituency)" xlink:type="simple">Jalaun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77491" calcext:value-type="float">
            <text:p>77491</text:p>
          </table:table-cell>
          <table:table-cell office:value-type="float" office:value="131379" calcext:value-type="float">
            <text:p>131379</text:p>
          </table:table-cell>
          <table:table-cell office:value-type="float" office:value="271614" calcext:value-type="float">
            <text:p>271614</text:p>
          </table:table-cell>
          <table:table-cell/>
          <table:table-cell office:value-type="float" office:value="15054" calcext:value-type="float">
            <text:p>15054</text:p>
          </table:table-cell>
          <table:table-cell table:style-name="ce5" office:value-type="float" office:value="283023" calcext:value-type="float">
            <text:p>283023</text:p>
          </table:table-cell>
          <table:table-cell table:number-columns-repeated="2"/>
          <table:table-cell table:style-name="ce5" office:value-type="float" office:value="4598" calcext:value-type="float">
            <text:p>4598</text:p>
          </table:table-cell>
          <table:table-cell/>
          <table:table-cell office:value-type="float" office:value="14425" calcext:value-type="float">
            <text:p>14425</text:p>
          </table:table-cell>
          <table:table-cell office:value-type="float" office:value="797584" calcext:value-type="float">
            <text:p>797584</text:p>
          </table:table-cell>
          <table:table-cell office:value-type="float" office:value="1684988" calcext:value-type="float">
            <text:p>1684988</text:p>
          </table:table-cell>
          <table:table-cell office:value-type="string" calcext:value-type="string">
            <text:p>47.33%</text:p>
          </table:table-cell>
        </table:table-row>
        <table:table-row table:style-name="ro2">
          <table:table-cell office:value-type="string" calcext:value-type="string">
            <text:p><text:a xlink:href="https://en.wikipedia.org/wiki/Jalgaon_(Lok_Sabha_constituency)" xlink:type="simple">Jalgaon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343647" calcext:value-type="float">
            <text:p>343647</text:p>
          </table:table-cell>
          <table:table-cell office:value-type="float" office:value="12981" calcext:value-type="float">
            <text:p>12981</text:p>
          </table:table-cell>
          <table:table-cell/>
          <table:table-cell office:value-type="float" office:value="37606" calcext:value-type="float">
            <text:p>37606</text:p>
          </table:table-cell>
          <table:table-cell table:number-columns-repeated="3"/>
          <table:table-cell table:style-name="ce5" office:value-type="float" office:value="247627" calcext:value-type="float">
            <text:p>247627</text:p>
          </table:table-cell>
          <table:table-cell/>
          <table:table-cell office:value-type="float" office:value="14706" calcext:value-type="float">
            <text:p>14706</text:p>
          </table:table-cell>
          <table:table-cell office:value-type="float" office:value="656567" calcext:value-type="float">
            <text:p>656567</text:p>
          </table:table-cell>
          <table:table-cell office:value-type="float" office:value="1549382" calcext:value-type="float">
            <text:p>1549382</text:p>
          </table:table-cell>
          <table:table-cell office:value-type="string" calcext:value-type="string">
            <text:p>42.38%</text:p>
          </table:table-cell>
        </table:table-row>
        <table:table-row table:style-name="ro2">
          <table:table-cell office:value-type="string" calcext:value-type="string">
            <text:p><text:a xlink:href="https://en.wikipedia.org/wiki/Jalna_(Lok_Sabha_constituency)" xlink:type="simple">Jalna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42228" calcext:value-type="float">
            <text:p>342228</text:p>
          </table:table-cell>
          <table:table-cell office:value-type="float" office:value="350710" calcext:value-type="float">
            <text:p>350710</text:p>
          </table:table-cell>
          <table:table-cell office:value-type="float" office:value="35976" calcext:value-type="float">
            <text:p>35976</text:p>
          </table:table-cell>
          <table:table-cell/>
          <table:table-cell office:value-type="float" office:value="40501" calcext:value-type="float">
            <text:p>40501</text:p>
          </table:table-cell>
          <table:table-cell table:style-name="ce5" office:value-type="float" office:value="1554" calcext:value-type="float">
            <text:p>1554</text:p>
          </table:table-cell>
          <table:table-cell table:number-columns-repeated="4"/>
          <table:table-cell office:value-type="float" office:value="26158" calcext:value-type="float">
            <text:p>26158</text:p>
          </table:table-cell>
          <table:table-cell office:value-type="float" office:value="797127" calcext:value-type="float">
            <text:p>797127</text:p>
          </table:table-cell>
          <table:table-cell office:value-type="float" office:value="1426255" calcext:value-type="float">
            <text:p>1426255</text:p>
          </table:table-cell>
          <table:table-cell office:value-type="string" calcext:value-type="string">
            <text:p>55.89%</text:p>
          </table:table-cell>
        </table:table-row>
        <table:table-row table:style-name="ro2">
          <table:table-cell office:value-type="string" calcext:value-type="string">
            <text:p><text:a xlink:href="https://en.wikipedia.org/wiki/Jalore_(Lok_Sabha_constituency)" xlink:type="simple">Jalore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113332" calcext:value-type="float">
            <text:p>113332</text:p>
          </table:table-cell>
          <table:table-cell office:value-type="float" office:value="194503" calcext:value-type="float">
            <text:p>194503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float" office:value="233087" calcext:value-type="float">
            <text:p>233087</text:p>
          </table:table-cell>
          <table:table-cell table:style-name="ce5" office:value-type="float" office:value="8927" calcext:value-type="float">
            <text:p>8927</text:p>
          </table:table-cell>
          <table:table-cell table:number-columns-repeated="4"/>
          <table:table-cell office:value-type="float" office:value="18439" calcext:value-type="float">
            <text:p>18439</text:p>
          </table:table-cell>
          <table:table-cell office:value-type="float" office:value="577606" calcext:value-type="float">
            <text:p>577606</text:p>
          </table:table-cell>
          <table:table-cell office:value-type="float" office:value="1520957" calcext:value-type="float">
            <text:p>1520957</text:p>
          </table:table-cell>
          <table:table-cell office:value-type="string" calcext:value-type="string">
            <text:p>37.98%</text:p>
          </table:table-cell>
        </table:table-row>
        <table:table-row table:style-name="ro2">
          <table:table-cell office:value-type="string" calcext:value-type="string">
            <text:p><text:a xlink:href="https://en.wikipedia.org/wiki/Jalpaiguri_(Lok_Sabha_constituency)" xlink:type="simple">Jalpaiguri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381242" calcext:value-type="float">
            <text:p>381242</text:p>
          </table:table-cell>
          <table:table-cell office:value-type="float" office:value="94373" calcext:value-type="float">
            <text:p>94373</text:p>
          </table:table-cell>
          <table:table-cell office:value-type="float" office:value="14802" calcext:value-type="float">
            <text:p>14802</text:p>
          </table:table-cell>
          <table:table-cell table:style-name="ce5" office:value-type="float" office:value="469613" calcext:value-type="float">
            <text:p>469613</text:p>
          </table:table-cell>
          <table:table-cell office:value-type="float" office:value="33772" calcext:value-type="float">
            <text:p>33772</text:p>
          </table:table-cell>
          <table:table-cell table:number-columns-repeated="3"/>
          <table:table-cell table:style-name="ce5" office:value-type="float" office:value="25308" calcext:value-type="float">
            <text:p>25308</text:p>
          </table:table-cell>
          <table:table-cell/>
          <table:table-cell office:value-type="float" office:value="12180" calcext:value-type="float">
            <text:p>12180</text:p>
          </table:table-cell>
          <table:table-cell office:value-type="float" office:value="1031290" calcext:value-type="float">
            <text:p>1031290</text:p>
          </table:table-cell>
          <table:table-cell office:value-type="float" office:value="1252142" calcext:value-type="float">
            <text:p>1252142</text:p>
          </table:table-cell>
          <table:table-cell office:value-type="string" calcext:value-type="string">
            <text:p>82.36%</text:p>
          </table:table-cell>
        </table:table-row>
        <table:table-row table:style-name="ro2">
          <table:table-cell office:value-type="string" calcext:value-type="string">
            <text:p><text:a xlink:href="https://en.wikipedia.org/wiki/Jammu_(Lok_Sabha_constituency)" xlink:type="simple">Jammu</text:a></text:p>
          </table:table-cell>
          <table:table-cell office:value-type="string" calcext:value-type="string">
            <text:p><text:a xlink:href="https://en.wikipedia.org/wiki/Jammu_%26_Kashmir" xlink:type="simple">JK</text:a></text:p>
          </table:table-cell>
          <table:table-cell office:value-type="float" office:value="382305" calcext:value-type="float">
            <text:p>382305</text:p>
          </table:table-cell>
          <table:table-cell office:value-type="float" office:value="260932" calcext:value-type="float">
            <text:p>260932</text:p>
          </table:table-cell>
          <table:table-cell office:value-type="float" office:value="49988" calcext:value-type="float">
            <text:p>49988</text:p>
          </table:table-cell>
          <table:table-cell/>
          <table:table-cell office:value-type="float" office:value="42852" calcext:value-type="float">
            <text:p>42852</text:p>
          </table:table-cell>
          <table:table-cell table:number-columns-repeated="5"/>
          <table:table-cell office:value-type="float" office:value="107237" calcext:value-type="float">
            <text:p>107237</text:p>
          </table:table-cell>
          <table:table-cell office:value-type="float" office:value="843314" calcext:value-type="float">
            <text:p>843314</text:p>
          </table:table-cell>
          <table:table-cell office:value-type="float" office:value="1719868" calcext:value-type="float">
            <text:p>1719868</text:p>
          </table:table-cell>
          <table:table-cell office:value-type="string" calcext:value-type="string">
            <text:p>49.03%</text:p>
          </table:table-cell>
        </table:table-row>
        <table:table-row table:style-name="ro2">
          <table:table-cell office:value-type="string" calcext:value-type="string">
            <text:p><text:a xlink:href="https://en.wikipedia.org/wiki/Jamnagar_(Lok_Sabha_constituency)" xlink:type="simple">Jamnagar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81410" calcext:value-type="float">
            <text:p>281410</text:p>
          </table:table-cell>
          <table:table-cell office:value-type="float" office:value="254992" calcext:value-type="float">
            <text:p>254992</text:p>
          </table:table-cell>
          <table:table-cell office:value-type="float" office:value="11967" calcext:value-type="float">
            <text:p>11967</text:p>
          </table:table-cell>
          <table:table-cell/>
          <table:table-cell office:value-type="float" office:value="36698" calcext:value-type="float">
            <text:p>36698</text:p>
          </table:table-cell>
          <table:table-cell table:number-columns-repeated="5"/>
          <table:table-cell office:value-type="float" office:value="9519" calcext:value-type="float">
            <text:p>9519</text:p>
          </table:table-cell>
          <table:table-cell office:value-type="float" office:value="594586" calcext:value-type="float">
            <text:p>594586</text:p>
          </table:table-cell>
          <table:table-cell office:value-type="float" office:value="1298599" calcext:value-type="float">
            <text:p>1298599</text:p>
          </table:table-cell>
          <table:table-cell office:value-type="string" calcext:value-type="string">
            <text:p>45.79%</text:p>
          </table:table-cell>
        </table:table-row>
        <table:table-row table:style-name="ro2">
          <table:table-cell office:value-type="string" calcext:value-type="string">
            <text:p><text:a xlink:href="https://en.wikipedia.org/wiki/Jamshedpur_(Lok_Sabha_constituency)" xlink:type="simple">Jamshedpur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table:style-name="ce6"/>
          <table:table-cell office:value-type="float" office:value="319620" calcext:value-type="float">
            <text:p>319620</text:p>
          </table:table-cell>
          <table:table-cell office:value-type="float" office:value="8929" calcext:value-type="float">
            <text:p>8929</text:p>
          </table:table-cell>
          <table:table-cell/>
          <table:table-cell office:value-type="float" office:value="18234" calcext:value-type="float">
            <text:p>18234</text:p>
          </table:table-cell>
          <table:table-cell table:style-name="ce5" office:value-type="float" office:value="3475" calcext:value-type="float">
            <text:p>3475</text:p>
          </table:table-cell>
          <table:table-cell table:style-name="ce5" office:value-type="float" office:value="5142" calcext:value-type="float">
            <text:p>5142</text:p>
          </table:table-cell>
          <table:table-cell table:number-columns-repeated="3"/>
          <table:table-cell office:value-type="float" office:value="350168" calcext:value-type="float">
            <text:p>350168</text:p>
          </table:table-cell>
          <table:table-cell office:value-type="float" office:value="705568" calcext:value-type="float">
            <text:p>705568</text:p>
          </table:table-cell>
          <table:table-cell office:value-type="float" office:value="1380279" calcext:value-type="float">
            <text:p>1380279</text:p>
          </table:table-cell>
          <table:table-cell office:value-type="string" calcext:value-type="string">
            <text:p>51.12%</text:p>
          </table:table-cell>
        </table:table-row>
        <table:table-row table:style-name="ro2">
          <table:table-cell office:value-type="string" calcext:value-type="string">
            <text:p><text:a xlink:href="https://en.wikipedia.org/wiki/Jamui_(Lok_Sabha_constituency)" xlink:type="simple">Jamui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71267" calcext:value-type="float">
            <text:p>71267</text:p>
          </table:table-cell>
          <table:table-cell table:style-name="ce6"/>
          <table:table-cell office:value-type="float" office:value="12135" calcext:value-type="float">
            <text:p>12135</text:p>
          </table:table-cell>
          <table:table-cell/>
          <table:table-cell office:value-type="float" office:value="31056" calcext:value-type="float">
            <text:p>31056</text:p>
          </table:table-cell>
          <table:table-cell table:number-columns-repeated="5"/>
          <table:table-cell office:value-type="float" office:value="420824" calcext:value-type="float">
            <text:p>420824</text:p>
          </table:table-cell>
          <table:table-cell office:value-type="float" office:value="535282" calcext:value-type="float">
            <text:p>535282</text:p>
          </table:table-cell>
          <table:table-cell office:value-type="float" office:value="1402016" calcext:value-type="float">
            <text:p>1402016</text:p>
          </table:table-cell>
          <table:table-cell office:value-type="string" calcext:value-type="string">
            <text:p>38.18%</text:p>
          </table:table-cell>
        </table:table-row>
        <table:table-row table:style-name="ro2">
          <table:table-cell office:value-type="string" calcext:value-type="string">
            <text:p><text:a xlink:href="https://en.wikipedia.org/wiki/Jangipur_(Lok_Sabha_constituency)" xlink:type="simple">Jangi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506749" calcext:value-type="float">
            <text:p>506749</text:p>
          </table:table-cell>
          <table:table-cell office:value-type="float" office:value="21791" calcext:value-type="float">
            <text:p>21791</text:p>
          </table:table-cell>
          <table:table-cell table:style-name="ce6"/>
          <table:table-cell table:style-name="ce5" office:value-type="float" office:value="378600" calcext:value-type="float">
            <text:p>378600</text:p>
          </table:table-cell>
          <table:table-cell office:value-type="float" office:value="8141" calcext:value-type="float">
            <text:p>8141</text:p>
          </table:table-cell>
          <table:table-cell table:number-columns-repeated="5"/>
          <table:table-cell office:value-type="float" office:value="19000" calcext:value-type="float">
            <text:p>19000</text:p>
          </table:table-cell>
          <table:table-cell office:value-type="float" office:value="934281" calcext:value-type="float">
            <text:p>934281</text:p>
          </table:table-cell>
          <table:table-cell office:value-type="float" office:value="1087054" calcext:value-type="float">
            <text:p>1087054</text:p>
          </table:table-cell>
          <table:table-cell office:value-type="string" calcext:value-type="string">
            <text:p>85.95%</text:p>
          </table:table-cell>
        </table:table-row>
        <table:table-row table:style-name="ro2">
          <table:table-cell office:value-type="string" calcext:value-type="string">
            <text:p><text:a xlink:href="https://en.wikipedia.org/wiki/Janjgir_(Lok_Sabha_constituency)" xlink:type="simple">Janjgir - Champa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214931" calcext:value-type="float">
            <text:p>214931</text:p>
          </table:table-cell>
          <table:table-cell office:value-type="float" office:value="302142" calcext:value-type="float">
            <text:p>302142</text:p>
          </table:table-cell>
          <table:table-cell office:value-type="float" office:value="175979" calcext:value-type="float">
            <text:p>175979</text:p>
          </table:table-cell>
          <table:table-cell/>
          <table:table-cell office:value-type="float" office:value="32777" calcext:value-type="float">
            <text:p>32777</text:p>
          </table:table-cell>
          <table:table-cell table:number-columns-repeated="5"/>
          <table:table-cell office:value-type="float" office:value="11749" calcext:value-type="float">
            <text:p>11749</text:p>
          </table:table-cell>
          <table:table-cell office:value-type="float" office:value="737578" calcext:value-type="float">
            <text:p>737578</text:p>
          </table:table-cell>
          <table:table-cell office:value-type="float" office:value="1518180" calcext:value-type="float">
            <text:p>1518180</text:p>
          </table:table-cell>
          <table:table-cell office:value-type="string" calcext:value-type="string">
            <text:p>48.58%</text:p>
          </table:table-cell>
        </table:table-row>
        <table:table-row table:style-name="ro2">
          <table:table-cell office:value-type="string" calcext:value-type="string">
            <text:p><text:a xlink:href="https://en.wikipedia.org/wiki/Jaunpur_(Lok_Sabha_constituency)" xlink:type="simple">Jaun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143377" calcext:value-type="float">
            <text:p>143377</text:p>
          </table:table-cell>
          <table:table-cell office:value-type="float" office:value="302618" calcext:value-type="float">
            <text:p>302618</text:p>
          </table:table-cell>
          <table:table-cell/>
          <table:table-cell office:value-type="float" office:value="67042" calcext:value-type="float">
            <text:p>67042</text:p>
          </table:table-cell>
          <table:table-cell table:style-name="ce5" office:value-type="float" office:value="222267" calcext:value-type="float">
            <text:p>222267</text:p>
          </table:table-cell>
          <table:table-cell table:number-columns-repeated="4"/>
          <table:table-cell office:value-type="float" office:value="28606" calcext:value-type="float">
            <text:p>28606</text:p>
          </table:table-cell>
          <table:table-cell office:value-type="float" office:value="763910" calcext:value-type="float">
            <text:p>763910</text:p>
          </table:table-cell>
          <table:table-cell office:value-type="float" office:value="1661613" calcext:value-type="float">
            <text:p>1661613</text:p>
          </table:table-cell>
          <table:table-cell office:value-type="string" calcext:value-type="string">
            <text:p>45.97%</text:p>
          </table:table-cell>
        </table:table-row>
        <table:table-row table:style-name="ro2">
          <table:table-cell office:value-type="string" calcext:value-type="string">
            <text:p><text:a xlink:href="https://en.wikipedia.org/wiki/Jaynagar_(Lok_Sabha_constituency)" xlink:type="simple">Jaynaga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24608" calcext:value-type="float">
            <text:p>24608</text:p>
          </table:table-cell>
          <table:table-cell office:value-type="float" office:value="9209" calcext:value-type="float">
            <text:p>9209</text:p>
          </table:table-cell>
          <table:table-cell/>
          <table:table-cell office:value-type="float" office:value="465850" calcext:value-type="float">
            <text:p>465850</text:p>
          </table:table-cell>
          <table:table-cell table:number-columns-repeated="5"/>
          <table:table-cell office:value-type="float" office:value="416186" calcext:value-type="float">
            <text:p>416186</text:p>
          </table:table-cell>
          <table:table-cell office:value-type="float" office:value="915853" calcext:value-type="float">
            <text:p>915853</text:p>
          </table:table-cell>
          <table:table-cell office:value-type="float" office:value="1143648" calcext:value-type="float">
            <text:p>1143648</text:p>
          </table:table-cell>
          <table:table-cell office:value-type="string" calcext:value-type="string">
            <text:p>80.08%</text:p>
          </table:table-cell>
        </table:table-row>
        <table:table-row table:style-name="ro2">
          <table:table-cell office:value-type="string" calcext:value-type="string">
            <text:p><text:a xlink:href="https://en.wikipedia.org/wiki/Jhalawar_(Lok_Sabha_constituency)" xlink:type="simple">Jhalawar - Baran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76255" calcext:value-type="float">
            <text:p>376255</text:p>
          </table:table-cell>
          <table:table-cell office:value-type="float" office:value="429096" calcext:value-type="float">
            <text:p>429096</text:p>
          </table:table-cell>
          <table:table-cell office:value-type="float" office:value="16357" calcext:value-type="float">
            <text:p>16357</text:p>
          </table:table-cell>
          <table:table-cell/>
          <table:table-cell office:value-type="float" office:value="39656" calcext:value-type="float">
            <text:p>39656</text:p>
          </table:table-cell>
          <table:table-cell table:number-columns-repeated="5"/>
          <table:table-cell office:value-type="float" office:value="10500" calcext:value-type="float">
            <text:p>10500</text:p>
          </table:table-cell>
          <table:table-cell office:value-type="float" office:value="871864" calcext:value-type="float">
            <text:p>871864</text:p>
          </table:table-cell>
          <table:table-cell office:value-type="float" office:value="1447157" calcext:value-type="float">
            <text:p>1447157</text:p>
          </table:table-cell>
          <table:table-cell office:value-type="string" calcext:value-type="string">
            <text:p>60.25%</text:p>
          </table:table-cell>
        </table:table-row>
        <table:table-row table:style-name="ro2">
          <table:table-cell office:value-type="string" calcext:value-type="string">
            <text:p><text:a xlink:href="https://en.wikipedia.org/wiki/Jhanjharpur_(Lok_Sabha_constituency)" xlink:type="simple">Jhanjharpu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86228" calcext:value-type="float">
            <text:p>86228</text:p>
          </table:table-cell>
          <table:table-cell table:style-name="ce6"/>
          <table:table-cell office:value-type="float" office:value="8054" calcext:value-type="float">
            <text:p>8054</text:p>
          </table:table-cell>
          <table:table-cell/>
          <table:table-cell office:value-type="float" office:value="37510" calcext:value-type="float">
            <text:p>37510</text:p>
          </table:table-cell>
          <table:table-cell table:number-columns-repeated="5"/>
          <table:table-cell office:value-type="float" office:value="476042" calcext:value-type="float">
            <text:p>476042</text:p>
          </table:table-cell>
          <table:table-cell office:value-type="float" office:value="607834" calcext:value-type="float">
            <text:p>607834</text:p>
          </table:table-cell>
          <table:table-cell office:value-type="float" office:value="1418977" calcext:value-type="float">
            <text:p>1418977</text:p>
          </table:table-cell>
          <table:table-cell office:value-type="string" calcext:value-type="string">
            <text:p>42.84%</text:p>
          </table:table-cell>
        </table:table-row>
        <table:table-row table:style-name="ro2">
          <table:table-cell office:value-type="string" calcext:value-type="string">
            <text:p><text:a xlink:href="https://en.wikipedia.org/wiki/Jhansi_(Lok_Sabha_constituency)" xlink:type="simple">Jhans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52712" calcext:value-type="float">
            <text:p>252712</text:p>
          </table:table-cell>
          <table:table-cell office:value-type="float" office:value="79724" calcext:value-type="float">
            <text:p>79724</text:p>
          </table:table-cell>
          <table:table-cell office:value-type="float" office:value="205042" calcext:value-type="float">
            <text:p>205042</text:p>
          </table:table-cell>
          <table:table-cell/>
          <table:table-cell office:value-type="float" office:value="53035" calcext:value-type="float">
            <text:p>53035</text:p>
          </table:table-cell>
          <table:table-cell table:style-name="ce5" office:value-type="float" office:value="132076" calcext:value-type="float">
            <text:p>132076</text:p>
          </table:table-cell>
          <table:table-cell table:number-columns-repeated="4"/>
          <table:table-cell office:value-type="float" office:value="139270" calcext:value-type="float">
            <text:p>139270</text:p>
          </table:table-cell>
          <table:table-cell office:value-type="float" office:value="861859" calcext:value-type="float">
            <text:p>861859</text:p>
          </table:table-cell>
          <table:table-cell office:value-type="float" office:value="1562082" calcext:value-type="float">
            <text:p>1562082</text:p>
          </table:table-cell>
          <table:table-cell office:value-type="string" calcext:value-type="string">
            <text:p>55.17%</text:p>
          </table:table-cell>
        </table:table-row>
        <table:table-row table:style-name="ro2">
          <table:table-cell office:value-type="string" calcext:value-type="string">
            <text:p><text:a xlink:href="https://en.wikipedia.org/wiki/Jhargram_(Lok_Sabha_constituency)" xlink:type="simple">Jhargram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252886" calcext:value-type="float">
            <text:p>252886</text:p>
          </table:table-cell>
          <table:table-cell office:value-type="float" office:value="45425" calcext:value-type="float">
            <text:p>45425</text:p>
          </table:table-cell>
          <table:table-cell office:value-type="float" office:value="7978" calcext:value-type="float">
            <text:p>7978</text:p>
          </table:table-cell>
          <table:table-cell table:style-name="ce5" office:value-type="float" office:value="545231" calcext:value-type="float">
            <text:p>545231</text:p>
          </table:table-cell>
          <table:table-cell office:value-type="float" office:value="58679" calcext:value-type="float">
            <text:p>58679</text:p>
          </table:table-cell>
          <table:table-cell table:number-columns-repeated="5"/>
          <table:table-cell office:value-type="float" office:value="48175" calcext:value-type="float">
            <text:p>48175</text:p>
          </table:table-cell>
          <table:table-cell office:value-type="float" office:value="958374" calcext:value-type="float">
            <text:p>958374</text:p>
          </table:table-cell>
          <table:table-cell office:value-type="float" office:value="1241580" calcext:value-type="float">
            <text:p>1241580</text:p>
          </table:table-cell>
          <table:table-cell office:value-type="string" calcext:value-type="string">
            <text:p>77.19%</text:p>
          </table:table-cell>
        </table:table-row>
        <table:table-row table:style-name="ro2">
          <table:table-cell office:value-type="string" calcext:value-type="string">
            <text:p><text:a xlink:href="https://en.wikipedia.org/wiki/Jhunjhunu_(Lok_Sabha_constituency)" xlink:type="simple">Jhunjhunu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06330" calcext:value-type="float">
            <text:p>306330</text:p>
          </table:table-cell>
          <table:table-cell office:value-type="float" office:value="240998" calcext:value-type="float">
            <text:p>240998</text:p>
          </table:table-cell>
          <table:table-cell office:value-type="float" office:value="21994" calcext:value-type="float">
            <text:p>21994</text:p>
          </table:table-cell>
          <table:table-cell/>
          <table:table-cell office:value-type="float" office:value="15612" calcext:value-type="float">
            <text:p>15612</text:p>
          </table:table-cell>
          <table:table-cell table:number-columns-repeated="5"/>
          <table:table-cell office:value-type="float" office:value="16953" calcext:value-type="float">
            <text:p>16953</text:p>
          </table:table-cell>
          <table:table-cell office:value-type="float" office:value="601887" calcext:value-type="float">
            <text:p>601887</text:p>
          </table:table-cell>
          <table:table-cell office:value-type="float" office:value="1432581" calcext:value-type="float">
            <text:p>1432581</text:p>
          </table:table-cell>
          <table:table-cell office:value-type="string" calcext:value-type="string">
            <text:p>42.01%</text:p>
          </table:table-cell>
        </table:table-row>
        <table:table-row table:style-name="ro2">
          <table:table-cell office:value-type="string" calcext:value-type="string">
            <text:p><text:a xlink:href="https://en.wikipedia.org/wiki/Jodhpur_(Lok_Sabha_constituency)" xlink:type="simple">Jodhpu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61507" calcext:value-type="float">
            <text:p>361507</text:p>
          </table:table-cell>
          <table:table-cell office:value-type="float" office:value="263248" calcext:value-type="float">
            <text:p>263248</text:p>
          </table:table-cell>
          <table:table-cell office:value-type="float" office:value="23320" calcext:value-type="float">
            <text:p>23320</text:p>
          </table:table-cell>
          <table:table-cell/>
          <table:table-cell office:value-type="float" office:value="31715" calcext:value-type="float">
            <text:p>31715</text:p>
          </table:table-cell>
          <table:table-cell table:number-columns-repeated="5"/>
          <table:table-cell office:value-type="float" office:value="1611" calcext:value-type="float">
            <text:p>1611</text:p>
          </table:table-cell>
          <table:table-cell office:value-type="float" office:value="681401" calcext:value-type="float">
            <text:p>681401</text:p>
          </table:table-cell>
          <table:table-cell office:value-type="float" office:value="1506820" calcext:value-type="float">
            <text:p>1506820</text:p>
          </table:table-cell>
          <table:table-cell office:value-type="string" calcext:value-type="string">
            <text:p>45.22%</text:p>
          </table:table-cell>
        </table:table-row>
        <table:table-row table:style-name="ro2">
          <table:table-cell office:value-type="string" calcext:value-type="string">
            <text:p><text:a xlink:href="https://en.wikipedia.org/wiki/Jorhat_(Lok_Sabha_constituency)" xlink:type="simple">Jorhat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362320" calcext:value-type="float">
            <text:p>362320</text:p>
          </table:table-cell>
          <table:table-cell office:value-type="float" office:value="290406" calcext:value-type="float">
            <text:p>290406</text:p>
          </table:table-cell>
          <table:table-cell table:style-name="ce6"/>
          <table:table-cell/>
          <table:table-cell office:value-type="float" office:value="27476" calcext:value-type="float">
            <text:p>27476</text:p>
          </table:table-cell>
          <table:table-cell table:number-columns-repeated="5"/>
          <table:table-cell office:value-type="float" office:value="83253" calcext:value-type="float">
            <text:p>83253</text:p>
          </table:table-cell>
          <table:table-cell office:value-type="float" office:value="763455" calcext:value-type="float">
            <text:p>763455</text:p>
          </table:table-cell>
          <table:table-cell office:value-type="float" office:value="1182349" calcext:value-type="float">
            <text:p>1182349</text:p>
          </table:table-cell>
          <table:table-cell office:value-type="string" calcext:value-type="string">
            <text:p>64.57%</text:p>
          </table:table-cell>
        </table:table-row>
        <table:table-row table:style-name="ro2">
          <table:table-cell office:value-type="string" calcext:value-type="string">
            <text:p><text:a xlink:href="https://en.wikipedia.org/wiki/Junagadh_(Lok_Sabha_constituency)" xlink:type="simple">Junagadh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41576" calcext:value-type="float">
            <text:p>341576</text:p>
          </table:table-cell>
          <table:table-cell office:value-type="float" office:value="355335" calcext:value-type="float">
            <text:p>355335</text:p>
          </table:table-cell>
          <table:table-cell table:style-name="ce6"/>
          <table:table-cell/>
          <table:table-cell office:value-type="float" office:value="49329" calcext:value-type="float">
            <text:p>49329</text:p>
          </table:table-cell>
          <table:table-cell table:style-name="ce5" office:value-type="float" office:value="1247" calcext:value-type="float">
            <text:p>1247</text:p>
          </table:table-cell>
          <table:table-cell table:number-columns-repeated="4"/>
          <table:table-cell office:value-type="float" office:value="12533" calcext:value-type="float">
            <text:p>12533</text:p>
          </table:table-cell>
          <table:table-cell office:value-type="float" office:value="760020" calcext:value-type="float">
            <text:p>760020</text:p>
          </table:table-cell>
          <table:table-cell office:value-type="float" office:value="1313064" calcext:value-type="float">
            <text:p>1313064</text:p>
          </table:table-cell>
          <table:table-cell office:value-type="string" calcext:value-type="string">
            <text:p>57.88%</text:p>
          </table:table-cell>
        </table:table-row>
        <table:table-row table:style-name="ro2">
          <table:table-cell office:value-type="string" calcext:value-type="string">
            <text:p><text:a xlink:href="https://en.wikipedia.org/wiki/Kachchh_(Lok_Sabha_constituency)" xlink:type="simple">Kachchh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13957" calcext:value-type="float">
            <text:p>213957</text:p>
          </table:table-cell>
          <table:table-cell office:value-type="float" office:value="285300" calcext:value-type="float">
            <text:p>285300</text:p>
          </table:table-cell>
          <table:table-cell office:value-type="float" office:value="9519" calcext:value-type="float">
            <text:p>9519</text:p>
          </table:table-cell>
          <table:table-cell/>
          <table:table-cell office:value-type="float" office:value="48635" calcext:value-type="float">
            <text:p>48635</text:p>
          </table:table-cell>
          <table:table-cell table:style-name="ce5" office:value-type="float" office:value="1196" calcext:value-type="float">
            <text:p>1196</text:p>
          </table:table-cell>
          <table:table-cell table:number-columns-repeated="4"/>
          <table:table-cell office:value-type="float" office:value="5401" calcext:value-type="float">
            <text:p>5401</text:p>
          </table:table-cell>
          <table:table-cell office:value-type="float" office:value="564008" calcext:value-type="float">
            <text:p>564008</text:p>
          </table:table-cell>
          <table:table-cell office:value-type="float" office:value="1325616" calcext:value-type="float">
            <text:p>1325616</text:p>
          </table:table-cell>
          <table:table-cell office:value-type="string" calcext:value-type="string">
            <text:p>42.55%</text:p>
          </table:table-cell>
        </table:table-row>
        <table:table-row table:style-name="ro2">
          <table:table-cell office:value-type="string" calcext:value-type="string">
            <text:p><text:a xlink:href="https://en.wikipedia.org/wiki/Kadapa_(Lok_Sabha_constituency)" xlink:type="simple">Kadapa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542611" calcext:value-type="float">
            <text:p>542611</text:p>
          </table:table-cell>
          <table:table-cell office:value-type="float" office:value="7171" calcext:value-type="float">
            <text:p>7171</text:p>
          </table:table-cell>
          <table:table-cell office:value-type="float" office:value="10761" calcext:value-type="float">
            <text:p>10761</text:p>
          </table:table-cell>
          <table:table-cell/>
          <table:table-cell office:value-type="float" office:value="22033" calcext:value-type="float">
            <text:p>22033</text:p>
          </table:table-cell>
          <table:table-cell table:number-columns-repeated="2"/>
          <table:table-cell table:style-name="ce5" office:value-type="float" office:value="363765" calcext:value-type="float">
            <text:p>363765</text:p>
          </table:table-cell>
          <table:table-cell table:number-columns-repeated="2"/>
          <table:table-cell office:value-type="float" office:value="79944" calcext:value-type="float">
            <text:p>79944</text:p>
          </table:table-cell>
          <table:table-cell office:value-type="float" office:value="1026285" calcext:value-type="float">
            <text:p>1026285</text:p>
          </table:table-cell>
          <table:table-cell office:value-type="float" office:value="1347716" calcext:value-type="float">
            <text:p>1347716</text:p>
          </table:table-cell>
          <table:table-cell office:value-type="string" calcext:value-type="string">
            <text:p>76.15%</text:p>
          </table:table-cell>
        </table:table-row>
        <table:table-row table:style-name="ro2">
          <table:table-cell office:value-type="string" calcext:value-type="string">
            <text:p><text:a xlink:href="https://en.wikipedia.org/wiki/Kairana_(Lok_Sabha_constituency)" xlink:type="simple">Kairan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7795" calcext:value-type="float">
            <text:p>37795</text:p>
          </table:table-cell>
          <table:table-cell office:value-type="float" office:value="260796" calcext:value-type="float">
            <text:p>260796</text:p>
          </table:table-cell>
          <table:table-cell office:value-type="float" office:value="283259" calcext:value-type="float">
            <text:p>283259</text:p>
          </table:table-cell>
          <table:table-cell/>
          <table:table-cell office:value-type="float" office:value="13777" calcext:value-type="float">
            <text:p>13777</text:p>
          </table:table-cell>
          <table:table-cell table:style-name="ce5" office:value-type="float" office:value="124802" calcext:value-type="float">
            <text:p>124802</text:p>
          </table:table-cell>
          <table:table-cell table:number-columns-repeated="4"/>
          <table:table-cell office:value-type="float" office:value="4906" calcext:value-type="float">
            <text:p>4906</text:p>
          </table:table-cell>
          <table:table-cell office:value-type="float" office:value="725335" calcext:value-type="float">
            <text:p>725335</text:p>
          </table:table-cell>
          <table:table-cell office:value-type="float" office:value="1282551" calcext:value-type="float">
            <text:p>1282551</text:p>
          </table:table-cell>
          <table:table-cell office:value-type="string" calcext:value-type="string">
            <text:p>56.55%</text:p>
          </table:table-cell>
        </table:table-row>
        <table:table-row table:style-name="ro2">
          <table:table-cell office:value-type="string" calcext:value-type="string">
            <text:p><text:a xlink:href="https://en.wikipedia.org/wiki/Kaiserganj_(Lok_Sabha_constituency)" xlink:type="simple">Kaiserganj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73140" calcext:value-type="float">
            <text:p>73140</text:p>
          </table:table-cell>
          <table:table-cell office:value-type="float" office:value="120561" calcext:value-type="float">
            <text:p>120561</text:p>
          </table:table-cell>
          <table:table-cell office:value-type="float" office:value="123864" calcext:value-type="float">
            <text:p>123864</text:p>
          </table:table-cell>
          <table:table-cell/>
          <table:table-cell office:value-type="float" office:value="33632" calcext:value-type="float">
            <text:p>33632</text:p>
          </table:table-cell>
          <table:table-cell table:style-name="ce5" office:value-type="float" office:value="196063" calcext:value-type="float">
            <text:p>196063</text:p>
          </table:table-cell>
          <table:table-cell table:number-columns-repeated="4"/>
          <table:table-cell office:value-type="float" office:value="18381" calcext:value-type="float">
            <text:p>18381</text:p>
          </table:table-cell>
          <table:table-cell office:value-type="float" office:value="565641" calcext:value-type="float">
            <text:p>565641</text:p>
          </table:table-cell>
          <table:table-cell office:value-type="float" office:value="1376267" calcext:value-type="float">
            <text:p>1376267</text:p>
          </table:table-cell>
          <table:table-cell office:value-type="string" calcext:value-type="string">
            <text:p>41.10%</text:p>
          </table:table-cell>
        </table:table-row>
        <table:table-row table:style-name="ro2">
          <table:table-cell office:value-type="string" calcext:value-type="string">
            <text:p><text:a xlink:href="https://en.wikipedia.org/wiki/Kakinada_(Lok_Sabha_constituency)" xlink:type="simple">Kakinada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23607" calcext:value-type="float">
            <text:p>323607</text:p>
          </table:table-cell>
          <table:table-cell office:value-type="float" office:value="14861" calcext:value-type="float">
            <text:p>14861</text:p>
          </table:table-cell>
          <table:table-cell office:value-type="float" office:value="7716" calcext:value-type="float">
            <text:p>7716</text:p>
          </table:table-cell>
          <table:table-cell/>
          <table:table-cell office:value-type="float" office:value="27976" calcext:value-type="float">
            <text:p>27976</text:p>
          </table:table-cell>
          <table:table-cell table:number-columns-repeated="2"/>
          <table:table-cell table:style-name="ce5" office:value-type="float" office:value="258046" calcext:value-type="float">
            <text:p>258046</text:p>
          </table:table-cell>
          <table:table-cell table:number-columns-repeated="2"/>
          <table:table-cell office:value-type="float" office:value="333364" calcext:value-type="float">
            <text:p>333364</text:p>
          </table:table-cell>
          <table:table-cell office:value-type="float" office:value="965570" calcext:value-type="float">
            <text:p>965570</text:p>
          </table:table-cell>
          <table:table-cell office:value-type="float" office:value="1265094" calcext:value-type="float">
            <text:p>1265094</text:p>
          </table:table-cell>
          <table:table-cell office:value-type="string" calcext:value-type="string">
            <text:p>76.32%</text:p>
          </table:table-cell>
        </table:table-row>
        <table:table-row table:style-name="ro2">
          <table:table-cell office:value-type="string" calcext:value-type="string">
            <text:p><text:a xlink:href="https://en.wikipedia.org/wiki/Kalahandi_(Lok_Sabha_constituency)" xlink:type="simple">Kalahandi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401736" calcext:value-type="float">
            <text:p>401736</text:p>
          </table:table-cell>
          <table:table-cell office:value-type="float" office:value="221851" calcext:value-type="float">
            <text:p>221851</text:p>
          </table:table-cell>
          <table:table-cell office:value-type="float" office:value="40167" calcext:value-type="float">
            <text:p>40167</text:p>
          </table:table-cell>
          <table:table-cell/>
          <table:table-cell office:value-type="float" office:value="41600" calcext:value-type="float">
            <text:p>41600</text:p>
          </table:table-cell>
          <table:table-cell table:style-name="ce5" office:value-type="float" office:value="14102" calcext:value-type="float">
            <text:p>14102</text:p>
          </table:table-cell>
          <table:table-cell table:number-columns-repeated="4"/>
          <table:table-cell office:value-type="float" office:value="258937" calcext:value-type="float">
            <text:p>258937</text:p>
          </table:table-cell>
          <table:table-cell office:value-type="float" office:value="978393" calcext:value-type="float">
            <text:p>978393</text:p>
          </table:table-cell>
          <table:table-cell office:value-type="float" office:value="1421959" calcext:value-type="float">
            <text:p>1421959</text:p>
          </table:table-cell>
          <table:table-cell office:value-type="string" calcext:value-type="string">
            <text:p>68.81%</text:p>
          </table:table-cell>
        </table:table-row>
        <table:table-row table:style-name="ro2">
          <table:table-cell office:value-type="string" calcext:value-type="string">
            <text:p><text:a xlink:href="https://en.wikipedia.org/wiki/Kaliabor_(Lok_Sabha_constituency)" xlink:type="simple">Kaliabor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434676" calcext:value-type="float">
            <text:p>434676</text:p>
          </table:table-cell>
          <table:table-cell table:style-name="ce6" table:number-columns-repeated="2"/>
          <table:table-cell/>
          <table:table-cell office:value-type="float" office:value="44217" calcext:value-type="float">
            <text:p>44217</text:p>
          </table:table-cell>
          <table:table-cell table:number-columns-repeated="5"/>
          <table:table-cell office:value-type="float" office:value="481670" calcext:value-type="float">
            <text:p>481670</text:p>
          </table:table-cell>
          <table:table-cell office:value-type="float" office:value="960563" calcext:value-type="float">
            <text:p>960563</text:p>
          </table:table-cell>
          <table:table-cell office:value-type="float" office:value="1348371" calcext:value-type="float">
            <text:p>1348371</text:p>
          </table:table-cell>
          <table:table-cell office:value-type="string" calcext:value-type="string">
            <text:p>71.24%</text:p>
          </table:table-cell>
        </table:table-row>
        <table:table-row table:style-name="ro2">
          <table:table-cell office:value-type="string" calcext:value-type="string">
            <text:p><text:a xlink:href="https://en.wikipedia.org/wiki/Kallakurichi_(Lok_Sabha_constituency)" xlink:type="simple">Kallakurich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6030" calcext:value-type="float">
            <text:p>6030</text:p>
          </table:table-cell>
          <table:table-cell/>
          <table:table-cell office:value-type="float" office:value="73430" calcext:value-type="float">
            <text:p>73430</text:p>
          </table:table-cell>
          <table:table-cell table:number-columns-repeated="4"/>
          <table:table-cell table:style-name="ce5" office:value-type="float" office:value="363601" calcext:value-type="float">
            <text:p>363601</text:p>
          </table:table-cell>
          <table:table-cell office:value-type="float" office:value="411930" calcext:value-type="float">
            <text:p>411930</text:p>
          </table:table-cell>
          <table:table-cell office:value-type="float" office:value="854991" calcext:value-type="float">
            <text:p>854991</text:p>
          </table:table-cell>
          <table:table-cell office:value-type="float" office:value="1106364" calcext:value-type="float">
            <text:p>1106364</text:p>
          </table:table-cell>
          <table:table-cell office:value-type="string" calcext:value-type="string">
            <text:p>77.28%</text:p>
          </table:table-cell>
        </table:table-row>
        <table:table-row table:style-name="ro2">
          <table:table-cell office:value-type="string" calcext:value-type="string">
            <text:p><text:a xlink:href="https://en.wikipedia.org/wiki/Kalyan_(Lok_Sabha_constituency)" xlink:type="simple">Kalyan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15709" calcext:value-type="float">
            <text:p>15709</text:p>
          </table:table-cell>
          <table:table-cell/>
          <table:table-cell office:value-type="float" office:value="17010" calcext:value-type="float">
            <text:p>17010</text:p>
          </table:table-cell>
          <table:table-cell table:number-columns-repeated="3"/>
          <table:table-cell table:style-name="ce5" office:value-type="float" office:value="188274" calcext:value-type="float">
            <text:p>188274</text:p>
          </table:table-cell>
          <table:table-cell/>
          <table:table-cell office:value-type="float" office:value="323835" calcext:value-type="float">
            <text:p>323835</text:p>
          </table:table-cell>
          <table:table-cell office:value-type="float" office:value="544828" calcext:value-type="float">
            <text:p>544828</text:p>
          </table:table-cell>
          <table:table-cell office:value-type="float" office:value="1587724" calcext:value-type="float">
            <text:p>1587724</text:p>
          </table:table-cell>
          <table:table-cell office:value-type="string" calcext:value-type="string">
            <text:p>34.32%</text:p>
          </table:table-cell>
        </table:table-row>
        <table:table-row table:style-name="ro2">
          <table:table-cell office:value-type="string" calcext:value-type="string">
            <text:p><text:a xlink:href="https://en.wikipedia.org/wiki/Kancheepuram_(Lok_Sabha_constituency)" xlink:type="simple">Kancheepuram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30237" calcext:value-type="float">
            <text:p>330237</text:p>
          </table:table-cell>
          <table:table-cell table:style-name="ce6"/>
          <table:table-cell office:value-type="float" office:value="5663" calcext:value-type="float">
            <text:p>5663</text:p>
          </table:table-cell>
          <table:table-cell/>
          <table:table-cell office:value-type="float" office:value="23380" calcext:value-type="float">
            <text:p>23380</text:p>
          </table:table-cell>
          <table:table-cell table:number-columns-repeated="5"/>
          <table:table-cell office:value-type="float" office:value="427630" calcext:value-type="float">
            <text:p>427630</text:p>
          </table:table-cell>
          <table:table-cell office:value-type="float" office:value="786910" calcext:value-type="float">
            <text:p>786910</text:p>
          </table:table-cell>
          <table:table-cell office:value-type="float" office:value="1060188" calcext:value-type="float">
            <text:p>1060188</text:p>
          </table:table-cell>
          <table:table-cell office:value-type="string" calcext:value-type="string">
            <text:p>74.22%</text:p>
          </table:table-cell>
        </table:table-row>
        <table:table-row table:style-name="ro2">
          <table:table-cell office:value-type="string" calcext:value-type="string">
            <text:p><text:a xlink:href="https://en.wikipedia.org/wiki/Kandhamal_(Lok_Sabha_constituency)" xlink:type="simple">Kandhamal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164307" calcext:value-type="float">
            <text:p>164307</text:p>
          </table:table-cell>
          <table:table-cell office:value-type="float" office:value="147020" calcext:value-type="float">
            <text:p>147020</text:p>
          </table:table-cell>
          <table:table-cell office:value-type="float" office:value="6761" calcext:value-type="float">
            <text:p>6761</text:p>
          </table:table-cell>
          <table:table-cell/>
          <table:table-cell office:value-type="float" office:value="48405" calcext:value-type="float">
            <text:p>48405</text:p>
          </table:table-cell>
          <table:table-cell table:style-name="ce5" office:value-type="float" office:value="25941" calcext:value-type="float">
            <text:p>25941</text:p>
          </table:table-cell>
          <table:table-cell table:number-columns-repeated="4"/>
          <table:table-cell office:value-type="float" office:value="315314" calcext:value-type="float">
            <text:p>315314</text:p>
          </table:table-cell>
          <table:table-cell office:value-type="float" office:value="707748" calcext:value-type="float">
            <text:p>707748</text:p>
          </table:table-cell>
          <table:table-cell office:value-type="float" office:value="1065279" calcext:value-type="float">
            <text:p>1065279</text:p>
          </table:table-cell>
          <table:table-cell office:value-type="string" calcext:value-type="string">
            <text:p>66.44%</text:p>
          </table:table-cell>
        </table:table-row>
        <table:table-row table:style-name="ro2">
          <table:table-cell office:value-type="string" calcext:value-type="string">
            <text:p><text:a xlink:href="https://en.wikipedia.org/wiki/Kangra_(Lok_Sabha_constituency)" xlink:type="simple">Kangra</text:a></text:p>
          </table:table-cell>
          <table:table-cell office:value-type="string" calcext:value-type="string">
            <text:p><text:a xlink:href="https://en.wikipedia.org/wiki/Himachal_Pradesh" xlink:type="simple">HP</text:a></text:p>
          </table:table-cell>
          <table:table-cell office:value-type="float" office:value="301475" calcext:value-type="float">
            <text:p>301475</text:p>
          </table:table-cell>
          <table:table-cell office:value-type="float" office:value="322254" calcext:value-type="float">
            <text:p>322254</text:p>
          </table:table-cell>
          <table:table-cell office:value-type="float" office:value="12745" calcext:value-type="float">
            <text:p>12745</text:p>
          </table:table-cell>
          <table:table-cell/>
          <table:table-cell office:value-type="float" office:value="14990" calcext:value-type="float">
            <text:p>14990</text:p>
          </table:table-cell>
          <table:table-cell table:number-columns-repeated="5"/>
          <table:table-cell office:value-type="float" office:value="10383" calcext:value-type="float">
            <text:p>10383</text:p>
          </table:table-cell>
          <table:table-cell office:value-type="float" office:value="661847" calcext:value-type="float">
            <text:p>661847</text:p>
          </table:table-cell>
          <table:table-cell office:value-type="float" office:value="1200165" calcext:value-type="float">
            <text:p>1200165</text:p>
          </table:table-cell>
          <table:table-cell office:value-type="string" calcext:value-type="string">
            <text:p>55.15%</text:p>
          </table:table-cell>
        </table:table-row>
        <table:table-row table:style-name="ro2">
          <table:table-cell office:value-type="string" calcext:value-type="string">
            <text:p><text:a xlink:href="https://en.wikipedia.org/wiki/Kanker_(Lok_Sabha_constituency)" xlink:type="simple">Kanker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321843" calcext:value-type="float">
            <text:p>321843</text:p>
          </table:table-cell>
          <table:table-cell office:value-type="float" office:value="341131" calcext:value-type="float">
            <text:p>341131</text:p>
          </table:table-cell>
          <table:table-cell office:value-type="float" office:value="13709" calcext:value-type="float">
            <text:p>13709</text:p>
          </table:table-cell>
          <table:table-cell/>
          <table:table-cell office:value-type="float" office:value="35020" calcext:value-type="float">
            <text:p>35020</text:p>
          </table:table-cell>
          <table:table-cell table:number-columns-repeated="5"/>
          <table:table-cell office:value-type="float" office:value="30089" calcext:value-type="float">
            <text:p>30089</text:p>
          </table:table-cell>
          <table:table-cell office:value-type="float" office:value="741792" calcext:value-type="float">
            <text:p>741792</text:p>
          </table:table-cell>
          <table:table-cell office:value-type="float" office:value="1294638" calcext:value-type="float">
            <text:p>1294638</text:p>
          </table:table-cell>
          <table:table-cell office:value-type="string" calcext:value-type="string">
            <text:p>57.30%</text:p>
          </table:table-cell>
        </table:table-row>
        <table:table-row table:style-name="ro2">
          <table:table-cell office:value-type="string" calcext:value-type="string">
            <text:p><text:a xlink:href="https://en.wikipedia.org/wiki/Kannauj_(Lok_Sabha_constituency)" xlink:type="simple">Kannauj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150872" calcext:value-type="float">
            <text:p>150872</text:p>
          </table:table-cell>
          <table:table-cell office:value-type="float" office:value="221887" calcext:value-type="float">
            <text:p>221887</text:p>
          </table:table-cell>
          <table:table-cell/>
          <table:table-cell office:value-type="float" office:value="14341" calcext:value-type="float">
            <text:p>14341</text:p>
          </table:table-cell>
          <table:table-cell table:style-name="ce5" office:value-type="float" office:value="337751" calcext:value-type="float">
            <text:p>337751</text:p>
          </table:table-cell>
          <table:table-cell table:number-columns-repeated="4"/>
          <table:table-cell office:value-type="float" office:value="17099" calcext:value-type="float">
            <text:p>17099</text:p>
          </table:table-cell>
          <table:table-cell office:value-type="float" office:value="741950" calcext:value-type="float">
            <text:p>741950</text:p>
          </table:table-cell>
          <table:table-cell office:value-type="float" office:value="1504256" calcext:value-type="float">
            <text:p>1504256</text:p>
          </table:table-cell>
          <table:table-cell office:value-type="string" calcext:value-type="string">
            <text:p>49.32%</text:p>
          </table:table-cell>
        </table:table-row>
        <table:table-row table:style-name="ro2">
          <table:table-cell office:value-type="string" calcext:value-type="string">
            <text:p><text:a xlink:href="https://en.wikipedia.org/wiki/Kanyakumari_(Lok_Sabha_constituency)" xlink:type="simple">Kanyakumar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254474" calcext:value-type="float">
            <text:p>254474</text:p>
          </table:table-cell>
          <table:table-cell office:value-type="float" office:value="6400" calcext:value-type="float">
            <text:p>6400</text:p>
          </table:table-cell>
          <table:table-cell table:style-name="ce5" office:value-type="float" office:value="85583" calcext:value-type="float">
            <text:p>85583</text:p>
          </table:table-cell>
          <table:table-cell office:value-type="float" office:value="26061" calcext:value-type="float">
            <text:p>26061</text:p>
          </table:table-cell>
          <table:table-cell table:number-columns-repeated="4"/>
          <table:table-cell table:style-name="ce5" office:value-type="float" office:value="320161" calcext:value-type="float">
            <text:p>320161</text:p>
          </table:table-cell>
          <table:table-cell office:value-type="float" office:value="72982" calcext:value-type="float">
            <text:p>72982</text:p>
          </table:table-cell>
          <table:table-cell office:value-type="float" office:value="765661" calcext:value-type="float">
            <text:p>765661</text:p>
          </table:table-cell>
          <table:table-cell office:value-type="float" office:value="1178047" calcext:value-type="float">
            <text:p>1178047</text:p>
          </table:table-cell>
          <table:table-cell office:value-type="string" calcext:value-type="string">
            <text:p>64.99%</text:p>
          </table:table-cell>
        </table:table-row>
        <table:table-row table:style-name="ro2">
          <table:table-cell office:value-type="string" calcext:value-type="string">
            <text:p><text:a xlink:href="https://en.wikipedia.org/wiki/Kannur_(Lok_Sabha_constituency)" xlink:type="simple">Kannur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432878" calcext:value-type="float">
            <text:p>432878</text:p>
          </table:table-cell>
          <table:table-cell office:value-type="float" office:value="27123" calcext:value-type="float">
            <text:p>27123</text:p>
          </table:table-cell>
          <table:table-cell office:value-type="float" office:value="2093" calcext:value-type="float">
            <text:p>2093</text:p>
          </table:table-cell>
          <table:table-cell table:style-name="ce5" office:value-type="float" office:value="389727" calcext:value-type="float">
            <text:p>389727</text:p>
          </table:table-cell>
          <table:table-cell office:value-type="float" office:value="9101" calcext:value-type="float">
            <text:p>9101</text:p>
          </table:table-cell>
          <table:table-cell table:number-columns-repeated="5"/>
          <table:table-cell office:value-type="float" office:value="2910" calcext:value-type="float">
            <text:p>2910</text:p>
          </table:table-cell>
          <table:table-cell office:value-type="float" office:value="863832" calcext:value-type="float">
            <text:p>863832</text:p>
          </table:table-cell>
          <table:table-cell office:value-type="float" office:value="1069725" calcext:value-type="float">
            <text:p>1069725</text:p>
          </table:table-cell>
          <table:table-cell office:value-type="string" calcext:value-type="string">
            <text:p>80.75%</text:p>
          </table:table-cell>
        </table:table-row>
        <table:table-row table:style-name="ro2">
          <table:table-cell office:value-type="string" calcext:value-type="string">
            <text:p><text:a xlink:href="https://en.wikipedia.org/wiki/Kanpur_(Lok_Sabha_constituency)" xlink:type="simple">Kan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14988" calcext:value-type="float">
            <text:p>214988</text:p>
          </table:table-cell>
          <table:table-cell office:value-type="float" office:value="196082" calcext:value-type="float">
            <text:p>196082</text:p>
          </table:table-cell>
          <table:table-cell office:value-type="float" office:value="48374" calcext:value-type="float">
            <text:p>48374</text:p>
          </table:table-cell>
          <table:table-cell/>
          <table:table-cell office:value-type="float" office:value="13968" calcext:value-type="float">
            <text:p>13968</text:p>
          </table:table-cell>
          <table:table-cell table:style-name="ce5" office:value-type="float" office:value="34919" calcext:value-type="float">
            <text:p>34919</text:p>
          </table:table-cell>
          <table:table-cell table:number-columns-repeated="4"/>
          <table:table-cell office:value-type="float" office:value="4547" calcext:value-type="float">
            <text:p>4547</text:p>
          </table:table-cell>
          <table:table-cell office:value-type="float" office:value="512878" calcext:value-type="float">
            <text:p>512878</text:p>
          </table:table-cell>
          <table:table-cell office:value-type="float" office:value="1390055" calcext:value-type="float">
            <text:p>1390055</text:p>
          </table:table-cell>
          <table:table-cell office:value-type="string" calcext:value-type="string">
            <text:p>36.90%</text:p>
          </table:table-cell>
        </table:table-row>
        <table:table-row table:style-name="ro2">
          <table:table-cell office:value-type="string" calcext:value-type="string">
            <text:p><text:a xlink:href="https://en.wikipedia.org/wiki/Kanthi_(Lok_Sabha_constituency)" xlink:type="simple">Kanthi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1952" calcext:value-type="float">
            <text:p>31952</text:p>
          </table:table-cell>
          <table:table-cell office:value-type="float" office:value="8174" calcext:value-type="float">
            <text:p>8174</text:p>
          </table:table-cell>
          <table:table-cell table:style-name="ce5" office:value-type="float" office:value="477609" calcext:value-type="float">
            <text:p>477609</text:p>
          </table:table-cell>
          <table:table-cell table:style-name="ce6"/>
          <table:table-cell/>
          <table:table-cell table:style-name="ce5" office:value-type="float" office:value="606712" calcext:value-type="float">
            <text:p>606712</text:p>
          </table:table-cell>
          <table:table-cell table:number-columns-repeated="3"/>
          <table:table-cell table:style-name="ce6"/>
          <table:table-cell office:value-type="float" office:value="1124447" calcext:value-type="float">
            <text:p>1124447</text:p>
          </table:table-cell>
          <table:table-cell office:value-type="float" office:value="1249775" calcext:value-type="float">
            <text:p>1249775</text:p>
          </table:table-cell>
          <table:table-cell office:value-type="string" calcext:value-type="string">
            <text:p>89.97%</text:p>
          </table:table-cell>
        </table:table-row>
        <table:table-row table:style-name="ro2">
          <table:table-cell office:value-type="string" calcext:value-type="string">
            <text:p><text:a xlink:href="https://en.wikipedia.org/wiki/Karakat_(Lok_Sabha_constituency)" xlink:type="simple">Karakat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71057" calcext:value-type="float">
            <text:p>71057</text:p>
          </table:table-cell>
          <table:table-cell table:style-name="ce6"/>
          <table:table-cell office:value-type="float" office:value="32074" calcext:value-type="float">
            <text:p>32074</text:p>
          </table:table-cell>
          <table:table-cell/>
          <table:table-cell office:value-type="float" office:value="27440" calcext:value-type="float">
            <text:p>27440</text:p>
          </table:table-cell>
          <table:table-cell table:number-columns-repeated="5"/>
          <table:table-cell office:value-type="float" office:value="446469" calcext:value-type="float">
            <text:p>446469</text:p>
          </table:table-cell>
          <table:table-cell office:value-type="float" office:value="577040" calcext:value-type="float">
            <text:p>577040</text:p>
          </table:table-cell>
          <table:table-cell office:value-type="float" office:value="1386634" calcext:value-type="float">
            <text:p>1386634</text:p>
          </table:table-cell>
          <table:table-cell office:value-type="string" calcext:value-type="string">
            <text:p>41.61%</text:p>
          </table:table-cell>
        </table:table-row>
        <table:table-row table:style-name="ro2">
          <table:table-cell office:value-type="string" calcext:value-type="string">
            <text:p><text:a xlink:href="https://en.wikipedia.org/wiki/Karauli–Dholpur_(Lok_Sabha_constituency)" xlink:type="simple">Karauli–Dholpu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215810" calcext:value-type="float">
            <text:p>215810</text:p>
          </table:table-cell>
          <table:table-cell office:value-type="float" office:value="186087" calcext:value-type="float">
            <text:p>186087</text:p>
          </table:table-cell>
          <table:table-cell office:value-type="float" office:value="39881" calcext:value-type="float">
            <text:p>39881</text:p>
          </table:table-cell>
          <table:table-cell/>
          <table:table-cell office:value-type="float" office:value="40942" calcext:value-type="float">
            <text:p>40942</text:p>
          </table:table-cell>
          <table:table-cell table:style-name="ce5" office:value-type="float" office:value="2993" calcext:value-type="float">
            <text:p>2993</text:p>
          </table:table-cell>
          <table:table-cell table:number-columns-repeated="4"/>
          <table:table-cell office:value-type="float" office:value="1405" calcext:value-type="float">
            <text:p>1405</text:p>
          </table:table-cell>
          <table:table-cell office:value-type="float" office:value="487118" calcext:value-type="float">
            <text:p>487118</text:p>
          </table:table-cell>
          <table:table-cell office:value-type="float" office:value="1303196" calcext:value-type="float">
            <text:p>1303196</text:p>
          </table:table-cell>
          <table:table-cell office:value-type="string" calcext:value-type="string">
            <text:p>37.38%</text:p>
          </table:table-cell>
        </table:table-row>
        <table:table-row table:style-name="ro2">
          <table:table-cell office:value-type="string" calcext:value-type="string">
            <text:p><text:a xlink:href="https://en.wikipedia.org/wiki/Karimganj_(Lok_Sabha_constituency)" xlink:type="simple">Karimganj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259717" calcext:value-type="float">
            <text:p>259717</text:p>
          </table:table-cell>
          <table:table-cell office:value-type="float" office:value="148945" calcext:value-type="float">
            <text:p>148945</text:p>
          </table:table-cell>
          <table:table-cell table:style-name="ce6"/>
          <table:table-cell/>
          <table:table-cell office:value-type="float" office:value="24961" calcext:value-type="float">
            <text:p>24961</text:p>
          </table:table-cell>
          <table:table-cell table:number-columns-repeated="5"/>
          <table:table-cell office:value-type="float" office:value="251797" calcext:value-type="float">
            <text:p>251797</text:p>
          </table:table-cell>
          <table:table-cell office:value-type="float" office:value="685420" calcext:value-type="float">
            <text:p>685420</text:p>
          </table:table-cell>
          <table:table-cell office:value-type="float" office:value="1068811" calcext:value-type="float">
            <text:p>1068811</text:p>
          </table:table-cell>
          <table:table-cell office:value-type="string" calcext:value-type="string">
            <text:p>64.13%</text:p>
          </table:table-cell>
        </table:table-row>
        <table:table-row table:style-name="ro2">
          <table:table-cell office:value-type="string" calcext:value-type="string">
            <text:p><text:a xlink:href="https://en.wikipedia.org/wiki/Karimnagar_(Lok_Sabha_constituency)" xlink:type="simple">Karimnaga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17927" calcext:value-type="float">
            <text:p>317927</text:p>
          </table:table-cell>
          <table:table-cell office:value-type="float" office:value="122337" calcext:value-type="float">
            <text:p>122337</text:p>
          </table:table-cell>
          <table:table-cell office:value-type="float" office:value="16332" calcext:value-type="float">
            <text:p>16332</text:p>
          </table:table-cell>
          <table:table-cell/>
          <table:table-cell office:value-type="float" office:value="71890" calcext:value-type="float">
            <text:p>71890</text:p>
          </table:table-cell>
          <table:table-cell table:number-columns-repeated="5"/>
          <table:table-cell office:value-type="float" office:value="460815" calcext:value-type="float">
            <text:p>460815</text:p>
          </table:table-cell>
          <table:table-cell office:value-type="float" office:value="989301" calcext:value-type="float">
            <text:p>989301</text:p>
          </table:table-cell>
          <table:table-cell office:value-type="float" office:value="1496211" calcext:value-type="float">
            <text:p>1496211</text:p>
          </table:table-cell>
          <table:table-cell office:value-type="string" calcext:value-type="string">
            <text:p>66.12%</text:p>
          </table:table-cell>
        </table:table-row>
        <table:table-row table:style-name="ro2">
          <table:table-cell office:value-type="string" calcext:value-type="string">
            <text:p><text:a xlink:href="https://en.wikipedia.org/wiki/Karnal_(Lok_Sabha_constituency)" xlink:type="simple">Karnal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304698" calcext:value-type="float">
            <text:p>304698</text:p>
          </table:table-cell>
          <table:table-cell office:value-type="float" office:value="185437" calcext:value-type="float">
            <text:p>185437</text:p>
          </table:table-cell>
          <table:table-cell office:value-type="float" office:value="228352" calcext:value-type="float">
            <text:p>228352</text:p>
          </table:table-cell>
          <table:table-cell/>
          <table:table-cell office:value-type="float" office:value="23128" calcext:value-type="float">
            <text:p>23128</text:p>
          </table:table-cell>
          <table:table-cell table:style-name="ce5" office:value-type="float" office:value="985" calcext:value-type="float">
            <text:p>985</text:p>
          </table:table-cell>
          <table:table-cell table:number-columns-repeated="4"/>
          <table:table-cell office:value-type="float" office:value="68429" calcext:value-type="float">
            <text:p>68429</text:p>
          </table:table-cell>
          <table:table-cell office:value-type="float" office:value="811029" calcext:value-type="float">
            <text:p>811029</text:p>
          </table:table-cell>
          <table:table-cell office:value-type="float" office:value="1216957" calcext:value-type="float">
            <text:p>1216957</text:p>
          </table:table-cell>
          <table:table-cell office:value-type="string" calcext:value-type="string">
            <text:p>66.64%</text:p>
          </table:table-cell>
        </table:table-row>
        <table:table-row table:style-name="ro2">
          <table:table-cell office:value-type="string" calcext:value-type="string">
            <text:p><text:a xlink:href="https://en.wikipedia.org/wiki/Karur_(Lok_Sabha_constituency)" xlink:type="simple">Karur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5413" calcext:value-type="float">
            <text:p>5413</text:p>
          </table:table-cell>
          <table:table-cell/>
          <table:table-cell office:value-type="float" office:value="38332" calcext:value-type="float">
            <text:p>38332</text:p>
          </table:table-cell>
          <table:table-cell table:number-columns-repeated="4"/>
          <table:table-cell table:style-name="ce5" office:value-type="float" office:value="333288" calcext:value-type="float">
            <text:p>333288</text:p>
          </table:table-cell>
          <table:table-cell office:value-type="float" office:value="447769" calcext:value-type="float">
            <text:p>447769</text:p>
          </table:table-cell>
          <table:table-cell office:value-type="float" office:value="824802" calcext:value-type="float">
            <text:p>824802</text:p>
          </table:table-cell>
          <table:table-cell office:value-type="float" office:value="1012920" calcext:value-type="float">
            <text:p>1012920</text:p>
          </table:table-cell>
          <table:table-cell office:value-type="string" calcext:value-type="string">
            <text:p>81.43%</text:p>
          </table:table-cell>
        </table:table-row>
        <table:table-row table:style-name="ro2">
          <table:table-cell office:value-type="string" calcext:value-type="string">
            <text:p><text:a xlink:href="https://en.wikipedia.org/wiki/Kasaragod_(Lok_Sabha_constituency)" xlink:type="simple">Kasaragod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21095" calcext:value-type="float">
            <text:p>321095</text:p>
          </table:table-cell>
          <table:table-cell office:value-type="float" office:value="125482" calcext:value-type="float">
            <text:p>125482</text:p>
          </table:table-cell>
          <table:table-cell office:value-type="float" office:value="5518" calcext:value-type="float">
            <text:p>5518</text:p>
          </table:table-cell>
          <table:table-cell table:style-name="ce5" office:value-type="float" office:value="385522" calcext:value-type="float">
            <text:p>385522</text:p>
          </table:table-cell>
          <table:table-cell office:value-type="float" office:value="9479" calcext:value-type="float">
            <text:p>9479</text:p>
          </table:table-cell>
          <table:table-cell table:number-columns-repeated="5"/>
          <table:table-cell table:style-name="ce6"/>
          <table:table-cell office:value-type="float" office:value="847096" calcext:value-type="float">
            <text:p>847096</text:p>
          </table:table-cell>
          <table:table-cell office:value-type="float" office:value="1113954" calcext:value-type="float">
            <text:p>1113954</text:p>
          </table:table-cell>
          <table:table-cell office:value-type="string" calcext:value-type="string">
            <text:p>76.04%</text:p>
          </table:table-cell>
        </table:table-row>
        <table:table-row table:style-name="ro2">
          <table:table-cell office:value-type="string" calcext:value-type="string">
            <text:p><text:a xlink:href="https://en.wikipedia.org/wiki/Katihar_(Lok_Sabha_constituency)" xlink:type="simple">Katiha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table:style-name="ce6"/>
          <table:table-cell office:value-type="float" office:value="269834" calcext:value-type="float">
            <text:p>269834</text:p>
          </table:table-cell>
          <table:table-cell office:value-type="float" office:value="15760" calcext:value-type="float">
            <text:p>15760</text:p>
          </table:table-cell>
          <table:table-cell/>
          <table:table-cell office:value-type="float" office:value="93111" calcext:value-type="float">
            <text:p>93111</text:p>
          </table:table-cell>
          <table:table-cell table:number-columns-repeated="3"/>
          <table:table-cell table:style-name="ce5" office:value-type="float" office:value="255819" calcext:value-type="float">
            <text:p>255819</text:p>
          </table:table-cell>
          <table:table-cell/>
          <table:table-cell office:value-type="float" office:value="90278" calcext:value-type="float">
            <text:p>90278</text:p>
          </table:table-cell>
          <table:table-cell office:value-type="float" office:value="724802" calcext:value-type="float">
            <text:p>724802</text:p>
          </table:table-cell>
          <table:table-cell office:value-type="float" office:value="1272769" calcext:value-type="float">
            <text:p>1272769</text:p>
          </table:table-cell>
          <table:table-cell office:value-type="string" calcext:value-type="string">
            <text:p>56.95%</text:p>
          </table:table-cell>
        </table:table-row>
        <table:table-row table:style-name="ro2">
          <table:table-cell office:value-type="string" calcext:value-type="string">
            <text:p><text:a xlink:href="https://en.wikipedia.org/wiki/Kaushambi_(Lok_Sabha_constituency)" xlink:type="simple">Kaushamb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40765" calcext:value-type="float">
            <text:p>40765</text:p>
          </table:table-cell>
          <table:table-cell office:value-type="float" office:value="30475" calcext:value-type="float">
            <text:p>30475</text:p>
          </table:table-cell>
          <table:table-cell office:value-type="float" office:value="190712" calcext:value-type="float">
            <text:p>190712</text:p>
          </table:table-cell>
          <table:table-cell/>
          <table:table-cell office:value-type="float" office:value="21084" calcext:value-type="float">
            <text:p>21084</text:p>
          </table:table-cell>
          <table:table-cell table:style-name="ce5" office:value-type="float" office:value="246501" calcext:value-type="float">
            <text:p>246501</text:p>
          </table:table-cell>
          <table:table-cell table:number-columns-repeated="4"/>
          <table:table-cell office:value-type="float" office:value="21774" calcext:value-type="float">
            <text:p>21774</text:p>
          </table:table-cell>
          <table:table-cell office:value-type="float" office:value="551311" calcext:value-type="float">
            <text:p>551311</text:p>
          </table:table-cell>
          <table:table-cell office:value-type="float" office:value="1391312" calcext:value-type="float">
            <text:p>1391312</text:p>
          </table:table-cell>
          <table:table-cell office:value-type="string" calcext:value-type="string">
            <text:p>39.63%</text:p>
          </table:table-cell>
        </table:table-row>
        <table:table-row table:style-name="ro2">
          <table:table-cell office:value-type="string" calcext:value-type="string">
            <text:p><text:a xlink:href="https://en.wikipedia.org/wiki/Kendrapara_(Lok_Sabha_constituency)" xlink:type="simple">Kendrapara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75528" calcext:value-type="float">
            <text:p>375528</text:p>
          </table:table-cell>
          <table:table-cell office:value-type="float" office:value="80392" calcext:value-type="float">
            <text:p>80392</text:p>
          </table:table-cell>
          <table:table-cell office:value-type="float" office:value="8565" calcext:value-type="float">
            <text:p>8565</text:p>
          </table:table-cell>
          <table:table-cell/>
          <table:table-cell office:value-type="float" office:value="5698" calcext:value-type="float">
            <text:p>5698</text:p>
          </table:table-cell>
          <table:table-cell table:number-columns-repeated="5"/>
          <table:table-cell office:value-type="float" office:value="512827" calcext:value-type="float">
            <text:p>512827</text:p>
          </table:table-cell>
          <table:table-cell office:value-type="float" office:value="983010" calcext:value-type="float">
            <text:p>983010</text:p>
          </table:table-cell>
          <table:table-cell office:value-type="float" office:value="1434425" calcext:value-type="float">
            <text:p>1434425</text:p>
          </table:table-cell>
          <table:table-cell office:value-type="string" calcext:value-type="string">
            <text:p>68.53%</text:p>
          </table:table-cell>
        </table:table-row>
        <table:table-row table:style-name="ro2">
          <table:table-cell office:value-type="string" calcext:value-type="string">
            <text:p><text:a xlink:href="https://en.wikipedia.org/wiki/Keonjhar_(Lok_Sabha_constituency)" xlink:type="simple">Keonjha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262620" calcext:value-type="float">
            <text:p>262620</text:p>
          </table:table-cell>
          <table:table-cell office:value-type="float" office:value="164023" calcext:value-type="float">
            <text:p>164023</text:p>
          </table:table-cell>
          <table:table-cell office:value-type="float" office:value="11472" calcext:value-type="float">
            <text:p>11472</text:p>
          </table:table-cell>
          <table:table-cell/>
          <table:table-cell office:value-type="float" office:value="44572" calcext:value-type="float">
            <text:p>44572</text:p>
          </table:table-cell>
          <table:table-cell table:number-columns-repeated="5"/>
          <table:table-cell office:value-type="float" office:value="409059" calcext:value-type="float">
            <text:p>409059</text:p>
          </table:table-cell>
          <table:table-cell office:value-type="float" office:value="891746" calcext:value-type="float">
            <text:p>891746</text:p>
          </table:table-cell>
          <table:table-cell office:value-type="float" office:value="1265225" calcext:value-type="float">
            <text:p>1265225</text:p>
          </table:table-cell>
          <table:table-cell office:value-type="string" calcext:value-type="string">
            <text:p>70.48%</text:p>
          </table:table-cell>
        </table:table-row>
        <table:table-row table:style-name="ro2">
          <table:table-cell office:value-type="string" calcext:value-type="string">
            <text:p><text:a xlink:href="https://en.wikipedia.org/wiki/Khadoor_Sahib_(Lok_Sabha_constituency)" xlink:type="simple">Khadoor Sahib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35720" calcext:value-type="float">
            <text:p>435720</text:p>
          </table:table-cell>
          <table:table-cell table:style-name="ce6"/>
          <table:table-cell office:value-type="float" office:value="13333" calcext:value-type="float">
            <text:p>13333</text:p>
          </table:table-cell>
          <table:table-cell/>
          <table:table-cell office:value-type="float" office:value="20899" calcext:value-type="float">
            <text:p>20899</text:p>
          </table:table-cell>
          <table:table-cell table:number-columns-repeated="5"/>
          <table:table-cell office:value-type="float" office:value="476691" calcext:value-type="float">
            <text:p>476691</text:p>
          </table:table-cell>
          <table:table-cell office:value-type="float" office:value="946643" calcext:value-type="float">
            <text:p>946643</text:p>
          </table:table-cell>
          <table:table-cell office:value-type="float" office:value="1340145" calcext:value-type="float">
            <text:p>1340145</text:p>
          </table:table-cell>
          <table:table-cell office:value-type="string" calcext:value-type="string">
            <text:p>70.64%</text:p>
          </table:table-cell>
        </table:table-row>
        <table:table-row table:style-name="ro2">
          <table:table-cell office:value-type="string" calcext:value-type="string">
            <text:p><text:a xlink:href="https://en.wikipedia.org/wiki/Khagaria_(Lok_Sabha_constituency)" xlink:type="simple">Khagari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27495" calcext:value-type="float">
            <text:p>127495</text:p>
          </table:table-cell>
          <table:table-cell table:style-name="ce6"/>
          <table:table-cell office:value-type="float" office:value="17277" calcext:value-type="float">
            <text:p>17277</text:p>
          </table:table-cell>
          <table:table-cell/>
          <table:table-cell office:value-type="float" office:value="58839" calcext:value-type="float">
            <text:p>58839</text:p>
          </table:table-cell>
          <table:table-cell table:number-columns-repeated="5"/>
          <table:table-cell office:value-type="float" office:value="421370" calcext:value-type="float">
            <text:p>421370</text:p>
          </table:table-cell>
          <table:table-cell office:value-type="float" office:value="624981" calcext:value-type="float">
            <text:p>624981</text:p>
          </table:table-cell>
          <table:table-cell office:value-type="float" office:value="1342282" calcext:value-type="float">
            <text:p>1342282</text:p>
          </table:table-cell>
          <table:table-cell office:value-type="string" calcext:value-type="string">
            <text:p>46.56%</text:p>
          </table:table-cell>
        </table:table-row>
        <table:table-row table:style-name="ro2">
          <table:table-cell office:value-type="string" calcext:value-type="string">
            <text:p><text:a xlink:href="https://en.wikipedia.org/wiki/Khajuraho_(Lok_Sabha_constituency)" xlink:type="simple">Khajuraho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01037" calcext:value-type="float">
            <text:p>201037</text:p>
          </table:table-cell>
          <table:table-cell office:value-type="float" office:value="229369" calcext:value-type="float">
            <text:p>229369</text:p>
          </table:table-cell>
          <table:table-cell office:value-type="float" office:value="77107" calcext:value-type="float">
            <text:p>77107</text:p>
          </table:table-cell>
          <table:table-cell/>
          <table:table-cell office:value-type="float" office:value="39930" calcext:value-type="float">
            <text:p>39930</text:p>
          </table:table-cell>
          <table:table-cell table:style-name="ce5" office:value-type="float" office:value="20045" calcext:value-type="float">
            <text:p>20045</text:p>
          </table:table-cell>
          <table:table-cell table:number-columns-repeated="4"/>
          <table:table-cell office:value-type="float" office:value="15595" calcext:value-type="float">
            <text:p>15595</text:p>
          </table:table-cell>
          <table:table-cell office:value-type="float" office:value="583083" calcext:value-type="float">
            <text:p>583083</text:p>
          </table:table-cell>
          <table:table-cell office:value-type="float" office:value="1349479" calcext:value-type="float">
            <text:p>1349479</text:p>
          </table:table-cell>
          <table:table-cell office:value-type="string" calcext:value-type="string">
            <text:p>43.21%</text:p>
          </table:table-cell>
        </table:table-row>
        <table:table-row table:style-name="ro2">
          <table:table-cell office:value-type="string" calcext:value-type="string">
            <text:p><text:a xlink:href="https://en.wikipedia.org/wiki/Khammam_(Lok_Sabha_constituency)" xlink:type="simple">Khammam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44920" calcext:value-type="float">
            <text:p>344920</text:p>
          </table:table-cell>
          <table:table-cell office:value-type="float" office:value="9644" calcext:value-type="float">
            <text:p>9644</text:p>
          </table:table-cell>
          <table:table-cell office:value-type="float" office:value="6302" calcext:value-type="float">
            <text:p>6302</text:p>
          </table:table-cell>
          <table:table-cell/>
          <table:table-cell office:value-type="float" office:value="53593" calcext:value-type="float">
            <text:p>53593</text:p>
          </table:table-cell>
          <table:table-cell table:number-columns-repeated="2"/>
          <table:table-cell table:style-name="ce5" office:value-type="float" office:value="469368" calcext:value-type="float">
            <text:p>469368</text:p>
          </table:table-cell>
          <table:table-cell table:number-columns-repeated="2"/>
          <table:table-cell office:value-type="float" office:value="150182" calcext:value-type="float">
            <text:p>150182</text:p>
          </table:table-cell>
          <table:table-cell office:value-type="float" office:value="1034009" calcext:value-type="float">
            <text:p>1034009</text:p>
          </table:table-cell>
          <table:table-cell office:value-type="float" office:value="1259815" calcext:value-type="float">
            <text:p>1259815</text:p>
          </table:table-cell>
          <table:table-cell office:value-type="string" calcext:value-type="string">
            <text:p>82.08%</text:p>
          </table:table-cell>
        </table:table-row>
        <table:table-row table:style-name="ro2">
          <table:table-cell office:value-type="string" calcext:value-type="string">
            <text:p><text:a xlink:href="https://en.wikipedia.org/wiki/Khandwa_(Lok_Sabha_constituency)" xlink:type="simple">Khandw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94241" calcext:value-type="float">
            <text:p>394241</text:p>
          </table:table-cell>
          <table:table-cell office:value-type="float" office:value="345160" calcext:value-type="float">
            <text:p>345160</text:p>
          </table:table-cell>
          <table:table-cell office:value-type="float" office:value="9029" calcext:value-type="float">
            <text:p>9029</text:p>
          </table:table-cell>
          <table:table-cell/>
          <table:table-cell office:value-type="float" office:value="39869" calcext:value-type="float">
            <text:p>39869</text:p>
          </table:table-cell>
          <table:table-cell table:number-columns-repeated="5"/>
          <table:table-cell office:value-type="float" office:value="24115" calcext:value-type="float">
            <text:p>24115</text:p>
          </table:table-cell>
          <table:table-cell office:value-type="float" office:value="812414" calcext:value-type="float">
            <text:p>812414</text:p>
          </table:table-cell>
          <table:table-cell office:value-type="float" office:value="1355090" calcext:value-type="float">
            <text:p>1355090</text:p>
          </table:table-cell>
          <table:table-cell office:value-type="string" calcext:value-type="string">
            <text:p>59.95%</text:p>
          </table:table-cell>
        </table:table-row>
        <table:table-row table:style-name="ro2">
          <table:table-cell office:value-type="string" calcext:value-type="string">
            <text:p><text:a xlink:href="https://en.wikipedia.org/wiki/Khargone_(Lok_Sabha_constituency)" xlink:type="simple">Khargone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17121" calcext:value-type="float">
            <text:p>317121</text:p>
          </table:table-cell>
          <table:table-cell office:value-type="float" office:value="351296" calcext:value-type="float">
            <text:p>351296</text:p>
          </table:table-cell>
          <table:table-cell office:value-type="float" office:value="8858" calcext:value-type="float">
            <text:p>8858</text:p>
          </table:table-cell>
          <table:table-cell/>
          <table:table-cell office:value-type="float" office:value="45236" calcext:value-type="float">
            <text:p>45236</text:p>
          </table:table-cell>
          <table:table-cell table:number-columns-repeated="5"/>
          <table:table-cell office:value-type="float" office:value="38044" calcext:value-type="float">
            <text:p>38044</text:p>
          </table:table-cell>
          <table:table-cell office:value-type="float" office:value="760555" calcext:value-type="float">
            <text:p>760555</text:p>
          </table:table-cell>
          <table:table-cell office:value-type="float" office:value="1266176" calcext:value-type="float">
            <text:p>1266176</text:p>
          </table:table-cell>
          <table:table-cell office:value-type="string" calcext:value-type="string">
            <text:p>60.07%</text:p>
          </table:table-cell>
        </table:table-row>
        <table:table-row table:style-name="ro2">
          <table:table-cell office:value-type="string" calcext:value-type="string">
            <text:p><text:a xlink:href="https://en.wikipedia.org/wiki/Kheda_(Lok_Sabha_constituency)" xlink:type="simple">Kheda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84004" calcext:value-type="float">
            <text:p>284004</text:p>
          </table:table-cell>
          <table:table-cell office:value-type="float" office:value="283158" calcext:value-type="float">
            <text:p>283158</text:p>
          </table:table-cell>
          <table:table-cell office:value-type="float" office:value="6557" calcext:value-type="float">
            <text:p>6557</text:p>
          </table:table-cell>
          <table:table-cell/>
          <table:table-cell office:value-type="float" office:value="22544" calcext:value-type="float">
            <text:p>22544</text:p>
          </table:table-cell>
          <table:table-cell table:number-columns-repeated="5"/>
          <table:table-cell office:value-type="float" office:value="6400" calcext:value-type="float">
            <text:p>6400</text:p>
          </table:table-cell>
          <table:table-cell office:value-type="float" office:value="602663" calcext:value-type="float">
            <text:p>602663</text:p>
          </table:table-cell>
          <table:table-cell office:value-type="float" office:value="1448573" calcext:value-type="float">
            <text:p>1448573</text:p>
          </table:table-cell>
          <table:table-cell office:value-type="string" calcext:value-type="string">
            <text:p>41.60%</text:p>
          </table:table-cell>
        </table:table-row>
        <table:table-row table:style-name="ro2">
          <table:table-cell office:value-type="string" calcext:value-type="string">
            <text:p><text:a xlink:href="https://en.wikipedia.org/wiki/Kheri_(Lok_Sabha_constituency)" xlink:type="simple">Kher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84982" calcext:value-type="float">
            <text:p>184982</text:p>
          </table:table-cell>
          <table:table-cell office:value-type="float" office:value="162850" calcext:value-type="float">
            <text:p>162850</text:p>
          </table:table-cell>
          <table:table-cell office:value-type="float" office:value="176205" calcext:value-type="float">
            <text:p>176205</text:p>
          </table:table-cell>
          <table:table-cell/>
          <table:table-cell office:value-type="float" office:value="19191" calcext:value-type="float">
            <text:p>19191</text:p>
          </table:table-cell>
          <table:table-cell table:style-name="ce5" office:value-type="float" office:value="153491" calcext:value-type="float">
            <text:p>153491</text:p>
          </table:table-cell>
          <table:table-cell table:number-columns-repeated="4"/>
          <table:table-cell office:value-type="float" office:value="11241" calcext:value-type="float">
            <text:p>11241</text:p>
          </table:table-cell>
          <table:table-cell office:value-type="float" office:value="707960" calcext:value-type="float">
            <text:p>707960</text:p>
          </table:table-cell>
          <table:table-cell office:value-type="float" office:value="1297088" calcext:value-type="float">
            <text:p>1297088</text:p>
          </table:table-cell>
          <table:table-cell office:value-type="string" calcext:value-type="string">
            <text:p>54.58%</text:p>
          </table:table-cell>
        </table:table-row>
        <table:table-row table:style-name="ro2">
          <table:table-cell office:value-type="string" calcext:value-type="string">
            <text:p><text:a xlink:href="https://en.wikipedia.org/wiki/Khunti_(Lok_Sabha_constituency)" xlink:type="simple">Khunti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130039" calcext:value-type="float">
            <text:p>130039</text:p>
          </table:table-cell>
          <table:table-cell office:value-type="float" office:value="210214" calcext:value-type="float">
            <text:p>210214</text:p>
          </table:table-cell>
          <table:table-cell office:value-type="float" office:value="8663" calcext:value-type="float">
            <text:p>8663</text:p>
          </table:table-cell>
          <table:table-cell/>
          <table:table-cell office:value-type="float" office:value="24361" calcext:value-type="float">
            <text:p>24361</text:p>
          </table:table-cell>
          <table:table-cell table:number-columns-repeated="5"/>
          <table:table-cell office:value-type="float" office:value="137066" calcext:value-type="float">
            <text:p>137066</text:p>
          </table:table-cell>
          <table:table-cell office:value-type="float" office:value="510343" calcext:value-type="float">
            <text:p>510343</text:p>
          </table:table-cell>
          <table:table-cell office:value-type="float" office:value="975590" calcext:value-type="float">
            <text:p>975590</text:p>
          </table:table-cell>
          <table:table-cell office:value-type="string" calcext:value-type="string">
            <text:p>52.31%</text:p>
          </table:table-cell>
        </table:table-row>
        <table:table-row table:style-name="ro2">
          <table:table-cell office:value-type="string" calcext:value-type="string">
            <text:p><text:a xlink:href="https://en.wikipedia.org/wiki/Kishanganj_(Lok_Sabha_constituency)" xlink:type="simple">Kishanganj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239405" calcext:value-type="float">
            <text:p>239405</text:p>
          </table:table-cell>
          <table:table-cell table:style-name="ce6"/>
          <table:table-cell office:value-type="float" office:value="13575" calcext:value-type="float">
            <text:p>13575</text:p>
          </table:table-cell>
          <table:table-cell/>
          <table:table-cell office:value-type="float" office:value="47557" calcext:value-type="float">
            <text:p>47557</text:p>
          </table:table-cell>
          <table:table-cell table:number-columns-repeated="5"/>
          <table:table-cell office:value-type="float" office:value="326377" calcext:value-type="float">
            <text:p>326377</text:p>
          </table:table-cell>
          <table:table-cell office:value-type="float" office:value="626914" calcext:value-type="float">
            <text:p>626914</text:p>
          </table:table-cell>
          <table:table-cell office:value-type="float" office:value="1188846" calcext:value-type="float">
            <text:p>1188846</text:p>
          </table:table-cell>
          <table:table-cell office:value-type="string" calcext:value-type="string">
            <text:p>52.73%</text:p>
          </table:table-cell>
        </table:table-row>
        <table:table-row table:style-name="ro2">
          <table:table-cell office:value-type="string" calcext:value-type="string">
            <text:p><text:a xlink:href="https://en.wikipedia.org/wiki/Kodarma_(Lok_Sabha_constituency)" xlink:type="simple">Kodarma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49478" calcext:value-type="float">
            <text:p>49478</text:p>
          </table:table-cell>
          <table:table-cell office:value-type="float" office:value="115145" calcext:value-type="float">
            <text:p>115145</text:p>
          </table:table-cell>
          <table:table-cell office:value-type="float" office:value="9720" calcext:value-type="float">
            <text:p>9720</text:p>
          </table:table-cell>
          <table:table-cell/>
          <table:table-cell office:value-type="float" office:value="48870" calcext:value-type="float">
            <text:p>48870</text:p>
          </table:table-cell>
          <table:table-cell table:number-columns-repeated="5"/>
          <table:table-cell office:value-type="float" office:value="557325" calcext:value-type="float">
            <text:p>557325</text:p>
          </table:table-cell>
          <table:table-cell office:value-type="float" office:value="780538" calcext:value-type="float">
            <text:p>780538</text:p>
          </table:table-cell>
          <table:table-cell office:value-type="float" office:value="1373290" calcext:value-type="float">
            <text:p>1373290</text:p>
          </table:table-cell>
          <table:table-cell office:value-type="string" calcext:value-type="string">
            <text:p>56.84%</text:p>
          </table:table-cell>
        </table:table-row>
        <table:table-row table:style-name="ro2">
          <table:table-cell office:value-type="string" calcext:value-type="string">
            <text:p><text:a xlink:href="https://en.wikipedia.org/wiki/Kokrajhar_(Lok_Sabha_constituency)" xlink:type="simple">Kokrajhar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table:style-name="ce6" table:number-columns-repeated="3"/>
          <table:table-cell/>
          <table:table-cell office:value-type="float" office:value="304889" calcext:value-type="float">
            <text:p>304889</text:p>
          </table:table-cell>
          <table:table-cell table:number-columns-repeated="5"/>
          <table:table-cell office:value-type="float" office:value="709895" calcext:value-type="float">
            <text:p>709895</text:p>
          </table:table-cell>
          <table:table-cell office:value-type="float" office:value="1014784" calcext:value-type="float">
            <text:p>1014784</text:p>
          </table:table-cell>
          <table:table-cell office:value-type="float" office:value="1377837" calcext:value-type="float">
            <text:p>1377837</text:p>
          </table:table-cell>
          <table:table-cell office:value-type="string" calcext:value-type="string">
            <text:p>73.65%</text:p>
          </table:table-cell>
        </table:table-row>
        <table:table-row table:style-name="ro2">
          <table:table-cell office:value-type="string" calcext:value-type="string">
            <text:p><text:a xlink:href="https://en.wikipedia.org/wiki/Kolar_(Lok_Sabha_constituency)" xlink:type="simple">Kola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44771" calcext:value-type="float">
            <text:p>344771</text:p>
          </table:table-cell>
          <table:table-cell office:value-type="float" office:value="321765" calcext:value-type="float">
            <text:p>321765</text:p>
          </table:table-cell>
          <table:table-cell office:value-type="float" office:value="7332" calcext:value-type="float">
            <text:p>7332</text:p>
          </table:table-cell>
          <table:table-cell/>
          <table:table-cell office:value-type="float" office:value="44039" calcext:value-type="float">
            <text:p>44039</text:p>
          </table:table-cell>
          <table:table-cell table:number-columns-repeated="3"/>
          <table:table-cell table:style-name="ce5" office:value-type="float" office:value="4655" calcext:value-type="float">
            <text:p>4655</text:p>
          </table:table-cell>
          <table:table-cell/>
          <table:table-cell office:value-type="float" office:value="204699" calcext:value-type="float">
            <text:p>204699</text:p>
          </table:table-cell>
          <table:table-cell office:value-type="float" office:value="927261" calcext:value-type="float">
            <text:p>927261</text:p>
          </table:table-cell>
          <table:table-cell office:value-type="float" office:value="1339856" calcext:value-type="float">
            <text:p>1339856</text:p>
          </table:table-cell>
          <table:table-cell office:value-type="string" calcext:value-type="string">
            <text:p>69.21%</text:p>
          </table:table-cell>
        </table:table-row>
        <table:table-row table:style-name="ro2">
          <table:table-cell office:value-type="string" calcext:value-type="string">
            <text:p><text:a xlink:href="https://en.wikipedia.org/wiki/Kolhapur_(Lok_Sabha_constituency)" xlink:type="simple">Kolhapu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21805" calcext:value-type="float">
            <text:p>21805</text:p>
          </table:table-cell>
          <table:table-cell/>
          <table:table-cell office:value-type="float" office:value="445919" calcext:value-type="float">
            <text:p>445919</text:p>
          </table:table-cell>
          <table:table-cell table:number-columns-repeated="3"/>
          <table:table-cell table:style-name="ce5" office:value-type="float" office:value="383282" calcext:value-type="float">
            <text:p>383282</text:p>
          </table:table-cell>
          <table:table-cell/>
          <table:table-cell office:value-type="float" office:value="176796" calcext:value-type="float">
            <text:p>176796</text:p>
          </table:table-cell>
          <table:table-cell office:value-type="float" office:value="1027802" calcext:value-type="float">
            <text:p>1027802</text:p>
          </table:table-cell>
          <table:table-cell office:value-type="float" office:value="1583030" calcext:value-type="float">
            <text:p>1583030</text:p>
          </table:table-cell>
          <table:table-cell office:value-type="string" calcext:value-type="string">
            <text:p>64.93%</text:p>
          </table:table-cell>
        </table:table-row>
        <table:table-row table:style-name="ro2">
          <table:table-cell office:value-type="string" calcext:value-type="string">
            <text:p><text:a xlink:href="https://en.wikipedia.org/wiki/Kolkata_Dakshin_(Lok_Sabha_constituency)" xlink:type="simple">Kolkata Dakshin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9744" calcext:value-type="float">
            <text:p>39744</text:p>
          </table:table-cell>
          <table:table-cell office:value-type="float" office:value="6745" calcext:value-type="float">
            <text:p>6745</text:p>
          </table:table-cell>
          <table:table-cell table:style-name="ce5" office:value-type="float" office:value="356474" calcext:value-type="float">
            <text:p>356474</text:p>
          </table:table-cell>
          <table:table-cell office:value-type="float" office:value="20849" calcext:value-type="float">
            <text:p>20849</text:p>
          </table:table-cell>
          <table:table-cell/>
          <table:table-cell table:style-name="ce5" office:value-type="float" office:value="576045" calcext:value-type="float">
            <text:p>576045</text:p>
          </table:table-cell>
          <table:table-cell table:number-columns-repeated="3"/>
          <table:table-cell office:value-type="float" office:value="7368" calcext:value-type="float">
            <text:p>7368</text:p>
          </table:table-cell>
          <table:table-cell office:value-type="float" office:value="1007225" calcext:value-type="float">
            <text:p>1007225</text:p>
          </table:table-cell>
          <table:table-cell office:value-type="float" office:value="1505638" calcext:value-type="float">
            <text:p>1505638</text:p>
          </table:table-cell>
          <table:table-cell office:value-type="string" calcext:value-type="string">
            <text:p>66.90%</text:p>
          </table:table-cell>
        </table:table-row>
        <table:table-row table:style-name="ro2">
          <table:table-cell office:value-type="string" calcext:value-type="string">
            <text:p><text:a xlink:href="https://en.wikipedia.org/wiki/Kolkata_Uttar_(Lok_Sabha_constituency)" xlink:type="simple">Kolkata Utta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7044" calcext:value-type="float">
            <text:p>37044</text:p>
          </table:table-cell>
          <table:table-cell office:value-type="float" office:value="5666" calcext:value-type="float">
            <text:p>5666</text:p>
          </table:table-cell>
          <table:table-cell table:style-name="ce5" office:value-type="float" office:value="351368" calcext:value-type="float">
            <text:p>351368</text:p>
          </table:table-cell>
          <table:table-cell office:value-type="float" office:value="19259" calcext:value-type="float">
            <text:p>19259</text:p>
          </table:table-cell>
          <table:table-cell/>
          <table:table-cell table:style-name="ce5" office:value-type="float" office:value="460646" calcext:value-type="float">
            <text:p>460646</text:p>
          </table:table-cell>
          <table:table-cell table:number-columns-repeated="3"/>
          <table:table-cell office:value-type="float" office:value="3398" calcext:value-type="float">
            <text:p>3398</text:p>
          </table:table-cell>
          <table:table-cell office:value-type="float" office:value="877381" calcext:value-type="float">
            <text:p>877381</text:p>
          </table:table-cell>
          <table:table-cell office:value-type="float" office:value="1366647" calcext:value-type="float">
            <text:p>1366647</text:p>
          </table:table-cell>
          <table:table-cell office:value-type="string" calcext:value-type="string">
            <text:p>64.20%</text:p>
          </table:table-cell>
        </table:table-row>
        <table:table-row table:style-name="ro2">
          <table:table-cell office:value-type="string" calcext:value-type="string">
            <text:p><text:a xlink:href="https://en.wikipedia.org/wiki/Kollam_(Lok_Sabha_constituency)" xlink:type="simple">Kollam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57401" calcext:value-type="float">
            <text:p>357401</text:p>
          </table:table-cell>
          <table:table-cell office:value-type="float" office:value="33078" calcext:value-type="float">
            <text:p>33078</text:p>
          </table:table-cell>
          <table:table-cell office:value-type="float" office:value="6752" calcext:value-type="float">
            <text:p>6752</text:p>
          </table:table-cell>
          <table:table-cell table:style-name="ce5" office:value-type="float" office:value="339870" calcext:value-type="float">
            <text:p>339870</text:p>
          </table:table-cell>
          <table:table-cell office:value-type="float" office:value="15020" calcext:value-type="float">
            <text:p>15020</text:p>
          </table:table-cell>
          <table:table-cell table:number-columns-repeated="5"/>
          <table:table-cell table:style-name="ce6"/>
          <table:table-cell office:value-type="float" office:value="752121" calcext:value-type="float">
            <text:p>752121</text:p>
          </table:table-cell>
          <table:table-cell office:value-type="float" office:value="1106712" calcext:value-type="float">
            <text:p>1106712</text:p>
          </table:table-cell>
          <table:table-cell office:value-type="string" calcext:value-type="string">
            <text:p>67.96%</text:p>
          </table:table-cell>
        </table:table-row>
        <table:table-row table:style-name="ro2">
          <table:table-cell office:value-type="string" calcext:value-type="string">
            <text:p><text:a xlink:href="https://en.wikipedia.org/wiki/Koppal_(Lok_Sabha_constituency)" xlink:type="simple">Koppal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209904" calcext:value-type="float">
            <text:p>209904</text:p>
          </table:table-cell>
          <table:table-cell office:value-type="float" office:value="291693" calcext:value-type="float">
            <text:p>291693</text:p>
          </table:table-cell>
          <table:table-cell office:value-type="float" office:value="10377" calcext:value-type="float">
            <text:p>10377</text:p>
          </table:table-cell>
          <table:table-cell/>
          <table:table-cell office:value-type="float" office:value="50494" calcext:value-type="float">
            <text:p>50494</text:p>
          </table:table-cell>
          <table:table-cell table:number-columns-repeated="5"/>
          <table:table-cell office:value-type="float" office:value="192216" calcext:value-type="float">
            <text:p>192216</text:p>
          </table:table-cell>
          <table:table-cell office:value-type="float" office:value="754684" calcext:value-type="float">
            <text:p>754684</text:p>
          </table:table-cell>
          <table:table-cell office:value-type="float" office:value="1354287" calcext:value-type="float">
            <text:p>1354287</text:p>
          </table:table-cell>
          <table:table-cell office:value-type="string" calcext:value-type="string">
            <text:p>55.73%</text:p>
          </table:table-cell>
        </table:table-row>
        <table:table-row table:style-name="ro2">
          <table:table-cell office:value-type="string" calcext:value-type="string">
            <text:p><text:a xlink:href="https://en.wikipedia.org/wiki/Koraput_(Lok_Sabha_constituency)" xlink:type="simple">Koraput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216416" calcext:value-type="float">
            <text:p>216416</text:p>
          </table:table-cell>
          <table:table-cell office:value-type="float" office:value="111690" calcext:value-type="float">
            <text:p>111690</text:p>
          </table:table-cell>
          <table:table-cell office:value-type="float" office:value="46000" calcext:value-type="float">
            <text:p>46000</text:p>
          </table:table-cell>
          <table:table-cell/>
          <table:table-cell table:style-name="ce6"/>
          <table:table-cell table:number-columns-repeated="5"/>
          <table:table-cell office:value-type="float" office:value="385513" calcext:value-type="float">
            <text:p>385513</text:p>
          </table:table-cell>
          <table:table-cell office:value-type="float" office:value="759619" calcext:value-type="float">
            <text:p>759619</text:p>
          </table:table-cell>
          <table:table-cell office:value-type="float" office:value="1217768" calcext:value-type="float">
            <text:p>1217768</text:p>
          </table:table-cell>
          <table:table-cell office:value-type="string" calcext:value-type="string">
            <text:p>62.38%</text:p>
          </table:table-cell>
        </table:table-row>
        <table:table-row table:style-name="ro2">
          <table:table-cell office:value-type="string" calcext:value-type="string">
            <text:p><text:a xlink:href="https://en.wikipedia.org/wiki/Korba_(Lok_Sabha_constituency)" xlink:type="simple">Korba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314616" calcext:value-type="float">
            <text:p>314616</text:p>
          </table:table-cell>
          <table:table-cell office:value-type="float" office:value="293879" calcext:value-type="float">
            <text:p>293879</text:p>
          </table:table-cell>
          <table:table-cell office:value-type="float" office:value="17865" calcext:value-type="float">
            <text:p>17865</text:p>
          </table:table-cell>
          <table:table-cell/>
          <table:table-cell office:value-type="float" office:value="76962" calcext:value-type="float">
            <text:p>76962</text:p>
          </table:table-cell>
          <table:table-cell table:number-columns-repeated="5"/>
          <table:table-cell office:value-type="float" office:value="42290" calcext:value-type="float">
            <text:p>42290</text:p>
          </table:table-cell>
          <table:table-cell office:value-type="float" office:value="745612" calcext:value-type="float">
            <text:p>745612</text:p>
          </table:table-cell>
          <table:table-cell office:value-type="float" office:value="1276459" calcext:value-type="float">
            <text:p>1276459</text:p>
          </table:table-cell>
          <table:table-cell office:value-type="string" calcext:value-type="string">
            <text:p>58.41%</text:p>
          </table:table-cell>
        </table:table-row>
        <table:table-row table:style-name="ro2">
          <table:table-cell office:value-type="string" calcext:value-type="string">
            <text:p><text:a xlink:href="https://en.wikipedia.org/wiki/Kota_(Lok_Sabha_constituency)" xlink:type="simple">Kota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60486" calcext:value-type="float">
            <text:p>360486</text:p>
          </table:table-cell>
          <table:table-cell office:value-type="float" office:value="277393" calcext:value-type="float">
            <text:p>277393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24412" calcext:value-type="float">
            <text:p>24412</text:p>
          </table:table-cell>
          <table:table-cell table:style-name="ce5" office:value-type="float" office:value="1479" calcext:value-type="float">
            <text:p>1479</text:p>
          </table:table-cell>
          <table:table-cell table:number-columns-repeated="4"/>
          <table:table-cell office:value-type="float" office:value="7636" calcext:value-type="float">
            <text:p>7636</text:p>
          </table:table-cell>
          <table:table-cell office:value-type="float" office:value="681806" calcext:value-type="float">
            <text:p>681806</text:p>
          </table:table-cell>
          <table:table-cell office:value-type="float" office:value="1498914" calcext:value-type="float">
            <text:p>1498914</text:p>
          </table:table-cell>
          <table:table-cell office:value-type="string" calcext:value-type="string">
            <text:p>45.49%</text:p>
          </table:table-cell>
        </table:table-row>
        <table:table-row table:style-name="ro2">
          <table:table-cell office:value-type="string" calcext:value-type="string">
            <text:p><text:a xlink:href="https://en.wikipedia.org/wiki/Kottayam_(Lok_Sabha_constituency)" xlink:type="simple">Kottayam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table:style-name="ce6"/>
          <table:table-cell office:value-type="float" office:value="37422" calcext:value-type="float">
            <text:p>37422</text:p>
          </table:table-cell>
          <table:table-cell office:value-type="float" office:value="11432" calcext:value-type="float">
            <text:p>11432</text:p>
          </table:table-cell>
          <table:table-cell table:style-name="ce5" office:value-type="float" office:value="333392" calcext:value-type="float">
            <text:p>333392</text:p>
          </table:table-cell>
          <table:table-cell office:value-type="float" office:value="20027" calcext:value-type="float">
            <text:p>20027</text:p>
          </table:table-cell>
          <table:table-cell table:number-columns-repeated="5"/>
          <table:table-cell office:value-type="float" office:value="405547" calcext:value-type="float">
            <text:p>405547</text:p>
          </table:table-cell>
          <table:table-cell office:value-type="float" office:value="807820" calcext:value-type="float">
            <text:p>807820</text:p>
          </table:table-cell>
          <table:table-cell office:value-type="float" office:value="1095242" calcext:value-type="float">
            <text:p>1095242</text:p>
          </table:table-cell>
          <table:table-cell office:value-type="string" calcext:value-type="string">
            <text:p>73.76%</text:p>
          </table:table-cell>
        </table:table-row>
        <table:table-row table:style-name="ro2">
          <table:table-cell office:value-type="string" calcext:value-type="string">
            <text:p><text:a xlink:href="https://en.wikipedia.org/wiki/Kozhikode_(Lok_Sabha_constituency)" xlink:type="simple">Kozhikode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42309" calcext:value-type="float">
            <text:p>342309</text:p>
          </table:table-cell>
          <table:table-cell office:value-type="float" office:value="89718" calcext:value-type="float">
            <text:p>89718</text:p>
          </table:table-cell>
          <table:table-cell office:value-type="float" office:value="4044" calcext:value-type="float">
            <text:p>4044</text:p>
          </table:table-cell>
          <table:table-cell table:style-name="ce5" office:value-type="float" office:value="341471" calcext:value-type="float">
            <text:p>341471</text:p>
          </table:table-cell>
          <table:table-cell office:value-type="float" office:value="20036" calcext:value-type="float">
            <text:p>20036</text:p>
          </table:table-cell>
          <table:table-cell table:number-columns-repeated="5"/>
          <table:table-cell table:style-name="ce6"/>
          <table:table-cell office:value-type="float" office:value="797578" calcext:value-type="float">
            <text:p>797578</text:p>
          </table:table-cell>
          <table:table-cell office:value-type="float" office:value="1053817" calcext:value-type="float">
            <text:p>1053817</text:p>
          </table:table-cell>
          <table:table-cell office:value-type="string" calcext:value-type="string">
            <text:p>75.68%</text:p>
          </table:table-cell>
        </table:table-row>
        <table:table-row table:style-name="ro2">
          <table:table-cell office:value-type="string" calcext:value-type="string">
            <text:p><text:a xlink:href="https://en.wikipedia.org/wiki/Krishnagiri_(Lok_Sabha_constituency)" xlink:type="simple">Krishnagir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20486" calcext:value-type="float">
            <text:p>20486</text:p>
          </table:table-cell>
          <table:table-cell office:value-type="float" office:value="2896" calcext:value-type="float">
            <text:p>2896</text:p>
          </table:table-cell>
          <table:table-cell/>
          <table:table-cell office:value-type="float" office:value="30617" calcext:value-type="float">
            <text:p>30617</text:p>
          </table:table-cell>
          <table:table-cell table:number-columns-repeated="4"/>
          <table:table-cell table:style-name="ce5" office:value-type="float" office:value="335977" calcext:value-type="float">
            <text:p>335977</text:p>
          </table:table-cell>
          <table:table-cell office:value-type="float" office:value="362602" calcext:value-type="float">
            <text:p>362602</text:p>
          </table:table-cell>
          <table:table-cell office:value-type="float" office:value="752578" calcext:value-type="float">
            <text:p>752578</text:p>
          </table:table-cell>
          <table:table-cell office:value-type="float" office:value="1014758" calcext:value-type="float">
            <text:p>1014758</text:p>
          </table:table-cell>
          <table:table-cell office:value-type="string" calcext:value-type="string">
            <text:p>74.16%</text:p>
          </table:table-cell>
        </table:table-row>
        <table:table-row table:style-name="ro2">
          <table:table-cell office:value-type="string" calcext:value-type="string">
            <text:p><text:a xlink:href="https://en.wikipedia.org/wiki/Krishnanagar_(Lok_Sabha_constituency)" xlink:type="simple">Krishnanaga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175283" calcext:value-type="float">
            <text:p>175283</text:p>
          </table:table-cell>
          <table:table-cell office:value-type="float" office:value="10733" calcext:value-type="float">
            <text:p>10733</text:p>
          </table:table-cell>
          <table:table-cell table:style-name="ce5" office:value-type="float" office:value="366293" calcext:value-type="float">
            <text:p>366293</text:p>
          </table:table-cell>
          <table:table-cell table:style-name="ce6"/>
          <table:table-cell table:style-name="ce5" office:value-type="float" office:value="5002" calcext:value-type="float">
            <text:p>5002</text:p>
          </table:table-cell>
          <table:table-cell table:style-name="ce5" office:value-type="float" office:value="443679" calcext:value-type="float">
            <text:p>443679</text:p>
          </table:table-cell>
          <table:table-cell/>
          <table:table-cell table:style-name="ce5" office:value-type="float" office:value="4336" calcext:value-type="float">
            <text:p>4336</text:p>
          </table:table-cell>
          <table:table-cell/>
          <table:table-cell office:value-type="float" office:value="40385" calcext:value-type="float">
            <text:p>40385</text:p>
          </table:table-cell>
          <table:table-cell office:value-type="float" office:value="1045711" calcext:value-type="float">
            <text:p>1045711</text:p>
          </table:table-cell>
          <table:table-cell office:value-type="float" office:value="1223082" calcext:value-type="float">
            <text:p>1223082</text:p>
          </table:table-cell>
          <table:table-cell office:value-type="string" calcext:value-type="string">
            <text:p>85.50%</text:p>
          </table:table-cell>
        </table:table-row>
        <table:table-row table:style-name="ro2">
          <table:table-cell office:value-type="string" calcext:value-type="string">
            <text:p><text:a xlink:href="https://en.wikipedia.org/wiki/Kurnool_(Lok_Sabha_constituency)" xlink:type="simple">Kurnool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82974" calcext:value-type="float">
            <text:p>382974</text:p>
          </table:table-cell>
          <table:table-cell office:value-type="float" office:value="8268" calcext:value-type="float">
            <text:p>8268</text:p>
          </table:table-cell>
          <table:table-cell office:value-type="float" office:value="11542" calcext:value-type="float">
            <text:p>11542</text:p>
          </table:table-cell>
          <table:table-cell/>
          <table:table-cell office:value-type="float" office:value="27823" calcext:value-type="float">
            <text:p>27823</text:p>
          </table:table-cell>
          <table:table-cell table:number-columns-repeated="2"/>
          <table:table-cell table:style-name="ce5" office:value-type="float" office:value="308895" calcext:value-type="float">
            <text:p>308895</text:p>
          </table:table-cell>
          <table:table-cell table:number-columns-repeated="2"/>
          <table:table-cell office:value-type="float" office:value="132206" calcext:value-type="float">
            <text:p>132206</text:p>
          </table:table-cell>
          <table:table-cell office:value-type="float" office:value="871708" calcext:value-type="float">
            <text:p>871708</text:p>
          </table:table-cell>
          <table:table-cell office:value-type="float" office:value="1307312" calcext:value-type="float">
            <text:p>1307312</text:p>
          </table:table-cell>
          <table:table-cell office:value-type="string" calcext:value-type="string">
            <text:p>66.68%</text:p>
          </table:table-cell>
        </table:table-row>
        <table:table-row table:style-name="ro2">
          <table:table-cell office:value-type="string" calcext:value-type="string">
            <text:p><text:a xlink:href="https://en.wikipedia.org/wiki/Kurukshetra_(Lok_Sabha_constituency)" xlink:type="simple">Kurukshetra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397204" calcext:value-type="float">
            <text:p>397204</text:p>
          </table:table-cell>
          <table:table-cell table:style-name="ce6"/>
          <table:table-cell office:value-type="float" office:value="151231" calcext:value-type="float">
            <text:p>151231</text:p>
          </table:table-cell>
          <table:table-cell/>
          <table:table-cell office:value-type="float" office:value="29262" calcext:value-type="float">
            <text:p>29262</text:p>
          </table:table-cell>
          <table:table-cell table:style-name="ce5" office:value-type="float" office:value="2443" calcext:value-type="float">
            <text:p>2443</text:p>
          </table:table-cell>
          <table:table-cell table:number-columns-repeated="4"/>
          <table:table-cell office:value-type="float" office:value="295314" calcext:value-type="float">
            <text:p>295314</text:p>
          </table:table-cell>
          <table:table-cell office:value-type="float" office:value="875454" calcext:value-type="float">
            <text:p>875454</text:p>
          </table:table-cell>
          <table:table-cell office:value-type="float" office:value="1166689" calcext:value-type="float">
            <text:p>1166689</text:p>
          </table:table-cell>
          <table:table-cell office:value-type="string" calcext:value-type="string">
            <text:p>75.04%</text:p>
          </table:table-cell>
        </table:table-row>
        <table:table-row table:style-name="ro2">
          <table:table-cell office:value-type="string" calcext:value-type="string">
            <text:p><text:a xlink:href="https://en.wikipedia.org/wiki/Kushi_Nagar_(Lok_Sabha_constituency)" xlink:type="simple">Kushi Naga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23954" calcext:value-type="float">
            <text:p>223954</text:p>
          </table:table-cell>
          <table:table-cell office:value-type="float" office:value="162189" calcext:value-type="float">
            <text:p>162189</text:p>
          </table:table-cell>
          <table:table-cell office:value-type="float" office:value="202860" calcext:value-type="float">
            <text:p>202860</text:p>
          </table:table-cell>
          <table:table-cell/>
          <table:table-cell office:value-type="float" office:value="38150" calcext:value-type="float">
            <text:p>38150</text:p>
          </table:table-cell>
          <table:table-cell table:style-name="ce5" office:value-type="float" office:value="55223" calcext:value-type="float">
            <text:p>55223</text:p>
          </table:table-cell>
          <table:table-cell table:number-columns-repeated="4"/>
          <table:table-cell office:value-type="float" office:value="48665" calcext:value-type="float">
            <text:p>48665</text:p>
          </table:table-cell>
          <table:table-cell office:value-type="float" office:value="731041" calcext:value-type="float">
            <text:p>731041</text:p>
          </table:table-cell>
          <table:table-cell office:value-type="float" office:value="1438263" calcext:value-type="float">
            <text:p>1438263</text:p>
          </table:table-cell>
          <table:table-cell office:value-type="string" calcext:value-type="string">
            <text:p>50.83%</text:p>
          </table:table-cell>
        </table:table-row>
        <table:table-row table:style-name="ro2">
          <table:table-cell office:value-type="string" calcext:value-type="string">
            <text:p><text:a xlink:href="https://en.wikipedia.org/wiki/Ladakh_(Lok_Sabha_constituency)" xlink:type="simple">Ladakh</text:a></text:p>
          </table:table-cell>
          <table:table-cell office:value-type="string" calcext:value-type="string">
            <text:p><text:a xlink:href="https://en.wikipedia.org/wiki/Jammu_%26_Kashmir" xlink:type="simple">JK</text:a></text:p>
          </table:table-cell>
          <table:table-cell office:value-type="float" office:value="29017" calcext:value-type="float">
            <text:p>29017</text:p>
          </table:table-cell>
          <table:table-cell table:style-name="ce6" table:number-columns-repeated="2"/>
          <table:table-cell/>
          <table:table-cell office:value-type="float" office:value="79916" calcext:value-type="float">
            <text:p>79916</text:p>
          </table:table-cell>
          <table:table-cell table:number-columns-repeated="5"/>
          <table:table-cell office:value-type="float" office:value="642" calcext:value-type="float">
            <text:p>642</text:p>
          </table:table-cell>
          <table:table-cell office:value-type="float" office:value="109575" calcext:value-type="float">
            <text:p>109575</text:p>
          </table:table-cell>
          <table:table-cell office:value-type="float" office:value="152491" calcext:value-type="float">
            <text:p>152491</text:p>
          </table:table-cell>
          <table:table-cell office:value-type="string" calcext:value-type="string">
            <text:p>71.86%</text:p>
          </table:table-cell>
        </table:table-row>
        <table:table-row table:style-name="ro2">
          <table:table-cell office:value-type="string" calcext:value-type="string">
            <text:p><text:a xlink:href="https://en.wikipedia.org/wiki/Lakhimpur_(Lok_Sabha_constituency)" xlink:type="simple">Lakhimpur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352330" calcext:value-type="float">
            <text:p>352330</text:p>
          </table:table-cell>
          <table:table-cell table:style-name="ce6" table:number-columns-repeated="2"/>
          <table:table-cell/>
          <table:table-cell office:value-type="float" office:value="190333" calcext:value-type="float">
            <text:p>190333</text:p>
          </table:table-cell>
          <table:table-cell table:style-name="ce5" office:value-type="float" office:value="3372" calcext:value-type="float">
            <text:p>3372</text:p>
          </table:table-cell>
          <table:table-cell table:number-columns-repeated="4"/>
          <table:table-cell office:value-type="float" office:value="363586" calcext:value-type="float">
            <text:p>363586</text:p>
          </table:table-cell>
          <table:table-cell office:value-type="float" office:value="909621" calcext:value-type="float">
            <text:p>909621</text:p>
          </table:table-cell>
          <table:table-cell office:value-type="float" office:value="1332518" calcext:value-type="float">
            <text:p>1332518</text:p>
          </table:table-cell>
          <table:table-cell office:value-type="string" calcext:value-type="string">
            <text:p>68.26%</text:p>
          </table:table-cell>
        </table:table-row>
        <table:table-row table:style-name="ro2">
          <table:table-cell office:value-type="string" calcext:value-type="string">
            <text:p><text:a xlink:href="https://en.wikipedia.org/wiki/Lakshadweep_(Lok_Sabha_constituency)" xlink:type="simple">Lakshadweep</text:a></text:p>
          </table:table-cell>
          <table:table-cell office:value-type="string" calcext:value-type="string">
            <text:p><text:a xlink:href="https://en.wikipedia.org/wiki/Lakshadweep" xlink:type="simple">LD</text:a></text:p>
          </table:table-cell>
          <table:table-cell office:value-type="float" office:value="20492" calcext:value-type="float">
            <text:p>20492</text:p>
          </table:table-cell>
          <table:table-cell office:value-type="float" office:value="245" calcext:value-type="float">
            <text:p>245</text:p>
          </table:table-cell>
          <table:table-cell table:style-name="ce6"/>
          <table:table-cell/>
          <table:table-cell table:style-name="ce6"/>
          <table:table-cell table:number-columns-repeated="3"/>
          <table:table-cell table:style-name="ce5" office:value-type="float" office:value="18294" calcext:value-type="float">
            <text:p>18294</text:p>
          </table:table-cell>
          <table:table-cell/>
          <table:table-cell table:style-name="ce6"/>
          <table:table-cell office:value-type="float" office:value="39031" calcext:value-type="float">
            <text:p>39031</text:p>
          </table:table-cell>
          <table:table-cell office:value-type="float" office:value="45983" calcext:value-type="float">
            <text:p>45983</text:p>
          </table:table-cell>
          <table:table-cell office:value-type="string" calcext:value-type="string">
            <text:p>84.88%</text:p>
          </table:table-cell>
        </table:table-row>
        <table:table-row table:style-name="ro2">
          <table:table-cell office:value-type="string" calcext:value-type="string">
            <text:p><text:a xlink:href="https://en.wikipedia.org/wiki/Lalganj_(Lok_Sabha_constituency)" xlink:type="simple">Lalganj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168050" calcext:value-type="float">
            <text:p>168050</text:p>
          </table:table-cell>
          <table:table-cell office:value-type="float" office:value="207998" calcext:value-type="float">
            <text:p>207998</text:p>
          </table:table-cell>
          <table:table-cell/>
          <table:table-cell office:value-type="float" office:value="105174" calcext:value-type="float">
            <text:p>105174</text:p>
          </table:table-cell>
          <table:table-cell table:style-name="ce5" office:value-type="float" office:value="147182" calcext:value-type="float">
            <text:p>147182</text:p>
          </table:table-cell>
          <table:table-cell table:number-columns-repeated="4"/>
          <table:table-cell office:value-type="float" office:value="30075" calcext:value-type="float">
            <text:p>30075</text:p>
          </table:table-cell>
          <table:table-cell office:value-type="float" office:value="658479" calcext:value-type="float">
            <text:p>658479</text:p>
          </table:table-cell>
          <table:table-cell office:value-type="float" office:value="1509536" calcext:value-type="float">
            <text:p>1509536</text:p>
          </table:table-cell>
          <table:table-cell office:value-type="string" calcext:value-type="string">
            <text:p>43.62%</text:p>
          </table:table-cell>
        </table:table-row>
        <table:table-row table:style-name="ro2">
          <table:table-cell office:value-type="string" calcext:value-type="string">
            <text:p><text:a xlink:href="https://en.wikipedia.org/wiki/Latur_(Lok_Sabha_constituency)" xlink:type="simple">Latu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72890" calcext:value-type="float">
            <text:p>372890</text:p>
          </table:table-cell>
          <table:table-cell office:value-type="float" office:value="364915" calcext:value-type="float">
            <text:p>364915</text:p>
          </table:table-cell>
          <table:table-cell office:value-type="float" office:value="34033" calcext:value-type="float">
            <text:p>34033</text:p>
          </table:table-cell>
          <table:table-cell/>
          <table:table-cell office:value-type="float" office:value="22504" calcext:value-type="float">
            <text:p>22504</text:p>
          </table:table-cell>
          <table:table-cell table:number-columns-repeated="5"/>
          <table:table-cell office:value-type="float" office:value="35051" calcext:value-type="float">
            <text:p>35051</text:p>
          </table:table-cell>
          <table:table-cell office:value-type="float" office:value="829393" calcext:value-type="float">
            <text:p>829393</text:p>
          </table:table-cell>
          <table:table-cell office:value-type="float" office:value="1509927" calcext:value-type="float">
            <text:p>1509927</text:p>
          </table:table-cell>
          <table:table-cell office:value-type="string" calcext:value-type="string">
            <text:p>54.93%</text:p>
          </table:table-cell>
        </table:table-row>
        <table:table-row table:style-name="ro2">
          <table:table-cell office:value-type="string" calcext:value-type="string">
            <text:p><text:a xlink:href="https://en.wikipedia.org/wiki/Lohardaga_(Lok_Sabha_constituency)" xlink:type="simple">Lohardaga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129622" calcext:value-type="float">
            <text:p>129622</text:p>
          </table:table-cell>
          <table:table-cell office:value-type="float" office:value="144628" calcext:value-type="float">
            <text:p>144628</text:p>
          </table:table-cell>
          <table:table-cell office:value-type="float" office:value="12120" calcext:value-type="float">
            <text:p>12120</text:p>
          </table:table-cell>
          <table:table-cell/>
          <table:table-cell office:value-type="float" office:value="168720" calcext:value-type="float">
            <text:p>168720</text:p>
          </table:table-cell>
          <table:table-cell table:number-columns-repeated="5"/>
          <table:table-cell office:value-type="float" office:value="67288" calcext:value-type="float">
            <text:p>67288</text:p>
          </table:table-cell>
          <table:table-cell office:value-type="float" office:value="522378" calcext:value-type="float">
            <text:p>522378</text:p>
          </table:table-cell>
          <table:table-cell office:value-type="float" office:value="981666" calcext:value-type="float">
            <text:p>981666</text:p>
          </table:table-cell>
          <table:table-cell office:value-type="string" calcext:value-type="string">
            <text:p>53.21%</text:p>
          </table:table-cell>
        </table:table-row>
        <table:table-row table:style-name="ro2">
          <table:table-cell office:value-type="string" calcext:value-type="string">
            <text:p><text:a xlink:href="https://en.wikipedia.org/wiki/Lucknow_(Lok_Sabha_constituency)" xlink:type="simple">Lucknow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63127" calcext:value-type="float">
            <text:p>163127</text:p>
          </table:table-cell>
          <table:table-cell office:value-type="float" office:value="204028" calcext:value-type="float">
            <text:p>204028</text:p>
          </table:table-cell>
          <table:table-cell office:value-type="float" office:value="133610" calcext:value-type="float">
            <text:p>133610</text:p>
          </table:table-cell>
          <table:table-cell/>
          <table:table-cell office:value-type="float" office:value="13920" calcext:value-type="float">
            <text:p>13920</text:p>
          </table:table-cell>
          <table:table-cell table:style-name="ce5" office:value-type="float" office:value="61457" calcext:value-type="float">
            <text:p>61457</text:p>
          </table:table-cell>
          <table:table-cell table:style-name="ce5" office:value-type="float" office:value="2164" calcext:value-type="float">
            <text:p>2164</text:p>
          </table:table-cell>
          <table:table-cell table:number-columns-repeated="3"/>
          <table:table-cell office:value-type="float" office:value="5745" calcext:value-type="float">
            <text:p>5745</text:p>
          </table:table-cell>
          <table:table-cell office:value-type="float" office:value="584051" calcext:value-type="float">
            <text:p>584051</text:p>
          </table:table-cell>
          <table:table-cell office:value-type="float" office:value="1653123" calcext:value-type="float">
            <text:p>1653123</text:p>
          </table:table-cell>
          <table:table-cell office:value-type="string" calcext:value-type="string">
            <text:p>35.33%</text:p>
          </table:table-cell>
        </table:table-row>
        <table:table-row table:style-name="ro2">
          <table:table-cell office:value-type="string" calcext:value-type="string">
            <text:p><text:a xlink:href="https://en.wikipedia.org/wiki/Ludhiana_(Lok_Sabha_constituency)" xlink:type="simple">Ludhiana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49264" calcext:value-type="float">
            <text:p>449264</text:p>
          </table:table-cell>
          <table:table-cell table:style-name="ce6"/>
          <table:table-cell office:value-type="float" office:value="32660" calcext:value-type="float">
            <text:p>32660</text:p>
          </table:table-cell>
          <table:table-cell/>
          <table:table-cell office:value-type="float" office:value="21319" calcext:value-type="float">
            <text:p>21319</text:p>
          </table:table-cell>
          <table:table-cell table:style-name="ce5" office:value-type="float" office:value="866" calcext:value-type="float">
            <text:p>866</text:p>
          </table:table-cell>
          <table:table-cell table:number-columns-repeated="4"/>
          <table:table-cell office:value-type="float" office:value="342255" calcext:value-type="float">
            <text:p>342255</text:p>
          </table:table-cell>
          <table:table-cell office:value-type="float" office:value="846364" calcext:value-type="float">
            <text:p>846364</text:p>
          </table:table-cell>
          <table:table-cell office:value-type="float" office:value="1309308" calcext:value-type="float">
            <text:p>1309308</text:p>
          </table:table-cell>
          <table:table-cell office:value-type="string" calcext:value-type="string">
            <text:p>64.64%</text:p>
          </table:table-cell>
        </table:table-row>
        <table:table-row table:style-name="ro2">
          <table:table-cell office:value-type="string" calcext:value-type="string">
            <text:p><text:a xlink:href="https://en.wikipedia.org/wiki/Machhlishahr_(Lok_Sabha_constituency)" xlink:type="simple">Machhlishah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3280" calcext:value-type="float">
            <text:p>33280</text:p>
          </table:table-cell>
          <table:table-cell office:value-type="float" office:value="146031" calcext:value-type="float">
            <text:p>146031</text:p>
          </table:table-cell>
          <table:table-cell office:value-type="float" office:value="198846" calcext:value-type="float">
            <text:p>198846</text:p>
          </table:table-cell>
          <table:table-cell/>
          <table:table-cell office:value-type="float" office:value="42688" calcext:value-type="float">
            <text:p>42688</text:p>
          </table:table-cell>
          <table:table-cell table:style-name="ce5" office:value-type="float" office:value="223152" calcext:value-type="float">
            <text:p>223152</text:p>
          </table:table-cell>
          <table:table-cell table:number-columns-repeated="4"/>
          <table:table-cell office:value-type="float" office:value="73764" calcext:value-type="float">
            <text:p>73764</text:p>
          </table:table-cell>
          <table:table-cell office:value-type="float" office:value="717761" calcext:value-type="float">
            <text:p>717761</text:p>
          </table:table-cell>
          <table:table-cell office:value-type="float" office:value="1751074" calcext:value-type="float">
            <text:p>1751074</text:p>
          </table:table-cell>
          <table:table-cell office:value-type="string" calcext:value-type="string">
            <text:p>40.99%</text:p>
          </table:table-cell>
        </table:table-row>
        <table:table-row table:style-name="ro2">
          <table:table-cell office:value-type="string" calcext:value-type="string">
            <text:p><text:a xlink:href="https://en.wikipedia.org/wiki/Machilipatnam_(Lok_Sabha_constituency)" xlink:type="simple">Machilipatnam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97480" calcext:value-type="float">
            <text:p>397480</text:p>
          </table:table-cell>
          <table:table-cell office:value-type="float" office:value="10721" calcext:value-type="float">
            <text:p>10721</text:p>
          </table:table-cell>
          <table:table-cell office:value-type="float" office:value="5844" calcext:value-type="float">
            <text:p>5844</text:p>
          </table:table-cell>
          <table:table-cell/>
          <table:table-cell office:value-type="float" office:value="15386" calcext:value-type="float">
            <text:p>15386</text:p>
          </table:table-cell>
          <table:table-cell table:number-columns-repeated="2"/>
          <table:table-cell table:style-name="ce5" office:value-type="float" office:value="409936" calcext:value-type="float">
            <text:p>409936</text:p>
          </table:table-cell>
          <table:table-cell table:number-columns-repeated="2"/>
          <table:table-cell office:value-type="float" office:value="206538" calcext:value-type="float">
            <text:p>206538</text:p>
          </table:table-cell>
          <table:table-cell office:value-type="float" office:value="1045905" calcext:value-type="float">
            <text:p>1045905</text:p>
          </table:table-cell>
          <table:table-cell office:value-type="float" office:value="1251053" calcext:value-type="float">
            <text:p>1251053</text:p>
          </table:table-cell>
          <table:table-cell office:value-type="string" calcext:value-type="string">
            <text:p>83.60%</text:p>
          </table:table-cell>
        </table:table-row>
        <table:table-row table:style-name="ro2">
          <table:table-cell office:value-type="string" calcext:value-type="string">
            <text:p><text:a xlink:href="https://en.wikipedia.org/wiki/Madha_(Lok_Sabha_constituency)" xlink:type="simple">Madha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216137" calcext:value-type="float">
            <text:p>216137</text:p>
          </table:table-cell>
          <table:table-cell office:value-type="float" office:value="16737" calcext:value-type="float">
            <text:p>16737</text:p>
          </table:table-cell>
          <table:table-cell/>
          <table:table-cell office:value-type="float" office:value="47863" calcext:value-type="float">
            <text:p>47863</text:p>
          </table:table-cell>
          <table:table-cell table:number-columns-repeated="3"/>
          <table:table-cell table:style-name="ce5" office:value-type="float" office:value="530596" calcext:value-type="float">
            <text:p>530596</text:p>
          </table:table-cell>
          <table:table-cell/>
          <table:table-cell office:value-type="float" office:value="108038" calcext:value-type="float">
            <text:p>108038</text:p>
          </table:table-cell>
          <table:table-cell office:value-type="float" office:value="919371" calcext:value-type="float">
            <text:p>919371</text:p>
          </table:table-cell>
          <table:table-cell office:value-type="float" office:value="1558442" calcext:value-type="float">
            <text:p>1558442</text:p>
          </table:table-cell>
          <table:table-cell office:value-type="string" calcext:value-type="string">
            <text:p>58.99%</text:p>
          </table:table-cell>
        </table:table-row>
        <table:table-row table:style-name="ro2">
          <table:table-cell office:value-type="string" calcext:value-type="string">
            <text:p><text:a xlink:href="https://en.wikipedia.org/wiki/Madhepura_(Lok_Sabha_constituency)" xlink:type="simple">Madhepur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67803" calcext:value-type="float">
            <text:p>67803</text:p>
          </table:table-cell>
          <table:table-cell table:style-name="ce6"/>
          <table:table-cell office:value-type="float" office:value="8467" calcext:value-type="float">
            <text:p>8467</text:p>
          </table:table-cell>
          <table:table-cell/>
          <table:table-cell office:value-type="float" office:value="66518" calcext:value-type="float">
            <text:p>66518</text:p>
          </table:table-cell>
          <table:table-cell table:number-columns-repeated="5"/>
          <table:table-cell office:value-type="float" office:value="613662" calcext:value-type="float">
            <text:p>613662</text:p>
          </table:table-cell>
          <table:table-cell office:value-type="float" office:value="756450" calcext:value-type="float">
            <text:p>756450</text:p>
          </table:table-cell>
          <table:table-cell office:value-type="float" office:value="1508361" calcext:value-type="float">
            <text:p>1508361</text:p>
          </table:table-cell>
          <table:table-cell office:value-type="string" calcext:value-type="string">
            <text:p>50.15%</text:p>
          </table:table-cell>
        </table:table-row>
        <table:table-row table:style-name="ro2">
          <table:table-cell office:value-type="string" calcext:value-type="string">
            <text:p><text:a xlink:href="https://en.wikipedia.org/wiki/Madhubani_(Lok_Sabha_constituency)" xlink:type="simple">Madhubani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11423" calcext:value-type="float">
            <text:p>111423</text:p>
          </table:table-cell>
          <table:table-cell office:value-type="float" office:value="164094" calcext:value-type="float">
            <text:p>164094</text:p>
          </table:table-cell>
          <table:table-cell office:value-type="float" office:value="11611" calcext:value-type="float">
            <text:p>11611</text:p>
          </table:table-cell>
          <table:table-cell/>
          <table:table-cell office:value-type="float" office:value="46230" calcext:value-type="float">
            <text:p>46230</text:p>
          </table:table-cell>
          <table:table-cell table:number-columns-repeated="5"/>
          <table:table-cell office:value-type="float" office:value="223196" calcext:value-type="float">
            <text:p>223196</text:p>
          </table:table-cell>
          <table:table-cell office:value-type="float" office:value="556554" calcext:value-type="float">
            <text:p>556554</text:p>
          </table:table-cell>
          <table:table-cell office:value-type="float" office:value="1397256" calcext:value-type="float">
            <text:p>1397256</text:p>
          </table:table-cell>
          <table:table-cell office:value-type="string" calcext:value-type="string">
            <text:p>39.83%</text:p>
          </table:table-cell>
        </table:table-row>
        <table:table-row table:style-name="ro2">
          <table:table-cell office:value-type="string" calcext:value-type="string">
            <text:p><text:a xlink:href="https://en.wikipedia.org/wiki/Madurai_(Lok_Sabha_constituency)" xlink:type="simple">Madura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3752" calcext:value-type="float">
            <text:p>3752</text:p>
          </table:table-cell>
          <table:table-cell table:style-name="ce5" office:value-type="float" office:value="290310" calcext:value-type="float">
            <text:p>290310</text:p>
          </table:table-cell>
          <table:table-cell office:value-type="float" office:value="11902" calcext:value-type="float">
            <text:p>11902</text:p>
          </table:table-cell>
          <table:table-cell table:number-columns-repeated="4"/>
          <table:table-cell table:style-name="ce5" office:value-type="float" office:value="431295" calcext:value-type="float">
            <text:p>431295</text:p>
          </table:table-cell>
          <table:table-cell office:value-type="float" office:value="54419" calcext:value-type="float">
            <text:p>54419</text:p>
          </table:table-cell>
          <table:table-cell office:value-type="float" office:value="791678" calcext:value-type="float">
            <text:p>791678</text:p>
          </table:table-cell>
          <table:table-cell office:value-type="float" office:value="1022421" calcext:value-type="float">
            <text:p>1022421</text:p>
          </table:table-cell>
          <table:table-cell office:value-type="string" calcext:value-type="string">
            <text:p>77.43%</text:p>
          </table:table-cell>
        </table:table-row>
        <table:table-row table:style-name="ro2">
          <table:table-cell office:value-type="string" calcext:value-type="string">
            <text:p><text:a xlink:href="https://en.wikipedia.org/wiki/Mahabubabad_(Lok_Sabha_constituency)" xlink:type="simple">Mahabubabad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94447" calcext:value-type="float">
            <text:p>394447</text:p>
          </table:table-cell>
          <table:table-cell office:value-type="float" office:value="16610" calcext:value-type="float">
            <text:p>16610</text:p>
          </table:table-cell>
          <table:table-cell office:value-type="float" office:value="10882" calcext:value-type="float">
            <text:p>10882</text:p>
          </table:table-cell>
          <table:table-cell/>
          <table:table-cell office:value-type="float" office:value="81661" calcext:value-type="float">
            <text:p>81661</text:p>
          </table:table-cell>
          <table:table-cell table:number-columns-repeated="5"/>
          <table:table-cell office:value-type="float" office:value="492802" calcext:value-type="float">
            <text:p>492802</text:p>
          </table:table-cell>
          <table:table-cell office:value-type="float" office:value="996402" calcext:value-type="float">
            <text:p>996402</text:p>
          </table:table-cell>
          <table:table-cell office:value-type="float" office:value="1265392" calcext:value-type="float">
            <text:p>1265392</text:p>
          </table:table-cell>
          <table:table-cell office:value-type="string" calcext:value-type="string">
            <text:p>78.74%</text:p>
          </table:table-cell>
        </table:table-row>
        <table:table-row table:style-name="ro2">
          <table:table-cell office:value-type="string" calcext:value-type="string">
            <text:p><text:a xlink:href="https://en.wikipedia.org/wiki/Maharajganj_(Bihar_Lok_Sabha_constituency)" xlink:type="simple">Maharajganj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80162" calcext:value-type="float">
            <text:p>80162</text:p>
          </table:table-cell>
          <table:table-cell table:style-name="ce6"/>
          <table:table-cell office:value-type="float" office:value="28404" calcext:value-type="float">
            <text:p>28404</text:p>
          </table:table-cell>
          <table:table-cell/>
          <table:table-cell office:value-type="float" office:value="49827" calcext:value-type="float">
            <text:p>49827</text:p>
          </table:table-cell>
          <table:table-cell table:number-columns-repeated="5"/>
          <table:table-cell office:value-type="float" office:value="441136" calcext:value-type="float">
            <text:p>441136</text:p>
          </table:table-cell>
          <table:table-cell office:value-type="float" office:value="599529" calcext:value-type="float">
            <text:p>599529</text:p>
          </table:table-cell>
          <table:table-cell office:value-type="float" office:value="1312219" calcext:value-type="float">
            <text:p>1312219</text:p>
          </table:table-cell>
          <table:table-cell office:value-type="string" calcext:value-type="string">
            <text:p>45.69%</text:p>
          </table:table-cell>
        </table:table-row>
        <table:table-row table:style-name="ro2">
          <table:table-cell office:value-type="string" calcext:value-type="string">
            <text:p><text:a xlink:href="https://en.wikipedia.org/wiki/Maharajganj_(Uttar_Pradesh_Lok_Sabha_constituency)" xlink:type="simple">Maharajganj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05474" calcext:value-type="float">
            <text:p>305474</text:p>
          </table:table-cell>
          <table:table-cell office:value-type="float" office:value="173041" calcext:value-type="float">
            <text:p>173041</text:p>
          </table:table-cell>
          <table:table-cell office:value-type="float" office:value="181846" calcext:value-type="float">
            <text:p>181846</text:p>
          </table:table-cell>
          <table:table-cell/>
          <table:table-cell office:value-type="float" office:value="31628" calcext:value-type="float">
            <text:p>31628</text:p>
          </table:table-cell>
          <table:table-cell table:style-name="ce5" office:value-type="float" office:value="106602" calcext:value-type="float">
            <text:p>106602</text:p>
          </table:table-cell>
          <table:table-cell table:number-columns-repeated="4"/>
          <table:table-cell office:value-type="float" office:value="40615" calcext:value-type="float">
            <text:p>40615</text:p>
          </table:table-cell>
          <table:table-cell office:value-type="float" office:value="839206" calcext:value-type="float">
            <text:p>839206</text:p>
          </table:table-cell>
          <table:table-cell office:value-type="float" office:value="1509167" calcext:value-type="float">
            <text:p>1509167</text:p>
          </table:table-cell>
          <table:table-cell office:value-type="string" calcext:value-type="string">
            <text:p>55.61%</text:p>
          </table:table-cell>
        </table:table-row>
        <table:table-row table:style-name="ro2">
          <table:table-cell office:value-type="string" calcext:value-type="string">
            <text:p><text:a xlink:href="https://en.wikipedia.org/wiki/Mahasamund_(Lok_Sabha_constituency)" xlink:type="simple">Mahasamund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319726" calcext:value-type="float">
            <text:p>319726</text:p>
          </table:table-cell>
          <table:table-cell office:value-type="float" office:value="371201" calcext:value-type="float">
            <text:p>371201</text:p>
          </table:table-cell>
          <table:table-cell office:value-type="float" office:value="14872" calcext:value-type="float">
            <text:p>14872</text:p>
          </table:table-cell>
          <table:table-cell/>
          <table:table-cell office:value-type="float" office:value="56313" calcext:value-type="float">
            <text:p>56313</text:p>
          </table:table-cell>
          <table:table-cell table:number-columns-repeated="5"/>
          <table:table-cell office:value-type="float" office:value="14105" calcext:value-type="float">
            <text:p>14105</text:p>
          </table:table-cell>
          <table:table-cell office:value-type="float" office:value="776217" calcext:value-type="float">
            <text:p>776217</text:p>
          </table:table-cell>
          <table:table-cell office:value-type="float" office:value="1369152" calcext:value-type="float">
            <text:p>1369152</text:p>
          </table:table-cell>
          <table:table-cell office:value-type="string" calcext:value-type="string">
            <text:p>56.69%</text:p>
          </table:table-cell>
        </table:table-row>
        <table:table-row table:style-name="ro2">
          <table:table-cell office:value-type="string" calcext:value-type="string">
            <text:p><text:a xlink:href="https://en.wikipedia.org/wiki/Mahabubnagar_(Lok_Sabha_constituency)" xlink:type="simple">Mahabubnaga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46385" calcext:value-type="float">
            <text:p>346385</text:p>
          </table:table-cell>
          <table:table-cell office:value-type="float" office:value="57955" calcext:value-type="float">
            <text:p>57955</text:p>
          </table:table-cell>
          <table:table-cell office:value-type="float" office:value="13593" calcext:value-type="float">
            <text:p>13593</text:p>
          </table:table-cell>
          <table:table-cell/>
          <table:table-cell office:value-type="float" office:value="97842" calcext:value-type="float">
            <text:p>97842</text:p>
          </table:table-cell>
          <table:table-cell table:number-columns-repeated="5"/>
          <table:table-cell office:value-type="float" office:value="410741" calcext:value-type="float">
            <text:p>410741</text:p>
          </table:table-cell>
          <table:table-cell office:value-type="float" office:value="926516" calcext:value-type="float">
            <text:p>926516</text:p>
          </table:table-cell>
          <table:table-cell office:value-type="float" office:value="1368868" calcext:value-type="float">
            <text:p>1368868</text:p>
          </table:table-cell>
          <table:table-cell office:value-type="string" calcext:value-type="string">
            <text:p>67.68%</text:p>
          </table:table-cell>
        </table:table-row>
        <table:table-row table:style-name="ro2">
          <table:table-cell office:value-type="string" calcext:value-type="string">
            <text:p><text:a xlink:href="https://en.wikipedia.org/wiki/Mahesana_(Lok_Sabha_constituency)" xlink:type="simple">Mahesana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12766" calcext:value-type="float">
            <text:p>312766</text:p>
          </table:table-cell>
          <table:table-cell office:value-type="float" office:value="334631" calcext:value-type="float">
            <text:p>334631</text:p>
          </table:table-cell>
          <table:table-cell office:value-type="float" office:value="9065" calcext:value-type="float">
            <text:p>9065</text:p>
          </table:table-cell>
          <table:table-cell/>
          <table:table-cell office:value-type="float" office:value="28700" calcext:value-type="float">
            <text:p>28700</text:p>
          </table:table-cell>
          <table:table-cell table:number-columns-repeated="5"/>
          <table:table-cell office:value-type="float" office:value="7510" calcext:value-type="float">
            <text:p>7510</text:p>
          </table:table-cell>
          <table:table-cell office:value-type="float" office:value="692672" calcext:value-type="float">
            <text:p>692672</text:p>
          </table:table-cell>
          <table:table-cell office:value-type="float" office:value="1393970" calcext:value-type="float">
            <text:p>1393970</text:p>
          </table:table-cell>
          <table:table-cell office:value-type="string" calcext:value-type="string">
            <text:p>49.69%</text:p>
          </table:table-cell>
        </table:table-row>
        <table:table-row table:style-name="ro2">
          <table:table-cell office:value-type="string" calcext:value-type="string">
            <text:p><text:a xlink:href="https://en.wikipedia.org/wiki/Mainpuri_(Lok_Sabha_constituency)" xlink:type="simple">Mainpur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56265" calcext:value-type="float">
            <text:p>56265</text:p>
          </table:table-cell>
          <table:table-cell office:value-type="float" office:value="219239" calcext:value-type="float">
            <text:p>219239</text:p>
          </table:table-cell>
          <table:table-cell/>
          <table:table-cell office:value-type="float" office:value="10334" calcext:value-type="float">
            <text:p>10334</text:p>
          </table:table-cell>
          <table:table-cell table:style-name="ce5" office:value-type="float" office:value="392308" calcext:value-type="float">
            <text:p>392308</text:p>
          </table:table-cell>
          <table:table-cell table:number-columns-repeated="4"/>
          <table:table-cell office:value-type="float" office:value="16886" calcext:value-type="float">
            <text:p>16886</text:p>
          </table:table-cell>
          <table:table-cell office:value-type="float" office:value="695032" calcext:value-type="float">
            <text:p>695032</text:p>
          </table:table-cell>
          <table:table-cell office:value-type="float" office:value="1399259" calcext:value-type="float">
            <text:p>1399259</text:p>
          </table:table-cell>
          <table:table-cell office:value-type="string" calcext:value-type="string">
            <text:p>49.67%</text:p>
          </table:table-cell>
        </table:table-row>
        <table:table-row table:style-name="ro2">
          <table:table-cell office:value-type="string" calcext:value-type="string">
            <text:p><text:a xlink:href="https://en.wikipedia.org/wiki/Malappuram_(Lok_Sabha_constituency)" xlink:type="simple">Malappuram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table:style-name="ce6"/>
          <table:table-cell office:value-type="float" office:value="36016" calcext:value-type="float">
            <text:p>36016</text:p>
          </table:table-cell>
          <table:table-cell office:value-type="float" office:value="6931" calcext:value-type="float">
            <text:p>6931</text:p>
          </table:table-cell>
          <table:table-cell table:style-name="ce5" office:value-type="float" office:value="312343" calcext:value-type="float">
            <text:p>312343</text:p>
          </table:table-cell>
          <table:table-cell table:style-name="ce6"/>
          <table:table-cell table:number-columns-repeated="5"/>
          <table:table-cell office:value-type="float" office:value="427940" calcext:value-type="float">
            <text:p>427940</text:p>
          </table:table-cell>
          <table:table-cell office:value-type="float" office:value="783230" calcext:value-type="float">
            <text:p>783230</text:p>
          </table:table-cell>
          <table:table-cell office:value-type="float" office:value="1018883" calcext:value-type="float">
            <text:p>1018883</text:p>
          </table:table-cell>
          <table:table-cell office:value-type="string" calcext:value-type="string">
            <text:p>76.87%</text:p>
          </table:table-cell>
        </table:table-row>
        <table:table-row table:style-name="ro2">
          <table:table-cell office:value-type="string" calcext:value-type="string">
            <text:p><text:a xlink:href="https://en.wikipedia.org/wiki/Maldaha_Dakshin_(Lok_Sabha_constituency)" xlink:type="simple">Maldaha Dakshin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443377" calcext:value-type="float">
            <text:p>443377</text:p>
          </table:table-cell>
          <table:table-cell office:value-type="float" office:value="43997" calcext:value-type="float">
            <text:p>43997</text:p>
          </table:table-cell>
          <table:table-cell office:value-type="float" office:value="5889" calcext:value-type="float">
            <text:p>5889</text:p>
          </table:table-cell>
          <table:table-cell table:style-name="ce5" office:value-type="float" office:value="307097" calcext:value-type="float">
            <text:p>307097</text:p>
          </table:table-cell>
          <table:table-cell office:value-type="float" office:value="23374" calcext:value-type="float">
            <text:p>23374</text:p>
          </table:table-cell>
          <table:table-cell table:number-columns-repeated="5"/>
          <table:table-cell office:value-type="float" office:value="5752" calcext:value-type="float">
            <text:p>5752</text:p>
          </table:table-cell>
          <table:table-cell office:value-type="float" office:value="829486" calcext:value-type="float">
            <text:p>829486</text:p>
          </table:table-cell>
          <table:table-cell office:value-type="float" office:value="1052093" calcext:value-type="float">
            <text:p>1052093</text:p>
          </table:table-cell>
          <table:table-cell office:value-type="string" calcext:value-type="string">
            <text:p>78.84%</text:p>
          </table:table-cell>
        </table:table-row>
        <table:table-row table:style-name="ro2">
          <table:table-cell office:value-type="string" calcext:value-type="string">
            <text:p><text:a xlink:href="https://en.wikipedia.org/wiki/Maldaha_Uttar_(Lok_Sabha_constituency)" xlink:type="simple">Maldaha Utta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440264" calcext:value-type="float">
            <text:p>440264</text:p>
          </table:table-cell>
          <table:table-cell office:value-type="float" office:value="61515" calcext:value-type="float">
            <text:p>61515</text:p>
          </table:table-cell>
          <table:table-cell office:value-type="float" office:value="7179" calcext:value-type="float">
            <text:p>7179</text:p>
          </table:table-cell>
          <table:table-cell table:style-name="ce5" office:value-type="float" office:value="380123" calcext:value-type="float">
            <text:p>380123</text:p>
          </table:table-cell>
          <table:table-cell office:value-type="float" office:value="25059" calcext:value-type="float">
            <text:p>25059</text:p>
          </table:table-cell>
          <table:table-cell table:number-columns-repeated="5"/>
          <table:table-cell office:value-type="float" office:value="7362" calcext:value-type="float">
            <text:p>7362</text:p>
          </table:table-cell>
          <table:table-cell office:value-type="float" office:value="921502" calcext:value-type="float">
            <text:p>921502</text:p>
          </table:table-cell>
          <table:table-cell office:value-type="float" office:value="1101096" calcext:value-type="float">
            <text:p>1101096</text:p>
          </table:table-cell>
          <table:table-cell office:value-type="string" calcext:value-type="string">
            <text:p>83.69%</text:p>
          </table:table-cell>
        </table:table-row>
        <table:table-row table:style-name="ro2">
          <table:table-cell office:value-type="string" calcext:value-type="string">
            <text:p><text:a xlink:href="https://en.wikipedia.org/wiki/Malkajgiri_(Lok_Sabha_constituency)" xlink:type="simple">Malkajgiri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88368" calcext:value-type="float">
            <text:p>388368</text:p>
          </table:table-cell>
          <table:table-cell office:value-type="float" office:value="130206" calcext:value-type="float">
            <text:p>130206</text:p>
          </table:table-cell>
          <table:table-cell office:value-type="float" office:value="5951" calcext:value-type="float">
            <text:p>5951</text:p>
          </table:table-cell>
          <table:table-cell/>
          <table:table-cell office:value-type="float" office:value="23109" calcext:value-type="float">
            <text:p>23109</text:p>
          </table:table-cell>
          <table:table-cell table:style-name="ce5" office:value-type="float" office:value="1347" calcext:value-type="float">
            <text:p>1347</text:p>
          </table:table-cell>
          <table:table-cell/>
          <table:table-cell table:style-name="ce5" office:value-type="float" office:value="295042" calcext:value-type="float">
            <text:p>295042</text:p>
          </table:table-cell>
          <table:table-cell table:number-columns-repeated="2"/>
          <table:table-cell office:value-type="float" office:value="361691" calcext:value-type="float">
            <text:p>361691</text:p>
          </table:table-cell>
          <table:table-cell office:value-type="float" office:value="1205714" calcext:value-type="float">
            <text:p>1205714</text:p>
          </table:table-cell>
          <table:table-cell office:value-type="float" office:value="2343181" calcext:value-type="float">
            <text:p>2343181</text:p>
          </table:table-cell>
          <table:table-cell office:value-type="string" calcext:value-type="string">
            <text:p>51.46%</text:p>
          </table:table-cell>
        </table:table-row>
        <table:table-row table:style-name="ro2">
          <table:table-cell office:value-type="string" calcext:value-type="string">
            <text:p><text:a xlink:href="https://en.wikipedia.org/wiki/Mandi_(Lok_Sabha_constituency)" xlink:type="simple">Mandi</text:a></text:p>
          </table:table-cell>
          <table:table-cell office:value-type="string" calcext:value-type="string">
            <text:p><text:a xlink:href="https://en.wikipedia.org/wiki/Himachal_Pradesh" xlink:type="simple">HP</text:a></text:p>
          </table:table-cell>
          <table:table-cell office:value-type="float" office:value="340973" calcext:value-type="float">
            <text:p>340973</text:p>
          </table:table-cell>
          <table:table-cell office:value-type="float" office:value="326976" calcext:value-type="float">
            <text:p>326976</text:p>
          </table:table-cell>
          <table:table-cell office:value-type="float" office:value="10131" calcext:value-type="float">
            <text:p>10131</text:p>
          </table:table-cell>
          <table:table-cell table:style-name="ce5" office:value-type="float" office:value="20664" calcext:value-type="float">
            <text:p>20664</text:p>
          </table:table-cell>
          <table:table-cell office:value-type="float" office:value="6405" calcext:value-type="float">
            <text:p>6405</text:p>
          </table:table-cell>
          <table:table-cell table:number-columns-repeated="5"/>
          <table:table-cell office:value-type="float" office:value="7877" calcext:value-type="float">
            <text:p>7877</text:p>
          </table:table-cell>
          <table:table-cell office:value-type="float" office:value="713026" calcext:value-type="float">
            <text:p>713026</text:p>
          </table:table-cell>
          <table:table-cell office:value-type="float" office:value="1112524" calcext:value-type="float">
            <text:p>1112524</text:p>
          </table:table-cell>
          <table:table-cell office:value-type="string" calcext:value-type="string">
            <text:p>64.09%</text:p>
          </table:table-cell>
        </table:table-row>
        <table:table-row table:style-name="ro2">
          <table:table-cell office:value-type="string" calcext:value-type="string">
            <text:p><text:a xlink:href="https://en.wikipedia.org/wiki/Mandla_(Lok_Sabha_constituency)" xlink:type="simple">Mandl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91133" calcext:value-type="float">
            <text:p>391133</text:p>
          </table:table-cell>
          <table:table-cell office:value-type="float" office:value="326080" calcext:value-type="float">
            <text:p>326080</text:p>
          </table:table-cell>
          <table:table-cell office:value-type="float" office:value="24603" calcext:value-type="float">
            <text:p>24603</text:p>
          </table:table-cell>
          <table:table-cell/>
          <table:table-cell office:value-type="float" office:value="48725" calcext:value-type="float">
            <text:p>48725</text:p>
          </table:table-cell>
          <table:table-cell table:number-columns-repeated="5"/>
          <table:table-cell office:value-type="float" office:value="69018" calcext:value-type="float">
            <text:p>69018</text:p>
          </table:table-cell>
          <table:table-cell office:value-type="float" office:value="859559" calcext:value-type="float">
            <text:p>859559</text:p>
          </table:table-cell>
          <table:table-cell office:value-type="float" office:value="1528061" calcext:value-type="float">
            <text:p>1528061</text:p>
          </table:table-cell>
          <table:table-cell office:value-type="string" calcext:value-type="string">
            <text:p>56.25%</text:p>
          </table:table-cell>
        </table:table-row>
        <table:table-row table:style-name="ro2">
          <table:table-cell office:value-type="string" calcext:value-type="string">
            <text:p><text:a xlink:href="https://en.wikipedia.org/wiki/Mandsaur_(Lok_Sabha_constituency)" xlink:type="simple">Mandsaur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73532" calcext:value-type="float">
            <text:p>373532</text:p>
          </table:table-cell>
          <table:table-cell office:value-type="float" office:value="342713" calcext:value-type="float">
            <text:p>342713</text:p>
          </table:table-cell>
          <table:table-cell office:value-type="float" office:value="10696" calcext:value-type="float">
            <text:p>10696</text:p>
          </table:table-cell>
          <table:table-cell/>
          <table:table-cell office:value-type="float" office:value="32124" calcext:value-type="float">
            <text:p>32124</text:p>
          </table:table-cell>
          <table:table-cell table:number-columns-repeated="5"/>
          <table:table-cell office:value-type="float" office:value="6411" calcext:value-type="float">
            <text:p>6411</text:p>
          </table:table-cell>
          <table:table-cell office:value-type="float" office:value="765476" calcext:value-type="float">
            <text:p>765476</text:p>
          </table:table-cell>
          <table:table-cell office:value-type="float" office:value="1371067" calcext:value-type="float">
            <text:p>1371067</text:p>
          </table:table-cell>
          <table:table-cell office:value-type="string" calcext:value-type="string">
            <text:p>55.83%</text:p>
          </table:table-cell>
        </table:table-row>
        <table:table-row table:style-name="ro2">
          <table:table-cell office:value-type="string" calcext:value-type="string">
            <text:p><text:a xlink:href="https://en.wikipedia.org/wiki/Mandya_(Lok_Sabha_constituency)" xlink:type="simple">Mandya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60943" calcext:value-type="float">
            <text:p>360943</text:p>
          </table:table-cell>
          <table:table-cell office:value-type="float" office:value="144875" calcext:value-type="float">
            <text:p>144875</text:p>
          </table:table-cell>
          <table:table-cell office:value-type="float" office:value="25441" calcext:value-type="float">
            <text:p>25441</text:p>
          </table:table-cell>
          <table:table-cell/>
          <table:table-cell office:value-type="float" office:value="49310" calcext:value-type="float">
            <text:p>49310</text:p>
          </table:table-cell>
          <table:table-cell table:number-columns-repeated="5"/>
          <table:table-cell office:value-type="float" office:value="451134" calcext:value-type="float">
            <text:p>451134</text:p>
          </table:table-cell>
          <table:table-cell office:value-type="float" office:value="1031703" calcext:value-type="float">
            <text:p>1031703</text:p>
          </table:table-cell>
          <table:table-cell office:value-type="float" office:value="1319811" calcext:value-type="float">
            <text:p>1319811</text:p>
          </table:table-cell>
          <table:table-cell office:value-type="string" calcext:value-type="string">
            <text:p>78.17%</text:p>
          </table:table-cell>
        </table:table-row>
        <table:table-row table:style-name="ro2">
          <table:table-cell office:value-type="string" calcext:value-type="string">
            <text:p><text:a xlink:href="https://en.wikipedia.org/wiki/Mangaldoi_(Lok_Sabha_constituency)" xlink:type="simple">Mangaldoi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252032" calcext:value-type="float">
            <text:p>252032</text:p>
          </table:table-cell>
          <table:table-cell office:value-type="float" office:value="307881" calcext:value-type="float">
            <text:p>307881</text:p>
          </table:table-cell>
          <table:table-cell table:style-name="ce6"/>
          <table:table-cell/>
          <table:table-cell office:value-type="float" office:value="61159" calcext:value-type="float">
            <text:p>61159</text:p>
          </table:table-cell>
          <table:table-cell table:style-name="ce5" office:value-type="float" office:value="3296" calcext:value-type="float">
            <text:p>3296</text:p>
          </table:table-cell>
          <table:table-cell table:number-columns-repeated="4"/>
          <table:table-cell office:value-type="float" office:value="364165" calcext:value-type="float">
            <text:p>364165</text:p>
          </table:table-cell>
          <table:table-cell office:value-type="float" office:value="988533" calcext:value-type="float">
            <text:p>988533</text:p>
          </table:table-cell>
          <table:table-cell office:value-type="float" office:value="1416682" calcext:value-type="float">
            <text:p>1416682</text:p>
          </table:table-cell>
          <table:table-cell office:value-type="string" calcext:value-type="string">
            <text:p>69.78%</text:p>
          </table:table-cell>
        </table:table-row>
        <table:table-row table:style-name="ro2">
          <table:table-cell office:value-type="string" calcext:value-type="string">
            <text:p><text:a xlink:href="https://en.wikipedia.org/wiki/Mathura_(Lok_Sabha_constituency)" xlink:type="simple">Mathur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85418" calcext:value-type="float">
            <text:p>85418</text:p>
          </table:table-cell>
          <table:table-cell table:style-name="ce6"/>
          <table:table-cell office:value-type="float" office:value="210257" calcext:value-type="float">
            <text:p>210257</text:p>
          </table:table-cell>
          <table:table-cell/>
          <table:table-cell office:value-type="float" office:value="23927" calcext:value-type="float">
            <text:p>23927</text:p>
          </table:table-cell>
          <table:table-cell table:number-columns-repeated="5"/>
          <table:table-cell office:value-type="float" office:value="406891" calcext:value-type="float">
            <text:p>406891</text:p>
          </table:table-cell>
          <table:table-cell office:value-type="float" office:value="726493" calcext:value-type="float">
            <text:p>726493</text:p>
          </table:table-cell>
          <table:table-cell office:value-type="float" office:value="1341649" calcext:value-type="float">
            <text:p>1341649</text:p>
          </table:table-cell>
          <table:table-cell office:value-type="string" calcext:value-type="string">
            <text:p>54.15%</text:p>
          </table:table-cell>
        </table:table-row>
        <table:table-row table:style-name="ro2">
          <table:table-cell office:value-type="string" calcext:value-type="string">
            <text:p><text:a xlink:href="https://en.wikipedia.org/wiki/Mathurapur_(Lok_Sabha_constituency)" xlink:type="simple">Mathura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27432" calcext:value-type="float">
            <text:p>27432</text:p>
          </table:table-cell>
          <table:table-cell office:value-type="float" office:value="5165" calcext:value-type="float">
            <text:p>5165</text:p>
          </table:table-cell>
          <table:table-cell table:style-name="ce5" office:value-type="float" office:value="435542" calcext:value-type="float">
            <text:p>435542</text:p>
          </table:table-cell>
          <table:table-cell office:value-type="float" office:value="12563" calcext:value-type="float">
            <text:p>12563</text:p>
          </table:table-cell>
          <table:table-cell/>
          <table:table-cell table:style-name="ce5" office:value-type="float" office:value="565505" calcext:value-type="float">
            <text:p>565505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office:value-type="float" office:value="1048228" calcext:value-type="float">
            <text:p>1048228</text:p>
          </table:table-cell>
          <table:table-cell office:value-type="float" office:value="1227408" calcext:value-type="float">
            <text:p>1227408</text:p>
          </table:table-cell>
          <table:table-cell office:value-type="string" calcext:value-type="string">
            <text:p>85.40%</text:p>
          </table:table-cell>
        </table:table-row>
        <table:table-row table:style-name="ro2">
          <table:table-cell office:value-type="string" calcext:value-type="string">
            <text:p><text:a xlink:href="https://en.wikipedia.org/wiki/Maval_(Lok_Sabha_constituency)" xlink:type="simple">Maval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20455" calcext:value-type="float">
            <text:p>20455</text:p>
          </table:table-cell>
          <table:table-cell/>
          <table:table-cell office:value-type="float" office:value="42804" calcext:value-type="float">
            <text:p>42804</text:p>
          </table:table-cell>
          <table:table-cell table:number-columns-repeated="3"/>
          <table:table-cell table:style-name="ce5" office:value-type="float" office:value="284238" calcext:value-type="float">
            <text:p>284238</text:p>
          </table:table-cell>
          <table:table-cell/>
          <table:table-cell office:value-type="float" office:value="370119" calcext:value-type="float">
            <text:p>370119</text:p>
          </table:table-cell>
          <table:table-cell office:value-type="float" office:value="717616" calcext:value-type="float">
            <text:p>717616</text:p>
          </table:table-cell>
          <table:table-cell office:value-type="float" office:value="1604886" calcext:value-type="float">
            <text:p>1604886</text:p>
          </table:table-cell>
          <table:table-cell office:value-type="string" calcext:value-type="string">
            <text:p>44.71%</text:p>
          </table:table-cell>
        </table:table-row>
        <table:table-row table:style-name="ro2">
          <table:table-cell office:value-type="string" calcext:value-type="string">
            <text:p><text:a xlink:href="https://en.wikipedia.org/wiki/Mavelikkara_(Lok_Sabha_constituency)" xlink:type="simple">Mavelikkara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97211" calcext:value-type="float">
            <text:p>397211</text:p>
          </table:table-cell>
          <table:table-cell office:value-type="float" office:value="40992" calcext:value-type="float">
            <text:p>40992</text:p>
          </table:table-cell>
          <table:table-cell office:value-type="float" office:value="8681" calcext:value-type="float">
            <text:p>8681</text:p>
          </table:table-cell>
          <table:table-cell/>
          <table:table-cell office:value-type="float" office:value="7755" calcext:value-type="float">
            <text:p>7755</text:p>
          </table:table-cell>
          <table:table-cell table:number-columns-repeated="5"/>
          <table:table-cell office:value-type="float" office:value="349163" calcext:value-type="float">
            <text:p>349163</text:p>
          </table:table-cell>
          <table:table-cell office:value-type="float" office:value="803802" calcext:value-type="float">
            <text:p>803802</text:p>
          </table:table-cell>
          <table:table-cell office:value-type="float" office:value="1143111" calcext:value-type="float">
            <text:p>1143111</text:p>
          </table:table-cell>
          <table:table-cell office:value-type="string" calcext:value-type="string">
            <text:p>70.32%</text:p>
          </table:table-cell>
        </table:table-row>
        <table:table-row table:style-name="ro2">
          <table:table-cell office:value-type="string" calcext:value-type="string">
            <text:p><text:a xlink:href="https://en.wikipedia.org/wiki/Mayiladuturai_(Lok_Sabha_constituency)" xlink:type="simple">Mayiladutura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27235" calcext:value-type="float">
            <text:p>327235</text:p>
          </table:table-cell>
          <table:table-cell office:value-type="float" office:value="7486" calcext:value-type="float">
            <text:p>7486</text:p>
          </table:table-cell>
          <table:table-cell office:value-type="float" office:value="5554" calcext:value-type="float">
            <text:p>5554</text:p>
          </table:table-cell>
          <table:table-cell/>
          <table:table-cell office:value-type="float" office:value="24257" calcext:value-type="float">
            <text:p>24257</text:p>
          </table:table-cell>
          <table:table-cell table:number-columns-repeated="5"/>
          <table:table-cell office:value-type="float" office:value="435048" calcext:value-type="float">
            <text:p>435048</text:p>
          </table:table-cell>
          <table:table-cell office:value-type="float" office:value="799580" calcext:value-type="float">
            <text:p>799580</text:p>
          </table:table-cell>
          <table:table-cell office:value-type="float" office:value="1091519" calcext:value-type="float">
            <text:p>1091519</text:p>
          </table:table-cell>
          <table:table-cell office:value-type="string" calcext:value-type="string">
            <text:p>73.25%</text:p>
          </table:table-cell>
        </table:table-row>
        <table:table-row table:style-name="ro2">
          <table:table-cell office:value-type="string" calcext:value-type="string">
            <text:p><text:a xlink:href="https://en.wikipedia.org/wiki/Mayurbhanj_(Lok_Sabha_constituency)" xlink:type="simple">Mayurbhanj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140770" calcext:value-type="float">
            <text:p>140770</text:p>
          </table:table-cell>
          <table:table-cell office:value-type="float" office:value="150827" calcext:value-type="float">
            <text:p>150827</text:p>
          </table:table-cell>
          <table:table-cell office:value-type="float" office:value="11802" calcext:value-type="float">
            <text:p>11802</text:p>
          </table:table-cell>
          <table:table-cell/>
          <table:table-cell office:value-type="float" office:value="46510" calcext:value-type="float">
            <text:p>46510</text:p>
          </table:table-cell>
          <table:table-cell table:style-name="ce5" office:value-type="float" office:value="10912" calcext:value-type="float">
            <text:p>10912</text:p>
          </table:table-cell>
          <table:table-cell table:number-columns-repeated="4"/>
          <table:table-cell office:value-type="float" office:value="463933" calcext:value-type="float">
            <text:p>463933</text:p>
          </table:table-cell>
          <table:table-cell office:value-type="float" office:value="824754" calcext:value-type="float">
            <text:p>824754</text:p>
          </table:table-cell>
          <table:table-cell office:value-type="float" office:value="1173650" calcext:value-type="float">
            <text:p>1173650</text:p>
          </table:table-cell>
          <table:table-cell office:value-type="string" calcext:value-type="string">
            <text:p>70.27%</text:p>
          </table:table-cell>
        </table:table-row>
        <table:table-row table:style-name="ro2">
          <table:table-cell office:value-type="string" calcext:value-type="string">
            <text:p><text:a xlink:href="https://en.wikipedia.org/wiki/Medak_(Lok_Sabha_constituency)" xlink:type="simple">Medak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82762" calcext:value-type="float">
            <text:p>382762</text:p>
          </table:table-cell>
          <table:table-cell office:value-type="float" office:value="69027" calcext:value-type="float">
            <text:p>69027</text:p>
          </table:table-cell>
          <table:table-cell office:value-type="float" office:value="22097" calcext:value-type="float">
            <text:p>22097</text:p>
          </table:table-cell>
          <table:table-cell/>
          <table:table-cell office:value-type="float" office:value="38714" calcext:value-type="float">
            <text:p>38714</text:p>
          </table:table-cell>
          <table:table-cell table:number-columns-repeated="5"/>
          <table:table-cell office:value-type="float" office:value="547672" calcext:value-type="float">
            <text:p>547672</text:p>
          </table:table-cell>
          <table:table-cell office:value-type="float" office:value="1060272" calcext:value-type="float">
            <text:p>1060272</text:p>
          </table:table-cell>
          <table:table-cell office:value-type="float" office:value="1390040" calcext:value-type="float">
            <text:p>1390040</text:p>
          </table:table-cell>
          <table:table-cell office:value-type="string" calcext:value-type="string">
            <text:p>76.28%</text:p>
          </table:table-cell>
        </table:table-row>
        <table:table-row table:style-name="ro2">
          <table:table-cell office:value-type="string" calcext:value-type="string">
            <text:p><text:a xlink:href="https://en.wikipedia.org/wiki/Medinipur_(Lok_Sabha_constituency)" xlink:type="simple">Medini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52061" calcext:value-type="float">
            <text:p>52061</text:p>
          </table:table-cell>
          <table:table-cell office:value-type="float" office:value="12216" calcext:value-type="float">
            <text:p>12216</text:p>
          </table:table-cell>
          <table:table-cell/>
          <table:table-cell office:value-type="float" office:value="25854" calcext:value-type="float">
            <text:p>25854</text:p>
          </table:table-cell>
          <table:table-cell/>
          <table:table-cell table:style-name="ce5" office:value-type="float" office:value="445004" calcext:value-type="float">
            <text:p>445004</text:p>
          </table:table-cell>
          <table:table-cell table:number-columns-repeated="3"/>
          <table:table-cell office:value-type="float" office:value="507361" calcext:value-type="float">
            <text:p>507361</text:p>
          </table:table-cell>
          <table:table-cell office:value-type="float" office:value="1042496" calcext:value-type="float">
            <text:p>1042496</text:p>
          </table:table-cell>
          <table:table-cell office:value-type="float" office:value="1262984" calcext:value-type="float">
            <text:p>1262984</text:p>
          </table:table-cell>
          <table:table-cell office:value-type="string" calcext:value-type="string">
            <text:p>82.54%</text:p>
          </table:table-cell>
        </table:table-row>
        <table:table-row table:style-name="ro2">
          <table:table-cell office:value-type="string" calcext:value-type="string">
            <text:p><text:a xlink:href="https://en.wikipedia.org/wiki/Meerut_(Lok_Sabha_constituency)" xlink:type="simple">Meerut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61003" calcext:value-type="float">
            <text:p>61003</text:p>
          </table:table-cell>
          <table:table-cell office:value-type="float" office:value="232137" calcext:value-type="float">
            <text:p>232137</text:p>
          </table:table-cell>
          <table:table-cell office:value-type="float" office:value="184991" calcext:value-type="float">
            <text:p>184991</text:p>
          </table:table-cell>
          <table:table-cell/>
          <table:table-cell office:value-type="float" office:value="53181" calcext:value-type="float">
            <text:p>53181</text:p>
          </table:table-cell>
          <table:table-cell table:style-name="ce5" office:value-type="float" office:value="183527" calcext:value-type="float">
            <text:p>183527</text:p>
          </table:table-cell>
          <table:table-cell table:number-columns-repeated="2"/>
          <table:table-cell table:style-name="ce5" office:value-type="float" office:value="2505" calcext:value-type="float">
            <text:p>2505</text:p>
          </table:table-cell>
          <table:table-cell/>
          <table:table-cell office:value-type="float" office:value="10367" calcext:value-type="float">
            <text:p>10367</text:p>
          </table:table-cell>
          <table:table-cell office:value-type="float" office:value="727711" calcext:value-type="float">
            <text:p>727711</text:p>
          </table:table-cell>
          <table:table-cell office:value-type="float" office:value="1508793" calcext:value-type="float">
            <text:p>1508793</text:p>
          </table:table-cell>
          <table:table-cell office:value-type="string" calcext:value-type="string">
            <text:p>48.23%</text:p>
          </table:table-cell>
        </table:table-row>
        <table:table-row table:style-name="ro2">
          <table:table-cell office:value-type="string" calcext:value-type="string">
            <text:p><text:a xlink:href="https://en.wikipedia.org/wiki/Mirzapur_(Lok_Sabha_constituency)" xlink:type="simple">Mirza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56185" calcext:value-type="float">
            <text:p>56185</text:p>
          </table:table-cell>
          <table:table-cell office:value-type="float" office:value="139686" calcext:value-type="float">
            <text:p>139686</text:p>
          </table:table-cell>
          <table:table-cell office:value-type="float" office:value="199216" calcext:value-type="float">
            <text:p>199216</text:p>
          </table:table-cell>
          <table:table-cell/>
          <table:table-cell office:value-type="float" office:value="30974" calcext:value-type="float">
            <text:p>30974</text:p>
          </table:table-cell>
          <table:table-cell table:style-name="ce5" office:value-type="float" office:value="218898" calcext:value-type="float">
            <text:p>218898</text:p>
          </table:table-cell>
          <table:table-cell table:number-columns-repeated="4"/>
          <table:table-cell office:value-type="float" office:value="87896" calcext:value-type="float">
            <text:p>87896</text:p>
          </table:table-cell>
          <table:table-cell office:value-type="float" office:value="732855" calcext:value-type="float">
            <text:p>732855</text:p>
          </table:table-cell>
          <table:table-cell office:value-type="float" office:value="1405816" calcext:value-type="float">
            <text:p>1405816</text:p>
          </table:table-cell>
          <table:table-cell office:value-type="string" calcext:value-type="string">
            <text:p>52.13%</text:p>
          </table:table-cell>
        </table:table-row>
        <table:table-row table:style-name="ro2">
          <table:table-cell office:value-type="string" calcext:value-type="string">
            <text:p><text:a xlink:href="https://en.wikipedia.org/wiki/Misrikh_(Lok_Sabha_constituency)" xlink:type="simple">Misrikh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25862" calcext:value-type="float">
            <text:p>125862</text:p>
          </table:table-cell>
          <table:table-cell office:value-type="float" office:value="61618" calcext:value-type="float">
            <text:p>61618</text:p>
          </table:table-cell>
          <table:table-cell office:value-type="float" office:value="207627" calcext:value-type="float">
            <text:p>207627</text:p>
          </table:table-cell>
          <table:table-cell/>
          <table:table-cell office:value-type="float" office:value="23356" calcext:value-type="float">
            <text:p>23356</text:p>
          </table:table-cell>
          <table:table-cell table:style-name="ce5" office:value-type="float" office:value="184335" calcext:value-type="float">
            <text:p>184335</text:p>
          </table:table-cell>
          <table:table-cell table:number-columns-repeated="4"/>
          <table:table-cell office:value-type="float" office:value="4791" calcext:value-type="float">
            <text:p>4791</text:p>
          </table:table-cell>
          <table:table-cell office:value-type="float" office:value="607589" calcext:value-type="float">
            <text:p>607589</text:p>
          </table:table-cell>
          <table:table-cell office:value-type="float" office:value="1464770" calcext:value-type="float">
            <text:p>1464770</text:p>
          </table:table-cell>
          <table:table-cell office:value-type="string" calcext:value-type="string">
            <text:p>41.48%</text:p>
          </table:table-cell>
        </table:table-row>
        <table:table-row table:style-name="ro2">
          <table:table-cell office:value-type="string" calcext:value-type="string">
            <text:p><text:a xlink:href="https://en.wikipedia.org/wiki/Mizoram_(Lok_Sabha_constituency)" xlink:type="simple">Mizoram</text:a></text:p>
          </table:table-cell>
          <table:table-cell office:value-type="string" calcext:value-type="string">
            <text:p><text:a xlink:href="https://en.wikipedia.org/wiki/Mizoram" xlink:type="simple">MZ</text:a></text:p>
          </table:table-cell>
          <table:table-cell office:value-type="float" office:value="213779" calcext:value-type="float">
            <text:p>213779</text:p>
          </table:table-cell>
          <table:table-cell table:style-name="ce6" table:number-columns-repeated="2"/>
          <table:table-cell/>
          <table:table-cell office:value-type="float" office:value="108913" calcext:value-type="float">
            <text:p>108913</text:p>
          </table:table-cell>
          <table:table-cell table:number-columns-repeated="3"/>
          <table:table-cell table:style-name="ce5" office:value-type="float" office:value="3299" calcext:value-type="float">
            <text:p>3299</text:p>
          </table:table-cell>
          <table:table-cell/>
          <table:table-cell table:style-name="ce6"/>
          <table:table-cell office:value-type="float" office:value="325991" calcext:value-type="float">
            <text:p>325991</text:p>
          </table:table-cell>
          <table:table-cell office:value-type="float" office:value="629384" calcext:value-type="float">
            <text:p>629384</text:p>
          </table:table-cell>
          <table:table-cell office:value-type="string" calcext:value-type="string">
            <text:p>51.80%</text:p>
          </table:table-cell>
        </table:table-row>
        <table:table-row table:style-name="ro2">
          <table:table-cell office:value-type="string" calcext:value-type="string">
            <text:p><text:a xlink:href="https://en.wikipedia.org/wiki/Mohanlalganj_(Lok_Sabha_constituency)" xlink:type="simple">Mohanlalganj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table:style-name="ce6"/>
          <table:table-cell office:value-type="float" office:value="82435" calcext:value-type="float">
            <text:p>82435</text:p>
          </table:table-cell>
          <table:table-cell office:value-type="float" office:value="179772" calcext:value-type="float">
            <text:p>179772</text:p>
          </table:table-cell>
          <table:table-cell/>
          <table:table-cell office:value-type="float" office:value="9673" calcext:value-type="float">
            <text:p>9673</text:p>
          </table:table-cell>
          <table:table-cell table:style-name="ce5" office:value-type="float" office:value="256367" calcext:value-type="float">
            <text:p>256367</text:p>
          </table:table-cell>
          <table:table-cell table:number-columns-repeated="4"/>
          <table:table-cell office:value-type="float" office:value="166027" calcext:value-type="float">
            <text:p>166027</text:p>
          </table:table-cell>
          <table:table-cell office:value-type="float" office:value="694274" calcext:value-type="float">
            <text:p>694274</text:p>
          </table:table-cell>
          <table:table-cell office:value-type="float" office:value="1500223" calcext:value-type="float">
            <text:p>1500223</text:p>
          </table:table-cell>
          <table:table-cell office:value-type="string" calcext:value-type="string">
            <text:p>46.28%</text:p>
          </table:table-cell>
        </table:table-row>
        <table:table-row table:style-name="ro2">
          <table:table-cell office:value-type="string" calcext:value-type="string">
            <text:p><text:a xlink:href="https://en.wikipedia.org/wiki/Moradabad_(Lok_Sabha_constituency)" xlink:type="simple">Moradabad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01283" calcext:value-type="float">
            <text:p>301283</text:p>
          </table:table-cell>
          <table:table-cell office:value-type="float" office:value="252176" calcext:value-type="float">
            <text:p>252176</text:p>
          </table:table-cell>
          <table:table-cell office:value-type="float" office:value="147594" calcext:value-type="float">
            <text:p>147594</text:p>
          </table:table-cell>
          <table:table-cell/>
          <table:table-cell office:value-type="float" office:value="25291" calcext:value-type="float">
            <text:p>25291</text:p>
          </table:table-cell>
          <table:table-cell table:style-name="ce5" office:value-type="float" office:value="27982" calcext:value-type="float">
            <text:p>27982</text:p>
          </table:table-cell>
          <table:table-cell table:number-columns-repeated="4"/>
          <table:table-cell office:value-type="float" office:value="6618" calcext:value-type="float">
            <text:p>6618</text:p>
          </table:table-cell>
          <table:table-cell office:value-type="float" office:value="760944" calcext:value-type="float">
            <text:p>760944</text:p>
          </table:table-cell>
          <table:table-cell office:value-type="float" office:value="1388525" calcext:value-type="float">
            <text:p>1388525</text:p>
          </table:table-cell>
          <table:table-cell office:value-type="string" calcext:value-type="string">
            <text:p>54.80%</text:p>
          </table:table-cell>
        </table:table-row>
        <table:table-row table:style-name="ro2">
          <table:table-cell office:value-type="string" calcext:value-type="string">
            <text:p><text:a xlink:href="https://en.wikipedia.org/wiki/Morena_(Lok_Sabha_constituency)" xlink:type="simple">Moren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199650" calcext:value-type="float">
            <text:p>199650</text:p>
          </table:table-cell>
          <table:table-cell office:value-type="float" office:value="300647" calcext:value-type="float">
            <text:p>300647</text:p>
          </table:table-cell>
          <table:table-cell office:value-type="float" office:value="142073" calcext:value-type="float">
            <text:p>142073</text:p>
          </table:table-cell>
          <table:table-cell table:style-name="ce5" office:value-type="float" office:value="5537" calcext:value-type="float">
            <text:p>5537</text:p>
          </table:table-cell>
          <table:table-cell office:value-type="float" office:value="25109" calcext:value-type="float">
            <text:p>25109</text:p>
          </table:table-cell>
          <table:table-cell table:style-name="ce5" office:value-type="float" office:value="32129" calcext:value-type="float">
            <text:p>32129</text:p>
          </table:table-cell>
          <table:table-cell table:number-columns-repeated="4"/>
          <table:table-cell office:value-type="float" office:value="5521" calcext:value-type="float">
            <text:p>5521</text:p>
          </table:table-cell>
          <table:table-cell office:value-type="float" office:value="710666" calcext:value-type="float">
            <text:p>710666</text:p>
          </table:table-cell>
          <table:table-cell office:value-type="float" office:value="1339897" calcext:value-type="float">
            <text:p>1339897</text:p>
          </table:table-cell>
          <table:table-cell office:value-type="string" calcext:value-type="string">
            <text:p>53.04%</text:p>
          </table:table-cell>
        </table:table-row>
        <table:table-row table:style-name="ro2">
          <table:table-cell office:value-type="string" calcext:value-type="string">
            <text:p><text:a xlink:href="https://en.wikipedia.org/wiki/Mumbai_North_(Lok_Sabha_constituency)" xlink:type="simple">Mumbai North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55157" calcext:value-type="float">
            <text:p>255157</text:p>
          </table:table-cell>
          <table:table-cell office:value-type="float" office:value="249378" calcext:value-type="float">
            <text:p>249378</text:p>
          </table:table-cell>
          <table:table-cell office:value-type="float" office:value="7203" calcext:value-type="float">
            <text:p>7203</text:p>
          </table:table-cell>
          <table:table-cell/>
          <table:table-cell office:value-type="float" office:value="14728" calcext:value-type="float">
            <text:p>14728</text:p>
          </table:table-cell>
          <table:table-cell table:style-name="ce5" office:value-type="float" office:value="5315" calcext:value-type="float">
            <text:p>5315</text:p>
          </table:table-cell>
          <table:table-cell table:number-columns-repeated="4"/>
          <table:table-cell office:value-type="float" office:value="153241" calcext:value-type="float">
            <text:p>153241</text:p>
          </table:table-cell>
          <table:table-cell office:value-type="float" office:value="685022" calcext:value-type="float">
            <text:p>685022</text:p>
          </table:table-cell>
          <table:table-cell office:value-type="float" office:value="1608924" calcext:value-type="float">
            <text:p>1608924</text:p>
          </table:table-cell>
          <table:table-cell office:value-type="string" calcext:value-type="string">
            <text:p>42.58%</text:p>
          </table:table-cell>
        </table:table-row>
        <table:table-row table:style-name="ro2">
          <table:table-cell office:value-type="string" calcext:value-type="string">
            <text:p><text:a xlink:href="https://en.wikipedia.org/wiki/Mumbai_North_Central_(Lok_Sabha_constituency)" xlink:type="simple">Mumbai North Central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19352" calcext:value-type="float">
            <text:p>319352</text:p>
          </table:table-cell>
          <table:table-cell office:value-type="float" office:value="144797" calcext:value-type="float">
            <text:p>144797</text:p>
          </table:table-cell>
          <table:table-cell office:value-type="float" office:value="43425" calcext:value-type="float">
            <text:p>43425</text:p>
          </table:table-cell>
          <table:table-cell/>
          <table:table-cell office:value-type="float" office:value="12011" calcext:value-type="float">
            <text:p>12011</text:p>
          </table:table-cell>
          <table:table-cell table:number-columns-repeated="5"/>
          <table:table-cell office:value-type="float" office:value="145012" calcext:value-type="float">
            <text:p>145012</text:p>
          </table:table-cell>
          <table:table-cell office:value-type="float" office:value="664597" calcext:value-type="float">
            <text:p>664597</text:p>
          </table:table-cell>
          <table:table-cell office:value-type="float" office:value="1682553" calcext:value-type="float">
            <text:p>1682553</text:p>
          </table:table-cell>
          <table:table-cell office:value-type="string" calcext:value-type="string">
            <text:p>39.50%</text:p>
          </table:table-cell>
        </table:table-row>
        <table:table-row table:style-name="ro2">
          <table:table-cell office:value-type="string" calcext:value-type="string">
            <text:p><text:a xlink:href="https://en.wikipedia.org/wiki/Mumbai_North_East_(Lok_Sabha_constituency)" xlink:type="simple">Mumbai North East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210572" calcext:value-type="float">
            <text:p>210572</text:p>
          </table:table-cell>
          <table:table-cell office:value-type="float" office:value="24934" calcext:value-type="float">
            <text:p>24934</text:p>
          </table:table-cell>
          <table:table-cell/>
          <table:table-cell office:value-type="float" office:value="14780" calcext:value-type="float">
            <text:p>14780</text:p>
          </table:table-cell>
          <table:table-cell table:number-columns-repeated="3"/>
          <table:table-cell table:style-name="ce5" office:value-type="float" office:value="213505" calcext:value-type="float">
            <text:p>213505</text:p>
          </table:table-cell>
          <table:table-cell/>
          <table:table-cell office:value-type="float" office:value="204113" calcext:value-type="float">
            <text:p>204113</text:p>
          </table:table-cell>
          <table:table-cell office:value-type="float" office:value="667904" calcext:value-type="float">
            <text:p>667904</text:p>
          </table:table-cell>
          <table:table-cell office:value-type="float" office:value="1572890" calcext:value-type="float">
            <text:p>1572890</text:p>
          </table:table-cell>
          <table:table-cell office:value-type="string" calcext:value-type="string">
            <text:p>42.46%</text:p>
          </table:table-cell>
        </table:table-row>
        <table:table-row table:style-name="ro2">
          <table:table-cell office:value-type="string" calcext:value-type="string">
            <text:p><text:a xlink:href="https://en.wikipedia.org/wiki/Mumbai_North_West_(Lok_Sabha_constituency)" xlink:type="simple">Mumbai North West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53920" calcext:value-type="float">
            <text:p>253920</text:p>
          </table:table-cell>
          <table:table-cell table:style-name="ce6"/>
          <table:table-cell office:value-type="float" office:value="9723" calcext:value-type="float">
            <text:p>9723</text:p>
          </table:table-cell>
          <table:table-cell/>
          <table:table-cell office:value-type="float" office:value="11805" calcext:value-type="float">
            <text:p>11805</text:p>
          </table:table-cell>
          <table:table-cell table:style-name="ce5" office:value-type="float" office:value="84412" calcext:value-type="float">
            <text:p>84412</text:p>
          </table:table-cell>
          <table:table-cell table:number-columns-repeated="4"/>
          <table:table-cell office:value-type="float" office:value="347274" calcext:value-type="float">
            <text:p>347274</text:p>
          </table:table-cell>
          <table:table-cell office:value-type="float" office:value="707134" calcext:value-type="float">
            <text:p>707134</text:p>
          </table:table-cell>
          <table:table-cell office:value-type="float" office:value="1604992" calcext:value-type="float">
            <text:p>1604992</text:p>
          </table:table-cell>
          <table:table-cell office:value-type="string" calcext:value-type="string">
            <text:p>44.06%</text:p>
          </table:table-cell>
        </table:table-row>
        <table:table-row table:style-name="ro2">
          <table:table-cell office:value-type="string" calcext:value-type="string">
            <text:p><text:a xlink:href="https://en.wikipedia.org/wiki/Mumbai_South_(Lok_Sabha_constituency)" xlink:type="simple">Mumbai South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72411" calcext:value-type="float">
            <text:p>272411</text:p>
          </table:table-cell>
          <table:table-cell table:style-name="ce6"/>
          <table:table-cell office:value-type="float" office:value="33799" calcext:value-type="float">
            <text:p>33799</text:p>
          </table:table-cell>
          <table:table-cell/>
          <table:table-cell office:value-type="float" office:value="17704" calcext:value-type="float">
            <text:p>17704</text:p>
          </table:table-cell>
          <table:table-cell table:style-name="ce5" office:value-type="float" office:value="3670" calcext:value-type="float">
            <text:p>3670</text:p>
          </table:table-cell>
          <table:table-cell table:number-columns-repeated="4"/>
          <table:table-cell office:value-type="float" office:value="313987" calcext:value-type="float">
            <text:p>313987</text:p>
          </table:table-cell>
          <table:table-cell office:value-type="float" office:value="641571" calcext:value-type="float">
            <text:p>641571</text:p>
          </table:table-cell>
          <table:table-cell office:value-type="float" office:value="1590400" calcext:value-type="float">
            <text:p>1590400</text:p>
          </table:table-cell>
          <table:table-cell office:value-type="string" calcext:value-type="string">
            <text:p>40.34%</text:p>
          </table:table-cell>
        </table:table-row>
        <table:table-row table:style-name="ro2">
          <table:table-cell office:value-type="string" calcext:value-type="string">
            <text:p><text:a xlink:href="https://en.wikipedia.org/wiki/Mumbai_South_Central_(Lok_Sabha_constituency)" xlink:type="simple">Mumbai South Central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57523" calcext:value-type="float">
            <text:p>257523</text:p>
          </table:table-cell>
          <table:table-cell table:style-name="ce6"/>
          <table:table-cell office:value-type="float" office:value="18427" calcext:value-type="float">
            <text:p>18427</text:p>
          </table:table-cell>
          <table:table-cell/>
          <table:table-cell office:value-type="float" office:value="11227" calcext:value-type="float">
            <text:p>11227</text:p>
          </table:table-cell>
          <table:table-cell table:number-columns-repeated="5"/>
          <table:table-cell office:value-type="float" office:value="311668" calcext:value-type="float">
            <text:p>311668</text:p>
          </table:table-cell>
          <table:table-cell office:value-type="float" office:value="598845" calcext:value-type="float">
            <text:p>598845</text:p>
          </table:table-cell>
          <table:table-cell office:value-type="float" office:value="1515099" calcext:value-type="float">
            <text:p>1515099</text:p>
          </table:table-cell>
          <table:table-cell office:value-type="string" calcext:value-type="string">
            <text:p>39.53%</text:p>
          </table:table-cell>
        </table:table-row>
        <table:table-row table:style-name="ro2">
          <table:table-cell office:value-type="string" calcext:value-type="string">
            <text:p><text:a xlink:href="https://en.wikipedia.org/wiki/Munger_(Lok_Sabha_constituency)" xlink:type="simple">Munge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27929" calcext:value-type="float">
            <text:p>27929</text:p>
          </table:table-cell>
          <table:table-cell table:style-name="ce6"/>
          <table:table-cell office:value-type="float" office:value="10827" calcext:value-type="float">
            <text:p>10827</text:p>
          </table:table-cell>
          <table:table-cell/>
          <table:table-cell office:value-type="float" office:value="42381" calcext:value-type="float">
            <text:p>42381</text:p>
          </table:table-cell>
          <table:table-cell table:number-columns-repeated="5"/>
          <table:table-cell office:value-type="float" office:value="569866" calcext:value-type="float">
            <text:p>569866</text:p>
          </table:table-cell>
          <table:table-cell office:value-type="float" office:value="651003" calcext:value-type="float">
            <text:p>651003</text:p>
          </table:table-cell>
          <table:table-cell office:value-type="float" office:value="1564604" calcext:value-type="float">
            <text:p>1564604</text:p>
          </table:table-cell>
          <table:table-cell office:value-type="string" calcext:value-type="string">
            <text:p>41.61%</text:p>
          </table:table-cell>
        </table:table-row>
        <table:table-row table:style-name="ro2">
          <table:table-cell office:value-type="string" calcext:value-type="string">
            <text:p><text:a xlink:href="https://en.wikipedia.org/wiki/Murshidabad_(Lok_Sabha_constituency)" xlink:type="simple">Murshidabad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496348" calcext:value-type="float">
            <text:p>496348</text:p>
          </table:table-cell>
          <table:table-cell office:value-type="float" office:value="42290" calcext:value-type="float">
            <text:p>42290</text:p>
          </table:table-cell>
          <table:table-cell office:value-type="float" office:value="7913" calcext:value-type="float">
            <text:p>7913</text:p>
          </table:table-cell>
          <table:table-cell table:style-name="ce5" office:value-type="float" office:value="460701" calcext:value-type="float">
            <text:p>460701</text:p>
          </table:table-cell>
          <table:table-cell office:value-type="float" office:value="37152" calcext:value-type="float">
            <text:p>37152</text:p>
          </table:table-cell>
          <table:table-cell table:style-name="ce5" office:value-type="float" office:value="1349" calcext:value-type="float">
            <text:p>1349</text:p>
          </table:table-cell>
          <table:table-cell table:number-columns-repeated="4"/>
          <table:table-cell office:value-type="float" office:value="5630" calcext:value-type="float">
            <text:p>5630</text:p>
          </table:table-cell>
          <table:table-cell office:value-type="float" office:value="1051383" calcext:value-type="float">
            <text:p>1051383</text:p>
          </table:table-cell>
          <table:table-cell office:value-type="float" office:value="1192567" calcext:value-type="float">
            <text:p>1192567</text:p>
          </table:table-cell>
          <table:table-cell office:value-type="string" calcext:value-type="string">
            <text:p>88.16%</text:p>
          </table:table-cell>
        </table:table-row>
        <table:table-row table:style-name="ro2">
          <table:table-cell office:value-type="string" calcext:value-type="string">
            <text:p><text:a xlink:href="https://en.wikipedia.org/wiki/Muzaffarnagar_(Lok_Sabha_constituency)" xlink:type="simple">Muzaffarnaga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73848" calcext:value-type="float">
            <text:p>73848</text:p>
          </table:table-cell>
          <table:table-cell table:style-name="ce6"/>
          <table:table-cell office:value-type="float" office:value="275318" calcext:value-type="float">
            <text:p>275318</text:p>
          </table:table-cell>
          <table:table-cell/>
          <table:table-cell office:value-type="float" office:value="18030" calcext:value-type="float">
            <text:p>18030</text:p>
          </table:table-cell>
          <table:table-cell table:style-name="ce5" office:value-type="float" office:value="106667" calcext:value-type="float">
            <text:p>106667</text:p>
          </table:table-cell>
          <table:table-cell table:number-columns-repeated="4"/>
          <table:table-cell office:value-type="float" office:value="271138" calcext:value-type="float">
            <text:p>271138</text:p>
          </table:table-cell>
          <table:table-cell office:value-type="float" office:value="745001" calcext:value-type="float">
            <text:p>745001</text:p>
          </table:table-cell>
          <table:table-cell office:value-type="float" office:value="1370117" calcext:value-type="float">
            <text:p>1370117</text:p>
          </table:table-cell>
          <table:table-cell office:value-type="string" calcext:value-type="string">
            <text:p>54.37%</text:p>
          </table:table-cell>
        </table:table-row>
        <table:table-row table:style-name="ro2">
          <table:table-cell office:value-type="string" calcext:value-type="string">
            <text:p><text:a xlink:href="https://en.wikipedia.org/wiki/Muzaffarpur_(Lok_Sabha_constituency)" xlink:type="simple">Muzaffarpu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08306" calcext:value-type="float">
            <text:p>108306</text:p>
          </table:table-cell>
          <table:table-cell table:style-name="ce6"/>
          <table:table-cell office:value-type="float" office:value="12195" calcext:value-type="float">
            <text:p>12195</text:p>
          </table:table-cell>
          <table:table-cell/>
          <table:table-cell office:value-type="float" office:value="106546" calcext:value-type="float">
            <text:p>106546</text:p>
          </table:table-cell>
          <table:table-cell table:number-columns-repeated="5"/>
          <table:table-cell office:value-type="float" office:value="394766" calcext:value-type="float">
            <text:p>394766</text:p>
          </table:table-cell>
          <table:table-cell table:style-name="ce5" office:value-type="float" office:value="621813" calcext:value-type="float">
            <text:p>621813</text:p>
          </table:table-cell>
          <table:table-cell office:value-type="float" office:value="1339949" calcext:value-type="float">
            <text:p>1339949</text:p>
          </table:table-cell>
          <table:table-cell office:value-type="string" calcext:value-type="string">
            <text:p>46.41%</text:p>
          </table:table-cell>
        </table:table-row>
        <table:table-row table:style-name="ro2">
          <table:table-cell office:value-type="string" calcext:value-type="string">
            <text:p><text:a xlink:href="https://en.wikipedia.org/wiki/Mysore_(Lok_Sabha_constituency)" xlink:type="simple">Mysore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54810" calcext:value-type="float">
            <text:p>354810</text:p>
          </table:table-cell>
          <table:table-cell office:value-type="float" office:value="347119" calcext:value-type="float">
            <text:p>347119</text:p>
          </table:table-cell>
          <table:table-cell office:value-type="float" office:value="19895" calcext:value-type="float">
            <text:p>19895</text:p>
          </table:table-cell>
          <table:table-cell/>
          <table:table-cell office:value-type="float" office:value="24629" calcext:value-type="float">
            <text:p>24629</text:p>
          </table:table-cell>
          <table:table-cell table:number-columns-repeated="5"/>
          <table:table-cell office:value-type="float" office:value="227425" calcext:value-type="float">
            <text:p>227425</text:p>
          </table:table-cell>
          <table:table-cell office:value-type="float" office:value="973878" calcext:value-type="float">
            <text:p>973878</text:p>
          </table:table-cell>
          <table:table-cell office:value-type="float" office:value="1653485" calcext:value-type="float">
            <text:p>1653485</text:p>
          </table:table-cell>
          <table:table-cell office:value-type="string" calcext:value-type="string">
            <text:p>58.90%</text:p>
          </table:table-cell>
        </table:table-row>
        <table:table-row table:style-name="ro2">
          <table:table-cell office:value-type="string" calcext:value-type="string">
            <text:p><text:a xlink:href="https://en.wikipedia.org/wiki/Nabarangpur_(Lok_Sabha_constituency)" xlink:type="simple">Nabarangpu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08307" calcext:value-type="float">
            <text:p>308307</text:p>
          </table:table-cell>
          <table:table-cell office:value-type="float" office:value="156784" calcext:value-type="float">
            <text:p>156784</text:p>
          </table:table-cell>
          <table:table-cell office:value-type="float" office:value="48514" calcext:value-type="float">
            <text:p>48514</text:p>
          </table:table-cell>
          <table:table-cell/>
          <table:table-cell table:style-name="ce6"/>
          <table:table-cell table:number-columns-repeated="5"/>
          <table:table-cell office:value-type="float" office:value="278330" calcext:value-type="float">
            <text:p>278330</text:p>
          </table:table-cell>
          <table:table-cell office:value-type="float" office:value="791935" calcext:value-type="float">
            <text:p>791935</text:p>
          </table:table-cell>
          <table:table-cell office:value-type="float" office:value="1215653" calcext:value-type="float">
            <text:p>1215653</text:p>
          </table:table-cell>
          <table:table-cell office:value-type="string" calcext:value-type="string">
            <text:p>65.14%</text:p>
          </table:table-cell>
        </table:table-row>
        <table:table-row table:style-name="ro2">
          <table:table-cell office:value-type="string" calcext:value-type="string">
            <text:p><text:a xlink:href="https://en.wikipedia.org/wiki/Nagaland_(Lok_Sabha_constituency)" xlink:type="simple">Nagaland</text:a></text:p>
          </table:table-cell>
          <table:table-cell office:value-type="string" calcext:value-type="string">
            <text:p><text:a xlink:href="https://en.wikipedia.org/wiki/Nagaland" xlink:type="simple">NL</text:a></text:p>
          </table:table-cell>
          <table:table-cell office:value-type="float" office:value="349203" calcext:value-type="float">
            <text:p>349203</text:p>
          </table:table-cell>
          <table:table-cell table:style-name="ce6" table:number-columns-repeated="2"/>
          <table:table-cell/>
          <table:table-cell table:style-name="ce6"/>
          <table:table-cell/>
          <table:table-cell table:style-name="ce5" office:value-type="float" office:value="8174" calcext:value-type="float">
            <text:p>8174</text:p>
          </table:table-cell>
          <table:table-cell table:number-columns-repeated="3"/>
          <table:table-cell office:value-type="float" office:value="832224" calcext:value-type="float">
            <text:p>832224</text:p>
          </table:table-cell>
          <table:table-cell office:value-type="float" office:value="1189601" calcext:value-type="float">
            <text:p>1189601</text:p>
          </table:table-cell>
          <table:table-cell office:value-type="float" office:value="1321878" calcext:value-type="float">
            <text:p>1321878</text:p>
          </table:table-cell>
          <table:table-cell office:value-type="string" calcext:value-type="string">
            <text:p>89.99%</text:p>
          </table:table-cell>
        </table:table-row>
        <table:table-row table:style-name="ro2">
          <table:table-cell office:value-type="string" calcext:value-type="string">
            <text:p><text:a xlink:href="https://en.wikipedia.org/wiki/Nagapattinam_(Lok_Sabha_constituency)" xlink:type="simple">Nagapattinam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5123" calcext:value-type="float">
            <text:p>5123</text:p>
          </table:table-cell>
          <table:table-cell/>
          <table:table-cell office:value-type="float" office:value="14621" calcext:value-type="float">
            <text:p>14621</text:p>
          </table:table-cell>
          <table:table-cell table:number-columns-repeated="4"/>
          <table:table-cell table:style-name="ce5" office:value-type="float" office:value="369915" calcext:value-type="float">
            <text:p>369915</text:p>
          </table:table-cell>
          <table:table-cell office:value-type="float" office:value="373329" calcext:value-type="float">
            <text:p>373329</text:p>
          </table:table-cell>
          <table:table-cell office:value-type="float" office:value="762988" calcext:value-type="float">
            <text:p>762988</text:p>
          </table:table-cell>
          <table:table-cell office:value-type="float" office:value="982352" calcext:value-type="float">
            <text:p>982352</text:p>
          </table:table-cell>
          <table:table-cell office:value-type="string" calcext:value-type="string">
            <text:p>77.67%</text:p>
          </table:table-cell>
        </table:table-row>
        <table:table-row table:style-name="ro2">
          <table:table-cell office:value-type="string" calcext:value-type="string">
            <text:p><text:a xlink:href="https://en.wikipedia.org/wiki/Nagarkurnool_(Lok_Sabha_constituency)" xlink:type="simple">Nagarkurnool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22745" calcext:value-type="float">
            <text:p>422745</text:p>
          </table:table-cell>
          <table:table-cell office:value-type="float" office:value="49696" calcext:value-type="float">
            <text:p>49696</text:p>
          </table:table-cell>
          <table:table-cell office:value-type="float" office:value="11830" calcext:value-type="float">
            <text:p>11830</text:p>
          </table:table-cell>
          <table:table-cell/>
          <table:table-cell office:value-type="float" office:value="90102" calcext:value-type="float">
            <text:p>90102</text:p>
          </table:table-cell>
          <table:table-cell table:number-columns-repeated="5"/>
          <table:table-cell office:value-type="float" office:value="450994" calcext:value-type="float">
            <text:p>450994</text:p>
          </table:table-cell>
          <table:table-cell office:value-type="float" office:value="1025367" calcext:value-type="float">
            <text:p>1025367</text:p>
          </table:table-cell>
          <table:table-cell office:value-type="float" office:value="1460484" calcext:value-type="float">
            <text:p>1460484</text:p>
          </table:table-cell>
          <table:table-cell office:value-type="string" calcext:value-type="string">
            <text:p>70.21%</text:p>
          </table:table-cell>
        </table:table-row>
        <table:table-row table:style-name="ro2">
          <table:table-cell office:value-type="string" calcext:value-type="string">
            <text:p><text:a xlink:href="https://en.wikipedia.org/wiki/Nagaur_(Lok_Sabha_constituency)" xlink:type="simple">Nagau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33261" calcext:value-type="float">
            <text:p>333261</text:p>
          </table:table-cell>
          <table:table-cell office:value-type="float" office:value="178124" calcext:value-type="float">
            <text:p>178124</text:p>
          </table:table-cell>
          <table:table-cell office:value-type="float" office:value="68434" calcext:value-type="float">
            <text:p>68434</text:p>
          </table:table-cell>
          <table:table-cell/>
          <table:table-cell office:value-type="float" office:value="19961" calcext:value-type="float">
            <text:p>19961</text:p>
          </table:table-cell>
          <table:table-cell table:number-columns-repeated="5"/>
          <table:table-cell office:value-type="float" office:value="10099" calcext:value-type="float">
            <text:p>10099</text:p>
          </table:table-cell>
          <table:table-cell office:value-type="float" office:value="609879" calcext:value-type="float">
            <text:p>609879</text:p>
          </table:table-cell>
          <table:table-cell office:value-type="float" office:value="1486307" calcext:value-type="float">
            <text:p>1486307</text:p>
          </table:table-cell>
          <table:table-cell office:value-type="string" calcext:value-type="string">
            <text:p>41.03%</text:p>
          </table:table-cell>
        </table:table-row>
        <table:table-row table:style-name="ro2">
          <table:table-cell office:value-type="string" calcext:value-type="string">
            <text:p><text:a xlink:href="https://en.wikipedia.org/wiki/Nagina_(Lok_Sabha_constituency)" xlink:type="simple">Nagina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1779" calcext:value-type="float">
            <text:p>31779</text:p>
          </table:table-cell>
          <table:table-cell table:style-name="ce6"/>
          <table:table-cell office:value-type="float" office:value="175127" calcext:value-type="float">
            <text:p>175127</text:p>
          </table:table-cell>
          <table:table-cell/>
          <table:table-cell office:value-type="float" office:value="22751" calcext:value-type="float">
            <text:p>22751</text:p>
          </table:table-cell>
          <table:table-cell table:style-name="ce5" office:value-type="float" office:value="234815" calcext:value-type="float">
            <text:p>234815</text:p>
          </table:table-cell>
          <table:table-cell table:number-columns-repeated="4"/>
          <table:table-cell office:value-type="float" office:value="178996" calcext:value-type="float">
            <text:p>178996</text:p>
          </table:table-cell>
          <table:table-cell office:value-type="float" office:value="643468" calcext:value-type="float">
            <text:p>643468</text:p>
          </table:table-cell>
          <table:table-cell office:value-type="float" office:value="1196566" calcext:value-type="float">
            <text:p>1196566</text:p>
          </table:table-cell>
          <table:table-cell office:value-type="string" calcext:value-type="string">
            <text:p>53.78%</text:p>
          </table:table-cell>
        </table:table-row>
        <table:table-row table:style-name="ro2">
          <table:table-cell office:value-type="string" calcext:value-type="string">
            <text:p><text:a xlink:href="https://en.wikipedia.org/wiki/Nagpur_(Lok_Sabha_constituency)" xlink:type="simple">Nagpu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15148" calcext:value-type="float">
            <text:p>315148</text:p>
          </table:table-cell>
          <table:table-cell office:value-type="float" office:value="290749" calcext:value-type="float">
            <text:p>290749</text:p>
          </table:table-cell>
          <table:table-cell office:value-type="float" office:value="118741" calcext:value-type="float">
            <text:p>118741</text:p>
          </table:table-cell>
          <table:table-cell/>
          <table:table-cell office:value-type="float" office:value="16966" calcext:value-type="float">
            <text:p>16966</text:p>
          </table:table-cell>
          <table:table-cell table:number-columns-repeated="5"/>
          <table:table-cell office:value-type="float" office:value="13765" calcext:value-type="float">
            <text:p>13765</text:p>
          </table:table-cell>
          <table:table-cell office:value-type="float" office:value="755369" calcext:value-type="float">
            <text:p>755369</text:p>
          </table:table-cell>
          <table:table-cell office:value-type="float" office:value="1738920" calcext:value-type="float">
            <text:p>1738920</text:p>
          </table:table-cell>
          <table:table-cell office:value-type="string" calcext:value-type="string">
            <text:p>43.44%</text:p>
          </table:table-cell>
        </table:table-row>
        <table:table-row table:style-name="ro2">
          <table:table-cell office:value-type="string" calcext:value-type="string">
            <text:p><text:a xlink:href="https://en.wikipedia.org/wiki/Nainital_(Lok_Sabha_constituency)" xlink:type="simple">Nainital-Udhamsingh Nagar</text:a></text:p>
          </table:table-cell>
          <table:table-cell office:value-type="string" calcext:value-type="string">
            <text:p><text:a xlink:href="https://en.wikipedia.org/wiki/Uttarakhand" xlink:type="simple">UL</text:a></text:p>
          </table:table-cell>
          <table:table-cell office:value-type="float" office:value="321377" calcext:value-type="float">
            <text:p>321377</text:p>
          </table:table-cell>
          <table:table-cell office:value-type="float" office:value="232965" calcext:value-type="float">
            <text:p>232965</text:p>
          </table:table-cell>
          <table:table-cell office:value-type="float" office:value="143515" calcext:value-type="float">
            <text:p>143515</text:p>
          </table:table-cell>
          <table:table-cell/>
          <table:table-cell office:value-type="float" office:value="15171" calcext:value-type="float">
            <text:p>15171</text:p>
          </table:table-cell>
          <table:table-cell table:style-name="ce5" office:value-type="float" office:value="20543" calcext:value-type="float">
            <text:p>20543</text:p>
          </table:table-cell>
          <table:table-cell table:number-columns-repeated="4"/>
          <table:table-cell office:value-type="float" office:value="20111" calcext:value-type="float">
            <text:p>20111</text:p>
          </table:table-cell>
          <table:table-cell office:value-type="float" office:value="753682" calcext:value-type="float">
            <text:p>753682</text:p>
          </table:table-cell>
          <table:table-cell office:value-type="float" office:value="1284092" calcext:value-type="float">
            <text:p>1284092</text:p>
          </table:table-cell>
          <table:table-cell office:value-type="string" calcext:value-type="string">
            <text:p>58.69%</text:p>
          </table:table-cell>
        </table:table-row>
        <table:table-row table:style-name="ro2">
          <table:table-cell office:value-type="string" calcext:value-type="string">
            <text:p><text:a xlink:href="https://en.wikipedia.org/wiki/Nalanda_(Lok_Sabha_constituency)" xlink:type="simple">Naland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3470" calcext:value-type="float">
            <text:p>13470</text:p>
          </table:table-cell>
          <table:table-cell table:style-name="ce6"/>
          <table:table-cell office:value-type="float" office:value="13953" calcext:value-type="float">
            <text:p>13953</text:p>
          </table:table-cell>
          <table:table-cell/>
          <table:table-cell office:value-type="float" office:value="33539" calcext:value-type="float">
            <text:p>33539</text:p>
          </table:table-cell>
          <table:table-cell table:number-columns-repeated="5"/>
          <table:table-cell office:value-type="float" office:value="507257" calcext:value-type="float">
            <text:p>507257</text:p>
          </table:table-cell>
          <table:table-cell office:value-type="float" office:value="568219" calcext:value-type="float">
            <text:p>568219</text:p>
          </table:table-cell>
          <table:table-cell office:value-type="float" office:value="1719503" calcext:value-type="float">
            <text:p>1719503</text:p>
          </table:table-cell>
          <table:table-cell office:value-type="string" calcext:value-type="string">
            <text:p>33.05%</text:p>
          </table:table-cell>
        </table:table-row>
        <table:table-row table:style-name="ro2">
          <table:table-cell office:value-type="string" calcext:value-type="string">
            <text:p><text:a xlink:href="https://en.wikipedia.org/wiki/Nalgonda_(Lok_Sabha_constituency)" xlink:type="simple">Nalgonda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93849" calcext:value-type="float">
            <text:p>493849</text:p>
          </table:table-cell>
          <table:table-cell office:value-type="float" office:value="22590" calcext:value-type="float">
            <text:p>22590</text:p>
          </table:table-cell>
          <table:table-cell office:value-type="float" office:value="9371" calcext:value-type="float">
            <text:p>9371</text:p>
          </table:table-cell>
          <table:table-cell/>
          <table:table-cell office:value-type="float" office:value="49309" calcext:value-type="float">
            <text:p>49309</text:p>
          </table:table-cell>
          <table:table-cell table:number-columns-repeated="5"/>
          <table:table-cell office:value-type="float" office:value="503579" calcext:value-type="float">
            <text:p>503579</text:p>
          </table:table-cell>
          <table:table-cell office:value-type="float" office:value="1078698" calcext:value-type="float">
            <text:p>1078698</text:p>
          </table:table-cell>
          <table:table-cell office:value-type="float" office:value="1455016" calcext:value-type="float">
            <text:p>1455016</text:p>
          </table:table-cell>
          <table:table-cell office:value-type="string" calcext:value-type="string">
            <text:p>74.14%</text:p>
          </table:table-cell>
        </table:table-row>
        <table:table-row table:style-name="ro2">
          <table:table-cell office:value-type="string" calcext:value-type="string">
            <text:p><text:a xlink:href="https://en.wikipedia.org/wiki/Namakkal_(Lok_Sabha_constituency)" xlink:type="simple">Namakkal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7939" calcext:value-type="float">
            <text:p>7939</text:p>
          </table:table-cell>
          <table:table-cell office:value-type="float" office:value="3487" calcext:value-type="float">
            <text:p>3487</text:p>
          </table:table-cell>
          <table:table-cell/>
          <table:table-cell office:value-type="float" office:value="53298" calcext:value-type="float">
            <text:p>53298</text:p>
          </table:table-cell>
          <table:table-cell table:style-name="ce5" office:value-type="float" office:value="1239" calcext:value-type="float">
            <text:p>1239</text:p>
          </table:table-cell>
          <table:table-cell table:number-columns-repeated="3"/>
          <table:table-cell table:style-name="ce5" office:value-type="float" office:value="371476" calcext:value-type="float">
            <text:p>371476</text:p>
          </table:table-cell>
          <table:table-cell office:value-type="float" office:value="407805" calcext:value-type="float">
            <text:p>407805</text:p>
          </table:table-cell>
          <table:table-cell office:value-type="float" office:value="845244" calcext:value-type="float">
            <text:p>845244</text:p>
          </table:table-cell>
          <table:table-cell office:value-type="float" office:value="1075525" calcext:value-type="float">
            <text:p>1075525</text:p>
          </table:table-cell>
          <table:table-cell office:value-type="string" calcext:value-type="string">
            <text:p>78.59%</text:p>
          </table:table-cell>
        </table:table-row>
        <table:table-row table:style-name="ro2">
          <table:table-cell office:value-type="string" calcext:value-type="string">
            <text:p><text:a xlink:href="https://en.wikipedia.org/wiki/Nanded_(Lok_Sabha_constituency)" xlink:type="simple">Nanded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46400" calcext:value-type="float">
            <text:p>346400</text:p>
          </table:table-cell>
          <table:table-cell office:value-type="float" office:value="271786" calcext:value-type="float">
            <text:p>271786</text:p>
          </table:table-cell>
          <table:table-cell office:value-type="float" office:value="84743" calcext:value-type="float">
            <text:p>84743</text:p>
          </table:table-cell>
          <table:table-cell/>
          <table:table-cell office:value-type="float" office:value="33337" calcext:value-type="float">
            <text:p>33337</text:p>
          </table:table-cell>
          <table:table-cell table:number-columns-repeated="5"/>
          <table:table-cell office:value-type="float" office:value="38324" calcext:value-type="float">
            <text:p>38324</text:p>
          </table:table-cell>
          <table:table-cell office:value-type="float" office:value="774590" calcext:value-type="float">
            <text:p>774590</text:p>
          </table:table-cell>
          <table:table-cell office:value-type="float" office:value="1439013" calcext:value-type="float">
            <text:p>1439013</text:p>
          </table:table-cell>
          <table:table-cell office:value-type="string" calcext:value-type="string">
            <text:p>53.83%</text:p>
          </table:table-cell>
        </table:table-row>
        <table:table-row table:style-name="ro2">
          <table:table-cell office:value-type="string" calcext:value-type="string">
            <text:p><text:a xlink:href="https://en.wikipedia.org/wiki/Nandurbar_(Lok_Sabha_constituency)" xlink:type="simple">Nandurba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75936" calcext:value-type="float">
            <text:p>275936</text:p>
          </table:table-cell>
          <table:table-cell office:value-type="float" office:value="195987" calcext:value-type="float">
            <text:p>195987</text:p>
          </table:table-cell>
          <table:table-cell office:value-type="float" office:value="11780" calcext:value-type="float">
            <text:p>11780</text:p>
          </table:table-cell>
          <table:table-cell/>
          <table:table-cell office:value-type="float" office:value="41013" calcext:value-type="float">
            <text:p>41013</text:p>
          </table:table-cell>
          <table:table-cell table:style-name="ce5" office:value-type="float" office:value="235093" calcext:value-type="float">
            <text:p>235093</text:p>
          </table:table-cell>
          <table:table-cell table:number-columns-repeated="4"/>
          <table:table-cell office:value-type="float" office:value="6431" calcext:value-type="float">
            <text:p>6431</text:p>
          </table:table-cell>
          <table:table-cell office:value-type="float" office:value="766240" calcext:value-type="float">
            <text:p>766240</text:p>
          </table:table-cell>
          <table:table-cell office:value-type="float" office:value="1455543" calcext:value-type="float">
            <text:p>1455543</text:p>
          </table:table-cell>
          <table:table-cell office:value-type="string" calcext:value-type="string">
            <text:p>52.64%</text:p>
          </table:table-cell>
        </table:table-row>
        <table:table-row table:style-name="ro2">
          <table:table-cell office:value-type="string" calcext:value-type="string">
            <text:p><text:a xlink:href="https://en.wikipedia.org/wiki/Nandyal_(Lok_Sabha_constituency)" xlink:type="simple">Nandyal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00023" calcext:value-type="float">
            <text:p>400023</text:p>
          </table:table-cell>
          <table:table-cell table:style-name="ce6"/>
          <table:table-cell office:value-type="float" office:value="7611" calcext:value-type="float">
            <text:p>7611</text:p>
          </table:table-cell>
          <table:table-cell/>
          <table:table-cell office:value-type="float" office:value="39682" calcext:value-type="float">
            <text:p>39682</text:p>
          </table:table-cell>
          <table:table-cell table:number-columns-repeated="2"/>
          <table:table-cell table:style-name="ce5" office:value-type="float" office:value="309176" calcext:value-type="float">
            <text:p>309176</text:p>
          </table:table-cell>
          <table:table-cell table:number-columns-repeated="2"/>
          <table:table-cell office:value-type="float" office:value="238334" calcext:value-type="float">
            <text:p>238334</text:p>
          </table:table-cell>
          <table:table-cell office:value-type="float" office:value="994826" calcext:value-type="float">
            <text:p>994826</text:p>
          </table:table-cell>
          <table:table-cell office:value-type="float" office:value="1358711" calcext:value-type="float">
            <text:p>1358711</text:p>
          </table:table-cell>
          <table:table-cell office:value-type="string" calcext:value-type="string">
            <text:p>73.22%</text:p>
          </table:table-cell>
        </table:table-row>
        <table:table-row table:style-name="ro2">
          <table:table-cell office:value-type="string" calcext:value-type="string">
            <text:p><text:a xlink:href="https://en.wikipedia.org/wiki/Narasaraopet_(Lok_Sabha_constituency)" xlink:type="simple">Narasaraopet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61751" calcext:value-type="float">
            <text:p>461751</text:p>
          </table:table-cell>
          <table:table-cell office:value-type="float" office:value="7099" calcext:value-type="float">
            <text:p>7099</text:p>
          </table:table-cell>
          <table:table-cell office:value-type="float" office:value="8549" calcext:value-type="float">
            <text:p>8549</text:p>
          </table:table-cell>
          <table:table-cell/>
          <table:table-cell office:value-type="float" office:value="15153" calcext:value-type="float">
            <text:p>15153</text:p>
          </table:table-cell>
          <table:table-cell table:number-columns-repeated="2"/>
          <table:table-cell table:style-name="ce5" office:value-type="float" office:value="463358" calcext:value-type="float">
            <text:p>463358</text:p>
          </table:table-cell>
          <table:table-cell table:number-columns-repeated="2"/>
          <table:table-cell office:value-type="float" office:value="125844" calcext:value-type="float">
            <text:p>125844</text:p>
          </table:table-cell>
          <table:table-cell office:value-type="float" office:value="1081754" calcext:value-type="float">
            <text:p>1081754</text:p>
          </table:table-cell>
          <table:table-cell office:value-type="float" office:value="1360387" calcext:value-type="float">
            <text:p>1360387</text:p>
          </table:table-cell>
          <table:table-cell office:value-type="string" calcext:value-type="string">
            <text:p>79.52%</text:p>
          </table:table-cell>
        </table:table-row>
        <table:table-row table:style-name="ro2">
          <table:table-cell office:value-type="string" calcext:value-type="string">
            <text:p><text:a xlink:href="https://en.wikipedia.org/wiki/Narasapur_(Lok_Sabha_constituency)" xlink:type="simple">Narasapur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89422" calcext:value-type="float">
            <text:p>389422</text:p>
          </table:table-cell>
          <table:table-cell office:value-type="float" office:value="11941" calcext:value-type="float">
            <text:p>11941</text:p>
          </table:table-cell>
          <table:table-cell office:value-type="float" office:value="8944" calcext:value-type="float">
            <text:p>8944</text:p>
          </table:table-cell>
          <table:table-cell/>
          <table:table-cell office:value-type="float" office:value="7007" calcext:value-type="float">
            <text:p>7007</text:p>
          </table:table-cell>
          <table:table-cell table:number-columns-repeated="2"/>
          <table:table-cell table:style-name="ce5" office:value-type="float" office:value="274732" calcext:value-type="float">
            <text:p>274732</text:p>
          </table:table-cell>
          <table:table-cell table:number-columns-repeated="2"/>
          <table:table-cell office:value-type="float" office:value="298903" calcext:value-type="float">
            <text:p>298903</text:p>
          </table:table-cell>
          <table:table-cell office:value-type="float" office:value="990949" calcext:value-type="float">
            <text:p>990949</text:p>
          </table:table-cell>
          <table:table-cell office:value-type="float" office:value="1173138" calcext:value-type="float">
            <text:p>1173138</text:p>
          </table:table-cell>
          <table:table-cell office:value-type="string" calcext:value-type="string">
            <text:p>84.47%</text:p>
          </table:table-cell>
        </table:table-row>
        <table:table-row table:style-name="ro2">
          <table:table-cell office:value-type="string" calcext:value-type="string">
            <text:p><text:a xlink:href="https://en.wikipedia.org/wiki/Nashik_(Lok_Sabha_constituency)" xlink:type="simple">Nashik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17980" calcext:value-type="float">
            <text:p>17980</text:p>
          </table:table-cell>
          <table:table-cell/>
          <table:table-cell office:value-type="float" office:value="16879" calcext:value-type="float">
            <text:p>16879</text:p>
          </table:table-cell>
          <table:table-cell table:number-columns-repeated="3"/>
          <table:table-cell table:style-name="ce5" office:value-type="float" office:value="238706" calcext:value-type="float">
            <text:p>238706</text:p>
          </table:table-cell>
          <table:table-cell/>
          <table:table-cell office:value-type="float" office:value="383327" calcext:value-type="float">
            <text:p>383327</text:p>
          </table:table-cell>
          <table:table-cell office:value-type="float" office:value="656892" calcext:value-type="float">
            <text:p>656892</text:p>
          </table:table-cell>
          <table:table-cell office:value-type="float" office:value="1448414" calcext:value-type="float">
            <text:p>1448414</text:p>
          </table:table-cell>
          <table:table-cell office:value-type="string" calcext:value-type="string">
            <text:p>45.35%</text:p>
          </table:table-cell>
        </table:table-row>
        <table:table-row table:style-name="ro2">
          <table:table-cell office:value-type="string" calcext:value-type="string">
            <text:p><text:a xlink:href="https://en.wikipedia.org/wiki/Navsari_(Lok_Sabha_constituency)" xlink:type="simple">Navsari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90770" calcext:value-type="float">
            <text:p>290770</text:p>
          </table:table-cell>
          <table:table-cell office:value-type="float" office:value="423413" calcext:value-type="float">
            <text:p>423413</text:p>
          </table:table-cell>
          <table:table-cell office:value-type="float" office:value="7371" calcext:value-type="float">
            <text:p>7371</text:p>
          </table:table-cell>
          <table:table-cell/>
          <table:table-cell office:value-type="float" office:value="24927" calcext:value-type="float">
            <text:p>24927</text:p>
          </table:table-cell>
          <table:table-cell table:number-columns-repeated="3"/>
          <table:table-cell table:style-name="ce5" office:value-type="float" office:value="6922" calcext:value-type="float">
            <text:p>6922</text:p>
          </table:table-cell>
          <table:table-cell/>
          <table:table-cell office:value-type="float" office:value="4148" calcext:value-type="float">
            <text:p>4148</text:p>
          </table:table-cell>
          <table:table-cell office:value-type="float" office:value="757551" calcext:value-type="float">
            <text:p>757551</text:p>
          </table:table-cell>
          <table:table-cell office:value-type="float" office:value="1623415" calcext:value-type="float">
            <text:p>1623415</text:p>
          </table:table-cell>
          <table:table-cell office:value-type="string" calcext:value-type="string">
            <text:p>46.66%</text:p>
          </table:table-cell>
        </table:table-row>
        <table:table-row table:style-name="ro2">
          <table:table-cell office:value-type="string" calcext:value-type="string">
            <text:p><text:a xlink:href="https://en.wikipedia.org/wiki/Nawada_(Lok_Sabha_constituency)" xlink:type="simple">Nawad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9482" calcext:value-type="float">
            <text:p>19482</text:p>
          </table:table-cell>
          <table:table-cell office:value-type="float" office:value="130608" calcext:value-type="float">
            <text:p>130608</text:p>
          </table:table-cell>
          <table:table-cell office:value-type="float" office:value="46528" calcext:value-type="float">
            <text:p>46528</text:p>
          </table:table-cell>
          <table:table-cell table:style-name="ce5" office:value-type="float" office:value="14840" calcext:value-type="float">
            <text:p>14840</text:p>
          </table:table-cell>
          <table:table-cell office:value-type="float" office:value="256390" calcext:value-type="float">
            <text:p>256390</text:p>
          </table:table-cell>
          <table:table-cell table:number-columns-repeated="5"/>
          <table:table-cell office:value-type="float" office:value="113735" calcext:value-type="float">
            <text:p>113735</text:p>
          </table:table-cell>
          <table:table-cell office:value-type="float" office:value="581583" calcext:value-type="float">
            <text:p>581583</text:p>
          </table:table-cell>
          <table:table-cell office:value-type="float" office:value="1397512" calcext:value-type="float">
            <text:p>1397512</text:p>
          </table:table-cell>
          <table:table-cell office:value-type="string" calcext:value-type="string">
            <text:p>41.62%</text:p>
          </table:table-cell>
        </table:table-row>
        <table:table-row table:style-name="ro2">
          <table:table-cell office:value-type="string" calcext:value-type="string">
            <text:p><text:a xlink:href="https://en.wikipedia.org/wiki/Nellore_(Lok_Sabha_constituency)" xlink:type="simple">Nellore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30235" calcext:value-type="float">
            <text:p>430235</text:p>
          </table:table-cell>
          <table:table-cell office:value-type="float" office:value="16727" calcext:value-type="float">
            <text:p>16727</text:p>
          </table:table-cell>
          <table:table-cell office:value-type="float" office:value="7299" calcext:value-type="float">
            <text:p>7299</text:p>
          </table:table-cell>
          <table:table-cell/>
          <table:table-cell office:value-type="float" office:value="20583" calcext:value-type="float">
            <text:p>20583</text:p>
          </table:table-cell>
          <table:table-cell table:number-columns-repeated="2"/>
          <table:table-cell table:style-name="ce5" office:value-type="float" office:value="375242" calcext:value-type="float">
            <text:p>375242</text:p>
          </table:table-cell>
          <table:table-cell table:number-columns-repeated="2"/>
          <table:table-cell office:value-type="float" office:value="152333" calcext:value-type="float">
            <text:p>152333</text:p>
          </table:table-cell>
          <table:table-cell office:value-type="float" office:value="1002419" calcext:value-type="float">
            <text:p>1002419</text:p>
          </table:table-cell>
          <table:table-cell office:value-type="float" office:value="1450939" calcext:value-type="float">
            <text:p>1450939</text:p>
          </table:table-cell>
          <table:table-cell office:value-type="string" calcext:value-type="string">
            <text:p>69.09%</text:p>
          </table:table-cell>
        </table:table-row>
        <table:table-row table:style-name="ro2">
          <table:table-cell office:value-type="string" calcext:value-type="string">
            <text:p><text:a xlink:href="https://en.wikipedia.org/wiki/New_Delhi_(Lok_Sabha_constituency)" xlink:type="simple">New Delhi</text:a></text:p>
          </table:table-cell>
          <table:table-cell office:value-type="string" calcext:value-type="string">
            <text:p><text:a xlink:href="https://en.wikipedia.org/wiki/Delhi" xlink:type="simple">DL</text:a></text:p>
          </table:table-cell>
          <table:table-cell office:value-type="float" office:value="455867" calcext:value-type="float">
            <text:p>455867</text:p>
          </table:table-cell>
          <table:table-cell office:value-type="float" office:value="268058" calcext:value-type="float">
            <text:p>268058</text:p>
          </table:table-cell>
          <table:table-cell office:value-type="float" office:value="22364" calcext:value-type="float">
            <text:p>22364</text:p>
          </table:table-cell>
          <table:table-cell/>
          <table:table-cell office:value-type="float" office:value="8703" calcext:value-type="float">
            <text:p>8703</text:p>
          </table:table-cell>
          <table:table-cell table:style-name="ce5" office:value-type="float" office:value="1732" calcext:value-type="float">
            <text:p>1732</text:p>
          </table:table-cell>
          <table:table-cell table:number-columns-repeated="4"/>
          <table:table-cell office:value-type="float" office:value="8294" calcext:value-type="float">
            <text:p>8294</text:p>
          </table:table-cell>
          <table:table-cell office:value-type="float" office:value="765018" calcext:value-type="float">
            <text:p>765018</text:p>
          </table:table-cell>
          <table:table-cell office:value-type="float" office:value="1373860" calcext:value-type="float">
            <text:p>1373860</text:p>
          </table:table-cell>
          <table:table-cell office:value-type="string" calcext:value-type="string">
            <text:p>55.68%</text:p>
          </table:table-cell>
        </table:table-row>
        <table:table-row table:style-name="ro2">
          <table:table-cell office:value-type="string" calcext:value-type="string">
            <text:p><text:a xlink:href="https://en.wikipedia.org/wiki/Nilgiris_(Lok_Sabha_constituency)" xlink:type="simple">Nilgiris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18690" calcext:value-type="float">
            <text:p>18690</text:p>
          </table:table-cell>
          <table:table-cell office:value-type="float" office:value="3600" calcext:value-type="float">
            <text:p>3600</text:p>
          </table:table-cell>
          <table:table-cell/>
          <table:table-cell office:value-type="float" office:value="29088" calcext:value-type="float">
            <text:p>29088</text:p>
          </table:table-cell>
          <table:table-cell table:number-columns-repeated="4"/>
          <table:table-cell table:style-name="ce5" office:value-type="float" office:value="316802" calcext:value-type="float">
            <text:p>316802</text:p>
          </table:table-cell>
          <table:table-cell office:value-type="float" office:value="341525" calcext:value-type="float">
            <text:p>341525</text:p>
          </table:table-cell>
          <table:table-cell office:value-type="float" office:value="709705" calcext:value-type="float">
            <text:p>709705</text:p>
          </table:table-cell>
          <table:table-cell office:value-type="float" office:value="1003169" calcext:value-type="float">
            <text:p>1003169</text:p>
          </table:table-cell>
          <table:table-cell office:value-type="string" calcext:value-type="string">
            <text:p>70.75%</text:p>
          </table:table-cell>
        </table:table-row>
        <table:table-row table:style-name="ro2">
          <table:table-cell office:value-type="string" calcext:value-type="string">
            <text:p><text:a xlink:href="https://en.wikipedia.org/wiki/Nizamabad_(Lok_Sabha_constituency)" xlink:type="simple">Nizamabad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296504" calcext:value-type="float">
            <text:p>296504</text:p>
          </table:table-cell>
          <table:table-cell office:value-type="float" office:value="113756" calcext:value-type="float">
            <text:p>113756</text:p>
          </table:table-cell>
          <table:table-cell office:value-type="float" office:value="15144" calcext:value-type="float">
            <text:p>15144</text:p>
          </table:table-cell>
          <table:table-cell/>
          <table:table-cell office:value-type="float" office:value="33866" calcext:value-type="float">
            <text:p>33866</text:p>
          </table:table-cell>
          <table:table-cell table:number-columns-repeated="5"/>
          <table:table-cell office:value-type="float" office:value="430234" calcext:value-type="float">
            <text:p>430234</text:p>
          </table:table-cell>
          <table:table-cell office:value-type="float" office:value="889504" calcext:value-type="float">
            <text:p>889504</text:p>
          </table:table-cell>
          <table:table-cell office:value-type="float" office:value="1334322" calcext:value-type="float">
            <text:p>1334322</text:p>
          </table:table-cell>
          <table:table-cell office:value-type="string" calcext:value-type="string">
            <text:p>66.66%</text:p>
          </table:table-cell>
        </table:table-row>
        <table:table-row table:style-name="ro2">
          <table:table-cell office:value-type="string" calcext:value-type="string">
            <text:p><text:a xlink:href="https://en.wikipedia.org/wiki/North_East_Delhi_(Lok_Sabha_constituency)" xlink:type="simple">North East Delhi</text:a></text:p>
          </table:table-cell>
          <table:table-cell office:value-type="string" calcext:value-type="string">
            <text:p><text:a xlink:href="https://en.wikipedia.org/wiki/Delhi" xlink:type="simple">DL</text:a></text:p>
          </table:table-cell>
          <table:table-cell office:value-type="float" office:value="518191" calcext:value-type="float">
            <text:p>518191</text:p>
          </table:table-cell>
          <table:table-cell office:value-type="float" office:value="295948" calcext:value-type="float">
            <text:p>295948</text:p>
          </table:table-cell>
          <table:table-cell office:value-type="float" office:value="44111" calcext:value-type="float">
            <text:p>44111</text:p>
          </table:table-cell>
          <table:table-cell/>
          <table:table-cell office:value-type="float" office:value="10026" calcext:value-type="float">
            <text:p>10026</text:p>
          </table:table-cell>
          <table:table-cell table:style-name="ce5" office:value-type="float" office:value="3476" calcext:value-type="float">
            <text:p>3476</text:p>
          </table:table-cell>
          <table:table-cell table:number-columns-repeated="4"/>
          <table:table-cell office:value-type="float" office:value="6152" calcext:value-type="float">
            <text:p>6152</text:p>
          </table:table-cell>
          <table:table-cell office:value-type="float" office:value="877904" calcext:value-type="float">
            <text:p>877904</text:p>
          </table:table-cell>
          <table:table-cell office:value-type="float" office:value="1677060" calcext:value-type="float">
            <text:p>1677060</text:p>
          </table:table-cell>
          <table:table-cell office:value-type="string" calcext:value-type="string">
            <text:p>52.35%</text:p>
          </table:table-cell>
        </table:table-row>
        <table:table-row table:style-name="ro2">
          <table:table-cell office:value-type="string" calcext:value-type="string">
            <text:p><text:a xlink:href="https://en.wikipedia.org/wiki/North_Goa_(Lok_Sabha_constituency)" xlink:type="simple">North Goa</text:a></text:p>
          </table:table-cell>
          <table:table-cell office:value-type="string" calcext:value-type="string">
            <text:p><text:a xlink:href="https://en.wikipedia.org/wiki/Goa" xlink:type="simple">GA</text:a></text:p>
          </table:table-cell>
          <table:table-cell table:style-name="ce6"/>
          <table:table-cell office:value-type="float" office:value="137716" calcext:value-type="float">
            <text:p>137716</text:p>
          </table:table-cell>
          <table:table-cell table:style-name="ce6"/>
          <table:table-cell/>
          <table:table-cell office:value-type="float" office:value="4746" calcext:value-type="float">
            <text:p>4746</text:p>
          </table:table-cell>
          <table:table-cell table:number-columns-repeated="3"/>
          <table:table-cell table:style-name="ce5" office:value-type="float" office:value="131363" calcext:value-type="float">
            <text:p>131363</text:p>
          </table:table-cell>
          <table:table-cell/>
          <table:table-cell office:value-type="float" office:value="18470" calcext:value-type="float">
            <text:p>18470</text:p>
          </table:table-cell>
          <table:table-cell office:value-type="float" office:value="292295" calcext:value-type="float">
            <text:p>292295</text:p>
          </table:table-cell>
          <table:table-cell office:value-type="float" office:value="486983" calcext:value-type="float">
            <text:p>486983</text:p>
          </table:table-cell>
          <table:table-cell office:value-type="string" calcext:value-type="string">
            <text:p>60.02%</text:p>
          </table:table-cell>
        </table:table-row>
        <table:table-row table:style-name="ro2">
          <table:table-cell office:value-type="string" calcext:value-type="string">
            <text:p><text:a xlink:href="https://en.wikipedia.org/wiki/North_West_Delhi_(Lok_Sabha_constituency)" xlink:type="simple">North West Delhi</text:a></text:p>
          </table:table-cell>
          <table:table-cell office:value-type="string" calcext:value-type="string">
            <text:p><text:a xlink:href="https://en.wikipedia.org/wiki/Delhi" xlink:type="simple">DL</text:a></text:p>
          </table:table-cell>
          <table:table-cell office:value-type="float" office:value="487404" calcext:value-type="float">
            <text:p>487404</text:p>
          </table:table-cell>
          <table:table-cell office:value-type="float" office:value="302971" calcext:value-type="float">
            <text:p>302971</text:p>
          </table:table-cell>
          <table:table-cell office:value-type="float" office:value="44615" calcext:value-type="float">
            <text:p>44615</text:p>
          </table:table-cell>
          <table:table-cell/>
          <table:table-cell office:value-type="float" office:value="9044" calcext:value-type="float">
            <text:p>9044</text:p>
          </table:table-cell>
          <table:table-cell table:style-name="ce5" office:value-type="float" office:value="4479" calcext:value-type="float">
            <text:p>4479</text:p>
          </table:table-cell>
          <table:table-cell table:number-columns-repeated="4"/>
          <table:table-cell office:value-type="float" office:value="9030" calcext:value-type="float">
            <text:p>9030</text:p>
          </table:table-cell>
          <table:table-cell office:value-type="float" office:value="857543" calcext:value-type="float">
            <text:p>857543</text:p>
          </table:table-cell>
          <table:table-cell office:value-type="float" office:value="1798442" calcext:value-type="float">
            <text:p>1798442</text:p>
          </table:table-cell>
          <table:table-cell office:value-type="string" calcext:value-type="string">
            <text:p>47.68%</text:p>
          </table:table-cell>
        </table:table-row>
        <table:table-row table:style-name="ro2">
          <table:table-cell office:value-type="string" calcext:value-type="string">
            <text:p><text:a xlink:href="https://en.wikipedia.org/wiki/Nowgong_(Lok_Sabha_constituency)" xlink:type="simple">Nowgong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335541" calcext:value-type="float">
            <text:p>335541</text:p>
          </table:table-cell>
          <table:table-cell office:value-type="float" office:value="380921" calcext:value-type="float">
            <text:p>380921</text:p>
          </table:table-cell>
          <table:table-cell table:style-name="ce6"/>
          <table:table-cell/>
          <table:table-cell office:value-type="float" office:value="24187" calcext:value-type="float">
            <text:p>24187</text:p>
          </table:table-cell>
          <table:table-cell table:number-columns-repeated="5"/>
          <table:table-cell office:value-type="float" office:value="258777" calcext:value-type="float">
            <text:p>258777</text:p>
          </table:table-cell>
          <table:table-cell office:value-type="float" office:value="999426" calcext:value-type="float">
            <text:p>999426</text:p>
          </table:table-cell>
          <table:table-cell office:value-type="float" office:value="1411331" calcext:value-type="float">
            <text:p>1411331</text:p>
          </table:table-cell>
          <table:table-cell office:value-type="string" calcext:value-type="string">
            <text:p>70.81%</text:p>
          </table:table-cell>
        </table:table-row>
        <table:table-row table:style-name="ro2">
          <table:table-cell office:value-type="string" calcext:value-type="string">
            <text:p><text:a xlink:href="https://en.wikipedia.org/wiki/Ongole_(Lok_Sabha_constituency)" xlink:type="simple">Ongole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50442" calcext:value-type="float">
            <text:p>450442</text:p>
          </table:table-cell>
          <table:table-cell office:value-type="float" office:value="12272" calcext:value-type="float">
            <text:p>12272</text:p>
          </table:table-cell>
          <table:table-cell table:style-name="ce6"/>
          <table:table-cell/>
          <table:table-cell office:value-type="float" office:value="21741" calcext:value-type="float">
            <text:p>21741</text:p>
          </table:table-cell>
          <table:table-cell table:number-columns-repeated="2"/>
          <table:table-cell table:style-name="ce5" office:value-type="float" office:value="371919" calcext:value-type="float">
            <text:p>371919</text:p>
          </table:table-cell>
          <table:table-cell table:number-columns-repeated="2"/>
          <table:table-cell office:value-type="float" office:value="164975" calcext:value-type="float">
            <text:p>164975</text:p>
          </table:table-cell>
          <table:table-cell office:value-type="float" office:value="1021349" calcext:value-type="float">
            <text:p>1021349</text:p>
          </table:table-cell>
          <table:table-cell office:value-type="float" office:value="1375344" calcext:value-type="float">
            <text:p>1375344</text:p>
          </table:table-cell>
          <table:table-cell office:value-type="string" calcext:value-type="string">
            <text:p>74.26%</text:p>
          </table:table-cell>
        </table:table-row>
        <table:table-row table:style-name="ro2">
          <table:table-cell office:value-type="string" calcext:value-type="string">
            <text:p><text:a xlink:href="https://en.wikipedia.org/wiki/Osmanabad_(Lok_Sabha_constituency)" xlink:type="simple">Osmanabad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28045" calcext:value-type="float">
            <text:p>28045</text:p>
          </table:table-cell>
          <table:table-cell/>
          <table:table-cell office:value-type="float" office:value="59049" calcext:value-type="float">
            <text:p>59049</text:p>
          </table:table-cell>
          <table:table-cell table:number-columns-repeated="3"/>
          <table:table-cell table:style-name="ce5" office:value-type="float" office:value="408840" calcext:value-type="float">
            <text:p>408840</text:p>
          </table:table-cell>
          <table:table-cell/>
          <table:table-cell office:value-type="float" office:value="428613" calcext:value-type="float">
            <text:p>428613</text:p>
          </table:table-cell>
          <table:table-cell office:value-type="float" office:value="924547" calcext:value-type="float">
            <text:p>924547</text:p>
          </table:table-cell>
          <table:table-cell office:value-type="float" office:value="1608852" calcext:value-type="float">
            <text:p>1608852</text:p>
          </table:table-cell>
          <table:table-cell office:value-type="string" calcext:value-type="string">
            <text:p>57.47%</text:p>
          </table:table-cell>
        </table:table-row>
        <table:table-row table:style-name="ro2">
          <table:table-cell office:value-type="string" calcext:value-type="string">
            <text:p><text:a xlink:href="https://en.wikipedia.org/wiki/Outer_Manipur_(Lok_Sabha_constituency)" xlink:type="simple">Outer Manipur</text:a></text:p>
          </table:table-cell>
          <table:table-cell office:value-type="string" calcext:value-type="string">
            <text:p><text:a xlink:href="https://en.wikipedia.org/wiki/Manipur" xlink:type="simple">MN</text:a></text:p>
          </table:table-cell>
          <table:table-cell office:value-type="float" office:value="344517" calcext:value-type="float">
            <text:p>344517</text:p>
          </table:table-cell>
          <table:table-cell office:value-type="float" office:value="93052" calcext:value-type="float">
            <text:p>93052</text:p>
          </table:table-cell>
          <table:table-cell table:style-name="ce6"/>
          <table:table-cell/>
          <table:table-cell office:value-type="float" office:value="9012" calcext:value-type="float">
            <text:p>9012</text:p>
          </table:table-cell>
          <table:table-cell table:number-columns-repeated="3"/>
          <table:table-cell table:style-name="ce5" office:value-type="float" office:value="79849" calcext:value-type="float">
            <text:p>79849</text:p>
          </table:table-cell>
          <table:table-cell/>
          <table:table-cell office:value-type="float" office:value="229751" calcext:value-type="float">
            <text:p>229751</text:p>
          </table:table-cell>
          <table:table-cell office:value-type="float" office:value="756181" calcext:value-type="float">
            <text:p>756181</text:p>
          </table:table-cell>
          <table:table-cell office:value-type="float" office:value="909434" calcext:value-type="float">
            <text:p>909434</text:p>
          </table:table-cell>
          <table:table-cell office:value-type="string" calcext:value-type="string">
            <text:p>83.15%</text:p>
          </table:table-cell>
        </table:table-row>
        <table:table-row table:style-name="ro2">
          <table:table-cell office:value-type="string" calcext:value-type="string">
            <text:p><text:a xlink:href="https://en.wikipedia.org/wiki/Palakkad_(Lok_Sabha_constituency)" xlink:type="simple">Palakkad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36250" calcext:value-type="float">
            <text:p>336250</text:p>
          </table:table-cell>
          <table:table-cell office:value-type="float" office:value="68804" calcext:value-type="float">
            <text:p>68804</text:p>
          </table:table-cell>
          <table:table-cell office:value-type="float" office:value="2460" calcext:value-type="float">
            <text:p>2460</text:p>
          </table:table-cell>
          <table:table-cell table:style-name="ce5" office:value-type="float" office:value="338070" calcext:value-type="float">
            <text:p>338070</text:p>
          </table:table-cell>
          <table:table-cell office:value-type="float" office:value="35953" calcext:value-type="float">
            <text:p>35953</text:p>
          </table:table-cell>
          <table:table-cell table:number-columns-repeated="3"/>
          <table:table-cell table:style-name="ce5" office:value-type="float" office:value="8111" calcext:value-type="float">
            <text:p>8111</text:p>
          </table:table-cell>
          <table:table-cell/>
          <table:table-cell table:style-name="ce6"/>
          <table:table-cell office:value-type="float" office:value="789648" calcext:value-type="float">
            <text:p>789648</text:p>
          </table:table-cell>
          <table:table-cell office:value-type="float" office:value="1074818" calcext:value-type="float">
            <text:p>1074818</text:p>
          </table:table-cell>
          <table:table-cell office:value-type="string" calcext:value-type="string">
            <text:p>73.47%</text:p>
          </table:table-cell>
        </table:table-row>
        <table:table-row table:style-name="ro2">
          <table:table-cell office:value-type="string" calcext:value-type="string">
            <text:p><text:a xlink:href="https://en.wikipedia.org/wiki/Palamau_(Lok_Sabha_constituency)" xlink:type="simple">Palamau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table:style-name="ce6" table:number-columns-repeated="2"/>
          <table:table-cell office:value-type="float" office:value="43523" calcext:value-type="float">
            <text:p>43523</text:p>
          </table:table-cell>
          <table:table-cell/>
          <table:table-cell office:value-type="float" office:value="64505" calcext:value-type="float">
            <text:p>64505</text:p>
          </table:table-cell>
          <table:table-cell table:number-columns-repeated="5"/>
          <table:table-cell office:value-type="float" office:value="543234" calcext:value-type="float">
            <text:p>543234</text:p>
          </table:table-cell>
          <table:table-cell office:value-type="float" office:value="651262" calcext:value-type="float">
            <text:p>651262</text:p>
          </table:table-cell>
          <table:table-cell office:value-type="float" office:value="1417375" calcext:value-type="float">
            <text:p>1417375</text:p>
          </table:table-cell>
          <table:table-cell office:value-type="string" calcext:value-type="string">
            <text:p>45.95%</text:p>
          </table:table-cell>
        </table:table-row>
        <table:table-row table:style-name="ro2">
          <table:table-cell office:value-type="string" calcext:value-type="string">
            <text:p><text:a xlink:href="https://en.wikipedia.org/wiki/Palghar_(Lok_Sabha_constituency)" xlink:type="simple">Palgha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160570" calcext:value-type="float">
            <text:p>160570</text:p>
          </table:table-cell>
          <table:table-cell office:value-type="float" office:value="210874" calcext:value-type="float">
            <text:p>210874</text:p>
          </table:table-cell>
          <table:table-cell office:value-type="float" office:value="9741" calcext:value-type="float">
            <text:p>9741</text:p>
          </table:table-cell>
          <table:table-cell table:style-name="ce5" office:value-type="float" office:value="92224" calcext:value-type="float">
            <text:p>92224</text:p>
          </table:table-cell>
          <table:table-cell office:value-type="float" office:value="28331" calcext:value-type="float">
            <text:p>28331</text:p>
          </table:table-cell>
          <table:table-cell table:number-columns-repeated="5"/>
          <table:table-cell office:value-type="float" office:value="230847" calcext:value-type="float">
            <text:p>230847</text:p>
          </table:table-cell>
          <table:table-cell office:value-type="float" office:value="732587" calcext:value-type="float">
            <text:p>732587</text:p>
          </table:table-cell>
          <table:table-cell office:value-type="float" office:value="1504070" calcext:value-type="float">
            <text:p>1504070</text:p>
          </table:table-cell>
          <table:table-cell office:value-type="string" calcext:value-type="string">
            <text:p>48.71%</text:p>
          </table:table-cell>
        </table:table-row>
        <table:table-row table:style-name="ro2">
          <table:table-cell office:value-type="string" calcext:value-type="string">
            <text:p><text:a xlink:href="https://en.wikipedia.org/wiki/Pali_(Lok_Sabha_constituency)" xlink:type="simple">Pali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87604" calcext:value-type="float">
            <text:p>387604</text:p>
          </table:table-cell>
          <table:table-cell office:value-type="float" office:value="190887" calcext:value-type="float">
            <text:p>190887</text:p>
          </table:table-cell>
          <table:table-cell office:value-type="float" office:value="108388" calcext:value-type="float">
            <text:p>108388</text:p>
          </table:table-cell>
          <table:table-cell/>
          <table:table-cell office:value-type="float" office:value="30988" calcext:value-type="float">
            <text:p>30988</text:p>
          </table:table-cell>
          <table:table-cell table:number-columns-repeated="5"/>
          <table:table-cell office:value-type="float" office:value="5003" calcext:value-type="float">
            <text:p>5003</text:p>
          </table:table-cell>
          <table:table-cell office:value-type="float" office:value="722870" calcext:value-type="float">
            <text:p>722870</text:p>
          </table:table-cell>
          <table:table-cell office:value-type="float" office:value="1682713" calcext:value-type="float">
            <text:p>1682713</text:p>
          </table:table-cell>
          <table:table-cell office:value-type="string" calcext:value-type="string">
            <text:p>42.96%</text:p>
          </table:table-cell>
        </table:table-row>
        <table:table-row table:style-name="ro2">
          <table:table-cell office:value-type="string" calcext:value-type="string">
            <text:p><text:a xlink:href="https://en.wikipedia.org/wiki/Panchmahal_(Lok_Sabha_constituency)" xlink:type="simple">Panchmahal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79998" calcext:value-type="float">
            <text:p>279998</text:p>
          </table:table-cell>
          <table:table-cell office:value-type="float" office:value="282079" calcext:value-type="float">
            <text:p>282079</text:p>
          </table:table-cell>
          <table:table-cell office:value-type="float" office:value="10637" calcext:value-type="float">
            <text:p>10637</text:p>
          </table:table-cell>
          <table:table-cell/>
          <table:table-cell table:style-name="ce6"/>
          <table:table-cell table:number-columns-repeated="5"/>
          <table:table-cell office:value-type="float" office:value="33943" calcext:value-type="float">
            <text:p>33943</text:p>
          </table:table-cell>
          <table:table-cell office:value-type="float" office:value="606657" calcext:value-type="float">
            <text:p>606657</text:p>
          </table:table-cell>
          <table:table-cell office:value-type="float" office:value="1423385" calcext:value-type="float">
            <text:p>1423385</text:p>
          </table:table-cell>
          <table:table-cell office:value-type="string" calcext:value-type="string">
            <text:p>42.62%</text:p>
          </table:table-cell>
        </table:table-row>
        <table:table-row table:style-name="ro2">
          <table:table-cell office:value-type="string" calcext:value-type="string">
            <text:p><text:a xlink:href="https://en.wikipedia.org/wiki/Parbhani_(Lok_Sabha_constituency)" xlink:type="simple">Parbhan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64611" calcext:value-type="float">
            <text:p>64611</text:p>
          </table:table-cell>
          <table:table-cell/>
          <table:table-cell office:value-type="float" office:value="42921" calcext:value-type="float">
            <text:p>42921</text:p>
          </table:table-cell>
          <table:table-cell table:number-columns-repeated="3"/>
          <table:table-cell table:style-name="ce5" office:value-type="float" office:value="319969" calcext:value-type="float">
            <text:p>319969</text:p>
          </table:table-cell>
          <table:table-cell/>
          <table:table-cell office:value-type="float" office:value="443225" calcext:value-type="float">
            <text:p>443225</text:p>
          </table:table-cell>
          <table:table-cell office:value-type="float" office:value="870726" calcext:value-type="float">
            <text:p>870726</text:p>
          </table:table-cell>
          <table:table-cell office:value-type="float" office:value="1610088" calcext:value-type="float">
            <text:p>1610088</text:p>
          </table:table-cell>
          <table:table-cell office:value-type="string" calcext:value-type="string">
            <text:p>54.08%</text:p>
          </table:table-cell>
        </table:table-row>
        <table:table-row table:style-name="ro2">
          <table:table-cell office:value-type="string" calcext:value-type="string">
            <text:p><text:a xlink:href="https://en.wikipedia.org/wiki/Paschim_Champaran_(Lok_Sabha_constituency)" xlink:type="simple">Paschim Champaran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70001" calcext:value-type="float">
            <text:p>70001</text:p>
          </table:table-cell>
          <table:table-cell office:value-type="float" office:value="198781" calcext:value-type="float">
            <text:p>198781</text:p>
          </table:table-cell>
          <table:table-cell office:value-type="float" office:value="22199" calcext:value-type="float">
            <text:p>22199</text:p>
          </table:table-cell>
          <table:table-cell table:style-name="ce5" office:value-type="float" office:value="23462" calcext:value-type="float">
            <text:p>23462</text:p>
          </table:table-cell>
          <table:table-cell office:value-type="float" office:value="23341" calcext:value-type="float">
            <text:p>23341</text:p>
          </table:table-cell>
          <table:table-cell table:number-columns-repeated="5"/>
          <table:table-cell office:value-type="float" office:value="177693" calcext:value-type="float">
            <text:p>177693</text:p>
          </table:table-cell>
          <table:table-cell office:value-type="float" office:value="515477" calcext:value-type="float">
            <text:p>515477</text:p>
          </table:table-cell>
          <table:table-cell office:value-type="float" office:value="1221153" calcext:value-type="float">
            <text:p>1221153</text:p>
          </table:table-cell>
          <table:table-cell office:value-type="string" calcext:value-type="string">
            <text:p>42.21%</text:p>
          </table:table-cell>
        </table:table-row>
        <table:table-row table:style-name="ro2">
          <table:table-cell office:value-type="string" calcext:value-type="string">
            <text:p><text:a xlink:href="https://en.wikipedia.org/wiki/Pataliputra_(Lok_Sabha_constituency)" xlink:type="simple">Pataliputr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8504" calcext:value-type="float">
            <text:p>18504</text:p>
          </table:table-cell>
          <table:table-cell table:style-name="ce6"/>
          <table:table-cell office:value-type="float" office:value="14269" calcext:value-type="float">
            <text:p>14269</text:p>
          </table:table-cell>
          <table:table-cell/>
          <table:table-cell office:value-type="float" office:value="20606" calcext:value-type="float">
            <text:p>20606</text:p>
          </table:table-cell>
          <table:table-cell table:number-columns-repeated="5"/>
          <table:table-cell office:value-type="float" office:value="574904" calcext:value-type="float">
            <text:p>574904</text:p>
          </table:table-cell>
          <table:table-cell office:value-type="float" office:value="628283" calcext:value-type="float">
            <text:p>628283</text:p>
          </table:table-cell>
          <table:table-cell office:value-type="float" office:value="1526241" calcext:value-type="float">
            <text:p>1526241</text:p>
          </table:table-cell>
          <table:table-cell office:value-type="string" calcext:value-type="string">
            <text:p>41.17%</text:p>
          </table:table-cell>
        </table:table-row>
        <table:table-row table:style-name="ro2">
          <table:table-cell office:value-type="string" calcext:value-type="string">
            <text:p><text:a xlink:href="https://en.wikipedia.org/wiki/Patan_(Lok_Sabha_constituency)" xlink:type="simple">Patan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83778" calcext:value-type="float">
            <text:p>283778</text:p>
          </table:table-cell>
          <table:table-cell office:value-type="float" office:value="265274" calcext:value-type="float">
            <text:p>265274</text:p>
          </table:table-cell>
          <table:table-cell office:value-type="float" office:value="10705" calcext:value-type="float">
            <text:p>10705</text:p>
          </table:table-cell>
          <table:table-cell/>
          <table:table-cell office:value-type="float" office:value="41648" calcext:value-type="float">
            <text:p>41648</text:p>
          </table:table-cell>
          <table:table-cell table:style-name="ce5" office:value-type="float" office:value="3602" calcext:value-type="float">
            <text:p>3602</text:p>
          </table:table-cell>
          <table:table-cell table:number-columns-repeated="2"/>
          <table:table-cell table:style-name="ce5" office:value-type="float" office:value="8420" calcext:value-type="float">
            <text:p>8420</text:p>
          </table:table-cell>
          <table:table-cell/>
          <table:table-cell office:value-type="float" office:value="19760" calcext:value-type="float">
            <text:p>19760</text:p>
          </table:table-cell>
          <table:table-cell office:value-type="float" office:value="633187" calcext:value-type="float">
            <text:p>633187</text:p>
          </table:table-cell>
          <table:table-cell office:value-type="float" office:value="1417623" calcext:value-type="float">
            <text:p>1417623</text:p>
          </table:table-cell>
          <table:table-cell office:value-type="string" calcext:value-type="string">
            <text:p>44.67%</text:p>
          </table:table-cell>
        </table:table-row>
        <table:table-row table:style-name="ro2">
          <table:table-cell office:value-type="string" calcext:value-type="string">
            <text:p><text:a xlink:href="https://en.wikipedia.org/wiki/Pathanamthitta_(Lok_Sabha_constituency)" xlink:type="simple">Pathanamthitta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408232" calcext:value-type="float">
            <text:p>408232</text:p>
          </table:table-cell>
          <table:table-cell office:value-type="float" office:value="56294" calcext:value-type="float">
            <text:p>56294</text:p>
          </table:table-cell>
          <table:table-cell office:value-type="float" office:value="22424" calcext:value-type="float">
            <text:p>22424</text:p>
          </table:table-cell>
          <table:table-cell table:style-name="ce5" office:value-type="float" office:value="297026" calcext:value-type="float">
            <text:p>297026</text:p>
          </table:table-cell>
          <table:table-cell office:value-type="float" office:value="7900" calcext:value-type="float">
            <text:p>7900</text:p>
          </table:table-cell>
          <table:table-cell table:number-columns-repeated="3"/>
          <table:table-cell table:style-name="ce5" office:value-type="float" office:value="4445" calcext:value-type="float">
            <text:p>4445</text:p>
          </table:table-cell>
          <table:table-cell/>
          <table:table-cell office:value-type="float" office:value="833" calcext:value-type="float">
            <text:p>833</text:p>
          </table:table-cell>
          <table:table-cell office:value-type="float" office:value="797154" calcext:value-type="float">
            <text:p>797154</text:p>
          </table:table-cell>
          <table:table-cell office:value-type="float" office:value="1213370" calcext:value-type="float">
            <text:p>1213370</text:p>
          </table:table-cell>
          <table:table-cell office:value-type="string" calcext:value-type="string">
            <text:p>65.70%</text:p>
          </table:table-cell>
        </table:table-row>
        <table:table-row table:style-name="ro2">
          <table:table-cell office:value-type="string" calcext:value-type="string">
            <text:p><text:a xlink:href="https://en.wikipedia.org/wiki/Patiala_(Lok_Sabha_constituency)" xlink:type="simple">Patiala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474188" calcext:value-type="float">
            <text:p>474188</text:p>
          </table:table-cell>
          <table:table-cell table:style-name="ce6"/>
          <table:table-cell office:value-type="float" office:value="57839" calcext:value-type="float">
            <text:p>57839</text:p>
          </table:table-cell>
          <table:table-cell/>
          <table:table-cell office:value-type="float" office:value="22836" calcext:value-type="float">
            <text:p>22836</text:p>
          </table:table-cell>
          <table:table-cell table:number-columns-repeated="5"/>
          <table:table-cell office:value-type="float" office:value="381142" calcext:value-type="float">
            <text:p>381142</text:p>
          </table:table-cell>
          <table:table-cell office:value-type="float" office:value="936005" calcext:value-type="float">
            <text:p>936005</text:p>
          </table:table-cell>
          <table:table-cell office:value-type="float" office:value="1344864" calcext:value-type="float">
            <text:p>1344864</text:p>
          </table:table-cell>
          <table:table-cell office:value-type="string" calcext:value-type="string">
            <text:p>69.60%</text:p>
          </table:table-cell>
        </table:table-row>
        <table:table-row table:style-name="ro2">
          <table:table-cell office:value-type="string" calcext:value-type="string">
            <text:p><text:a xlink:href="https://en.wikipedia.org/wiki/Patna_(Lok_Sabha_constituency)" xlink:type="simple">Patna Sahib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61308" calcext:value-type="float">
            <text:p>61308</text:p>
          </table:table-cell>
          <table:table-cell office:value-type="float" office:value="316549" calcext:value-type="float">
            <text:p>316549</text:p>
          </table:table-cell>
          <table:table-cell table:style-name="ce6"/>
          <table:table-cell/>
          <table:table-cell office:value-type="float" office:value="14756" calcext:value-type="float">
            <text:p>14756</text:p>
          </table:table-cell>
          <table:table-cell table:number-columns-repeated="5"/>
          <table:table-cell office:value-type="float" office:value="159803" calcext:value-type="float">
            <text:p>159803</text:p>
          </table:table-cell>
          <table:table-cell office:value-type="float" office:value="552416" calcext:value-type="float">
            <text:p>552416</text:p>
          </table:table-cell>
          <table:table-cell office:value-type="float" office:value="1641976" calcext:value-type="float">
            <text:p>1641976</text:p>
          </table:table-cell>
          <table:table-cell office:value-type="string" calcext:value-type="string">
            <text:p>33.64%</text:p>
          </table:table-cell>
        </table:table-row>
        <table:table-row table:style-name="ro2">
          <table:table-cell office:value-type="string" calcext:value-type="string">
            <text:p><text:a xlink:href="https://en.wikipedia.org/wiki/Peddapalli_(Lok_Sabha_constituency)" xlink:type="simple">Peddapalli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13748" calcext:value-type="float">
            <text:p>313748</text:p>
          </table:table-cell>
          <table:table-cell office:value-type="float" office:value="67836" calcext:value-type="float">
            <text:p>67836</text:p>
          </table:table-cell>
          <table:table-cell office:value-type="float" office:value="15859" calcext:value-type="float">
            <text:p>15859</text:p>
          </table:table-cell>
          <table:table-cell/>
          <table:table-cell office:value-type="float" office:value="60553" calcext:value-type="float">
            <text:p>60553</text:p>
          </table:table-cell>
          <table:table-cell table:number-columns-repeated="5"/>
          <table:table-cell office:value-type="float" office:value="446088" calcext:value-type="float">
            <text:p>446088</text:p>
          </table:table-cell>
          <table:table-cell office:value-type="float" office:value="904084" calcext:value-type="float">
            <text:p>904084</text:p>
          </table:table-cell>
          <table:table-cell office:value-type="float" office:value="1315642" calcext:value-type="float">
            <text:p>1315642</text:p>
          </table:table-cell>
          <table:table-cell office:value-type="string" calcext:value-type="string">
            <text:p>68.72%</text:p>
          </table:table-cell>
        </table:table-row>
        <table:table-row table:style-name="ro2">
          <table:table-cell office:value-type="string" calcext:value-type="string">
            <text:p><text:a xlink:href="https://en.wikipedia.org/wiki/Perambalur_(Lok_Sabha_constituency)" xlink:type="simple">Perambalur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5014" calcext:value-type="float">
            <text:p>5014</text:p>
          </table:table-cell>
          <table:table-cell/>
          <table:table-cell office:value-type="float" office:value="25003" calcext:value-type="float">
            <text:p>25003</text:p>
          </table:table-cell>
          <table:table-cell table:style-name="ce5" office:value-type="float" office:value="930" calcext:value-type="float">
            <text:p>930</text:p>
          </table:table-cell>
          <table:table-cell table:number-columns-repeated="3"/>
          <table:table-cell table:style-name="ce5" office:value-type="float" office:value="398742" calcext:value-type="float">
            <text:p>398742</text:p>
          </table:table-cell>
          <table:table-cell office:value-type="float" office:value="402527" calcext:value-type="float">
            <text:p>402527</text:p>
          </table:table-cell>
          <table:table-cell office:value-type="float" office:value="832216" calcext:value-type="float">
            <text:p>832216</text:p>
          </table:table-cell>
          <table:table-cell office:value-type="float" office:value="1049033" calcext:value-type="float">
            <text:p>1049033</text:p>
          </table:table-cell>
          <table:table-cell office:value-type="string" calcext:value-type="string">
            <text:p>79.33%</text:p>
          </table:table-cell>
        </table:table-row>
        <table:table-row table:style-name="ro2">
          <table:table-cell office:value-type="string" calcext:value-type="string">
            <text:p><text:a xlink:href="https://en.wikipedia.org/wiki/Phulpur_(Lok_Sabha_constituency)" xlink:type="simple">Phul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67623" calcext:value-type="float">
            <text:p>67623</text:p>
          </table:table-cell>
          <table:table-cell office:value-type="float" office:value="44828" calcext:value-type="float">
            <text:p>44828</text:p>
          </table:table-cell>
          <table:table-cell office:value-type="float" office:value="167542" calcext:value-type="float">
            <text:p>167542</text:p>
          </table:table-cell>
          <table:table-cell/>
          <table:table-cell office:value-type="float" office:value="110019" calcext:value-type="float">
            <text:p>110019</text:p>
          </table:table-cell>
          <table:table-cell table:style-name="ce5" office:value-type="float" office:value="152964" calcext:value-type="float">
            <text:p>152964</text:p>
          </table:table-cell>
          <table:table-cell table:number-columns-repeated="4"/>
          <table:table-cell office:value-type="float" office:value="8941" calcext:value-type="float">
            <text:p>8941</text:p>
          </table:table-cell>
          <table:table-cell office:value-type="float" office:value="551917" calcext:value-type="float">
            <text:p>551917</text:p>
          </table:table-cell>
          <table:table-cell office:value-type="float" office:value="1426450" calcext:value-type="float">
            <text:p>1426450</text:p>
          </table:table-cell>
          <table:table-cell office:value-type="string" calcext:value-type="string">
            <text:p>38.69%</text:p>
          </table:table-cell>
        </table:table-row>
        <table:table-row table:style-name="ro2">
          <table:table-cell office:value-type="string" calcext:value-type="string">
            <text:p><text:a xlink:href="https://en.wikipedia.org/wiki/Pilibhit_(Lok_Sabha_constituency)" xlink:type="simple">Pilibhit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38038" calcext:value-type="float">
            <text:p>138038</text:p>
          </table:table-cell>
          <table:table-cell office:value-type="float" office:value="419539" calcext:value-type="float">
            <text:p>419539</text:p>
          </table:table-cell>
          <table:table-cell office:value-type="float" office:value="112576" calcext:value-type="float">
            <text:p>112576</text:p>
          </table:table-cell>
          <table:table-cell/>
          <table:table-cell office:value-type="float" office:value="32688" calcext:value-type="float">
            <text:p>32688</text:p>
          </table:table-cell>
          <table:table-cell table:style-name="ce5" office:value-type="float" office:value="117903" calcext:value-type="float">
            <text:p>117903</text:p>
          </table:table-cell>
          <table:table-cell table:number-columns-repeated="2"/>
          <table:table-cell table:style-name="ce5" office:value-type="float" office:value="4963" calcext:value-type="float">
            <text:p>4963</text:p>
          </table:table-cell>
          <table:table-cell/>
          <table:table-cell office:value-type="float" office:value="11870" calcext:value-type="float">
            <text:p>11870</text:p>
          </table:table-cell>
          <table:table-cell office:value-type="float" office:value="837577" calcext:value-type="float">
            <text:p>837577</text:p>
          </table:table-cell>
          <table:table-cell office:value-type="float" office:value="1310007" calcext:value-type="float">
            <text:p>1310007</text:p>
          </table:table-cell>
          <table:table-cell office:value-type="string" calcext:value-type="string">
            <text:p>63.94%</text:p>
          </table:table-cell>
        </table:table-row>
        <table:table-row table:style-name="ro2">
          <table:table-cell office:value-type="string" calcext:value-type="string">
            <text:p><text:a xlink:href="https://en.wikipedia.org/wiki/Pollachi_(Lok_Sabha_constituency)" xlink:type="simple">Pollach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16815" calcext:value-type="float">
            <text:p>1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25869" calcext:value-type="float">
            <text:p>25869</text:p>
          </table:table-cell>
          <table:table-cell table:style-name="ce5" office:value-type="float" office:value="992" calcext:value-type="float">
            <text:p>992</text:p>
          </table:table-cell>
          <table:table-cell table:number-columns-repeated="3"/>
          <table:table-cell table:style-name="ce5" office:value-type="float" office:value="259910" calcext:value-type="float">
            <text:p>259910</text:p>
          </table:table-cell>
          <table:table-cell office:value-type="float" office:value="466575" calcext:value-type="float">
            <text:p>466575</text:p>
          </table:table-cell>
          <table:table-cell office:value-type="float" office:value="771479" calcext:value-type="float">
            <text:p>771479</text:p>
          </table:table-cell>
          <table:table-cell office:value-type="float" office:value="1017811" calcext:value-type="float">
            <text:p>1017811</text:p>
          </table:table-cell>
          <table:table-cell office:value-type="string" calcext:value-type="string">
            <text:p>75.80%</text:p>
          </table:table-cell>
        </table:table-row>
        <table:table-row table:style-name="ro2">
          <table:table-cell office:value-type="string" calcext:value-type="string">
            <text:p><text:a xlink:href="https://en.wikipedia.org/wiki/Ponnani_(Lok_Sabha_constituency)" xlink:type="simple">Ponnani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table:style-name="ce6"/>
          <table:table-cell office:value-type="float" office:value="57710" calcext:value-type="float">
            <text:p>57710</text:p>
          </table:table-cell>
          <table:table-cell office:value-type="float" office:value="2403" calcext:value-type="float">
            <text:p>2403</text:p>
          </table:table-cell>
          <table:table-cell/>
          <table:table-cell office:value-type="float" office:value="323504" calcext:value-type="float">
            <text:p>323504</text:p>
          </table:table-cell>
          <table:table-cell table:number-columns-repeated="5"/>
          <table:table-cell office:value-type="float" office:value="385801" calcext:value-type="float">
            <text:p>385801</text:p>
          </table:table-cell>
          <table:table-cell office:value-type="float" office:value="769418" calcext:value-type="float">
            <text:p>769418</text:p>
          </table:table-cell>
          <table:table-cell office:value-type="float" office:value="995913" calcext:value-type="float">
            <text:p>995913</text:p>
          </table:table-cell>
          <table:table-cell office:value-type="string" calcext:value-type="string">
            <text:p>77.26%</text:p>
          </table:table-cell>
        </table:table-row>
        <table:table-row table:style-name="ro2">
          <table:table-cell office:value-type="string" calcext:value-type="string">
            <text:p><text:a xlink:href="https://en.wikipedia.org/wiki/Porbandar_(Lok_Sabha_constituency)" xlink:type="simple">Porbandar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29436" calcext:value-type="float">
            <text:p>329436</text:p>
          </table:table-cell>
          <table:table-cell office:value-type="float" office:value="289933" calcext:value-type="float">
            <text:p>289933</text:p>
          </table:table-cell>
          <table:table-cell office:value-type="float" office:value="14713" calcext:value-type="float">
            <text:p>14713</text:p>
          </table:table-cell>
          <table:table-cell/>
          <table:table-cell office:value-type="float" office:value="20153" calcext:value-type="float">
            <text:p>20153</text:p>
          </table:table-cell>
          <table:table-cell table:number-columns-repeated="5"/>
          <table:table-cell office:value-type="float" office:value="6418" calcext:value-type="float">
            <text:p>6418</text:p>
          </table:table-cell>
          <table:table-cell office:value-type="float" office:value="660653" calcext:value-type="float">
            <text:p>660653</text:p>
          </table:table-cell>
          <table:table-cell office:value-type="float" office:value="1385818" calcext:value-type="float">
            <text:p>1385818</text:p>
          </table:table-cell>
          <table:table-cell office:value-type="string" calcext:value-type="string">
            <text:p>47.67%</text:p>
          </table:table-cell>
        </table:table-row>
        <table:table-row table:style-name="ro2">
          <table:table-cell office:value-type="string" calcext:value-type="string">
            <text:p><text:a xlink:href="https://en.wikipedia.org/wiki/Pratapgarh_(Lok_Sabha_constituency)" xlink:type="simple">Pratapgarh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69137" calcext:value-type="float">
            <text:p>169137</text:p>
          </table:table-cell>
          <table:table-cell office:value-type="float" office:value="45575" calcext:value-type="float">
            <text:p>45575</text:p>
          </table:table-cell>
          <table:table-cell office:value-type="float" office:value="139358" calcext:value-type="float">
            <text:p>139358</text:p>
          </table:table-cell>
          <table:table-cell/>
          <table:table-cell office:value-type="float" office:value="51005" calcext:value-type="float">
            <text:p>51005</text:p>
          </table:table-cell>
          <table:table-cell table:style-name="ce5" office:value-type="float" office:value="121252" calcext:value-type="float">
            <text:p>121252</text:p>
          </table:table-cell>
          <table:table-cell table:number-columns-repeated="4"/>
          <table:table-cell office:value-type="float" office:value="114676" calcext:value-type="float">
            <text:p>114676</text:p>
          </table:table-cell>
          <table:table-cell office:value-type="float" office:value="641003" calcext:value-type="float">
            <text:p>641003</text:p>
          </table:table-cell>
          <table:table-cell office:value-type="float" office:value="1435159" calcext:value-type="float">
            <text:p>1435159</text:p>
          </table:table-cell>
          <table:table-cell office:value-type="string" calcext:value-type="string">
            <text:p>44.66%</text:p>
          </table:table-cell>
        </table:table-row>
        <table:table-row table:style-name="ro2">
          <table:table-cell office:value-type="string" calcext:value-type="string">
            <text:p><text:a xlink:href="https://en.wikipedia.org/wiki/Pondicherry_(Lok_Sabha_constituency)" xlink:type="simple">Pondicherry</text:a></text:p>
          </table:table-cell>
          <table:table-cell office:value-type="string" calcext:value-type="string">
            <text:p><text:a xlink:href="https://en.wikipedia.org/wiki/Puducherry" xlink:type="simple">PY</text:a></text:p>
          </table:table-cell>
          <table:table-cell office:value-type="float" office:value="300391" calcext:value-type="float">
            <text:p>300391</text:p>
          </table:table-cell>
          <table:table-cell office:value-type="float" office:value="13442" calcext:value-type="float">
            <text:p>13442</text:p>
          </table:table-cell>
          <table:table-cell office:value-type="float" office:value="3697" calcext:value-type="float">
            <text:p>3697</text:p>
          </table:table-cell>
          <table:table-cell/>
          <table:table-cell office:value-type="float" office:value="26013" calcext:value-type="float">
            <text:p>26013</text:p>
          </table:table-cell>
          <table:table-cell table:number-columns-repeated="5"/>
          <table:table-cell office:value-type="float" office:value="264405" calcext:value-type="float">
            <text:p>264405</text:p>
          </table:table-cell>
          <table:table-cell office:value-type="float" office:value="607948" calcext:value-type="float">
            <text:p>607948</text:p>
          </table:table-cell>
          <table:table-cell office:value-type="float" office:value="762440" calcext:value-type="float">
            <text:p>762440</text:p>
          </table:table-cell>
          <table:table-cell office:value-type="string" calcext:value-type="string">
            <text:p>79.74%</text:p>
          </table:table-cell>
        </table:table-row>
        <table:table-row table:style-name="ro2">
          <table:table-cell office:value-type="string" calcext:value-type="string">
            <text:p><text:a xlink:href="https://en.wikipedia.org/wiki/Pune_(Lok_Sabha_constituency)" xlink:type="simple">Pune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79973" calcext:value-type="float">
            <text:p>279973</text:p>
          </table:table-cell>
          <table:table-cell office:value-type="float" office:value="254272" calcext:value-type="float">
            <text:p>254272</text:p>
          </table:table-cell>
          <table:table-cell office:value-type="float" office:value="62981" calcext:value-type="float">
            <text:p>62981</text:p>
          </table:table-cell>
          <table:table-cell/>
          <table:table-cell office:value-type="float" office:value="24768" calcext:value-type="float">
            <text:p>24768</text:p>
          </table:table-cell>
          <table:table-cell table:number-columns-repeated="5"/>
          <table:table-cell office:value-type="float" office:value="112647" calcext:value-type="float">
            <text:p>112647</text:p>
          </table:table-cell>
          <table:table-cell office:value-type="float" office:value="734641" calcext:value-type="float">
            <text:p>734641</text:p>
          </table:table-cell>
          <table:table-cell office:value-type="float" office:value="1806953" calcext:value-type="float">
            <text:p>1806953</text:p>
          </table:table-cell>
          <table:table-cell office:value-type="string" calcext:value-type="string">
            <text:p>40.66%</text:p>
          </table:table-cell>
        </table:table-row>
        <table:table-row table:style-name="ro2">
          <table:table-cell office:value-type="string" calcext:value-type="string">
            <text:p><text:a xlink:href="https://en.wikipedia.org/wiki/Puri_(Lok_Sabha_constituency)" xlink:type="simple">Puri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225656" calcext:value-type="float">
            <text:p>225656</text:p>
          </table:table-cell>
          <table:table-cell office:value-type="float" office:value="209287" calcext:value-type="float">
            <text:p>209287</text:p>
          </table:table-cell>
          <table:table-cell office:value-type="float" office:value="9211" calcext:value-type="float">
            <text:p>9211</text:p>
          </table:table-cell>
          <table:table-cell/>
          <table:table-cell office:value-type="float" office:value="12017" calcext:value-type="float">
            <text:p>12017</text:p>
          </table:table-cell>
          <table:table-cell table:number-columns-repeated="5"/>
          <table:table-cell office:value-type="float" office:value="453980" calcext:value-type="float">
            <text:p>453980</text:p>
          </table:table-cell>
          <table:table-cell office:value-type="float" office:value="910151" calcext:value-type="float">
            <text:p>910151</text:p>
          </table:table-cell>
          <table:table-cell office:value-type="float" office:value="1322817" calcext:value-type="float">
            <text:p>1322817</text:p>
          </table:table-cell>
          <table:table-cell office:value-type="string" calcext:value-type="string">
            <text:p>68.80%</text:p>
          </table:table-cell>
        </table:table-row>
        <table:table-row table:style-name="ro2">
          <table:table-cell office:value-type="string" calcext:value-type="string">
            <text:p><text:a xlink:href="https://en.wikipedia.org/wiki/Purnia_(Lok_Sabha_constituency)" xlink:type="simple">Purnia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table:style-name="ce6"/>
          <table:table-cell office:value-type="float" office:value="362952" calcext:value-type="float">
            <text:p>362952</text:p>
          </table:table-cell>
          <table:table-cell office:value-type="float" office:value="21281" calcext:value-type="float">
            <text:p>21281</text:p>
          </table:table-cell>
          <table:table-cell/>
          <table:table-cell office:value-type="float" office:value="278645" calcext:value-type="float">
            <text:p>278645</text:p>
          </table:table-cell>
          <table:table-cell table:number-columns-repeated="5"/>
          <table:table-cell office:value-type="float" office:value="41874" calcext:value-type="float">
            <text:p>41874</text:p>
          </table:table-cell>
          <table:table-cell office:value-type="float" office:value="704752" calcext:value-type="float">
            <text:p>704752</text:p>
          </table:table-cell>
          <table:table-cell office:value-type="float" office:value="1305396" calcext:value-type="float">
            <text:p>1305396</text:p>
          </table:table-cell>
          <table:table-cell office:value-type="string" calcext:value-type="string">
            <text:p>53.99%</text:p>
          </table:table-cell>
        </table:table-row>
        <table:table-row table:style-name="ro2">
          <table:table-cell office:value-type="string" calcext:value-type="string">
            <text:p><text:a xlink:href="https://en.wikipedia.org/wiki/Purulia_(Lok_Sabha_constituency)" xlink:type="simple">Purulia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379900" calcext:value-type="float">
            <text:p>379900</text:p>
          </table:table-cell>
          <table:table-cell office:value-type="float" office:value="21509" calcext:value-type="float">
            <text:p>21509</text:p>
          </table:table-cell>
          <table:table-cell office:value-type="float" office:value="20499" calcext:value-type="float">
            <text:p>20499</text:p>
          </table:table-cell>
          <table:table-cell/>
          <table:table-cell office:value-type="float" office:value="40731" calcext:value-type="float">
            <text:p>40731</text:p>
          </table:table-cell>
          <table:table-cell table:number-columns-repeated="5"/>
          <table:table-cell office:value-type="float" office:value="441879" calcext:value-type="float">
            <text:p>441879</text:p>
          </table:table-cell>
          <table:table-cell office:value-type="float" office:value="904518" calcext:value-type="float">
            <text:p>904518</text:p>
          </table:table-cell>
          <table:table-cell office:value-type="float" office:value="1257799" calcext:value-type="float">
            <text:p>1257799</text:p>
          </table:table-cell>
          <table:table-cell office:value-type="string" calcext:value-type="string">
            <text:p>71.91%</text:p>
          </table:table-cell>
        </table:table-row>
        <table:table-row table:style-name="ro2">
          <table:table-cell office:value-type="string" calcext:value-type="string">
            <text:p><text:a xlink:href="https://en.wikipedia.org/wiki/Purvi_Champaran_(Lok_Sabha_constituency)" xlink:type="simple">Purvi Champaran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68323" calcext:value-type="float">
            <text:p>68323</text:p>
          </table:table-cell>
          <table:table-cell office:value-type="float" office:value="201114" calcext:value-type="float">
            <text:p>201114</text:p>
          </table:table-cell>
          <table:table-cell office:value-type="float" office:value="11124" calcext:value-type="float">
            <text:p>11124</text:p>
          </table:table-cell>
          <table:table-cell/>
          <table:table-cell office:value-type="float" office:value="15445" calcext:value-type="float">
            <text:p>15445</text:p>
          </table:table-cell>
          <table:table-cell table:number-columns-repeated="5"/>
          <table:table-cell office:value-type="float" office:value="185868" calcext:value-type="float">
            <text:p>185868</text:p>
          </table:table-cell>
          <table:table-cell office:value-type="float" office:value="481874" calcext:value-type="float">
            <text:p>481874</text:p>
          </table:table-cell>
          <table:table-cell office:value-type="float" office:value="1189028" calcext:value-type="float">
            <text:p>1189028</text:p>
          </table:table-cell>
          <table:table-cell office:value-type="string" calcext:value-type="string">
            <text:p>40.53%</text:p>
          </table:table-cell>
        </table:table-row>
        <table:table-row table:style-name="ro2">
          <table:table-cell office:value-type="string" calcext:value-type="string">
            <text:p><text:a xlink:href="https://en.wikipedia.org/wiki/Rae_Bareli_(Lok_Sabha_constituency)" xlink:type="simple">Rae Barel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481490" calcext:value-type="float">
            <text:p>481490</text:p>
          </table:table-cell>
          <table:table-cell office:value-type="float" office:value="25444" calcext:value-type="float">
            <text:p>25444</text:p>
          </table:table-cell>
          <table:table-cell office:value-type="float" office:value="109325" calcext:value-type="float">
            <text:p>109325</text:p>
          </table:table-cell>
          <table:table-cell/>
          <table:table-cell office:value-type="float" office:value="36027" calcext:value-type="float">
            <text:p>36027</text:p>
          </table:table-cell>
          <table:table-cell table:number-columns-repeated="5"/>
          <table:table-cell office:value-type="float" office:value="14362" calcext:value-type="float">
            <text:p>14362</text:p>
          </table:table-cell>
          <table:table-cell office:value-type="float" office:value="666648" calcext:value-type="float">
            <text:p>666648</text:p>
          </table:table-cell>
          <table:table-cell office:value-type="float" office:value="1379507" calcext:value-type="float">
            <text:p>1379507</text:p>
          </table:table-cell>
          <table:table-cell office:value-type="string" calcext:value-type="string">
            <text:p>48.33%</text:p>
          </table:table-cell>
        </table:table-row>
        <table:table-row table:style-name="ro2">
          <table:table-cell office:value-type="string" calcext:value-type="string">
            <text:p><text:a xlink:href="https://en.wikipedia.org/wiki/Raichur_(Lok_Sabha_constituency)" xlink:type="simple">Raichu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285814" calcext:value-type="float">
            <text:p>285814</text:p>
          </table:table-cell>
          <table:table-cell office:value-type="float" office:value="316450" calcext:value-type="float">
            <text:p>316450</text:p>
          </table:table-cell>
          <table:table-cell office:value-type="float" office:value="11849" calcext:value-type="float">
            <text:p>11849</text:p>
          </table:table-cell>
          <table:table-cell/>
          <table:table-cell office:value-type="float" office:value="38834" calcext:value-type="float">
            <text:p>38834</text:p>
          </table:table-cell>
          <table:table-cell table:number-columns-repeated="5"/>
          <table:table-cell office:value-type="float" office:value="29317" calcext:value-type="float">
            <text:p>29317</text:p>
          </table:table-cell>
          <table:table-cell office:value-type="float" office:value="682264" calcext:value-type="float">
            <text:p>682264</text:p>
          </table:table-cell>
          <table:table-cell office:value-type="float" office:value="1486254" calcext:value-type="float">
            <text:p>1486254</text:p>
          </table:table-cell>
          <table:table-cell office:value-type="string" calcext:value-type="string">
            <text:p>45.90%</text:p>
          </table:table-cell>
        </table:table-row>
        <table:table-row table:style-name="ro2">
          <table:table-cell office:value-type="string" calcext:value-type="string">
            <text:p><text:a xlink:href="https://en.wikipedia.org/wiki/Raigad_(Lok_Sabha_constituency)" xlink:type="simple">Raigad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267025" calcext:value-type="float">
            <text:p>267025</text:p>
          </table:table-cell>
          <table:table-cell table:style-name="ce6"/>
          <table:table-cell office:value-type="float" office:value="13053" calcext:value-type="float">
            <text:p>13053</text:p>
          </table:table-cell>
          <table:table-cell/>
          <table:table-cell office:value-type="float" office:value="69918" calcext:value-type="float">
            <text:p>69918</text:p>
          </table:table-cell>
          <table:table-cell table:number-columns-repeated="5"/>
          <table:table-cell office:value-type="float" office:value="417370" calcext:value-type="float">
            <text:p>417370</text:p>
          </table:table-cell>
          <table:table-cell office:value-type="float" office:value="767366" calcext:value-type="float">
            <text:p>767366</text:p>
          </table:table-cell>
          <table:table-cell office:value-type="float" office:value="1359830" calcext:value-type="float">
            <text:p>1359830</text:p>
          </table:table-cell>
          <table:table-cell office:value-type="string" calcext:value-type="string">
            <text:p>56.43%</text:p>
          </table:table-cell>
        </table:table-row>
        <table:table-row table:style-name="ro2">
          <table:table-cell office:value-type="string" calcext:value-type="string">
            <text:p><text:a xlink:href="https://en.wikipedia.org/wiki/Raiganj_(Lok_Sabha_constituency)" xlink:type="simple">Raiganj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office:value-type="float" office:value="451776" calcext:value-type="float">
            <text:p>451776</text:p>
          </table:table-cell>
          <table:table-cell office:value-type="float" office:value="37645" calcext:value-type="float">
            <text:p>37645</text:p>
          </table:table-cell>
          <table:table-cell office:value-type="float" office:value="7592" calcext:value-type="float">
            <text:p>7592</text:p>
          </table:table-cell>
          <table:table-cell table:style-name="ce5" office:value-type="float" office:value="346573" calcext:value-type="float">
            <text:p>346573</text:p>
          </table:table-cell>
          <table:table-cell office:value-type="float" office:value="40066" calcext:value-type="float">
            <text:p>40066</text:p>
          </table:table-cell>
          <table:table-cell table:number-columns-repeated="5"/>
          <table:table-cell office:value-type="float" office:value="14747" calcext:value-type="float">
            <text:p>14747</text:p>
          </table:table-cell>
          <table:table-cell office:value-type="float" office:value="898399" calcext:value-type="float">
            <text:p>898399</text:p>
          </table:table-cell>
          <table:table-cell office:value-type="float" office:value="1108383" calcext:value-type="float">
            <text:p>1108383</text:p>
          </table:table-cell>
          <table:table-cell office:value-type="string" calcext:value-type="string">
            <text:p>81.05%</text:p>
          </table:table-cell>
        </table:table-row>
        <table:table-row table:style-name="ro2">
          <table:table-cell office:value-type="string" calcext:value-type="string">
            <text:p><text:a xlink:href="https://en.wikipedia.org/wiki/Raigarh_(Lok_Sabha_constituency)" xlink:type="simple">Raigarh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388100" calcext:value-type="float">
            <text:p>388100</text:p>
          </table:table-cell>
          <table:table-cell office:value-type="float" office:value="443948" calcext:value-type="float">
            <text:p>443948</text:p>
          </table:table-cell>
          <table:table-cell office:value-type="float" office:value="37972" calcext:value-type="float">
            <text:p>37972</text:p>
          </table:table-cell>
          <table:table-cell/>
          <table:table-cell office:value-type="float" office:value="48447" calcext:value-type="float">
            <text:p>48447</text:p>
          </table:table-cell>
          <table:table-cell table:number-columns-repeated="5"/>
          <table:table-cell office:value-type="float" office:value="17279" calcext:value-type="float">
            <text:p>17279</text:p>
          </table:table-cell>
          <table:table-cell office:value-type="float" office:value="935746" calcext:value-type="float">
            <text:p>935746</text:p>
          </table:table-cell>
          <table:table-cell office:value-type="float" office:value="1432746" calcext:value-type="float">
            <text:p>1432746</text:p>
          </table:table-cell>
          <table:table-cell office:value-type="string" calcext:value-type="string">
            <text:p>65.31%</text:p>
          </table:table-cell>
        </table:table-row>
        <table:table-row table:style-name="ro2">
          <table:table-cell office:value-type="string" calcext:value-type="string">
            <text:p><text:a xlink:href="https://en.wikipedia.org/wiki/Raipur_(Lok_Sabha_constituency)" xlink:type="simple">Raipur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307042" calcext:value-type="float">
            <text:p>307042</text:p>
          </table:table-cell>
          <table:table-cell office:value-type="float" office:value="364943" calcext:value-type="float">
            <text:p>364943</text:p>
          </table:table-cell>
          <table:table-cell office:value-type="float" office:value="16853" calcext:value-type="float">
            <text:p>16853</text:p>
          </table:table-cell>
          <table:table-cell/>
          <table:table-cell office:value-type="float" office:value="46318" calcext:value-type="float">
            <text:p>46318</text:p>
          </table:table-cell>
          <table:table-cell table:number-columns-repeated="5"/>
          <table:table-cell office:value-type="float" office:value="6705" calcext:value-type="float">
            <text:p>6705</text:p>
          </table:table-cell>
          <table:table-cell office:value-type="float" office:value="741861" calcext:value-type="float">
            <text:p>741861</text:p>
          </table:table-cell>
          <table:table-cell office:value-type="float" office:value="1578793" calcext:value-type="float">
            <text:p>1578793</text:p>
          </table:table-cell>
          <table:table-cell office:value-type="string" calcext:value-type="string">
            <text:p>46.99%</text:p>
          </table:table-cell>
        </table:table-row>
        <table:table-row table:style-name="ro2">
          <table:table-cell office:value-type="string" calcext:value-type="string">
            <text:p><text:a xlink:href="https://en.wikipedia.org/wiki/Rajahmundry_(Lok_Sabha_constituency)" xlink:type="simple">Rajahmundry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57449" calcext:value-type="float">
            <text:p>357449</text:p>
          </table:table-cell>
          <table:table-cell office:value-type="float" office:value="7123" calcext:value-type="float">
            <text:p>7123</text:p>
          </table:table-cell>
          <table:table-cell office:value-type="float" office:value="5805" calcext:value-type="float">
            <text:p>5805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2"/>
          <table:table-cell table:style-name="ce5" office:value-type="float" office:value="355302" calcext:value-type="float">
            <text:p>355302</text:p>
          </table:table-cell>
          <table:table-cell table:number-columns-repeated="2"/>
          <table:table-cell office:value-type="float" office:value="276141" calcext:value-type="float">
            <text:p>276141</text:p>
          </table:table-cell>
          <table:table-cell office:value-type="float" office:value="1017820" calcext:value-type="float">
            <text:p>1017820</text:p>
          </table:table-cell>
          <table:table-cell office:value-type="float" office:value="1260974" calcext:value-type="float">
            <text:p>1260974</text:p>
          </table:table-cell>
          <table:table-cell office:value-type="string" calcext:value-type="string">
            <text:p>80.72%</text:p>
          </table:table-cell>
        </table:table-row>
        <table:table-row table:style-name="ro2">
          <table:table-cell office:value-type="string" calcext:value-type="string">
            <text:p><text:a xlink:href="https://en.wikipedia.org/wiki/Rajampet_(Lok_Sabha_constituency)" xlink:type="simple">Rajampet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23910" calcext:value-type="float">
            <text:p>423910</text:p>
          </table:table-cell>
          <table:table-cell office:value-type="float" office:value="30263" calcext:value-type="float">
            <text:p>30263</text:p>
          </table:table-cell>
          <table:table-cell office:value-type="float" office:value="5305" calcext:value-type="float">
            <text:p>5305</text:p>
          </table:table-cell>
          <table:table-cell/>
          <table:table-cell office:value-type="float" office:value="25585" calcext:value-type="float">
            <text:p>25585</text:p>
          </table:table-cell>
          <table:table-cell table:number-columns-repeated="2"/>
          <table:table-cell table:style-name="ce5" office:value-type="float" office:value="313533" calcext:value-type="float">
            <text:p>313533</text:p>
          </table:table-cell>
          <table:table-cell table:number-columns-repeated="2"/>
          <table:table-cell office:value-type="float" office:value="197052" calcext:value-type="float">
            <text:p>197052</text:p>
          </table:table-cell>
          <table:table-cell office:value-type="float" office:value="995648" calcext:value-type="float">
            <text:p>995648</text:p>
          </table:table-cell>
          <table:table-cell office:value-type="float" office:value="1311449" calcext:value-type="float">
            <text:p>1311449</text:p>
          </table:table-cell>
          <table:table-cell office:value-type="string" calcext:value-type="string">
            <text:p>75.92%</text:p>
          </table:table-cell>
        </table:table-row>
        <table:table-row table:style-name="ro2">
          <table:table-cell office:value-type="string" calcext:value-type="string">
            <text:p><text:a xlink:href="https://en.wikipedia.org/wiki/Rajgarh_(Lok_Sabha_constituency)" xlink:type="simple">Rajgarh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19371" calcext:value-type="float">
            <text:p>319371</text:p>
          </table:table-cell>
          <table:table-cell office:value-type="float" office:value="294983" calcext:value-type="float">
            <text:p>294983</text:p>
          </table:table-cell>
          <table:table-cell office:value-type="float" office:value="9599" calcext:value-type="float">
            <text:p>9599</text:p>
          </table:table-cell>
          <table:table-cell/>
          <table:table-cell office:value-type="float" office:value="21906" calcext:value-type="float">
            <text:p>21906</text:p>
          </table:table-cell>
          <table:table-cell table:number-columns-repeated="5"/>
          <table:table-cell office:value-type="float" office:value="4485" calcext:value-type="float">
            <text:p>4485</text:p>
          </table:table-cell>
          <table:table-cell office:value-type="float" office:value="650344" calcext:value-type="float">
            <text:p>650344</text:p>
          </table:table-cell>
          <table:table-cell office:value-type="float" office:value="1261062" calcext:value-type="float">
            <text:p>1261062</text:p>
          </table:table-cell>
          <table:table-cell office:value-type="string" calcext:value-type="string">
            <text:p>51.57%</text:p>
          </table:table-cell>
        </table:table-row>
        <table:table-row table:style-name="ro2">
          <table:table-cell office:value-type="string" calcext:value-type="string">
            <text:p><text:a xlink:href="https://en.wikipedia.org/wiki/Rajkot_(Lok_Sabha_constituency)" xlink:type="simple">Rajkot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07553" calcext:value-type="float">
            <text:p>307553</text:p>
          </table:table-cell>
          <table:table-cell office:value-type="float" office:value="282818" calcext:value-type="float">
            <text:p>282818</text:p>
          </table:table-cell>
          <table:table-cell office:value-type="float" office:value="14653" calcext:value-type="float">
            <text:p>14653</text:p>
          </table:table-cell>
          <table:table-cell table:style-name="ce5" office:value-type="float" office:value="2908" calcext:value-type="float">
            <text:p>2908</text:p>
          </table:table-cell>
          <table:table-cell office:value-type="float" office:value="33737" calcext:value-type="float">
            <text:p>33737</text:p>
          </table:table-cell>
          <table:table-cell table:style-name="ce5" office:value-type="float" office:value="959" calcext:value-type="float">
            <text:p>959</text:p>
          </table:table-cell>
          <table:table-cell table:number-columns-repeated="4"/>
          <table:table-cell office:value-type="float" office:value="6978" calcext:value-type="float">
            <text:p>6978</text:p>
          </table:table-cell>
          <table:table-cell office:value-type="float" office:value="649606" calcext:value-type="float">
            <text:p>649606</text:p>
          </table:table-cell>
          <table:table-cell office:value-type="float" office:value="1455072" calcext:value-type="float">
            <text:p>1455072</text:p>
          </table:table-cell>
          <table:table-cell office:value-type="string" calcext:value-type="string">
            <text:p>44.64%</text:p>
          </table:table-cell>
        </table:table-row>
        <table:table-row table:style-name="ro2">
          <table:table-cell office:value-type="string" calcext:value-type="string">
            <text:p><text:a xlink:href="https://en.wikipedia.org/wiki/Rajmahal_(Lok_Sabha_constituency)" xlink:type="simple">Rajmahal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table:style-name="ce6"/>
          <table:table-cell office:value-type="float" office:value="168357" calcext:value-type="float">
            <text:p>168357</text:p>
          </table:table-cell>
          <table:table-cell office:value-type="float" office:value="11073" calcext:value-type="float">
            <text:p>11073</text:p>
          </table:table-cell>
          <table:table-cell table:style-name="ce5" office:value-type="float" office:value="27411" calcext:value-type="float">
            <text:p>27411</text:p>
          </table:table-cell>
          <table:table-cell table:style-name="ce6"/>
          <table:table-cell table:style-name="ce5" office:value-type="float" office:value="6889" calcext:value-type="float">
            <text:p>6889</text:p>
          </table:table-cell>
          <table:table-cell table:number-columns-repeated="4"/>
          <table:table-cell office:value-type="float" office:value="430770" calcext:value-type="float">
            <text:p>430770</text:p>
          </table:table-cell>
          <table:table-cell office:value-type="float" office:value="644500" calcext:value-type="float">
            <text:p>644500</text:p>
          </table:table-cell>
          <table:table-cell office:value-type="float" office:value="1167993" calcext:value-type="float">
            <text:p>1167993</text:p>
          </table:table-cell>
          <table:table-cell office:value-type="string" calcext:value-type="string">
            <text:p>55.18%</text:p>
          </table:table-cell>
        </table:table-row>
        <table:table-row table:style-name="ro2">
          <table:table-cell office:value-type="string" calcext:value-type="string">
            <text:p><text:a xlink:href="https://en.wikipedia.org/wiki/Rajnandgaon_(Lok_Sabha_constituency)" xlink:type="simple">Rajnandgaon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318647" calcext:value-type="float">
            <text:p>318647</text:p>
          </table:table-cell>
          <table:table-cell office:value-type="float" office:value="437721" calcext:value-type="float">
            <text:p>437721</text:p>
          </table:table-cell>
          <table:table-cell office:value-type="float" office:value="15956" calcext:value-type="float">
            <text:p>15956</text:p>
          </table:table-cell>
          <table:table-cell/>
          <table:table-cell office:value-type="float" office:value="48150" calcext:value-type="float">
            <text:p>48150</text:p>
          </table:table-cell>
          <table:table-cell table:number-columns-repeated="5"/>
          <table:table-cell office:value-type="float" office:value="10107" calcext:value-type="float">
            <text:p>10107</text:p>
          </table:table-cell>
          <table:table-cell office:value-type="float" office:value="830581" calcext:value-type="float">
            <text:p>830581</text:p>
          </table:table-cell>
          <table:table-cell office:value-type="float" office:value="1411051" calcext:value-type="float">
            <text:p>1411051</text:p>
          </table:table-cell>
          <table:table-cell office:value-type="string" calcext:value-type="string">
            <text:p>58.86%</text:p>
          </table:table-cell>
        </table:table-row>
        <table:table-row table:style-name="ro2">
          <table:table-cell office:value-type="string" calcext:value-type="string">
            <text:p><text:a xlink:href="https://en.wikipedia.org/wiki/Rajsamand_(Lok_Sabha_constituency)" xlink:type="simple">Rajsamand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294451" calcext:value-type="float">
            <text:p>294451</text:p>
          </table:table-cell>
          <table:table-cell office:value-type="float" office:value="248561" calcext:value-type="float">
            <text:p>248561</text:p>
          </table:table-cell>
          <table:table-cell office:value-type="float" office:value="12441" calcext:value-type="float">
            <text:p>12441</text:p>
          </table:table-cell>
          <table:table-cell/>
          <table:table-cell office:value-type="float" office:value="26852" calcext:value-type="float">
            <text:p>26852</text:p>
          </table:table-cell>
          <table:table-cell table:number-columns-repeated="5"/>
          <table:table-cell office:value-type="float" office:value="8676" calcext:value-type="float">
            <text:p>8676</text:p>
          </table:table-cell>
          <table:table-cell office:value-type="float" office:value="590981" calcext:value-type="float">
            <text:p>590981</text:p>
          </table:table-cell>
          <table:table-cell office:value-type="float" office:value="1489181" calcext:value-type="float">
            <text:p>1489181</text:p>
          </table:table-cell>
          <table:table-cell office:value-type="string" calcext:value-type="string">
            <text:p>39.68%</text:p>
          </table:table-cell>
        </table:table-row>
        <table:table-row table:style-name="ro2">
          <table:table-cell office:value-type="string" calcext:value-type="string">
            <text:p><text:a xlink:href="https://en.wikipedia.org/wiki/Ramanathapuram_(Lok_Sabha_constituency)" xlink:type="simple">Ramanathapuram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128322" calcext:value-type="float">
            <text:p>128322</text:p>
          </table:table-cell>
          <table:table-cell office:value-type="float" office:value="39086" calcext:value-type="float">
            <text:p>39086</text:p>
          </table:table-cell>
          <table:table-cell/>
          <table:table-cell office:value-type="float" office:value="17950" calcext:value-type="float">
            <text:p>17950</text:p>
          </table:table-cell>
          <table:table-cell table:number-columns-repeated="4"/>
          <table:table-cell table:style-name="ce5" office:value-type="float" office:value="294945" calcext:value-type="float">
            <text:p>294945</text:p>
          </table:table-cell>
          <table:table-cell office:value-type="float" office:value="297536" calcext:value-type="float">
            <text:p>297536</text:p>
          </table:table-cell>
          <table:table-cell office:value-type="float" office:value="777839" calcext:value-type="float">
            <text:p>777839</text:p>
          </table:table-cell>
          <table:table-cell office:value-type="float" office:value="1133333" calcext:value-type="float">
            <text:p>1133333</text:p>
          </table:table-cell>
          <table:table-cell office:value-type="string" calcext:value-type="string">
            <text:p>68.63%</text:p>
          </table:table-cell>
        </table:table-row>
        <table:table-row table:style-name="ro2">
          <table:table-cell office:value-type="string" calcext:value-type="string">
            <text:p><text:a xlink:href="https://en.wikipedia.org/wiki/Rampur_(Lok_Sabha_constituency)" xlink:type="simple">Ram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99793" calcext:value-type="float">
            <text:p>199793</text:p>
          </table:table-cell>
          <table:table-cell office:value-type="float" office:value="61503" calcext:value-type="float">
            <text:p>61503</text:p>
          </table:table-cell>
          <table:table-cell office:value-type="float" office:value="95132" calcext:value-type="float">
            <text:p>95132</text:p>
          </table:table-cell>
          <table:table-cell/>
          <table:table-cell office:value-type="float" office:value="13013" calcext:value-type="float">
            <text:p>13013</text:p>
          </table:table-cell>
          <table:table-cell table:style-name="ce5" office:value-type="float" office:value="230724" calcext:value-type="float">
            <text:p>230724</text:p>
          </table:table-cell>
          <table:table-cell table:number-columns-repeated="4"/>
          <table:table-cell office:value-type="float" office:value="6012" calcext:value-type="float">
            <text:p>6012</text:p>
          </table:table-cell>
          <table:table-cell office:value-type="float" office:value="606177" calcext:value-type="float">
            <text:p>606177</text:p>
          </table:table-cell>
          <table:table-cell office:value-type="float" office:value="1154544" calcext:value-type="float">
            <text:p>1154544</text:p>
          </table:table-cell>
          <table:table-cell office:value-type="string" calcext:value-type="string">
            <text:p>52.50%</text:p>
          </table:table-cell>
        </table:table-row>
        <table:table-row table:style-name="ro2">
          <table:table-cell office:value-type="string" calcext:value-type="string">
            <text:p><text:a xlink:href="https://en.wikipedia.org/wiki/Ramtek_(Lok_Sabha_constituency)" xlink:type="simple">Ramtek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11614" calcext:value-type="float">
            <text:p>311614</text:p>
          </table:table-cell>
          <table:table-cell table:style-name="ce6"/>
          <table:table-cell office:value-type="float" office:value="62238" calcext:value-type="float">
            <text:p>62238</text:p>
          </table:table-cell>
          <table:table-cell/>
          <table:table-cell office:value-type="float" office:value="35716" calcext:value-type="float">
            <text:p>35716</text:p>
          </table:table-cell>
          <table:table-cell table:style-name="ce5" office:value-type="float" office:value="2117" calcext:value-type="float">
            <text:p>2117</text:p>
          </table:table-cell>
          <table:table-cell table:number-columns-repeated="4"/>
          <table:table-cell office:value-type="float" office:value="353027" calcext:value-type="float">
            <text:p>353027</text:p>
          </table:table-cell>
          <table:table-cell office:value-type="float" office:value="764712" calcext:value-type="float">
            <text:p>764712</text:p>
          </table:table-cell>
          <table:table-cell office:value-type="float" office:value="1502900" calcext:value-type="float">
            <text:p>1502900</text:p>
          </table:table-cell>
          <table:table-cell office:value-type="string" calcext:value-type="string">
            <text:p>50.88%</text:p>
          </table:table-cell>
        </table:table-row>
        <table:table-row table:style-name="ro2">
          <table:table-cell office:value-type="string" calcext:value-type="string">
            <text:p><text:a xlink:href="https://en.wikipedia.org/wiki/Ranaghat_(Lok_Sabha_constituency)" xlink:type="simple">Ranaghat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57844" calcext:value-type="float">
            <text:p>57844</text:p>
          </table:table-cell>
          <table:table-cell office:value-type="float" office:value="19347" calcext:value-type="float">
            <text:p>19347</text:p>
          </table:table-cell>
          <table:table-cell table:style-name="ce5" office:value-type="float" office:value="473235" calcext:value-type="float">
            <text:p>473235</text:p>
          </table:table-cell>
          <table:table-cell office:value-type="float" office:value="21744" calcext:value-type="float">
            <text:p>21744</text:p>
          </table:table-cell>
          <table:table-cell/>
          <table:table-cell table:style-name="ce5" office:value-type="float" office:value="575058" calcext:value-type="float">
            <text:p>575058</text:p>
          </table:table-cell>
          <table:table-cell table:number-columns-repeated="3"/>
          <table:table-cell table:style-name="ce6"/>
          <table:table-cell office:value-type="float" office:value="1147228" calcext:value-type="float">
            <text:p>1147228</text:p>
          </table:table-cell>
          <table:table-cell office:value-type="float" office:value="1329436" calcext:value-type="float">
            <text:p>1329436</text:p>
          </table:table-cell>
          <table:table-cell office:value-type="string" calcext:value-type="string">
            <text:p>86.29%</text:p>
          </table:table-cell>
        </table:table-row>
        <table:table-row table:style-name="ro2">
          <table:table-cell office:value-type="string" calcext:value-type="string">
            <text:p><text:a xlink:href="https://en.wikipedia.org/wiki/Ranchi_(Lok_Sabha_constituency)" xlink:type="simple">Ranchi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310499" calcext:value-type="float">
            <text:p>310499</text:p>
          </table:table-cell>
          <table:table-cell office:value-type="float" office:value="297149" calcext:value-type="float">
            <text:p>297149</text:p>
          </table:table-cell>
          <table:table-cell office:value-type="float" office:value="10994" calcext:value-type="float">
            <text:p>10994</text:p>
          </table:table-cell>
          <table:table-cell table:style-name="ce5" office:value-type="float" office:value="21996" calcext:value-type="float">
            <text:p>21996</text:p>
          </table:table-cell>
          <table:table-cell office:value-type="float" office:value="42235" calcext:value-type="float">
            <text:p>42235</text:p>
          </table:table-cell>
          <table:table-cell table:number-columns-repeated="5"/>
          <table:table-cell office:value-type="float" office:value="41233" calcext:value-type="float">
            <text:p>41233</text:p>
          </table:table-cell>
          <table:table-cell office:value-type="float" office:value="724106" calcext:value-type="float">
            <text:p>724106</text:p>
          </table:table-cell>
          <table:table-cell office:value-type="float" office:value="1631964" calcext:value-type="float">
            <text:p>1631964</text:p>
          </table:table-cell>
          <table:table-cell office:value-type="string" calcext:value-type="string">
            <text:p>44.37%</text:p>
          </table:table-cell>
        </table:table-row>
        <table:table-row table:style-name="ro2">
          <table:table-cell office:value-type="string" calcext:value-type="string">
            <text:p><text:a xlink:href="https://en.wikipedia.org/wiki/Ratlam_(Lok_Sabha_constituency)" xlink:type="simple">Ratlam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08923" calcext:value-type="float">
            <text:p>308923</text:p>
          </table:table-cell>
          <table:table-cell office:value-type="float" office:value="251255" calcext:value-type="float">
            <text:p>251255</text:p>
          </table:table-cell>
          <table:table-cell office:value-type="float" office:value="8096" calcext:value-type="float">
            <text:p>8096</text:p>
          </table:table-cell>
          <table:table-cell/>
          <table:table-cell office:value-type="float" office:value="29654" calcext:value-type="float">
            <text:p>29654</text:p>
          </table:table-cell>
          <table:table-cell table:style-name="ce5" office:value-type="float" office:value="12236" calcext:value-type="float">
            <text:p>12236</text:p>
          </table:table-cell>
          <table:table-cell table:number-columns-repeated="4"/>
          <table:table-cell office:value-type="float" office:value="27265" calcext:value-type="float">
            <text:p>27265</text:p>
          </table:table-cell>
          <table:table-cell office:value-type="float" office:value="637429" calcext:value-type="float">
            <text:p>637429</text:p>
          </table:table-cell>
          <table:table-cell office:value-type="float" office:value="1251576" calcext:value-type="float">
            <text:p>1251576</text:p>
          </table:table-cell>
          <table:table-cell office:value-type="string" calcext:value-type="string">
            <text:p>50.93%</text:p>
          </table:table-cell>
        </table:table-row>
        <table:table-row table:style-name="ro2">
          <table:table-cell office:value-type="string" calcext:value-type="string">
            <text:p><text:a xlink:href="https://en.wikipedia.org/wiki/Ratnagiri-Sindhudurg_(Lok_Sabha_constituency)" xlink:type="simple">Ratnagiri-Sindhudurg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53915" calcext:value-type="float">
            <text:p>353915</text:p>
          </table:table-cell>
          <table:table-cell table:style-name="ce6"/>
          <table:table-cell office:value-type="float" office:value="15469" calcext:value-type="float">
            <text:p>15469</text:p>
          </table:table-cell>
          <table:table-cell/>
          <table:table-cell office:value-type="float" office:value="23374" calcext:value-type="float">
            <text:p>23374</text:p>
          </table:table-cell>
          <table:table-cell table:number-columns-repeated="5"/>
          <table:table-cell office:value-type="float" office:value="325963" calcext:value-type="float">
            <text:p>325963</text:p>
          </table:table-cell>
          <table:table-cell office:value-type="float" office:value="718721" calcext:value-type="float">
            <text:p>718721</text:p>
          </table:table-cell>
          <table:table-cell office:value-type="float" office:value="1252255" calcext:value-type="float">
            <text:p>1252255</text:p>
          </table:table-cell>
          <table:table-cell office:value-type="string" calcext:value-type="string">
            <text:p>57.39%</text:p>
          </table:table-cell>
        </table:table-row>
        <table:table-row table:style-name="ro2">
          <table:table-cell office:value-type="string" calcext:value-type="string">
            <text:p><text:a xlink:href="https://en.wikipedia.org/wiki/Raver_(Lok_Sabha_constituency)" xlink:type="simple">Rave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/>
          <table:table-cell office:value-type="float" office:value="328843" calcext:value-type="float">
            <text:p>328843</text:p>
          </table:table-cell>
          <table:table-cell office:value-type="float" office:value="33641" calcext:value-type="float">
            <text:p>33641</text:p>
          </table:table-cell>
          <table:table-cell/>
          <table:table-cell office:value-type="float" office:value="40464" calcext:value-type="float">
            <text:p>40464</text:p>
          </table:table-cell>
          <table:table-cell table:number-columns-repeated="3"/>
          <table:table-cell table:style-name="ce5" office:value-type="float" office:value="300625" calcext:value-type="float">
            <text:p>300625</text:p>
          </table:table-cell>
          <table:table-cell/>
          <table:table-cell office:value-type="float" office:value="16433" calcext:value-type="float">
            <text:p>16433</text:p>
          </table:table-cell>
          <table:table-cell office:value-type="float" office:value="720006" calcext:value-type="float">
            <text:p>720006</text:p>
          </table:table-cell>
          <table:table-cell office:value-type="float" office:value="1418690" calcext:value-type="float">
            <text:p>1418690</text:p>
          </table:table-cell>
          <table:table-cell office:value-type="string" calcext:value-type="string">
            <text:p>50.75%</text:p>
          </table:table-cell>
        </table:table-row>
        <table:table-row table:style-name="ro2">
          <table:table-cell office:value-type="string" calcext:value-type="string">
            <text:p><text:a xlink:href="https://en.wikipedia.org/wiki/Rewa_(Lok_Sabha_constituency)" xlink:type="simple">Rew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167981" calcext:value-type="float">
            <text:p>167981</text:p>
          </table:table-cell>
          <table:table-cell office:value-type="float" office:value="116300" calcext:value-type="float">
            <text:p>116300</text:p>
          </table:table-cell>
          <table:table-cell office:value-type="float" office:value="172002" calcext:value-type="float">
            <text:p>172002</text:p>
          </table:table-cell>
          <table:table-cell/>
          <table:table-cell office:value-type="float" office:value="22891" calcext:value-type="float">
            <text:p>22891</text:p>
          </table:table-cell>
          <table:table-cell table:style-name="ce5" office:value-type="float" office:value="109684" calcext:value-type="float">
            <text:p>109684</text:p>
          </table:table-cell>
          <table:table-cell table:number-columns-repeated="4"/>
          <table:table-cell office:value-type="float" office:value="14783" calcext:value-type="float">
            <text:p>14783</text:p>
          </table:table-cell>
          <table:table-cell office:value-type="float" office:value="603641" calcext:value-type="float">
            <text:p>603641</text:p>
          </table:table-cell>
          <table:table-cell office:value-type="float" office:value="1246598" calcext:value-type="float">
            <text:p>1246598</text:p>
          </table:table-cell>
          <table:table-cell office:value-type="string" calcext:value-type="string">
            <text:p>48.42%</text:p>
          </table:table-cell>
        </table:table-row>
        <table:table-row table:style-name="ro2">
          <table:table-cell office:value-type="string" calcext:value-type="string">
            <text:p><text:a xlink:href="https://en.wikipedia.org/wiki/Robertsganj_(Lok_Sabha_constituency)" xlink:type="simple">Robertsganj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55809" calcext:value-type="float">
            <text:p>55809</text:p>
          </table:table-cell>
          <table:table-cell office:value-type="float" office:value="104411" calcext:value-type="float">
            <text:p>104411</text:p>
          </table:table-cell>
          <table:table-cell office:value-type="float" office:value="166219" calcext:value-type="float">
            <text:p>166219</text:p>
          </table:table-cell>
          <table:table-cell/>
          <table:table-cell office:value-type="float" office:value="15936" calcext:value-type="float">
            <text:p>15936</text:p>
          </table:table-cell>
          <table:table-cell table:style-name="ce5" office:value-type="float" office:value="216478" calcext:value-type="float">
            <text:p>216478</text:p>
          </table:table-cell>
          <table:table-cell table:number-columns-repeated="4"/>
          <table:table-cell office:value-type="float" office:value="36464" calcext:value-type="float">
            <text:p>36464</text:p>
          </table:table-cell>
          <table:table-cell office:value-type="float" office:value="595317" calcext:value-type="float">
            <text:p>595317</text:p>
          </table:table-cell>
          <table:table-cell office:value-type="float" office:value="1215113" calcext:value-type="float">
            <text:p>1215113</text:p>
          </table:table-cell>
          <table:table-cell office:value-type="string" calcext:value-type="string">
            <text:p>48.99%</text:p>
          </table:table-cell>
        </table:table-row>
        <table:table-row table:style-name="ro2">
          <table:table-cell office:value-type="string" calcext:value-type="string">
            <text:p><text:a xlink:href="https://en.wikipedia.org/wiki/Rohtak_(Lok_Sabha_constituency)" xlink:type="simple">Rohtak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585016" calcext:value-type="float">
            <text:p>585016</text:p>
          </table:table-cell>
          <table:table-cell table:style-name="ce6"/>
          <table:table-cell office:value-type="float" office:value="68210" calcext:value-type="float">
            <text:p>68210</text:p>
          </table:table-cell>
          <table:table-cell/>
          <table:table-cell office:value-type="float" office:value="19409" calcext:value-type="float">
            <text:p>19409</text:p>
          </table:table-cell>
          <table:table-cell table:number-columns-repeated="5"/>
          <table:table-cell office:value-type="float" office:value="163290" calcext:value-type="float">
            <text:p>163290</text:p>
          </table:table-cell>
          <table:table-cell office:value-type="float" office:value="835925" calcext:value-type="float">
            <text:p>835925</text:p>
          </table:table-cell>
          <table:table-cell office:value-type="float" office:value="1274972" calcext:value-type="float">
            <text:p>1274972</text:p>
          </table:table-cell>
          <table:table-cell office:value-type="string" calcext:value-type="string">
            <text:p>65.56%</text:p>
          </table:table-cell>
        </table:table-row>
        <table:table-row table:style-name="ro2">
          <table:table-cell office:value-type="string" calcext:value-type="string">
            <text:p><text:a xlink:href="https://en.wikipedia.org/wiki/Sabarkantha_(Lok_Sabha_constituency)" xlink:type="simple">Sabarkantha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20272" calcext:value-type="float">
            <text:p>320272</text:p>
          </table:table-cell>
          <table:table-cell office:value-type="float" office:value="337432" calcext:value-type="float">
            <text:p>337432</text:p>
          </table:table-cell>
          <table:table-cell office:value-type="float" office:value="8246" calcext:value-type="float">
            <text:p>8246</text:p>
          </table:table-cell>
          <table:table-cell/>
          <table:table-cell office:value-type="float" office:value="47833" calcext:value-type="float">
            <text:p>47833</text:p>
          </table:table-cell>
          <table:table-cell table:style-name="ce5" office:value-type="float" office:value="1614" calcext:value-type="float">
            <text:p>1614</text:p>
          </table:table-cell>
          <table:table-cell table:number-columns-repeated="4"/>
          <table:table-cell office:value-type="float" office:value="2217" calcext:value-type="float">
            <text:p>2217</text:p>
          </table:table-cell>
          <table:table-cell office:value-type="float" office:value="717614" calcext:value-type="float">
            <text:p>717614</text:p>
          </table:table-cell>
          <table:table-cell office:value-type="float" office:value="1452240" calcext:value-type="float">
            <text:p>1452240</text:p>
          </table:table-cell>
          <table:table-cell office:value-type="string" calcext:value-type="string">
            <text:p>49.41%</text:p>
          </table:table-cell>
        </table:table-row>
        <table:table-row table:style-name="ro2">
          <table:table-cell office:value-type="string" calcext:value-type="string">
            <text:p><text:a xlink:href="https://en.wikipedia.org/wiki/Sagar_(Lok_Sabha_constituency)" xlink:type="simple">Sagar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192786" calcext:value-type="float">
            <text:p>192786</text:p>
          </table:table-cell>
          <table:table-cell office:value-type="float" office:value="323954" calcext:value-type="float">
            <text:p>323954</text:p>
          </table:table-cell>
          <table:table-cell office:value-type="float" office:value="12703" calcext:value-type="float">
            <text:p>12703</text:p>
          </table:table-cell>
          <table:table-cell/>
          <table:table-cell office:value-type="float" office:value="15568" calcext:value-type="float">
            <text:p>15568</text:p>
          </table:table-cell>
          <table:table-cell table:style-name="ce5" office:value-type="float" office:value="12716" calcext:value-type="float">
            <text:p>12716</text:p>
          </table:table-cell>
          <table:table-cell table:number-columns-repeated="4"/>
          <table:table-cell office:value-type="float" office:value="12594" calcext:value-type="float">
            <text:p>12594</text:p>
          </table:table-cell>
          <table:table-cell office:value-type="float" office:value="570321" calcext:value-type="float">
            <text:p>570321</text:p>
          </table:table-cell>
          <table:table-cell office:value-type="float" office:value="1185166" calcext:value-type="float">
            <text:p>1185166</text:p>
          </table:table-cell>
          <table:table-cell office:value-type="string" calcext:value-type="string">
            <text:p>48.12%</text:p>
          </table:table-cell>
        </table:table-row>
        <table:table-row table:style-name="ro2">
          <table:table-cell office:value-type="string" calcext:value-type="string">
            <text:p><text:a xlink:href="https://en.wikipedia.org/wiki/Saharanpur_(Lok_Sabha_constituency)" xlink:type="simple">Saharan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62593" calcext:value-type="float">
            <text:p>62593</text:p>
          </table:table-cell>
          <table:table-cell office:value-type="float" office:value="99894" calcext:value-type="float">
            <text:p>99894</text:p>
          </table:table-cell>
          <table:table-cell office:value-type="float" office:value="354807" calcext:value-type="float">
            <text:p>354807</text:p>
          </table:table-cell>
          <table:table-cell/>
          <table:table-cell office:value-type="float" office:value="18759" calcext:value-type="float">
            <text:p>18759</text:p>
          </table:table-cell>
          <table:table-cell table:style-name="ce5" office:value-type="float" office:value="269934" calcext:value-type="float">
            <text:p>269934</text:p>
          </table:table-cell>
          <table:table-cell table:number-columns-repeated="4"/>
          <table:table-cell office:value-type="float" office:value="15135" calcext:value-type="float">
            <text:p>15135</text:p>
          </table:table-cell>
          <table:table-cell office:value-type="float" office:value="821122" calcext:value-type="float">
            <text:p>821122</text:p>
          </table:table-cell>
          <table:table-cell office:value-type="float" office:value="1298132" calcext:value-type="float">
            <text:p>1298132</text:p>
          </table:table-cell>
          <table:table-cell office:value-type="string" calcext:value-type="string">
            <text:p>63.25%</text:p>
          </table:table-cell>
        </table:table-row>
        <table:table-row table:style-name="ro2">
          <table:table-cell office:value-type="string" calcext:value-type="string">
            <text:p><text:a xlink:href="https://en.wikipedia.org/wiki/Salem_(Lok_Sabha_constituency)" xlink:type="simple">Salem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33969" calcext:value-type="float">
            <text:p>333969</text:p>
          </table:table-cell>
          <table:table-cell table:style-name="ce6"/>
          <table:table-cell office:value-type="float" office:value="4858" calcext:value-type="float">
            <text:p>4858</text:p>
          </table:table-cell>
          <table:table-cell/>
          <table:table-cell office:value-type="float" office:value="47791" calcext:value-type="float">
            <text:p>47791</text:p>
          </table:table-cell>
          <table:table-cell/>
          <table:table-cell table:style-name="ce5" office:value-type="float" office:value="755" calcext:value-type="float">
            <text:p>755</text:p>
          </table:table-cell>
          <table:table-cell table:number-columns-repeated="3"/>
          <table:table-cell office:value-type="float" office:value="508181" calcext:value-type="float">
            <text:p>508181</text:p>
          </table:table-cell>
          <table:table-cell office:value-type="float" office:value="895554" calcext:value-type="float">
            <text:p>895554</text:p>
          </table:table-cell>
          <table:table-cell office:value-type="float" office:value="1171839" calcext:value-type="float">
            <text:p>1171839</text:p>
          </table:table-cell>
          <table:table-cell office:value-type="string" calcext:value-type="string">
            <text:p>76.42%</text:p>
          </table:table-cell>
        </table:table-row>
        <table:table-row table:style-name="ro2">
          <table:table-cell office:value-type="string" calcext:value-type="string">
            <text:p><text:a xlink:href="https://en.wikipedia.org/wiki/Salempur_(Lok_Sabha_constituency)" xlink:type="simple">Salem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56783" calcext:value-type="float">
            <text:p>156783</text:p>
          </table:table-cell>
          <table:table-cell table:style-name="ce6"/>
          <table:table-cell office:value-type="float" office:value="175088" calcext:value-type="float">
            <text:p>175088</text:p>
          </table:table-cell>
          <table:table-cell/>
          <table:table-cell office:value-type="float" office:value="26941" calcext:value-type="float">
            <text:p>26941</text:p>
          </table:table-cell>
          <table:table-cell table:style-name="ce5" office:value-type="float" office:value="135414" calcext:value-type="float">
            <text:p>135414</text:p>
          </table:table-cell>
          <table:table-cell table:number-columns-repeated="4"/>
          <table:table-cell office:value-type="float" office:value="141496" calcext:value-type="float">
            <text:p>141496</text:p>
          </table:table-cell>
          <table:table-cell office:value-type="float" office:value="635722" calcext:value-type="float">
            <text:p>635722</text:p>
          </table:table-cell>
          <table:table-cell office:value-type="float" office:value="1620136" calcext:value-type="float">
            <text:p>1620136</text:p>
          </table:table-cell>
          <table:table-cell office:value-type="string" calcext:value-type="string">
            <text:p>39.24%</text:p>
          </table:table-cell>
        </table:table-row>
        <table:table-row table:style-name="ro2">
          <table:table-cell office:value-type="string" calcext:value-type="string">
            <text:p><text:a xlink:href="https://en.wikipedia.org/wiki/Samastipur_(Lok_Sabha_constituency)" xlink:type="simple">Samastipu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91655" calcext:value-type="float">
            <text:p>91655</text:p>
          </table:table-cell>
          <table:table-cell table:style-name="ce6"/>
          <table:table-cell office:value-type="float" office:value="9098" calcext:value-type="float">
            <text:p>9098</text:p>
          </table:table-cell>
          <table:table-cell/>
          <table:table-cell office:value-type="float" office:value="48931" calcext:value-type="float">
            <text:p>48931</text:p>
          </table:table-cell>
          <table:table-cell table:number-columns-repeated="5"/>
          <table:table-cell office:value-type="float" office:value="435059" calcext:value-type="float">
            <text:p>435059</text:p>
          </table:table-cell>
          <table:table-cell office:value-type="float" office:value="584743" calcext:value-type="float">
            <text:p>584743</text:p>
          </table:table-cell>
          <table:table-cell office:value-type="float" office:value="1312948" calcext:value-type="float">
            <text:p>1312948</text:p>
          </table:table-cell>
          <table:table-cell office:value-type="string" calcext:value-type="string">
            <text:p>44.54%</text:p>
          </table:table-cell>
        </table:table-row>
        <table:table-row table:style-name="ro2">
          <table:table-cell office:value-type="string" calcext:value-type="string">
            <text:p><text:a xlink:href="https://en.wikipedia.org/wiki/Sambalpur_(Lok_Sabha_constituency)" xlink:type="simple">Sambalpur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304890" calcext:value-type="float">
            <text:p>304890</text:p>
          </table:table-cell>
          <table:table-cell office:value-type="float" office:value="150910" calcext:value-type="float">
            <text:p>150910</text:p>
          </table:table-cell>
          <table:table-cell office:value-type="float" office:value="16838" calcext:value-type="float">
            <text:p>16838</text:p>
          </table:table-cell>
          <table:table-cell/>
          <table:table-cell office:value-type="float" office:value="17874" calcext:value-type="float">
            <text:p>17874</text:p>
          </table:table-cell>
          <table:table-cell table:number-columns-repeated="5"/>
          <table:table-cell office:value-type="float" office:value="309908" calcext:value-type="float">
            <text:p>309908</text:p>
          </table:table-cell>
          <table:table-cell office:value-type="float" office:value="800420" calcext:value-type="float">
            <text:p>800420</text:p>
          </table:table-cell>
          <table:table-cell office:value-type="float" office:value="1233251" calcext:value-type="float">
            <text:p>1233251</text:p>
          </table:table-cell>
          <table:table-cell office:value-type="string" calcext:value-type="string">
            <text:p>64.90%</text:p>
          </table:table-cell>
        </table:table-row>
        <table:table-row table:style-name="ro2">
          <table:table-cell office:value-type="string" calcext:value-type="string">
            <text:p><text:a xlink:href="https://en.wikipedia.org/wiki/Sambhal_(Lok_Sabha_constituency)" xlink:type="simple">Sambhal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29228" calcext:value-type="float">
            <text:p>129228</text:p>
          </table:table-cell>
          <table:table-cell office:value-type="float" office:value="123166" calcext:value-type="float">
            <text:p>123166</text:p>
          </table:table-cell>
          <table:table-cell office:value-type="float" office:value="207422" calcext:value-type="float">
            <text:p>207422</text:p>
          </table:table-cell>
          <table:table-cell/>
          <table:table-cell office:value-type="float" office:value="17539" calcext:value-type="float">
            <text:p>17539</text:p>
          </table:table-cell>
          <table:table-cell table:style-name="ce5" office:value-type="float" office:value="193958" calcext:value-type="float">
            <text:p>193958</text:p>
          </table:table-cell>
          <table:table-cell table:number-columns-repeated="4"/>
          <table:table-cell office:value-type="float" office:value="10611" calcext:value-type="float">
            <text:p>10611</text:p>
          </table:table-cell>
          <table:table-cell office:value-type="float" office:value="681924" calcext:value-type="float">
            <text:p>681924</text:p>
          </table:table-cell>
          <table:table-cell office:value-type="float" office:value="1290811" calcext:value-type="float">
            <text:p>1290811</text:p>
          </table:table-cell>
          <table:table-cell office:value-type="string" calcext:value-type="string">
            <text:p>52.83%</text:p>
          </table:table-cell>
        </table:table-row>
        <table:table-row table:style-name="ro2">
          <table:table-cell office:value-type="string" calcext:value-type="string">
            <text:p><text:a xlink:href="https://en.wikipedia.org/wiki/Sangli_(Lok_Sabha_constituency)" xlink:type="simple">Sangl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78620" calcext:value-type="float">
            <text:p>378620</text:p>
          </table:table-cell>
          <table:table-cell table:style-name="ce6"/>
          <table:table-cell office:value-type="float" office:value="11793" calcext:value-type="float">
            <text:p>11793</text:p>
          </table:table-cell>
          <table:table-cell/>
          <table:table-cell office:value-type="float" office:value="371176" calcext:value-type="float">
            <text:p>371176</text:p>
          </table:table-cell>
          <table:table-cell table:number-columns-repeated="5"/>
          <table:table-cell office:value-type="float" office:value="15241" calcext:value-type="float">
            <text:p>15241</text:p>
          </table:table-cell>
          <table:table-cell office:value-type="float" office:value="776830" calcext:value-type="float">
            <text:p>776830</text:p>
          </table:table-cell>
          <table:table-cell office:value-type="float" office:value="1490571" calcext:value-type="float">
            <text:p>1490571</text:p>
          </table:table-cell>
          <table:table-cell office:value-type="string" calcext:value-type="string">
            <text:p>52.12%</text:p>
          </table:table-cell>
        </table:table-row>
        <table:table-row table:style-name="ro2">
          <table:table-cell office:value-type="string" calcext:value-type="string">
            <text:p><text:a xlink:href="https://en.wikipedia.org/wiki/Sangrur_(Lok_Sabha_constituency)" xlink:type="simple">Sangrur</text:a></text:p>
          </table:table-cell>
          <table:table-cell office:value-type="string" calcext:value-type="string">
            <text:p><text:a xlink:href="https://en.wikipedia.org/wiki/Punjab_(India)" xlink:type="simple">PB</text:a></text:p>
          </table:table-cell>
          <table:table-cell office:value-type="float" office:value="358670" calcext:value-type="float">
            <text:p>358670</text:p>
          </table:table-cell>
          <table:table-cell table:style-name="ce6"/>
          <table:table-cell office:value-type="float" office:value="69943" calcext:value-type="float">
            <text:p>69943</text:p>
          </table:table-cell>
          <table:table-cell/>
          <table:table-cell office:value-type="float" office:value="20838" calcext:value-type="float">
            <text:p>20838</text:p>
          </table:table-cell>
          <table:table-cell table:style-name="ce5" office:value-type="float" office:value="3051" calcext:value-type="float">
            <text:p>3051</text:p>
          </table:table-cell>
          <table:table-cell table:number-columns-repeated="4"/>
          <table:table-cell office:value-type="float" office:value="478697" calcext:value-type="float">
            <text:p>478697</text:p>
          </table:table-cell>
          <table:table-cell office:value-type="float" office:value="931199" calcext:value-type="float">
            <text:p>931199</text:p>
          </table:table-cell>
          <table:table-cell office:value-type="float" office:value="1251401" calcext:value-type="float">
            <text:p>1251401</text:p>
          </table:table-cell>
          <table:table-cell office:value-type="string" calcext:value-type="string">
            <text:p>74.41%</text:p>
          </table:table-cell>
        </table:table-row>
        <table:table-row table:style-name="ro2">
          <table:table-cell office:value-type="string" calcext:value-type="string">
            <text:p><text:a xlink:href="https://en.wikipedia.org/wiki/Sant_Kabir_Nagar_(Lok_Sabha_constituency)" xlink:type="simple">Sant kabir Naga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3899" calcext:value-type="float">
            <text:p>33899</text:p>
          </table:table-cell>
          <table:table-cell office:value-type="float" office:value="181547" calcext:value-type="float">
            <text:p>181547</text:p>
          </table:table-cell>
          <table:table-cell office:value-type="float" office:value="211043" calcext:value-type="float">
            <text:p>211043</text:p>
          </table:table-cell>
          <table:table-cell/>
          <table:table-cell office:value-type="float" office:value="42231" calcext:value-type="float">
            <text:p>42231</text:p>
          </table:table-cell>
          <table:table-cell table:style-name="ce5" office:value-type="float" office:value="171045" calcext:value-type="float">
            <text:p>171045</text:p>
          </table:table-cell>
          <table:table-cell table:number-columns-repeated="4"/>
          <table:table-cell office:value-type="float" office:value="161156" calcext:value-type="float">
            <text:p>161156</text:p>
          </table:table-cell>
          <table:table-cell office:value-type="float" office:value="800921" calcext:value-type="float">
            <text:p>800921</text:p>
          </table:table-cell>
          <table:table-cell office:value-type="float" office:value="1694463" calcext:value-type="float">
            <text:p>1694463</text:p>
          </table:table-cell>
          <table:table-cell office:value-type="string" calcext:value-type="string">
            <text:p>47.27%</text:p>
          </table:table-cell>
        </table:table-row>
        <table:table-row table:style-name="ro2">
          <table:table-cell office:value-type="string" calcext:value-type="string">
            <text:p><text:a xlink:href="https://en.wikipedia.org/wiki/Saran_(Lok_Sabha_constituency)" xlink:type="simple">Saran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table:style-name="ce6"/>
          <table:table-cell office:value-type="float" office:value="222394" calcext:value-type="float">
            <text:p>222394</text:p>
          </table:table-cell>
          <table:table-cell office:value-type="float" office:value="45027" calcext:value-type="float">
            <text:p>45027</text:p>
          </table:table-cell>
          <table:table-cell/>
          <table:table-cell office:value-type="float" office:value="33696" calcext:value-type="float">
            <text:p>33696</text:p>
          </table:table-cell>
          <table:table-cell table:number-columns-repeated="5"/>
          <table:table-cell office:value-type="float" office:value="279712" calcext:value-type="float">
            <text:p>279712</text:p>
          </table:table-cell>
          <table:table-cell office:value-type="float" office:value="580829" calcext:value-type="float">
            <text:p>580829</text:p>
          </table:table-cell>
          <table:table-cell office:value-type="float" office:value="1268338" calcext:value-type="float">
            <text:p>1268338</text:p>
          </table:table-cell>
          <table:table-cell office:value-type="string" calcext:value-type="string">
            <text:p>45.79%</text:p>
          </table:table-cell>
        </table:table-row>
        <table:table-row table:style-name="ro2">
          <table:table-cell office:value-type="string" calcext:value-type="string">
            <text:p><text:a xlink:href="https://en.wikipedia.org/wiki/Sarguja_(Lok_Sabha_constituency)" xlink:type="simple">Sarguja</text:a></text:p>
          </table:table-cell>
          <table:table-cell office:value-type="string" calcext:value-type="string">
            <text:p><text:a xlink:href="https://en.wikipedia.org/wiki/Chhattisgarh" xlink:type="simple">CG</text:a></text:p>
          </table:table-cell>
          <table:table-cell office:value-type="float" office:value="256984" calcext:value-type="float">
            <text:p>256984</text:p>
          </table:table-cell>
          <table:table-cell office:value-type="float" office:value="416532" calcext:value-type="float">
            <text:p>416532</text:p>
          </table:table-cell>
          <table:table-cell office:value-type="float" office:value="20700" calcext:value-type="float">
            <text:p>20700</text:p>
          </table:table-cell>
          <table:table-cell table:style-name="ce5" office:value-type="float" office:value="11667" calcext:value-type="float">
            <text:p>11667</text:p>
          </table:table-cell>
          <table:table-cell office:value-type="float" office:value="60159" calcext:value-type="float">
            <text:p>60159</text:p>
          </table:table-cell>
          <table:table-cell table:number-columns-repeated="5"/>
          <table:table-cell office:value-type="float" office:value="39160" calcext:value-type="float">
            <text:p>39160</text:p>
          </table:table-cell>
          <table:table-cell office:value-type="float" office:value="805202" calcext:value-type="float">
            <text:p>805202</text:p>
          </table:table-cell>
          <table:table-cell office:value-type="float" office:value="1306711" calcext:value-type="float">
            <text:p>1306711</text:p>
          </table:table-cell>
          <table:table-cell office:value-type="string" calcext:value-type="string">
            <text:p>61.62%</text:p>
          </table:table-cell>
        </table:table-row>
        <table:table-row table:style-name="ro2">
          <table:table-cell office:value-type="string" calcext:value-type="string">
            <text:p><text:a xlink:href="https://en.wikipedia.org/wiki/Sasaram_(Lok_Sabha_constituency)" xlink:type="simple">Sasaram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92213" calcext:value-type="float">
            <text:p>192213</text:p>
          </table:table-cell>
          <table:table-cell office:value-type="float" office:value="149259" calcext:value-type="float">
            <text:p>149259</text:p>
          </table:table-cell>
          <table:table-cell office:value-type="float" office:value="96613" calcext:value-type="float">
            <text:p>96613</text:p>
          </table:table-cell>
          <table:table-cell/>
          <table:table-cell office:value-type="float" office:value="19410" calcext:value-type="float">
            <text:p>19410</text:p>
          </table:table-cell>
          <table:table-cell table:number-columns-repeated="5"/>
          <table:table-cell office:value-type="float" office:value="141536" calcext:value-type="float">
            <text:p>141536</text:p>
          </table:table-cell>
          <table:table-cell office:value-type="float" office:value="599031" calcext:value-type="float">
            <text:p>599031</text:p>
          </table:table-cell>
          <table:table-cell office:value-type="float" office:value="1382789" calcext:value-type="float">
            <text:p>1382789</text:p>
          </table:table-cell>
          <table:table-cell office:value-type="string" calcext:value-type="string">
            <text:p>43.32%</text:p>
          </table:table-cell>
        </table:table-row>
        <table:table-row table:style-name="ro2">
          <table:table-cell office:value-type="string" calcext:value-type="string">
            <text:p><text:a xlink:href="https://en.wikipedia.org/wiki/Satara_(Lok_Sabha_constituency)" xlink:type="simple">Satara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25112" calcext:value-type="float">
            <text:p>25112</text:p>
          </table:table-cell>
          <table:table-cell/>
          <table:table-cell office:value-type="float" office:value="12662" calcext:value-type="float">
            <text:p>12662</text:p>
          </table:table-cell>
          <table:table-cell table:number-columns-repeated="3"/>
          <table:table-cell table:style-name="ce5" office:value-type="float" office:value="532583" calcext:value-type="float">
            <text:p>532583</text:p>
          </table:table-cell>
          <table:table-cell/>
          <table:table-cell office:value-type="float" office:value="246289" calcext:value-type="float">
            <text:p>246289</text:p>
          </table:table-cell>
          <table:table-cell office:value-type="float" office:value="816646" calcext:value-type="float">
            <text:p>816646</text:p>
          </table:table-cell>
          <table:table-cell office:value-type="float" office:value="1546146" calcext:value-type="float">
            <text:p>1546146</text:p>
          </table:table-cell>
          <table:table-cell office:value-type="string" calcext:value-type="string">
            <text:p>52.82%</text:p>
          </table:table-cell>
        </table:table-row>
        <table:table-row table:style-name="ro2">
          <table:table-cell office:value-type="string" calcext:value-type="string">
            <text:p><text:a xlink:href="https://en.wikipedia.org/wiki/Satna_(Lok_Sabha_constituency)" xlink:type="simple">Satn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90806" calcext:value-type="float">
            <text:p>90806</text:p>
          </table:table-cell>
          <table:table-cell office:value-type="float" office:value="194624" calcext:value-type="float">
            <text:p>194624</text:p>
          </table:table-cell>
          <table:table-cell office:value-type="float" office:value="190206" calcext:value-type="float">
            <text:p>190206</text:p>
          </table:table-cell>
          <table:table-cell/>
          <table:table-cell office:value-type="float" office:value="36628" calcext:value-type="float">
            <text:p>36628</text:p>
          </table:table-cell>
          <table:table-cell table:style-name="ce5" office:value-type="float" office:value="130339" calcext:value-type="float">
            <text:p>130339</text:p>
          </table:table-cell>
          <table:table-cell table:number-columns-repeated="4"/>
          <table:table-cell office:value-type="float" office:value="17002" calcext:value-type="float">
            <text:p>17002</text:p>
          </table:table-cell>
          <table:table-cell office:value-type="float" office:value="659605" calcext:value-type="float">
            <text:p>659605</text:p>
          </table:table-cell>
          <table:table-cell office:value-type="float" office:value="1207500" calcext:value-type="float">
            <text:p>1207500</text:p>
          </table:table-cell>
          <table:table-cell office:value-type="string" calcext:value-type="string">
            <text:p>54.63%</text:p>
          </table:table-cell>
        </table:table-row>
        <table:table-row table:style-name="ro2">
          <table:table-cell office:value-type="string" calcext:value-type="string">
            <text:p><text:a xlink:href="https://en.wikipedia.org/wiki/Secunderabad_(Lok_Sabha_constituency)" xlink:type="simple">Secunderabad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40549" calcext:value-type="float">
            <text:p>340549</text:p>
          </table:table-cell>
          <table:table-cell office:value-type="float" office:value="170382" calcext:value-type="float">
            <text:p>170382</text:p>
          </table:table-cell>
          <table:table-cell office:value-type="float" office:value="2275" calcext:value-type="float">
            <text:p>2275</text:p>
          </table:table-cell>
          <table:table-cell/>
          <table:table-cell office:value-type="float" office:value="12041" calcext:value-type="float">
            <text:p>12041</text:p>
          </table:table-cell>
          <table:table-cell table:number-columns-repeated="2"/>
          <table:table-cell table:style-name="ce5" office:value-type="float" office:value="135604" calcext:value-type="float">
            <text:p>135604</text:p>
          </table:table-cell>
          <table:table-cell table:number-columns-repeated="2"/>
          <table:table-cell office:value-type="float" office:value="204200" calcext:value-type="float">
            <text:p>204200</text:p>
          </table:table-cell>
          <table:table-cell office:value-type="float" office:value="865051" calcext:value-type="float">
            <text:p>865051</text:p>
          </table:table-cell>
          <table:table-cell office:value-type="float" office:value="1575356" calcext:value-type="float">
            <text:p>1575356</text:p>
          </table:table-cell>
          <table:table-cell office:value-type="string" calcext:value-type="string">
            <text:p>54.91%</text:p>
          </table:table-cell>
        </table:table-row>
        <table:table-row table:style-name="ro2">
          <table:table-cell office:value-type="string" calcext:value-type="string">
            <text:p><text:a xlink:href="https://en.wikipedia.org/wiki/Shahdol_(Lok_Sabha_constituency)" xlink:type="simple">Shahdol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63434" calcext:value-type="float">
            <text:p>263434</text:p>
          </table:table-cell>
          <table:table-cell office:value-type="float" office:value="250019" calcext:value-type="float">
            <text:p>250019</text:p>
          </table:table-cell>
          <table:table-cell office:value-type="float" office:value="26757" calcext:value-type="float">
            <text:p>26757</text:p>
          </table:table-cell>
          <table:table-cell/>
          <table:table-cell table:style-name="ce6"/>
          <table:table-cell table:style-name="ce5" office:value-type="float" office:value="15431" calcext:value-type="float">
            <text:p>15431</text:p>
          </table:table-cell>
          <table:table-cell table:number-columns-repeated="4"/>
          <table:table-cell office:value-type="float" office:value="73731" calcext:value-type="float">
            <text:p>73731</text:p>
          </table:table-cell>
          <table:table-cell office:value-type="float" office:value="629372" calcext:value-type="float">
            <text:p>629372</text:p>
          </table:table-cell>
          <table:table-cell office:value-type="float" office:value="1272377" calcext:value-type="float">
            <text:p>1272377</text:p>
          </table:table-cell>
          <table:table-cell office:value-type="string" calcext:value-type="string">
            <text:p>49.46%</text:p>
          </table:table-cell>
        </table:table-row>
        <table:table-row table:style-name="ro2">
          <table:table-cell office:value-type="string" calcext:value-type="string">
            <text:p><text:a xlink:href="https://en.wikipedia.org/wiki/Shahjahanpur_(Lok_Sabha_constituency)" xlink:type="simple">Shahjahan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08682" calcext:value-type="float">
            <text:p>108682</text:p>
          </table:table-cell>
          <table:table-cell office:value-type="float" office:value="168434" calcext:value-type="float">
            <text:p>168434</text:p>
          </table:table-cell>
          <table:table-cell office:value-type="float" office:value="186454" calcext:value-type="float">
            <text:p>186454</text:p>
          </table:table-cell>
          <table:table-cell/>
          <table:table-cell office:value-type="float" office:value="17304" calcext:value-type="float">
            <text:p>17304</text:p>
          </table:table-cell>
          <table:table-cell table:style-name="ce5" office:value-type="float" office:value="257033" calcext:value-type="float">
            <text:p>257033</text:p>
          </table:table-cell>
          <table:table-cell table:number-columns-repeated="2"/>
          <table:table-cell table:style-name="ce5" office:value-type="float" office:value="11016" calcext:value-type="float">
            <text:p>11016</text:p>
          </table:table-cell>
          <table:table-cell/>
          <table:table-cell office:value-type="float" office:value="43585" calcext:value-type="float">
            <text:p>43585</text:p>
          </table:table-cell>
          <table:table-cell office:value-type="float" office:value="792508" calcext:value-type="float">
            <text:p>792508</text:p>
          </table:table-cell>
          <table:table-cell office:value-type="float" office:value="1627964" calcext:value-type="float">
            <text:p>1627964</text:p>
          </table:table-cell>
          <table:table-cell office:value-type="string" calcext:value-type="string">
            <text:p>48.68%</text:p>
          </table:table-cell>
        </table:table-row>
        <table:table-row table:style-name="ro2">
          <table:table-cell office:value-type="string" calcext:value-type="string">
            <text:p><text:a xlink:href="https://en.wikipedia.org/wiki/Sheohar_(Lok_Sabha_constituency)" xlink:type="simple">Sheoha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81479" calcext:value-type="float">
            <text:p>81479</text:p>
          </table:table-cell>
          <table:table-cell office:value-type="float" office:value="233499" calcext:value-type="float">
            <text:p>233499</text:p>
          </table:table-cell>
          <table:table-cell office:value-type="float" office:value="107815" calcext:value-type="float">
            <text:p>107815</text:p>
          </table:table-cell>
          <table:table-cell/>
          <table:table-cell office:value-type="float" office:value="33534" calcext:value-type="float">
            <text:p>33534</text:p>
          </table:table-cell>
          <table:table-cell table:number-columns-repeated="5"/>
          <table:table-cell office:value-type="float" office:value="115942" calcext:value-type="float">
            <text:p>115942</text:p>
          </table:table-cell>
          <table:table-cell office:value-type="float" office:value="572269" calcext:value-type="float">
            <text:p>572269</text:p>
          </table:table-cell>
          <table:table-cell office:value-type="float" office:value="1269015" calcext:value-type="float">
            <text:p>1269015</text:p>
          </table:table-cell>
          <table:table-cell office:value-type="string" calcext:value-type="string">
            <text:p>45.10%</text:p>
          </table:table-cell>
        </table:table-row>
        <table:table-row table:style-name="ro2">
          <table:table-cell office:value-type="string" calcext:value-type="string">
            <text:p><text:a xlink:href="https://en.wikipedia.org/wiki/Shillong_(Lok_Sabha_constituency)" xlink:type="simple">Shillong</text:a></text:p>
          </table:table-cell>
          <table:table-cell office:value-type="string" calcext:value-type="string">
            <text:p><text:a xlink:href="https://en.wikipedia.org/wiki/Meghalaya" xlink:type="simple">ML</text:a></text:p>
          </table:table-cell>
          <table:table-cell office:value-type="float" office:value="232270" calcext:value-type="float">
            <text:p>232270</text:p>
          </table:table-cell>
          <table:table-cell table:style-name="ce6" table:number-columns-repeated="2"/>
          <table:table-cell/>
          <table:table-cell office:value-type="float" office:value="10346" calcext:value-type="float">
            <text:p>10346</text:p>
          </table:table-cell>
          <table:table-cell table:number-columns-repeated="5"/>
          <table:table-cell office:value-type="float" office:value="237763" calcext:value-type="float">
            <text:p>237763</text:p>
          </table:table-cell>
          <table:table-cell office:value-type="float" office:value="480379" calcext:value-type="float">
            <text:p>480379</text:p>
          </table:table-cell>
          <table:table-cell office:value-type="float" office:value="771965" calcext:value-type="float">
            <text:p>771965</text:p>
          </table:table-cell>
          <table:table-cell office:value-type="string" calcext:value-type="string">
            <text:p>62.23%</text:p>
          </table:table-cell>
        </table:table-row>
        <table:table-row table:style-name="ro2">
          <table:table-cell office:value-type="string" calcext:value-type="string">
            <text:p><text:a xlink:href="https://en.wikipedia.org/wiki/Shimla_(Lok_Sabha_constituency)" xlink:type="simple">Shimla</text:a></text:p>
          </table:table-cell>
          <table:table-cell office:value-type="string" calcext:value-type="string">
            <text:p><text:a xlink:href="https://en.wikipedia.org/wiki/Himachal_Pradesh" xlink:type="simple">HP</text:a></text:p>
          </table:table-cell>
          <table:table-cell office:value-type="float" office:value="283619" calcext:value-type="float">
            <text:p>283619</text:p>
          </table:table-cell>
          <table:table-cell office:value-type="float" office:value="310946" calcext:value-type="float">
            <text:p>310946</text:p>
          </table:table-cell>
          <table:table-cell office:value-type="float" office:value="8160" calcext:value-type="float">
            <text:p>8160</text:p>
          </table:table-cell>
          <table:table-cell/>
          <table:table-cell office:value-type="float" office:value="9764" calcext:value-type="float">
            <text:p>9764</text:p>
          </table:table-cell>
          <table:table-cell table:style-name="ce5" office:value-type="float" office:value="2120" calcext:value-type="float">
            <text:p>2120</text:p>
          </table:table-cell>
          <table:table-cell table:number-columns-repeated="4"/>
          <table:table-cell office:value-type="float" office:value="2069" calcext:value-type="float">
            <text:p>2069</text:p>
          </table:table-cell>
          <table:table-cell office:value-type="float" office:value="616678" calcext:value-type="float">
            <text:p>616678</text:p>
          </table:table-cell>
          <table:table-cell office:value-type="float" office:value="1106608" calcext:value-type="float">
            <text:p>1106608</text:p>
          </table:table-cell>
          <table:table-cell office:value-type="string" calcext:value-type="string">
            <text:p>55.73%</text:p>
          </table:table-cell>
        </table:table-row>
        <table:table-row table:style-name="ro2">
          <table:table-cell office:value-type="string" calcext:value-type="string">
            <text:p><text:a xlink:href="https://en.wikipedia.org/wiki/Shimoga_(Lok_Sabha_constituency)" xlink:type="simple">Shimoga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429890" calcext:value-type="float">
            <text:p>429890</text:p>
          </table:table-cell>
          <table:table-cell office:value-type="float" office:value="482783" calcext:value-type="float">
            <text:p>482783</text:p>
          </table:table-cell>
          <table:table-cell office:value-type="float" office:value="8205" calcext:value-type="float">
            <text:p>8205</text:p>
          </table:table-cell>
          <table:table-cell/>
          <table:table-cell office:value-type="float" office:value="27483" calcext:value-type="float">
            <text:p>27483</text:p>
          </table:table-cell>
          <table:table-cell table:number-columns-repeated="5"/>
          <table:table-cell office:value-type="float" office:value="6046" calcext:value-type="float">
            <text:p>6046</text:p>
          </table:table-cell>
          <table:table-cell office:value-type="float" office:value="954407" calcext:value-type="float">
            <text:p>954407</text:p>
          </table:table-cell>
          <table:table-cell office:value-type="float" office:value="1435908" calcext:value-type="float">
            <text:p>1435908</text:p>
          </table:table-cell>
          <table:table-cell office:value-type="string" calcext:value-type="string">
            <text:p>66.47%</text:p>
          </table:table-cell>
        </table:table-row>
        <table:table-row table:style-name="ro2">
          <table:table-cell office:value-type="string" calcext:value-type="string">
            <text:p><text:a xlink:href="https://en.wikipedia.org/wiki/Shirdi_(Lok_Sabha_constituency)" xlink:type="simple">Shirdi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8408" calcext:value-type="float">
            <text:p>8408</text:p>
          </table:table-cell>
          <table:table-cell/>
          <table:table-cell office:value-type="float" office:value="60763" calcext:value-type="float">
            <text:p>60763</text:p>
          </table:table-cell>
          <table:table-cell table:number-columns-repeated="5"/>
          <table:table-cell office:value-type="float" office:value="594710" calcext:value-type="float">
            <text:p>594710</text:p>
          </table:table-cell>
          <table:table-cell office:value-type="float" office:value="663881" calcext:value-type="float">
            <text:p>663881</text:p>
          </table:table-cell>
          <table:table-cell office:value-type="float" office:value="1317890" calcext:value-type="float">
            <text:p>1317890</text:p>
          </table:table-cell>
          <table:table-cell office:value-type="string" calcext:value-type="string">
            <text:p>50.37%</text:p>
          </table:table-cell>
        </table:table-row>
        <table:table-row table:style-name="ro2">
          <table:table-cell office:value-type="string" calcext:value-type="string">
            <text:p><text:a xlink:href="https://en.wikipedia.org/wiki/Shirur_(Lok_Sabha_constituency)" xlink:type="simple">Shiru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17439" calcext:value-type="float">
            <text:p>17439</text:p>
          </table:table-cell>
          <table:table-cell/>
          <table:table-cell office:value-type="float" office:value="25019" calcext:value-type="float">
            <text:p>25019</text:p>
          </table:table-cell>
          <table:table-cell table:number-columns-repeated="3"/>
          <table:table-cell table:style-name="ce5" office:value-type="float" office:value="303952" calcext:value-type="float">
            <text:p>303952</text:p>
          </table:table-cell>
          <table:table-cell/>
          <table:table-cell office:value-type="float" office:value="492318" calcext:value-type="float">
            <text:p>492318</text:p>
          </table:table-cell>
          <table:table-cell office:value-type="float" office:value="838728" calcext:value-type="float">
            <text:p>838728</text:p>
          </table:table-cell>
          <table:table-cell office:value-type="float" office:value="1630466" calcext:value-type="float">
            <text:p>1630466</text:p>
          </table:table-cell>
          <table:table-cell office:value-type="string" calcext:value-type="string">
            <text:p>51.44%</text:p>
          </table:table-cell>
        </table:table-row>
        <table:table-row table:style-name="ro2">
          <table:table-cell office:value-type="string" calcext:value-type="string">
            <text:p><text:a xlink:href="https://en.wikipedia.org/wiki/Shrawasti_(Lok_Sabha_constituency)" xlink:type="simple">Shrawast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201556" calcext:value-type="float">
            <text:p>201556</text:p>
          </table:table-cell>
          <table:table-cell office:value-type="float" office:value="47943" calcext:value-type="float">
            <text:p>47943</text:p>
          </table:table-cell>
          <table:table-cell office:value-type="float" office:value="159527" calcext:value-type="float">
            <text:p>159527</text:p>
          </table:table-cell>
          <table:table-cell/>
          <table:table-cell office:value-type="float" office:value="21592" calcext:value-type="float">
            <text:p>21592</text:p>
          </table:table-cell>
          <table:table-cell table:style-name="ce5" office:value-type="float" office:value="111247" calcext:value-type="float">
            <text:p>111247</text:p>
          </table:table-cell>
          <table:table-cell table:number-columns-repeated="4"/>
          <table:table-cell office:value-type="float" office:value="63521" calcext:value-type="float">
            <text:p>63521</text:p>
          </table:table-cell>
          <table:table-cell office:value-type="float" office:value="605386" calcext:value-type="float">
            <text:p>605386</text:p>
          </table:table-cell>
          <table:table-cell office:value-type="float" office:value="1406111" calcext:value-type="float">
            <text:p>1406111</text:p>
          </table:table-cell>
          <table:table-cell office:value-type="string" calcext:value-type="string">
            <text:p>43.05%</text:p>
          </table:table-cell>
        </table:table-row>
        <table:table-row table:style-name="ro2">
          <table:table-cell office:value-type="string" calcext:value-type="string">
            <text:p><text:a xlink:href="https://en.wikipedia.org/wiki/Sidhi_(Lok_Sabha_constituency)" xlink:type="simple">Sidhi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225174" calcext:value-type="float">
            <text:p>225174</text:p>
          </table:table-cell>
          <table:table-cell office:value-type="float" office:value="270914" calcext:value-type="float">
            <text:p>270914</text:p>
          </table:table-cell>
          <table:table-cell office:value-type="float" office:value="53760" calcext:value-type="float">
            <text:p>53760</text:p>
          </table:table-cell>
          <table:table-cell/>
          <table:table-cell office:value-type="float" office:value="88026" calcext:value-type="float">
            <text:p>88026</text:p>
          </table:table-cell>
          <table:table-cell table:style-name="ce5" office:value-type="float" office:value="13724" calcext:value-type="float">
            <text:p>13724</text:p>
          </table:table-cell>
          <table:table-cell table:number-columns-repeated="4"/>
          <table:table-cell office:value-type="float" office:value="24209" calcext:value-type="float">
            <text:p>24209</text:p>
          </table:table-cell>
          <table:table-cell office:value-type="float" office:value="675807" calcext:value-type="float">
            <text:p>675807</text:p>
          </table:table-cell>
          <table:table-cell office:value-type="float" office:value="1358321" calcext:value-type="float">
            <text:p>1358321</text:p>
          </table:table-cell>
          <table:table-cell office:value-type="string" calcext:value-type="string">
            <text:p>49.75%</text:p>
          </table:table-cell>
        </table:table-row>
        <table:table-row table:style-name="ro2">
          <table:table-cell office:value-type="string" calcext:value-type="string">
            <text:p><text:a xlink:href="https://en.wikipedia.org/wiki/Sikar_(Lok_Sabha_constituency)" xlink:type="simple">Sika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24812" calcext:value-type="float">
            <text:p>324812</text:p>
          </table:table-cell>
          <table:table-cell office:value-type="float" office:value="175386" calcext:value-type="float">
            <text:p>175386</text:p>
          </table:table-cell>
          <table:table-cell office:value-type="float" office:value="30374" calcext:value-type="float">
            <text:p>30374</text:p>
          </table:table-cell>
          <table:table-cell table:style-name="ce5" office:value-type="float" office:value="161590" calcext:value-type="float">
            <text:p>161590</text:p>
          </table:table-cell>
          <table:table-cell office:value-type="float" office:value="25414" calcext:value-type="float">
            <text:p>25414</text:p>
          </table:table-cell>
          <table:table-cell table:style-name="ce5" office:value-type="float" office:value="3559" calcext:value-type="float">
            <text:p>3559</text:p>
          </table:table-cell>
          <table:table-cell table:number-columns-repeated="4"/>
          <table:table-cell office:value-type="float" office:value="4130" calcext:value-type="float">
            <text:p>4130</text:p>
          </table:table-cell>
          <table:table-cell office:value-type="float" office:value="725265" calcext:value-type="float">
            <text:p>725265</text:p>
          </table:table-cell>
          <table:table-cell office:value-type="float" office:value="1507740" calcext:value-type="float">
            <text:p>1507740</text:p>
          </table:table-cell>
          <table:table-cell office:value-type="string" calcext:value-type="string">
            <text:p>48.10%</text:p>
          </table:table-cell>
        </table:table-row>
        <table:table-row table:style-name="ro2">
          <table:table-cell office:value-type="string" calcext:value-type="string">
            <text:p><text:a xlink:href="https://en.wikipedia.org/wiki/Sikkim_(Lok_Sabha_constituency)" xlink:type="simple">Sikkim</text:a></text:p>
          </table:table-cell>
          <table:table-cell office:value-type="string" calcext:value-type="string">
            <text:p><text:a xlink:href="https://en.wikipedia.org/wiki/Sikkim" xlink:type="simple">SK</text:a></text:p>
          </table:table-cell>
          <table:table-cell office:value-type="float" office:value="74483" calcext:value-type="float">
            <text:p>74483</text:p>
          </table:table-cell>
          <table:table-cell office:value-type="float" office:value="4458" calcext:value-type="float">
            <text:p>4458</text:p>
          </table:table-cell>
          <table:table-cell table:style-name="ce6"/>
          <table:table-cell/>
          <table:table-cell office:value-type="float" office:value="3687" calcext:value-type="float">
            <text:p>3687</text:p>
          </table:table-cell>
          <table:table-cell table:number-columns-repeated="5"/>
          <table:table-cell office:value-type="float" office:value="169123" calcext:value-type="float">
            <text:p>169123</text:p>
          </table:table-cell>
          <table:table-cell office:value-type="float" office:value="251751" calcext:value-type="float">
            <text:p>251751</text:p>
          </table:table-cell>
          <table:table-cell office:value-type="float" office:value="300584" calcext:value-type="float">
            <text:p>300584</text:p>
          </table:table-cell>
          <table:table-cell office:value-type="string" calcext:value-type="string">
            <text:p>83.75%</text:p>
          </table:table-cell>
        </table:table-row>
        <table:table-row table:style-name="ro2">
          <table:table-cell office:value-type="string" calcext:value-type="string">
            <text:p><text:a xlink:href="https://en.wikipedia.org/wiki/Silchar_(Lok_Sabha_constituency)" xlink:type="simple">Silchar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197244" calcext:value-type="float">
            <text:p>197244</text:p>
          </table:table-cell>
          <table:table-cell office:value-type="float" office:value="243532" calcext:value-type="float">
            <text:p>243532</text:p>
          </table:table-cell>
          <table:table-cell table:style-name="ce6"/>
          <table:table-cell table:style-name="ce5" office:value-type="float" office:value="11831" calcext:value-type="float">
            <text:p>11831</text:p>
          </table:table-cell>
          <table:table-cell office:value-type="float" office:value="33877" calcext:value-type="float">
            <text:p>33877</text:p>
          </table:table-cell>
          <table:table-cell table:number-columns-repeated="5"/>
          <table:table-cell office:value-type="float" office:value="202062" calcext:value-type="float">
            <text:p>202062</text:p>
          </table:table-cell>
          <table:table-cell office:value-type="float" office:value="688546" calcext:value-type="float">
            <text:p>688546</text:p>
          </table:table-cell>
          <table:table-cell office:value-type="float" office:value="978510" calcext:value-type="float">
            <text:p>978510</text:p>
          </table:table-cell>
          <table:table-cell office:value-type="string" calcext:value-type="string">
            <text:p>70.37%</text:p>
          </table:table-cell>
        </table:table-row>
        <table:table-row table:style-name="ro2">
          <table:table-cell office:value-type="string" calcext:value-type="string">
            <text:p><text:a xlink:href="https://en.wikipedia.org/wiki/Singhbhum_(Lok_Sabha_constituency)" xlink:type="simple">Singhbhum</text:a></text:p>
          </table:table-cell>
          <table:table-cell office:value-type="string" calcext:value-type="string">
            <text:p><text:a xlink:href="https://en.wikipedia.org/wiki/Jharkhand" xlink:type="simple">JH</text:a></text:p>
          </table:table-cell>
          <table:table-cell office:value-type="float" office:value="95604" calcext:value-type="float">
            <text:p>95604</text:p>
          </table:table-cell>
          <table:table-cell office:value-type="float" office:value="167154" calcext:value-type="float">
            <text:p>167154</text:p>
          </table:table-cell>
          <table:table-cell office:value-type="float" office:value="6201" calcext:value-type="float">
            <text:p>6201</text:p>
          </table:table-cell>
          <table:table-cell/>
          <table:table-cell office:value-type="float" office:value="287731" calcext:value-type="float">
            <text:p>287731</text:p>
          </table:table-cell>
          <table:table-cell table:number-columns-repeated="5"/>
          <table:table-cell office:value-type="float" office:value="23236" calcext:value-type="float">
            <text:p>23236</text:p>
          </table:table-cell>
          <table:table-cell office:value-type="float" office:value="579926" calcext:value-type="float">
            <text:p>579926</text:p>
          </table:table-cell>
          <table:table-cell office:value-type="float" office:value="957406" calcext:value-type="float">
            <text:p>957406</text:p>
          </table:table-cell>
          <table:table-cell office:value-type="string" calcext:value-type="string">
            <text:p>60.57%</text:p>
          </table:table-cell>
        </table:table-row>
        <table:table-row table:style-name="ro2">
          <table:table-cell office:value-type="string" calcext:value-type="string">
            <text:p><text:a xlink:href="https://en.wikipedia.org/wiki/Sirsa_(Lok_Sabha_constituency)" xlink:type="simple">Sirsa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415584" calcext:value-type="float">
            <text:p>415584</text:p>
          </table:table-cell>
          <table:table-cell table:style-name="ce6"/>
          <table:table-cell office:value-type="float" office:value="76010" calcext:value-type="float">
            <text:p>76010</text:p>
          </table:table-cell>
          <table:table-cell table:style-name="ce5" office:value-type="float" office:value="18999" calcext:value-type="float">
            <text:p>18999</text:p>
          </table:table-cell>
          <table:table-cell office:value-type="float" office:value="31611" calcext:value-type="float">
            <text:p>31611</text:p>
          </table:table-cell>
          <table:table-cell table:number-columns-repeated="5"/>
          <table:table-cell office:value-type="float" office:value="439035" calcext:value-type="float">
            <text:p>439035</text:p>
          </table:table-cell>
          <table:table-cell office:value-type="float" office:value="981239" calcext:value-type="float">
            <text:p>981239</text:p>
          </table:table-cell>
          <table:table-cell office:value-type="float" office:value="1309501" calcext:value-type="float">
            <text:p>1309501</text:p>
          </table:table-cell>
          <table:table-cell office:value-type="string" calcext:value-type="string">
            <text:p>74.93%</text:p>
          </table:table-cell>
        </table:table-row>
        <table:table-row table:style-name="ro2">
          <table:table-cell office:value-type="string" calcext:value-type="string">
            <text:p><text:a xlink:href="https://en.wikipedia.org/wiki/Sitamarhi_(Lok_Sabha_constituency)" xlink:type="simple">Sitamarhi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22216" calcext:value-type="float">
            <text:p>122216</text:p>
          </table:table-cell>
          <table:table-cell table:style-name="ce6"/>
          <table:table-cell office:value-type="float" office:value="15172" calcext:value-type="float">
            <text:p>15172</text:p>
          </table:table-cell>
          <table:table-cell/>
          <table:table-cell office:value-type="float" office:value="31157" calcext:value-type="float">
            <text:p>31157</text:p>
          </table:table-cell>
          <table:table-cell table:number-columns-repeated="5"/>
          <table:table-cell office:value-type="float" office:value="408203" calcext:value-type="float">
            <text:p>408203</text:p>
          </table:table-cell>
          <table:table-cell office:value-type="float" office:value="576748" calcext:value-type="float">
            <text:p>576748</text:p>
          </table:table-cell>
          <table:table-cell office:value-type="float" office:value="1355817" calcext:value-type="float">
            <text:p>1355817</text:p>
          </table:table-cell>
          <table:table-cell office:value-type="string" calcext:value-type="string">
            <text:p>42.54%</text:p>
          </table:table-cell>
        </table:table-row>
        <table:table-row table:style-name="ro2">
          <table:table-cell office:value-type="string" calcext:value-type="string">
            <text:p><text:a xlink:href="https://en.wikipedia.org/wiki/Sitapur_(Lok_Sabha_constituency)" xlink:type="simple">Sita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117281" calcext:value-type="float">
            <text:p>117281</text:p>
          </table:table-cell>
          <table:table-cell office:value-type="float" office:value="81577" calcext:value-type="float">
            <text:p>81577</text:p>
          </table:table-cell>
          <table:table-cell office:value-type="float" office:value="241106" calcext:value-type="float">
            <text:p>241106</text:p>
          </table:table-cell>
          <table:table-cell/>
          <table:table-cell office:value-type="float" office:value="13721" calcext:value-type="float">
            <text:p>13721</text:p>
          </table:table-cell>
          <table:table-cell table:style-name="ce5" office:value-type="float" office:value="221474" calcext:value-type="float">
            <text:p>221474</text:p>
          </table:table-cell>
          <table:table-cell table:number-columns-repeated="2"/>
          <table:table-cell table:style-name="ce5" office:value-type="float" office:value="8516" calcext:value-type="float">
            <text:p>8516</text:p>
          </table:table-cell>
          <table:table-cell/>
          <table:table-cell office:value-type="float" office:value="21236" calcext:value-type="float">
            <text:p>21236</text:p>
          </table:table-cell>
          <table:table-cell office:value-type="float" office:value="704911" calcext:value-type="float">
            <text:p>704911</text:p>
          </table:table-cell>
          <table:table-cell office:value-type="float" office:value="1230078" calcext:value-type="float">
            <text:p>1230078</text:p>
          </table:table-cell>
          <table:table-cell office:value-type="string" calcext:value-type="string">
            <text:p>57.31%</text:p>
          </table:table-cell>
        </table:table-row>
        <table:table-row table:style-name="ro2">
          <table:table-cell office:value-type="string" calcext:value-type="string">
            <text:p><text:a xlink:href="https://en.wikipedia.org/wiki/Sivaganga_(Lok_Sabha_constituency)" xlink:type="simple">Sivaganga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34348" calcext:value-type="float">
            <text:p>334348</text:p>
          </table:table-cell>
          <table:table-cell table:style-name="ce6"/>
          <table:table-cell office:value-type="float" office:value="6600" calcext:value-type="float">
            <text:p>6600</text:p>
          </table:table-cell>
          <table:table-cell/>
          <table:table-cell office:value-type="float" office:value="36834" calcext:value-type="float">
            <text:p>36834</text:p>
          </table:table-cell>
          <table:table-cell table:number-columns-repeated="5"/>
          <table:table-cell office:value-type="float" office:value="397471" calcext:value-type="float">
            <text:p>397471</text:p>
          </table:table-cell>
          <table:table-cell office:value-type="float" office:value="775253" calcext:value-type="float">
            <text:p>775253</text:p>
          </table:table-cell>
          <table:table-cell office:value-type="float" office:value="1092398" calcext:value-type="float">
            <text:p>1092398</text:p>
          </table:table-cell>
          <table:table-cell office:value-type="string" calcext:value-type="string">
            <text:p>70.97%</text:p>
          </table:table-cell>
        </table:table-row>
        <table:table-row table:style-name="ro2">
          <table:table-cell office:value-type="string" calcext:value-type="string">
            <text:p><text:a xlink:href="https://en.wikipedia.org/wiki/Siwan_(Lok_Sabha_constituency)" xlink:type="simple">Siwan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2104" calcext:value-type="float">
            <text:p>12104</text:p>
          </table:table-cell>
          <table:table-cell table:style-name="ce6"/>
          <table:table-cell office:value-type="float" office:value="26940" calcext:value-type="float">
            <text:p>26940</text:p>
          </table:table-cell>
          <table:table-cell/>
          <table:table-cell office:value-type="float" office:value="292466" calcext:value-type="float">
            <text:p>292466</text:p>
          </table:table-cell>
          <table:table-cell table:number-columns-repeated="5"/>
          <table:table-cell office:value-type="float" office:value="310400" calcext:value-type="float">
            <text:p>310400</text:p>
          </table:table-cell>
          <table:table-cell office:value-type="float" office:value="641910" calcext:value-type="float">
            <text:p>641910</text:p>
          </table:table-cell>
          <table:table-cell office:value-type="float" office:value="1282480" calcext:value-type="float">
            <text:p>1282480</text:p>
          </table:table-cell>
          <table:table-cell office:value-type="string" calcext:value-type="string">
            <text:p>50.05%</text:p>
          </table:table-cell>
        </table:table-row>
        <table:table-row table:style-name="ro2">
          <table:table-cell office:value-type="string" calcext:value-type="string">
            <text:p><text:a xlink:href="https://en.wikipedia.org/wiki/Solapur_(Lok_Sabha_constituency)" xlink:type="simple">Solapur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87591" calcext:value-type="float">
            <text:p>387591</text:p>
          </table:table-cell>
          <table:table-cell office:value-type="float" office:value="287959" calcext:value-type="float">
            <text:p>287959</text:p>
          </table:table-cell>
          <table:table-cell office:value-type="float" office:value="30457" calcext:value-type="float">
            <text:p>30457</text:p>
          </table:table-cell>
          <table:table-cell/>
          <table:table-cell office:value-type="float" office:value="27977" calcext:value-type="float">
            <text:p>27977</text:p>
          </table:table-cell>
          <table:table-cell table:number-columns-repeated="5"/>
          <table:table-cell office:value-type="float" office:value="9238" calcext:value-type="float">
            <text:p>9238</text:p>
          </table:table-cell>
          <table:table-cell office:value-type="float" office:value="743222" calcext:value-type="float">
            <text:p>743222</text:p>
          </table:table-cell>
          <table:table-cell office:value-type="float" office:value="1594138" calcext:value-type="float">
            <text:p>1594138</text:p>
          </table:table-cell>
          <table:table-cell office:value-type="string" calcext:value-type="string">
            <text:p>46.62%</text:p>
          </table:table-cell>
        </table:table-row>
        <table:table-row table:style-name="ro2">
          <table:table-cell office:value-type="string" calcext:value-type="string">
            <text:p><text:a xlink:href="https://en.wikipedia.org/wiki/Sonepat_(Lok_Sabha_constituency)" xlink:type="simple">Sonepat</text:a></text:p>
          </table:table-cell>
          <table:table-cell office:value-type="string" calcext:value-type="string">
            <text:p><text:a xlink:href="https://en.wikipedia.org/wiki/Haryana" xlink:type="simple">HR</text:a></text:p>
          </table:table-cell>
          <table:table-cell office:value-type="float" office:value="338795" calcext:value-type="float">
            <text:p>338795</text:p>
          </table:table-cell>
          <table:table-cell office:value-type="float" office:value="177511" calcext:value-type="float">
            <text:p>177511</text:p>
          </table:table-cell>
          <table:table-cell office:value-type="float" office:value="112837" calcext:value-type="float">
            <text:p>112837</text:p>
          </table:table-cell>
          <table:table-cell/>
          <table:table-cell office:value-type="float" office:value="15971" calcext:value-type="float">
            <text:p>15971</text:p>
          </table:table-cell>
          <table:table-cell table:style-name="ce5" office:value-type="float" office:value="1046" calcext:value-type="float">
            <text:p>1046</text:p>
          </table:table-cell>
          <table:table-cell table:number-columns-repeated="2"/>
          <table:table-cell table:style-name="ce5" office:value-type="float" office:value="12776" calcext:value-type="float">
            <text:p>12776</text:p>
          </table:table-cell>
          <table:table-cell/>
          <table:table-cell office:value-type="float" office:value="53322" calcext:value-type="float">
            <text:p>53322</text:p>
          </table:table-cell>
          <table:table-cell office:value-type="float" office:value="712258" calcext:value-type="float">
            <text:p>712258</text:p>
          </table:table-cell>
          <table:table-cell office:value-type="float" office:value="1099978" calcext:value-type="float">
            <text:p>1099978</text:p>
          </table:table-cell>
          <table:table-cell office:value-type="string" calcext:value-type="string">
            <text:p>64.75%</text:p>
          </table:table-cell>
        </table:table-row>
        <table:table-row table:style-name="ro2">
          <table:table-cell office:value-type="string" calcext:value-type="string">
            <text:p><text:a xlink:href="https://en.wikipedia.org/wiki/South_Delhi_(Lok_Sabha_constituency)" xlink:type="simple">South Delhi</text:a></text:p>
          </table:table-cell>
          <table:table-cell office:value-type="string" calcext:value-type="string">
            <text:p><text:a xlink:href="https://en.wikipedia.org/wiki/Delhi" xlink:type="simple">DL</text:a></text:p>
          </table:table-cell>
          <table:table-cell office:value-type="float" office:value="360278" calcext:value-type="float">
            <text:p>360278</text:p>
          </table:table-cell>
          <table:table-cell office:value-type="float" office:value="267059" calcext:value-type="float">
            <text:p>267059</text:p>
          </table:table-cell>
          <table:table-cell office:value-type="float" office:value="88120" calcext:value-type="float">
            <text:p>88120</text:p>
          </table:table-cell>
          <table:table-cell/>
          <table:table-cell office:value-type="float" office:value="6161" calcext:value-type="float">
            <text:p>6161</text:p>
          </table:table-cell>
          <table:table-cell table:style-name="ce5" office:value-type="float" office:value="2084" calcext:value-type="float">
            <text:p>2084</text:p>
          </table:table-cell>
          <table:table-cell table:number-columns-repeated="4"/>
          <table:table-cell office:value-type="float" office:value="7592" calcext:value-type="float">
            <text:p>7592</text:p>
          </table:table-cell>
          <table:table-cell office:value-type="float" office:value="731294" calcext:value-type="float">
            <text:p>731294</text:p>
          </table:table-cell>
          <table:table-cell office:value-type="float" office:value="1542411" calcext:value-type="float">
            <text:p>1542411</text:p>
          </table:table-cell>
          <table:table-cell office:value-type="string" calcext:value-type="string">
            <text:p>47.41%</text:p>
          </table:table-cell>
        </table:table-row>
        <table:table-row table:style-name="ro2">
          <table:table-cell office:value-type="string" calcext:value-type="string">
            <text:p><text:a xlink:href="https://en.wikipedia.org/wiki/South_Goa_(Lok_Sabha_constituency)" xlink:type="simple">South Goa</text:a></text:p>
          </table:table-cell>
          <table:table-cell office:value-type="string" calcext:value-type="string">
            <text:p><text:a xlink:href="https://en.wikipedia.org/wiki/Goa" xlink:type="simple">GA</text:a></text:p>
          </table:table-cell>
          <table:table-cell office:value-type="float" office:value="127494" calcext:value-type="float">
            <text:p>127494</text:p>
          </table:table-cell>
          <table:table-cell office:value-type="float" office:value="114978" calcext:value-type="float">
            <text:p>114978</text:p>
          </table:table-cell>
          <table:table-cell table:style-name="ce6"/>
          <table:table-cell/>
          <table:table-cell office:value-type="float" office:value="7081" calcext:value-type="float">
            <text:p>7081</text:p>
          </table:table-cell>
          <table:table-cell table:number-columns-repeated="5"/>
          <table:table-cell office:value-type="float" office:value="22407" calcext:value-type="float">
            <text:p>22407</text:p>
          </table:table-cell>
          <table:table-cell office:value-type="float" office:value="271960" calcext:value-type="float">
            <text:p>271960</text:p>
          </table:table-cell>
          <table:table-cell office:value-type="float" office:value="533811" calcext:value-type="float">
            <text:p>533811</text:p>
          </table:table-cell>
          <table:table-cell office:value-type="string" calcext:value-type="string">
            <text:p>50.95%</text:p>
          </table:table-cell>
        </table:table-row>
        <table:table-row table:style-name="ro2">
          <table:table-cell office:value-type="string" calcext:value-type="string">
            <text:p><text:a xlink:href="https://en.wikipedia.org/wiki/Sreerampur_(Lok_Sabha_constituency)" xlink:type="simple">Sreerampur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38476" calcext:value-type="float">
            <text:p>38476</text:p>
          </table:table-cell>
          <table:table-cell office:value-type="float" office:value="7245" calcext:value-type="float">
            <text:p>7245</text:p>
          </table:table-cell>
          <table:table-cell table:style-name="ce5" office:value-type="float" office:value="432535" calcext:value-type="float">
            <text:p>432535</text:p>
          </table:table-cell>
          <table:table-cell office:value-type="float" office:value="21618" calcext:value-type="float">
            <text:p>21618</text:p>
          </table:table-cell>
          <table:table-cell/>
          <table:table-cell table:style-name="ce5" office:value-type="float" office:value="569725" calcext:value-type="float">
            <text:p>569725</text:p>
          </table:table-cell>
          <table:table-cell table:number-columns-repeated="3"/>
          <table:table-cell office:value-type="float" office:value="11803" calcext:value-type="float">
            <text:p>11803</text:p>
          </table:table-cell>
          <table:table-cell office:value-type="float" office:value="1081402" calcext:value-type="float">
            <text:p>1081402</text:p>
          </table:table-cell>
          <table:table-cell office:value-type="float" office:value="1395431" calcext:value-type="float">
            <text:p>1395431</text:p>
          </table:table-cell>
          <table:table-cell office:value-type="string" calcext:value-type="string">
            <text:p>77.50%</text:p>
          </table:table-cell>
        </table:table-row>
        <table:table-row table:style-name="ro2">
          <table:table-cell office:value-type="string" calcext:value-type="string">
            <text:p><text:a xlink:href="https://en.wikipedia.org/wiki/Srikakulam_(Lok_Sabha_constituency)" xlink:type="simple">Srikakulam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87694" calcext:value-type="float">
            <text:p>387694</text:p>
          </table:table-cell>
          <table:table-cell office:value-type="float" office:value="11837" calcext:value-type="float">
            <text:p>11837</text:p>
          </table:table-cell>
          <table:table-cell office:value-type="float" office:value="15584" calcext:value-type="float">
            <text:p>15584</text:p>
          </table:table-cell>
          <table:table-cell/>
          <table:table-cell table:style-name="ce6"/>
          <table:table-cell table:number-columns-repeated="2"/>
          <table:table-cell table:style-name="ce5" office:value-type="float" office:value="304707" calcext:value-type="float">
            <text:p>304707</text:p>
          </table:table-cell>
          <table:table-cell table:number-columns-repeated="2"/>
          <table:table-cell office:value-type="float" office:value="198950" calcext:value-type="float">
            <text:p>198950</text:p>
          </table:table-cell>
          <table:table-cell office:value-type="float" office:value="918772" calcext:value-type="float">
            <text:p>918772</text:p>
          </table:table-cell>
          <table:table-cell office:value-type="float" office:value="1226125" calcext:value-type="float">
            <text:p>1226125</text:p>
          </table:table-cell>
          <table:table-cell office:value-type="string" calcext:value-type="string">
            <text:p>74.93%</text:p>
          </table:table-cell>
        </table:table-row>
        <table:table-row table:style-name="ro2">
          <table:table-cell office:value-type="string" calcext:value-type="string">
            <text:p><text:a xlink:href="https://en.wikipedia.org/wiki/Srinagar_(Lok_Sabha_constituency)" xlink:type="simple">Srinagar</text:a></text:p>
          </table:table-cell>
          <table:table-cell office:value-type="string" calcext:value-type="string">
            <text:p><text:a xlink:href="https://en.wikipedia.org/wiki/Jammu_%26_Kashmir" xlink:type="simple">JK</text:a></text:p>
          </table:table-cell>
          <table:table-cell table:style-name="ce6"/>
          <table:table-cell office:value-type="float" office:value="1994" calcext:value-type="float">
            <text:p>1994</text:p>
          </table:table-cell>
          <table:table-cell office:value-type="float" office:value="2409" calcext:value-type="float">
            <text:p>2409</text:p>
          </table:table-cell>
          <table:table-cell/>
          <table:table-cell office:value-type="float" office:value="9543" calcext:value-type="float">
            <text:p>9543</text:p>
          </table:table-cell>
          <table:table-cell table:number-columns-repeated="5"/>
          <table:table-cell office:value-type="float" office:value="268815" calcext:value-type="float">
            <text:p>268815</text:p>
          </table:table-cell>
          <table:table-cell office:value-type="float" office:value="282761" calcext:value-type="float">
            <text:p>282761</text:p>
          </table:table-cell>
          <table:table-cell office:value-type="float" office:value="1106729" calcext:value-type="float">
            <text:p>1106729</text:p>
          </table:table-cell>
          <table:table-cell office:value-type="string" calcext:value-type="string">
            <text:p>25.55%</text:p>
          </table:table-cell>
        </table:table-row>
        <table:table-row table:style-name="ro2">
          <table:table-cell office:value-type="string" calcext:value-type="string">
            <text:p><text:a xlink:href="https://en.wikipedia.org/wiki/Sriperumbudur_(Lok_Sabha_constituency)" xlink:type="simple">Sriperumbudur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4483" calcext:value-type="float">
            <text:p>4483</text:p>
          </table:table-cell>
          <table:table-cell/>
          <table:table-cell office:value-type="float" office:value="20314" calcext:value-type="float">
            <text:p>20314</text:p>
          </table:table-cell>
          <table:table-cell table:number-columns-repeated="4"/>
          <table:table-cell table:style-name="ce5" office:value-type="float" office:value="352641" calcext:value-type="float">
            <text:p>352641</text:p>
          </table:table-cell>
          <table:table-cell office:value-type="float" office:value="416614" calcext:value-type="float">
            <text:p>416614</text:p>
          </table:table-cell>
          <table:table-cell office:value-type="float" office:value="794052" calcext:value-type="float">
            <text:p>794052</text:p>
          </table:table-cell>
          <table:table-cell office:value-type="float" office:value="1201237" calcext:value-type="float">
            <text:p>1201237</text:p>
          </table:table-cell>
          <table:table-cell office:value-type="string" calcext:value-type="string">
            <text:p>66.10%</text:p>
          </table:table-cell>
        </table:table-row>
        <table:table-row table:style-name="ro2">
          <table:table-cell office:value-type="string" calcext:value-type="string">
            <text:p><text:a xlink:href="https://en.wikipedia.org/wiki/Sultanpur_(Lok_Sabha_constituency)" xlink:type="simple">Sultanpur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300411" calcext:value-type="float">
            <text:p>300411</text:p>
          </table:table-cell>
          <table:table-cell office:value-type="float" office:value="44425" calcext:value-type="float">
            <text:p>44425</text:p>
          </table:table-cell>
          <table:table-cell office:value-type="float" office:value="201632" calcext:value-type="float">
            <text:p>201632</text:p>
          </table:table-cell>
          <table:table-cell/>
          <table:table-cell office:value-type="float" office:value="33900" calcext:value-type="float">
            <text:p>33900</text:p>
          </table:table-cell>
          <table:table-cell table:style-name="ce5" office:value-type="float" office:value="107895" calcext:value-type="float">
            <text:p>107895</text:p>
          </table:table-cell>
          <table:table-cell table:number-columns-repeated="4"/>
          <table:table-cell office:value-type="float" office:value="19592" calcext:value-type="float">
            <text:p>19592</text:p>
          </table:table-cell>
          <table:table-cell office:value-type="float" office:value="707855" calcext:value-type="float">
            <text:p>707855</text:p>
          </table:table-cell>
          <table:table-cell office:value-type="float" office:value="1430750" calcext:value-type="float">
            <text:p>1430750</text:p>
          </table:table-cell>
          <table:table-cell office:value-type="string" calcext:value-type="string">
            <text:p>49.47%</text:p>
          </table:table-cell>
        </table:table-row>
        <table:table-row table:style-name="ro2">
          <table:table-cell office:value-type="string" calcext:value-type="string">
            <text:p><text:a xlink:href="https://en.wikipedia.org/wiki/Sundargarh_(Lok_Sabha_constituency)" xlink:type="simple">Sundargarh</text:a></text:p>
          </table:table-cell>
          <table:table-cell office:value-type="string" calcext:value-type="string">
            <text:p><text:a xlink:href="https://en.wikipedia.org/wiki/Orissa,_India" xlink:type="simple">OR</text:a></text:p>
          </table:table-cell>
          <table:table-cell office:value-type="float" office:value="280054" calcext:value-type="float">
            <text:p>280054</text:p>
          </table:table-cell>
          <table:table-cell office:value-type="float" office:value="268430" calcext:value-type="float">
            <text:p>268430</text:p>
          </table:table-cell>
          <table:table-cell office:value-type="float" office:value="15251" calcext:value-type="float">
            <text:p>15251</text:p>
          </table:table-cell>
          <table:table-cell table:style-name="ce5" office:value-type="float" office:value="71582" calcext:value-type="float">
            <text:p>71582</text:p>
          </table:table-cell>
          <table:table-cell office:value-type="float" office:value="27019" calcext:value-type="float">
            <text:p>27019</text:p>
          </table:table-cell>
          <table:table-cell table:number-columns-repeated="5"/>
          <table:table-cell office:value-type="float" office:value="104406" calcext:value-type="float">
            <text:p>104406</text:p>
          </table:table-cell>
          <table:table-cell office:value-type="float" office:value="766742" calcext:value-type="float">
            <text:p>766742</text:p>
          </table:table-cell>
          <table:table-cell office:value-type="float" office:value="1248955" calcext:value-type="float">
            <text:p>1248955</text:p>
          </table:table-cell>
          <table:table-cell office:value-type="string" calcext:value-type="string">
            <text:p>61.39%</text:p>
          </table:table-cell>
        </table:table-row>
        <table:table-row table:style-name="ro2">
          <table:table-cell office:value-type="string" calcext:value-type="string">
            <text:p><text:a xlink:href="https://en.wikipedia.org/wiki/Supaul_(Lok_Sabha_constituency)" xlink:type="simple">Supaul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47602" calcext:value-type="float">
            <text:p>147602</text:p>
          </table:table-cell>
          <table:table-cell table:style-name="ce6"/>
          <table:table-cell office:value-type="float" office:value="14163" calcext:value-type="float">
            <text:p>14163</text:p>
          </table:table-cell>
          <table:table-cell table:style-name="ce5" office:value-type="float" office:value="9718" calcext:value-type="float">
            <text:p>9718</text:p>
          </table:table-cell>
          <table:table-cell office:value-type="float" office:value="48014" calcext:value-type="float">
            <text:p>48014</text:p>
          </table:table-cell>
          <table:table-cell table:number-columns-repeated="5"/>
          <table:table-cell office:value-type="float" office:value="478162" calcext:value-type="float">
            <text:p>478162</text:p>
          </table:table-cell>
          <table:table-cell office:value-type="float" office:value="697659" calcext:value-type="float">
            <text:p>697659</text:p>
          </table:table-cell>
          <table:table-cell office:value-type="float" office:value="1279549" calcext:value-type="float">
            <text:p>1279549</text:p>
          </table:table-cell>
          <table:table-cell office:value-type="string" calcext:value-type="string">
            <text:p>54.52%</text:p>
          </table:table-cell>
        </table:table-row>
        <table:table-row table:style-name="ro2">
          <table:table-cell office:value-type="string" calcext:value-type="string">
            <text:p><text:a xlink:href="https://en.wikipedia.org/wiki/Surat_(Lok_Sabha_constituency)" xlink:type="simple">Surat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90149" calcext:value-type="float">
            <text:p>290149</text:p>
          </table:table-cell>
          <table:table-cell office:value-type="float" office:value="364947" calcext:value-type="float">
            <text:p>364947</text:p>
          </table:table-cell>
          <table:table-cell office:value-type="float" office:value="4858" calcext:value-type="float">
            <text:p>4858</text:p>
          </table:table-cell>
          <table:table-cell/>
          <table:table-cell office:value-type="float" office:value="11889" calcext:value-type="float">
            <text:p>11889</text:p>
          </table:table-cell>
          <table:table-cell table:number-columns-repeated="5"/>
          <table:table-cell office:value-type="float" office:value="23953" calcext:value-type="float">
            <text:p>23953</text:p>
          </table:table-cell>
          <table:table-cell office:value-type="float" office:value="695796" calcext:value-type="float">
            <text:p>695796</text:p>
          </table:table-cell>
          <table:table-cell office:value-type="float" office:value="1420969" calcext:value-type="float">
            <text:p>1420969</text:p>
          </table:table-cell>
          <table:table-cell office:value-type="string" calcext:value-type="string">
            <text:p>48.97%</text:p>
          </table:table-cell>
        </table:table-row>
        <table:table-row table:style-name="ro2">
          <table:table-cell office:value-type="string" calcext:value-type="string">
            <text:p><text:a xlink:href="https://en.wikipedia.org/wiki/Surendranagar_(Lok_Sabha_constituency)" xlink:type="simple">Surendranagar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47710" calcext:value-type="float">
            <text:p>247710</text:p>
          </table:table-cell>
          <table:table-cell office:value-type="float" office:value="242879" calcext:value-type="float">
            <text:p>242879</text:p>
          </table:table-cell>
          <table:table-cell office:value-type="float" office:value="31971" calcext:value-type="float">
            <text:p>31971</text:p>
          </table:table-cell>
          <table:table-cell/>
          <table:table-cell office:value-type="float" office:value="50429" calcext:value-type="float">
            <text:p>50429</text:p>
          </table:table-cell>
          <table:table-cell table:number-columns-repeated="5"/>
          <table:table-cell office:value-type="float" office:value="13328" calcext:value-type="float">
            <text:p>13328</text:p>
          </table:table-cell>
          <table:table-cell office:value-type="float" office:value="586317" calcext:value-type="float">
            <text:p>586317</text:p>
          </table:table-cell>
          <table:table-cell office:value-type="float" office:value="1475820" calcext:value-type="float">
            <text:p>1475820</text:p>
          </table:table-cell>
          <table:table-cell office:value-type="string" calcext:value-type="string">
            <text:p>39.73%</text:p>
          </table:table-cell>
        </table:table-row>
        <table:table-row table:style-name="ro2">
          <table:table-cell office:value-type="string" calcext:value-type="string">
            <text:p><text:a xlink:href="https://en.wikipedia.org/wiki/Tamluk_(Lok_Sabha_constituency)" xlink:type="simple">Tamluk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20658" calcext:value-type="float">
            <text:p>20658</text:p>
          </table:table-cell>
          <table:table-cell office:value-type="float" office:value="5890" calcext:value-type="float">
            <text:p>5890</text:p>
          </table:table-cell>
          <table:table-cell table:style-name="ce5" office:value-type="float" office:value="465084" calcext:value-type="float">
            <text:p>465084</text:p>
          </table:table-cell>
          <table:table-cell office:value-type="float" office:value="8841" calcext:value-type="float">
            <text:p>8841</text:p>
          </table:table-cell>
          <table:table-cell/>
          <table:table-cell table:style-name="ce5" office:value-type="float" office:value="637576" calcext:value-type="float">
            <text:p>637576</text:p>
          </table:table-cell>
          <table:table-cell table:number-columns-repeated="3"/>
          <table:table-cell office:value-type="float" office:value="10531" calcext:value-type="float">
            <text:p>10531</text:p>
          </table:table-cell>
          <table:table-cell office:value-type="float" office:value="1148580" calcext:value-type="float">
            <text:p>1148580</text:p>
          </table:table-cell>
          <table:table-cell office:value-type="float" office:value="1271233" calcext:value-type="float">
            <text:p>1271233</text:p>
          </table:table-cell>
          <table:table-cell office:value-type="string" calcext:value-type="string">
            <text:p>90.35%</text:p>
          </table:table-cell>
        </table:table-row>
        <table:table-row table:style-name="ro2">
          <table:table-cell office:value-type="string" calcext:value-type="string">
            <text:p><text:a xlink:href="https://en.wikipedia.org/wiki/Tehri_Garhwal_(Lok_Sabha_constituency)" xlink:type="simple">Tehri Garhwal</text:a></text:p>
          </table:table-cell>
          <table:table-cell office:value-type="string" calcext:value-type="string">
            <text:p><text:a xlink:href="https://en.wikipedia.org/wiki/Uttarakhand" xlink:type="simple">UL</text:a></text:p>
          </table:table-cell>
          <table:table-cell office:value-type="float" office:value="263083" calcext:value-type="float">
            <text:p>263083</text:p>
          </table:table-cell>
          <table:table-cell office:value-type="float" office:value="210144" calcext:value-type="float">
            <text:p>210144</text:p>
          </table:table-cell>
          <table:table-cell office:value-type="float" office:value="74345" calcext:value-type="float">
            <text:p>74345</text:p>
          </table:table-cell>
          <table:table-cell table:style-name="ce5" office:value-type="float" office:value="5562" calcext:value-type="float">
            <text:p>5562</text:p>
          </table:table-cell>
          <table:table-cell office:value-type="float" office:value="20590" calcext:value-type="float">
            <text:p>20590</text:p>
          </table:table-cell>
          <table:table-cell table:number-columns-repeated="5"/>
          <table:table-cell office:value-type="float" office:value="10351" calcext:value-type="float">
            <text:p>10351</text:p>
          </table:table-cell>
          <table:table-cell office:value-type="float" office:value="584075" calcext:value-type="float">
            <text:p>584075</text:p>
          </table:table-cell>
          <table:table-cell office:value-type="float" office:value="1159691" calcext:value-type="float">
            <text:p>1159691</text:p>
          </table:table-cell>
          <table:table-cell office:value-type="string" calcext:value-type="string">
            <text:p>50.36%</text:p>
          </table:table-cell>
        </table:table-row>
        <table:table-row table:style-name="ro2">
          <table:table-cell office:value-type="string" calcext:value-type="string">
            <text:p><text:a xlink:href="https://en.wikipedia.org/wiki/Tenkasi_(Lok_Sabha_constituency)" xlink:type="simple">Tenkas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246497" calcext:value-type="float">
            <text:p>246497</text:p>
          </table:table-cell>
          <table:table-cell table:style-name="ce6"/>
          <table:table-cell office:value-type="float" office:value="6948" calcext:value-type="float">
            <text:p>6948</text:p>
          </table:table-cell>
          <table:table-cell/>
          <table:table-cell office:value-type="float" office:value="15016" calcext:value-type="float">
            <text:p>15016</text:p>
          </table:table-cell>
          <table:table-cell table:style-name="ce5" office:value-type="float" office:value="3984" calcext:value-type="float">
            <text:p>3984</text:p>
          </table:table-cell>
          <table:table-cell table:number-columns-repeated="4"/>
          <table:table-cell office:value-type="float" office:value="473600" calcext:value-type="float">
            <text:p>473600</text:p>
          </table:table-cell>
          <table:table-cell office:value-type="float" office:value="746045" calcext:value-type="float">
            <text:p>746045</text:p>
          </table:table-cell>
          <table:table-cell office:value-type="float" office:value="1063777" calcext:value-type="float">
            <text:p>1063777</text:p>
          </table:table-cell>
          <table:table-cell office:value-type="string" calcext:value-type="string">
            <text:p>70.13%</text:p>
          </table:table-cell>
        </table:table-row>
        <table:table-row table:style-name="ro2">
          <table:table-cell office:value-type="string" calcext:value-type="string">
            <text:p><text:a xlink:href="https://en.wikipedia.org/wiki/Tezpur_(Lok_Sabha_constituency)" xlink:type="simple">Tezpur</text:a></text:p>
          </table:table-cell>
          <table:table-cell office:value-type="string" calcext:value-type="string">
            <text:p><text:a xlink:href="https://en.wikipedia.org/wiki/Assam" xlink:type="simple">AS</text:a></text:p>
          </table:table-cell>
          <table:table-cell office:value-type="float" office:value="322093" calcext:value-type="float">
            <text:p>322093</text:p>
          </table:table-cell>
          <table:table-cell table:style-name="ce6" table:number-columns-repeated="2"/>
          <table:table-cell table:style-name="ce5" office:value-type="float" office:value="36734" calcext:value-type="float">
            <text:p>36734</text:p>
          </table:table-cell>
          <table:table-cell office:value-type="float" office:value="57819" calcext:value-type="float">
            <text:p>57819</text:p>
          </table:table-cell>
          <table:table-cell table:style-name="ce5" office:value-type="float" office:value="3464" calcext:value-type="float">
            <text:p>3464</text:p>
          </table:table-cell>
          <table:table-cell table:number-columns-repeated="4"/>
          <table:table-cell office:value-type="float" office:value="422904" calcext:value-type="float">
            <text:p>422904</text:p>
          </table:table-cell>
          <table:table-cell office:value-type="float" office:value="843014" calcext:value-type="float">
            <text:p>843014</text:p>
          </table:table-cell>
          <table:table-cell office:value-type="float" office:value="1210132" calcext:value-type="float">
            <text:p>1210132</text:p>
          </table:table-cell>
          <table:table-cell office:value-type="string" calcext:value-type="string">
            <text:p>69.66%</text:p>
          </table:table-cell>
        </table:table-row>
        <table:table-row table:style-name="ro2">
          <table:table-cell office:value-type="string" calcext:value-type="string">
            <text:p><text:a xlink:href="https://en.wikipedia.org/wiki/Thane_(Lok_Sabha_constituency)" xlink:type="simple">Thane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table:style-name="ce6" table:number-columns-repeated="2"/>
          <table:table-cell office:value-type="float" office:value="14192" calcext:value-type="float">
            <text:p>14192</text:p>
          </table:table-cell>
          <table:table-cell/>
          <table:table-cell office:value-type="float" office:value="32091" calcext:value-type="float">
            <text:p>32091</text:p>
          </table:table-cell>
          <table:table-cell table:number-columns-repeated="3"/>
          <table:table-cell table:style-name="ce5" office:value-type="float" office:value="301000" calcext:value-type="float">
            <text:p>301000</text:p>
          </table:table-cell>
          <table:table-cell/>
          <table:table-cell office:value-type="float" office:value="402590" calcext:value-type="float">
            <text:p>402590</text:p>
          </table:table-cell>
          <table:table-cell office:value-type="float" office:value="749873" calcext:value-type="float">
            <text:p>749873</text:p>
          </table:table-cell>
          <table:table-cell office:value-type="float" office:value="1796681" calcext:value-type="float">
            <text:p>1796681</text:p>
          </table:table-cell>
          <table:table-cell office:value-type="string" calcext:value-type="string">
            <text:p>41.74%</text:p>
          </table:table-cell>
        </table:table-row>
        <table:table-row table:style-name="ro2">
          <table:table-cell office:value-type="string" calcext:value-type="string">
            <text:p><text:a xlink:href="https://en.wikipedia.org/wiki/Thanjavur_(Lok_Sabha_constituency)" xlink:type="simple">Thanjavur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5811" calcext:value-type="float">
            <text:p>5811</text:p>
          </table:table-cell>
          <table:table-cell/>
          <table:table-cell office:value-type="float" office:value="21564" calcext:value-type="float">
            <text:p>21564</text:p>
          </table:table-cell>
          <table:table-cell table:style-name="ce5" office:value-type="float" office:value="1650" calcext:value-type="float">
            <text:p>1650</text:p>
          </table:table-cell>
          <table:table-cell table:number-columns-repeated="3"/>
          <table:table-cell table:style-name="ce5" office:value-type="float" office:value="408343" calcext:value-type="float">
            <text:p>408343</text:p>
          </table:table-cell>
          <table:table-cell office:value-type="float" office:value="370408" calcext:value-type="float">
            <text:p>370408</text:p>
          </table:table-cell>
          <table:table-cell office:value-type="float" office:value="807776" calcext:value-type="float">
            <text:p>807776</text:p>
          </table:table-cell>
          <table:table-cell office:value-type="float" office:value="1054118" calcext:value-type="float">
            <text:p>1054118</text:p>
          </table:table-cell>
          <table:table-cell office:value-type="string" calcext:value-type="string">
            <text:p>76.63%</text:p>
          </table:table-cell>
        </table:table-row>
        <table:table-row table:style-name="ro2">
          <table:table-cell office:value-type="string" calcext:value-type="string">
            <text:p><text:a xlink:href="https://en.wikipedia.org/wiki/Theni_(Lok_Sabha_constituency)" xlink:type="simple">Then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40575" calcext:value-type="float">
            <text:p>340575</text:p>
          </table:table-cell>
          <table:table-cell office:value-type="float" office:value="7640" calcext:value-type="float">
            <text:p>7640</text:p>
          </table:table-cell>
          <table:table-cell office:value-type="float" office:value="8023" calcext:value-type="float">
            <text:p>8023</text:p>
          </table:table-cell>
          <table:table-cell/>
          <table:table-cell office:value-type="float" office:value="36862" calcext:value-type="float">
            <text:p>36862</text:p>
          </table:table-cell>
          <table:table-cell table:number-columns-repeated="5"/>
          <table:table-cell office:value-type="float" office:value="407429" calcext:value-type="float">
            <text:p>407429</text:p>
          </table:table-cell>
          <table:table-cell office:value-type="float" office:value="800529" calcext:value-type="float">
            <text:p>800529</text:p>
          </table:table-cell>
          <table:table-cell office:value-type="float" office:value="1074931" calcext:value-type="float">
            <text:p>1074931</text:p>
          </table:table-cell>
          <table:table-cell office:value-type="string" calcext:value-type="string">
            <text:p>74.47%</text:p>
          </table:table-cell>
        </table:table-row>
        <table:table-row table:style-name="ro2">
          <table:table-cell office:value-type="string" calcext:value-type="string">
            <text:p><text:a xlink:href="https://en.wikipedia.org/wiki/Thiruvallur_(Lok_Sabha_constituency)" xlink:type="simple">Thiruvallur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10746" calcext:value-type="float">
            <text:p>10746</text:p>
          </table:table-cell>
          <table:table-cell/>
          <table:table-cell office:value-type="float" office:value="19814" calcext:value-type="float">
            <text:p>19814</text:p>
          </table:table-cell>
          <table:table-cell table:number-columns-repeated="4"/>
          <table:table-cell table:style-name="ce5" office:value-type="float" office:value="336621" calcext:value-type="float">
            <text:p>336621</text:p>
          </table:table-cell>
          <table:table-cell office:value-type="float" office:value="482438" calcext:value-type="float">
            <text:p>482438</text:p>
          </table:table-cell>
          <table:table-cell office:value-type="float" office:value="849619" calcext:value-type="float">
            <text:p>849619</text:p>
          </table:table-cell>
          <table:table-cell office:value-type="float" office:value="1204209" calcext:value-type="float">
            <text:p>1204209</text:p>
          </table:table-cell>
          <table:table-cell office:value-type="string" calcext:value-type="string">
            <text:p>70.55%</text:p>
          </table:table-cell>
        </table:table-row>
        <table:table-row table:style-name="ro2">
          <table:table-cell office:value-type="string" calcext:value-type="string">
            <text:p><text:a xlink:href="https://en.wikipedia.org/wiki/Thiruvananthapuram_(Lok_Sabha_constituency)" xlink:type="simple">Thiruvananthapuram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26725" calcext:value-type="float">
            <text:p>326725</text:p>
          </table:table-cell>
          <table:table-cell office:value-type="float" office:value="84094" calcext:value-type="float">
            <text:p>84094</text:p>
          </table:table-cell>
          <table:table-cell office:value-type="float" office:value="86233" calcext:value-type="float">
            <text:p>86233</text:p>
          </table:table-cell>
          <table:table-cell/>
          <table:table-cell office:value-type="float" office:value="8827" calcext:value-type="float">
            <text:p>8827</text:p>
          </table:table-cell>
          <table:table-cell/>
          <table:table-cell table:style-name="ce5" office:value-type="float" office:value="1606" calcext:value-type="float">
            <text:p>1606</text:p>
          </table:table-cell>
          <table:table-cell/>
          <table:table-cell table:style-name="ce5" office:value-type="float" office:value="2972" calcext:value-type="float">
            <text:p>2972</text:p>
          </table:table-cell>
          <table:table-cell/>
          <table:table-cell office:value-type="float" office:value="227184" calcext:value-type="float">
            <text:p>227184</text:p>
          </table:table-cell>
          <table:table-cell office:value-type="float" office:value="737641" calcext:value-type="float">
            <text:p>737641</text:p>
          </table:table-cell>
          <table:table-cell office:value-type="float" office:value="1122047" calcext:value-type="float">
            <text:p>1122047</text:p>
          </table:table-cell>
          <table:table-cell office:value-type="string" calcext:value-type="string">
            <text:p>65.74%</text:p>
          </table:table-cell>
        </table:table-row>
        <table:table-row table:style-name="ro2">
          <table:table-cell office:value-type="string" calcext:value-type="string">
            <text:p><text:a xlink:href="https://en.wikipedia.org/wiki/Thoothukudi_(Lok_Sabha_constituency)" xlink:type="simple">Thoothukud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27013" calcext:value-type="float">
            <text:p>27013</text:p>
          </table:table-cell>
          <table:table-cell office:value-type="float" office:value="6737" calcext:value-type="float">
            <text:p>6737</text:p>
          </table:table-cell>
          <table:table-cell/>
          <table:table-cell office:value-type="float" office:value="15625" calcext:value-type="float">
            <text:p>15625</text:p>
          </table:table-cell>
          <table:table-cell table:number-columns-repeated="4"/>
          <table:table-cell table:style-name="ce5" office:value-type="float" office:value="311017" calcext:value-type="float">
            <text:p>311017</text:p>
          </table:table-cell>
          <table:table-cell office:value-type="float" office:value="295771" calcext:value-type="float">
            <text:p>295771</text:p>
          </table:table-cell>
          <table:table-cell office:value-type="float" office:value="656163" calcext:value-type="float">
            <text:p>656163</text:p>
          </table:table-cell>
          <table:table-cell office:value-type="float" office:value="949153" calcext:value-type="float">
            <text:p>949153</text:p>
          </table:table-cell>
          <table:table-cell office:value-type="string" calcext:value-type="string">
            <text:p>69.13%</text:p>
          </table:table-cell>
        </table:table-row>
        <table:table-row table:style-name="ro2">
          <table:table-cell office:value-type="string" calcext:value-type="string">
            <text:p><text:a xlink:href="https://en.wikipedia.org/wiki/Thrissur_(Lok_Sabha_constituency)" xlink:type="simple">Thrissur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385297" calcext:value-type="float">
            <text:p>385297</text:p>
          </table:table-cell>
          <table:table-cell office:value-type="float" office:value="54680" calcext:value-type="float">
            <text:p>54680</text:p>
          </table:table-cell>
          <table:table-cell office:value-type="float" office:value="3222" calcext:value-type="float">
            <text:p>3222</text:p>
          </table:table-cell>
          <table:table-cell/>
          <table:table-cell office:value-type="float" office:value="11693" calcext:value-type="float">
            <text:p>11693</text:p>
          </table:table-cell>
          <table:table-cell table:number-columns-repeated="5"/>
          <table:table-cell office:value-type="float" office:value="360970" calcext:value-type="float">
            <text:p>360970</text:p>
          </table:table-cell>
          <table:table-cell office:value-type="float" office:value="815862" calcext:value-type="float">
            <text:p>815862</text:p>
          </table:table-cell>
          <table:table-cell office:value-type="float" office:value="1174161" calcext:value-type="float">
            <text:p>1174161</text:p>
          </table:table-cell>
          <table:table-cell office:value-type="string" calcext:value-type="string">
            <text:p>69.48%</text:p>
          </table:table-cell>
        </table:table-row>
        <table:table-row table:style-name="ro2">
          <table:table-cell office:value-type="string" calcext:value-type="string">
            <text:p><text:a xlink:href="https://en.wikipedia.org/wiki/Tikamgarh_(Lok_Sabha_constituency)" xlink:type="simple">Tikamgarh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158247" calcext:value-type="float">
            <text:p>158247</text:p>
          </table:table-cell>
          <table:table-cell office:value-type="float" office:value="200109" calcext:value-type="float">
            <text:p>200109</text:p>
          </table:table-cell>
          <table:table-cell office:value-type="float" office:value="35993" calcext:value-type="float">
            <text:p>35993</text:p>
          </table:table-cell>
          <table:table-cell/>
          <table:table-cell office:value-type="float" office:value="38775" calcext:value-type="float">
            <text:p>38775</text:p>
          </table:table-cell>
          <table:table-cell table:style-name="ce5" office:value-type="float" office:value="80625" calcext:value-type="float">
            <text:p>80625</text:p>
          </table:table-cell>
          <table:table-cell table:number-columns-repeated="4"/>
          <table:table-cell office:value-type="float" office:value="11431" calcext:value-type="float">
            <text:p>11431</text:p>
          </table:table-cell>
          <table:table-cell office:value-type="float" office:value="525180" calcext:value-type="float">
            <text:p>525180</text:p>
          </table:table-cell>
          <table:table-cell office:value-type="float" office:value="1207045" calcext:value-type="float">
            <text:p>1207045</text:p>
          </table:table-cell>
          <table:table-cell office:value-type="string" calcext:value-type="string">
            <text:p>43.51%</text:p>
          </table:table-cell>
        </table:table-row>
        <table:table-row table:style-name="ro2">
          <table:table-cell office:value-type="string" calcext:value-type="string">
            <text:p><text:a xlink:href="https://en.wikipedia.org/wiki/Tiruchirappalli_(Lok_Sabha_constituency)" xlink:type="simple">Tiruchirappall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294375" calcext:value-type="float">
            <text:p>294375</text:p>
          </table:table-cell>
          <table:table-cell office:value-type="float" office:value="30329" calcext:value-type="float">
            <text:p>30329</text:p>
          </table:table-cell>
          <table:table-cell office:value-type="float" office:value="4897" calcext:value-type="float">
            <text:p>4897</text:p>
          </table:table-cell>
          <table:table-cell/>
          <table:table-cell office:value-type="float" office:value="16898" calcext:value-type="float">
            <text:p>16898</text:p>
          </table:table-cell>
          <table:table-cell table:style-name="ce5" office:value-type="float" office:value="872" calcext:value-type="float">
            <text:p>872</text:p>
          </table:table-cell>
          <table:table-cell table:number-columns-repeated="4"/>
          <table:table-cell office:value-type="float" office:value="370836" calcext:value-type="float">
            <text:p>370836</text:p>
          </table:table-cell>
          <table:table-cell office:value-type="float" office:value="718207" calcext:value-type="float">
            <text:p>718207</text:p>
          </table:table-cell>
          <table:table-cell office:value-type="float" office:value="1067144" calcext:value-type="float">
            <text:p>1067144</text:p>
          </table:table-cell>
          <table:table-cell office:value-type="string" calcext:value-type="string">
            <text:p>67.30%</text:p>
          </table:table-cell>
        </table:table-row>
        <table:table-row table:style-name="ro2">
          <table:table-cell office:value-type="string" calcext:value-type="string">
            <text:p><text:a xlink:href="https://en.wikipedia.org/wiki/Tirunelveli_(Lok_Sabha_constituency)" xlink:type="simple">Tirunelvel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274932" calcext:value-type="float">
            <text:p>274932</text:p>
          </table:table-cell>
          <table:table-cell office:value-type="float" office:value="39997" calcext:value-type="float">
            <text:p>39997</text:p>
          </table:table-cell>
          <table:table-cell office:value-type="float" office:value="4305" calcext:value-type="float">
            <text:p>4305</text:p>
          </table:table-cell>
          <table:table-cell/>
          <table:table-cell office:value-type="float" office:value="27315" calcext:value-type="float">
            <text:p>27315</text:p>
          </table:table-cell>
          <table:table-cell table:style-name="ce5" office:value-type="float" office:value="1504" calcext:value-type="float">
            <text:p>1504</text:p>
          </table:table-cell>
          <table:table-cell table:number-columns-repeated="4"/>
          <table:table-cell office:value-type="float" office:value="352735" calcext:value-type="float">
            <text:p>352735</text:p>
          </table:table-cell>
          <table:table-cell office:value-type="float" office:value="700788" calcext:value-type="float">
            <text:p>700788</text:p>
          </table:table-cell>
          <table:table-cell office:value-type="float" office:value="1059687" calcext:value-type="float">
            <text:p>1059687</text:p>
          </table:table-cell>
          <table:table-cell office:value-type="string" calcext:value-type="string">
            <text:p>66.13%</text:p>
          </table:table-cell>
        </table:table-row>
        <table:table-row table:style-name="ro2">
          <table:table-cell office:value-type="string" calcext:value-type="string">
            <text:p><text:a xlink:href="https://en.wikipedia.org/wiki/Tirupathi_(Lok_Sabha_constituency)" xlink:type="simple">Tirupathi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28403" calcext:value-type="float">
            <text:p>428403</text:p>
          </table:table-cell>
          <table:table-cell office:value-type="float" office:value="21696" calcext:value-type="float">
            <text:p>21696</text:p>
          </table:table-cell>
          <table:table-cell table:style-name="ce6"/>
          <table:table-cell/>
          <table:table-cell office:value-type="float" office:value="13186" calcext:value-type="float">
            <text:p>13186</text:p>
          </table:table-cell>
          <table:table-cell table:number-columns-repeated="2"/>
          <table:table-cell table:style-name="ce5" office:value-type="float" office:value="409127" calcext:value-type="float">
            <text:p>409127</text:p>
          </table:table-cell>
          <table:table-cell table:number-columns-repeated="2"/>
          <table:table-cell office:value-type="float" office:value="189121" calcext:value-type="float">
            <text:p>189121</text:p>
          </table:table-cell>
          <table:table-cell office:value-type="float" office:value="1061533" calcext:value-type="float">
            <text:p>1061533</text:p>
          </table:table-cell>
          <table:table-cell office:value-type="float" office:value="1464896" calcext:value-type="float">
            <text:p>1464896</text:p>
          </table:table-cell>
          <table:table-cell office:value-type="string" calcext:value-type="string">
            <text:p>72.46%</text:p>
          </table:table-cell>
        </table:table-row>
        <table:table-row table:style-name="ro2">
          <table:table-cell office:value-type="string" calcext:value-type="string">
            <text:p><text:a xlink:href="https://en.wikipedia.org/wiki/Tiruppur_(Lok_Sabha_constituency)" xlink:type="simple">Tiruppur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210385" calcext:value-type="float">
            <text:p>210385</text:p>
          </table:table-cell>
          <table:table-cell office:value-type="float" office:value="11466" calcext:value-type="float">
            <text:p>11466</text:p>
          </table:table-cell>
          <table:table-cell table:style-name="ce6"/>
          <table:table-cell/>
          <table:table-cell office:value-type="float" office:value="36515" calcext:value-type="float">
            <text:p>36515</text:p>
          </table:table-cell>
          <table:table-cell table:number-columns-repeated="5"/>
          <table:table-cell office:value-type="float" office:value="483348" calcext:value-type="float">
            <text:p>483348</text:p>
          </table:table-cell>
          <table:table-cell office:value-type="float" office:value="741714" calcext:value-type="float">
            <text:p>741714</text:p>
          </table:table-cell>
          <table:table-cell office:value-type="float" office:value="993820" calcext:value-type="float">
            <text:p>993820</text:p>
          </table:table-cell>
          <table:table-cell office:value-type="string" calcext:value-type="string">
            <text:p>74.63%</text:p>
          </table:table-cell>
        </table:table-row>
        <table:table-row table:style-name="ro2">
          <table:table-cell office:value-type="string" calcext:value-type="string">
            <text:p><text:a xlink:href="https://en.wikipedia.org/wiki/Tiruvannamalai_(Lok_Sabha_constituency)" xlink:type="simple">Tiruvannamalai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4731" calcext:value-type="float">
            <text:p>4731</text:p>
          </table:table-cell>
          <table:table-cell/>
          <table:table-cell office:value-type="float" office:value="43075" calcext:value-type="float">
            <text:p>43075</text:p>
          </table:table-cell>
          <table:table-cell table:style-name="ce5" office:value-type="float" office:value="1523" calcext:value-type="float">
            <text:p>1523</text:p>
          </table:table-cell>
          <table:table-cell table:number-columns-repeated="3"/>
          <table:table-cell table:style-name="ce5" office:value-type="float" office:value="436866" calcext:value-type="float">
            <text:p>436866</text:p>
          </table:table-cell>
          <table:table-cell office:value-type="float" office:value="354350" calcext:value-type="float">
            <text:p>354350</text:p>
          </table:table-cell>
          <table:table-cell office:value-type="float" office:value="840545" calcext:value-type="float">
            <text:p>840545</text:p>
          </table:table-cell>
          <table:table-cell office:value-type="float" office:value="1052587" calcext:value-type="float">
            <text:p>1052587</text:p>
          </table:table-cell>
          <table:table-cell office:value-type="string" calcext:value-type="string">
            <text:p>79.86%</text:p>
          </table:table-cell>
        </table:table-row>
        <table:table-row table:style-name="ro2">
          <table:table-cell office:value-type="string" calcext:value-type="string">
            <text:p><text:a xlink:href="https://en.wikipedia.org/wiki/Tonk-Sawai_Madhopur_(Lok_Sabha_constituency)" xlink:type="simple">Tonk-Sawai Madhopu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375572" calcext:value-type="float">
            <text:p>375572</text:p>
          </table:table-cell>
          <table:table-cell office:value-type="float" office:value="375255" calcext:value-type="float">
            <text:p>375255</text:p>
          </table:table-cell>
          <table:table-cell office:value-type="float" office:value="23457" calcext:value-type="float">
            <text:p>23457</text:p>
          </table:table-cell>
          <table:table-cell/>
          <table:table-cell office:value-type="float" office:value="24070" calcext:value-type="float">
            <text:p>24070</text:p>
          </table:table-cell>
          <table:table-cell table:style-name="ce5" office:value-type="float" office:value="747" calcext:value-type="float">
            <text:p>747</text:p>
          </table:table-cell>
          <table:table-cell table:number-columns-repeated="4"/>
          <table:table-cell office:value-type="float" office:value="3010" calcext:value-type="float">
            <text:p>3010</text:p>
          </table:table-cell>
          <table:table-cell office:value-type="float" office:value="802111" calcext:value-type="float">
            <text:p>802111</text:p>
          </table:table-cell>
          <table:table-cell office:value-type="float" office:value="1510048" calcext:value-type="float">
            <text:p>1510048</text:p>
          </table:table-cell>
          <table:table-cell office:value-type="string" calcext:value-type="string">
            <text:p>53.12%</text:p>
          </table:table-cell>
        </table:table-row>
        <table:table-row table:style-name="ro2">
          <table:table-cell office:value-type="string" calcext:value-type="string">
            <text:p><text:a xlink:href="https://en.wikipedia.org/wiki/Tripura_East_(Lok_Sabha_constituency)" xlink:type="simple">Tripura East</text:a></text:p>
          </table:table-cell>
          <table:table-cell office:value-type="string" calcext:value-type="string">
            <text:p><text:a xlink:href="https://en.wikipedia.org/wiki/Tripura" xlink:type="simple">TR</text:a></text:p>
          </table:table-cell>
          <table:table-cell office:value-type="float" office:value="225503" calcext:value-type="float">
            <text:p>225503</text:p>
          </table:table-cell>
          <table:table-cell office:value-type="float" office:value="33989" calcext:value-type="float">
            <text:p>33989</text:p>
          </table:table-cell>
          <table:table-cell table:style-name="ce6"/>
          <table:table-cell table:style-name="ce5" office:value-type="float" office:value="521084" calcext:value-type="float">
            <text:p>521084</text:p>
          </table:table-cell>
          <table:table-cell office:value-type="float" office:value="20863" calcext:value-type="float">
            <text:p>20863</text:p>
          </table:table-cell>
          <table:table-cell/>
          <table:table-cell table:style-name="ce5" office:value-type="float" office:value="4191" calcext:value-type="float">
            <text:p>4191</text:p>
          </table:table-cell>
          <table:table-cell table:number-columns-repeated="3"/>
          <table:table-cell office:value-type="float" office:value="15354" calcext:value-type="float">
            <text:p>15354</text:p>
          </table:table-cell>
          <table:table-cell office:value-type="float" office:value="820984" calcext:value-type="float">
            <text:p>820984</text:p>
          </table:table-cell>
          <table:table-cell office:value-type="float" office:value="988466" calcext:value-type="float">
            <text:p>988466</text:p>
          </table:table-cell>
          <table:table-cell office:value-type="string" calcext:value-type="string">
            <text:p>83.06%</text:p>
          </table:table-cell>
        </table:table-row>
        <table:table-row table:style-name="ro2">
          <table:table-cell office:value-type="string" calcext:value-type="string">
            <text:p><text:a xlink:href="https://en.wikipedia.org/wiki/Tripura_West_(Lok_Sabha_constituency)" xlink:type="simple">Tripura West</text:a></text:p>
          </table:table-cell>
          <table:table-cell office:value-type="string" calcext:value-type="string">
            <text:p><text:a xlink:href="https://en.wikipedia.org/wiki/Tripura" xlink:type="simple">TR</text:a></text:p>
          </table:table-cell>
          <table:table-cell office:value-type="float" office:value="315250" calcext:value-type="float">
            <text:p>315250</text:p>
          </table:table-cell>
          <table:table-cell office:value-type="float" office:value="25468" calcext:value-type="float">
            <text:p>25468</text:p>
          </table:table-cell>
          <table:table-cell table:style-name="ce6"/>
          <table:table-cell table:style-name="ce5" office:value-type="float" office:value="563799" calcext:value-type="float">
            <text:p>563799</text:p>
          </table:table-cell>
          <table:table-cell office:value-type="float" office:value="14835" calcext:value-type="float">
            <text:p>14835</text:p>
          </table:table-cell>
          <table:table-cell/>
          <table:table-cell table:style-name="ce5" office:value-type="float" office:value="5504" calcext:value-type="float">
            <text:p>5504</text:p>
          </table:table-cell>
          <table:table-cell/>
          <table:table-cell table:style-name="ce5" office:value-type="float" office:value="3118" calcext:value-type="float">
            <text:p>3118</text:p>
          </table:table-cell>
          <table:table-cell/>
          <table:table-cell office:value-type="float" office:value="9543" calcext:value-type="float">
            <text:p>9543</text:p>
          </table:table-cell>
          <table:table-cell office:value-type="float" office:value="937517" calcext:value-type="float">
            <text:p>937517</text:p>
          </table:table-cell>
          <table:table-cell office:value-type="float" office:value="1093799" calcext:value-type="float">
            <text:p>1093799</text:p>
          </table:table-cell>
          <table:table-cell office:value-type="string" calcext:value-type="string">
            <text:p>85.71%</text:p>
          </table:table-cell>
        </table:table-row>
        <table:table-row table:style-name="ro2">
          <table:table-cell office:value-type="string" calcext:value-type="string">
            <text:p><text:a xlink:href="https://en.wikipedia.org/wiki/Tumkur_(Lok_Sabha_constituency)" xlink:type="simple">Tumku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177726" calcext:value-type="float">
            <text:p>177726</text:p>
          </table:table-cell>
          <table:table-cell office:value-type="float" office:value="331064" calcext:value-type="float">
            <text:p>331064</text:p>
          </table:table-cell>
          <table:table-cell office:value-type="float" office:value="15044" calcext:value-type="float">
            <text:p>15044</text:p>
          </table:table-cell>
          <table:table-cell/>
          <table:table-cell office:value-type="float" office:value="37408" calcext:value-type="float">
            <text:p>37408</text:p>
          </table:table-cell>
          <table:table-cell table:style-name="ce5" office:value-type="float" office:value="28923" calcext:value-type="float">
            <text:p>28923</text:p>
          </table:table-cell>
          <table:table-cell table:number-columns-repeated="4"/>
          <table:table-cell office:value-type="float" office:value="309619" calcext:value-type="float">
            <text:p>309619</text:p>
          </table:table-cell>
          <table:table-cell office:value-type="float" office:value="899784" calcext:value-type="float">
            <text:p>899784</text:p>
          </table:table-cell>
          <table:table-cell office:value-type="float" office:value="1370655" calcext:value-type="float">
            <text:p>1370655</text:p>
          </table:table-cell>
          <table:table-cell office:value-type="string" calcext:value-type="string">
            <text:p>65.65%</text:p>
          </table:table-cell>
        </table:table-row>
        <table:table-row table:style-name="ro2">
          <table:table-cell office:value-type="string" calcext:value-type="string">
            <text:p><text:a xlink:href="https://en.wikipedia.org/wiki/Tura_(Lok_Sabha_constituency)" xlink:type="simple">Tura</text:a></text:p>
          </table:table-cell>
          <table:table-cell office:value-type="string" calcext:value-type="string">
            <text:p><text:a xlink:href="https://en.wikipedia.org/wiki/Meghalaya" xlink:type="simple">ML</text:a></text:p>
          </table:table-cell>
          <table:table-cell office:value-type="float" office:value="136531" calcext:value-type="float">
            <text:p>136531</text:p>
          </table:table-cell>
          <table:table-cell table:style-name="ce6" table:number-columns-repeated="2"/>
          <table:table-cell/>
          <table:table-cell office:value-type="float" office:value="10976" calcext:value-type="float">
            <text:p>10976</text:p>
          </table:table-cell>
          <table:table-cell table:number-columns-repeated="3"/>
          <table:table-cell table:style-name="ce5" office:value-type="float" office:value="154476" calcext:value-type="float">
            <text:p>154476</text:p>
          </table:table-cell>
          <table:table-cell/>
          <table:table-cell office:value-type="float" office:value="40204" calcext:value-type="float">
            <text:p>40204</text:p>
          </table:table-cell>
          <table:table-cell office:value-type="float" office:value="342187" calcext:value-type="float">
            <text:p>342187</text:p>
          </table:table-cell>
          <table:table-cell office:value-type="float" office:value="505774" calcext:value-type="float">
            <text:p>505774</text:p>
          </table:table-cell>
          <table:table-cell office:value-type="string" calcext:value-type="string">
            <text:p>67.66%</text:p>
          </table:table-cell>
        </table:table-row>
        <table:table-row table:style-name="ro2">
          <table:table-cell office:value-type="string" calcext:value-type="string">
            <text:p><text:a xlink:href="https://en.wikipedia.org/wiki/Udaipur_(Lok_Sabha_constituency)" xlink:type="simple">Udaipur</text:a></text:p>
          </table:table-cell>
          <table:table-cell office:value-type="string" calcext:value-type="string">
            <text:p><text:a xlink:href="https://en.wikipedia.org/wiki/Rajasthan" xlink:type="simple">RJ</text:a></text:p>
          </table:table-cell>
          <table:table-cell office:value-type="float" office:value="411510" calcext:value-type="float">
            <text:p>411510</text:p>
          </table:table-cell>
          <table:table-cell office:value-type="float" office:value="246585" calcext:value-type="float">
            <text:p>246585</text:p>
          </table:table-cell>
          <table:table-cell office:value-type="float" office:value="17370" calcext:value-type="float">
            <text:p>17370</text:p>
          </table:table-cell>
          <table:table-cell/>
          <table:table-cell table:style-name="ce6"/>
          <table:table-cell table:style-name="ce5" office:value-type="float" office:value="20441" calcext:value-type="float">
            <text:p>20441</text:p>
          </table:table-cell>
          <table:table-cell table:number-columns-repeated="4"/>
          <table:table-cell office:value-type="float" office:value="62334" calcext:value-type="float">
            <text:p>62334</text:p>
          </table:table-cell>
          <table:table-cell office:value-type="float" office:value="758240" calcext:value-type="float">
            <text:p>758240</text:p>
          </table:table-cell>
          <table:table-cell office:value-type="float" office:value="1564137" calcext:value-type="float">
            <text:p>1564137</text:p>
          </table:table-cell>
          <table:table-cell office:value-type="string" calcext:value-type="string">
            <text:p>48.48%</text:p>
          </table:table-cell>
        </table:table-row>
        <table:table-row table:style-name="ro2">
          <table:table-cell office:value-type="string" calcext:value-type="string">
            <text:p><text:a xlink:href="https://en.wikipedia.org/wiki/Udhampur_(Lok_Sabha_constituency)" xlink:type="simple">Udhampur</text:a></text:p>
          </table:table-cell>
          <table:table-cell office:value-type="string" calcext:value-type="string">
            <text:p><text:a xlink:href="https://en.wikipedia.org/wiki/Jammu_%26_Kashmir" xlink:type="simple">JK</text:a></text:p>
          </table:table-cell>
          <table:table-cell office:value-type="float" office:value="231853" calcext:value-type="float">
            <text:p>231853</text:p>
          </table:table-cell>
          <table:table-cell office:value-type="float" office:value="218459" calcext:value-type="float">
            <text:p>218459</text:p>
          </table:table-cell>
          <table:table-cell office:value-type="float" office:value="21445" calcext:value-type="float">
            <text:p>21445</text:p>
          </table:table-cell>
          <table:table-cell/>
          <table:table-cell office:value-type="float" office:value="14197" calcext:value-type="float">
            <text:p>14197</text:p>
          </table:table-cell>
          <table:table-cell table:number-columns-repeated="5"/>
          <table:table-cell office:value-type="float" office:value="125771" calcext:value-type="float">
            <text:p>125771</text:p>
          </table:table-cell>
          <table:table-cell office:value-type="float" office:value="611725" calcext:value-type="float">
            <text:p>611725</text:p>
          </table:table-cell>
          <table:table-cell office:value-type="float" office:value="1363060" calcext:value-type="float">
            <text:p>1363060</text:p>
          </table:table-cell>
          <table:table-cell office:value-type="string" calcext:value-type="string">
            <text:p>44.88%</text:p>
          </table:table-cell>
        </table:table-row>
        <table:table-row table:style-name="ro2">
          <table:table-cell office:value-type="string" calcext:value-type="string">
            <text:p><text:a xlink:href="https://en.wikipedia.org/wiki/Udupi-Chickmagalur" xlink:type="simple">Udupi Chikmagalur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74423" calcext:value-type="float">
            <text:p>374423</text:p>
          </table:table-cell>
          <table:table-cell office:value-type="float" office:value="401441" calcext:value-type="float">
            <text:p>401441</text:p>
          </table:table-cell>
          <table:table-cell office:value-type="float" office:value="9971" calcext:value-type="float">
            <text:p>9971</text:p>
          </table:table-cell>
          <table:table-cell/>
          <table:table-cell office:value-type="float" office:value="23902" calcext:value-type="float">
            <text:p>23902</text:p>
          </table:table-cell>
          <table:table-cell table:number-columns-repeated="5"/>
          <table:table-cell office:value-type="float" office:value="24991" calcext:value-type="float">
            <text:p>24991</text:p>
          </table:table-cell>
          <table:table-cell office:value-type="float" office:value="834728" calcext:value-type="float">
            <text:p>834728</text:p>
          </table:table-cell>
          <table:table-cell office:value-type="float" office:value="1224338" calcext:value-type="float">
            <text:p>1224338</text:p>
          </table:table-cell>
          <table:table-cell office:value-type="string" calcext:value-type="string">
            <text:p>68.18%</text:p>
          </table:table-cell>
        </table:table-row>
        <table:table-row table:style-name="ro2">
          <table:table-cell office:value-type="string" calcext:value-type="string">
            <text:p><text:a xlink:href="https://en.wikipedia.org/wiki/Ujiarpur_(Lok_Sabha_constituency)" xlink:type="simple">Ujiarpu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43038" calcext:value-type="float">
            <text:p>43038</text:p>
          </table:table-cell>
          <table:table-cell table:style-name="ce6"/>
          <table:table-cell office:value-type="float" office:value="11459" calcext:value-type="float">
            <text:p>11459</text:p>
          </table:table-cell>
          <table:table-cell table:style-name="ce5" office:value-type="float" office:value="58900" calcext:value-type="float">
            <text:p>58900</text:p>
          </table:table-cell>
          <table:table-cell office:value-type="float" office:value="57927" calcext:value-type="float">
            <text:p>57927</text:p>
          </table:table-cell>
          <table:table-cell table:number-columns-repeated="5"/>
          <table:table-cell office:value-type="float" office:value="392875" calcext:value-type="float">
            <text:p>392875</text:p>
          </table:table-cell>
          <table:table-cell office:value-type="float" office:value="564199" calcext:value-type="float">
            <text:p>564199</text:p>
          </table:table-cell>
          <table:table-cell office:value-type="float" office:value="1229327" calcext:value-type="float">
            <text:p>1229327</text:p>
          </table:table-cell>
          <table:table-cell office:value-type="string" calcext:value-type="string">
            <text:p>45.89%</text:p>
          </table:table-cell>
        </table:table-row>
        <table:table-row table:style-name="ro2">
          <table:table-cell office:value-type="string" calcext:value-type="string">
            <text:p><text:a xlink:href="https://en.wikipedia.org/wiki/Ujjain_(Lok_Sabha_constituency)" xlink:type="simple">Ujjain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office:value-type="float" office:value="326905" calcext:value-type="float">
            <text:p>326905</text:p>
          </table:table-cell>
          <table:table-cell office:value-type="float" office:value="311064" calcext:value-type="float">
            <text:p>311064</text:p>
          </table:table-cell>
          <table:table-cell office:value-type="float" office:value="9224" calcext:value-type="float">
            <text:p>9224</text:p>
          </table:table-cell>
          <table:table-cell/>
          <table:table-cell office:value-type="float" office:value="15814" calcext:value-type="float">
            <text:p>15814</text:p>
          </table:table-cell>
          <table:table-cell table:number-columns-repeated="5"/>
          <table:table-cell office:value-type="float" office:value="4546" calcext:value-type="float">
            <text:p>4546</text:p>
          </table:table-cell>
          <table:table-cell office:value-type="float" office:value="667553" calcext:value-type="float">
            <text:p>667553</text:p>
          </table:table-cell>
          <table:table-cell office:value-type="float" office:value="1253685" calcext:value-type="float">
            <text:p>1253685</text:p>
          </table:table-cell>
          <table:table-cell office:value-type="string" calcext:value-type="string">
            <text:p>53.25%</text:p>
          </table:table-cell>
        </table:table-row>
        <table:table-row table:style-name="ro2">
          <table:table-cell office:value-type="string" calcext:value-type="string">
            <text:p><text:a xlink:href="https://en.wikipedia.org/wiki/Uluberia_(Lok_Sabha_constituency)" xlink:type="simple">Uluberia</text:a></text:p>
          </table:table-cell>
          <table:table-cell office:value-type="string" calcext:value-type="string">
            <text:p><text:a xlink:href="https://en.wikipedia.org/wiki/West_Bengal" xlink:type="simple">WB</text:a></text:p>
          </table:table-cell>
          <table:table-cell table:style-name="ce6"/>
          <table:table-cell office:value-type="float" office:value="42434" calcext:value-type="float">
            <text:p>42434</text:p>
          </table:table-cell>
          <table:table-cell office:value-type="float" office:value="7714" calcext:value-type="float">
            <text:p>7714</text:p>
          </table:table-cell>
          <table:table-cell table:style-name="ce5" office:value-type="float" office:value="415257" calcext:value-type="float">
            <text:p>415257</text:p>
          </table:table-cell>
          <table:table-cell office:value-type="float" office:value="15621" calcext:value-type="float">
            <text:p>15621</text:p>
          </table:table-cell>
          <table:table-cell/>
          <table:table-cell table:style-name="ce5" office:value-type="float" office:value="514193" calcext:value-type="float">
            <text:p>514193</text:p>
          </table:table-cell>
          <table:table-cell table:number-columns-repeated="3"/>
          <table:table-cell office:value-type="float" office:value="14600" calcext:value-type="float">
            <text:p>14600</text:p>
          </table:table-cell>
          <table:table-cell office:value-type="float" office:value="1009819" calcext:value-type="float">
            <text:p>1009819</text:p>
          </table:table-cell>
          <table:table-cell office:value-type="float" office:value="1251590" calcext:value-type="float">
            <text:p>1251590</text:p>
          </table:table-cell>
          <table:table-cell office:value-type="string" calcext:value-type="string">
            <text:p>80.68%</text:p>
          </table:table-cell>
        </table:table-row>
        <table:table-row table:style-name="ro2">
          <table:table-cell office:value-type="string" calcext:value-type="string">
            <text:p><text:a xlink:href="https://en.wikipedia.org/wiki/Unnao_(Lok_Sabha_constituency)" xlink:type="simple">Unnao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475476" calcext:value-type="float">
            <text:p>475476</text:p>
          </table:table-cell>
          <table:table-cell office:value-type="float" office:value="51102" calcext:value-type="float">
            <text:p>51102</text:p>
          </table:table-cell>
          <table:table-cell office:value-type="float" office:value="173384" calcext:value-type="float">
            <text:p>173384</text:p>
          </table:table-cell>
          <table:table-cell/>
          <table:table-cell office:value-type="float" office:value="40070" calcext:value-type="float">
            <text:p>40070</text:p>
          </table:table-cell>
          <table:table-cell table:style-name="ce5" office:value-type="float" office:value="145139" calcext:value-type="float">
            <text:p>145139</text:p>
          </table:table-cell>
          <table:table-cell table:number-columns-repeated="4"/>
          <table:table-cell office:value-type="float" office:value="19371" calcext:value-type="float">
            <text:p>19371</text:p>
          </table:table-cell>
          <table:table-cell office:value-type="float" office:value="904542" calcext:value-type="float">
            <text:p>904542</text:p>
          </table:table-cell>
          <table:table-cell office:value-type="float" office:value="1818980" calcext:value-type="float">
            <text:p>1818980</text:p>
          </table:table-cell>
          <table:table-cell office:value-type="string" calcext:value-type="string">
            <text:p>49.73%</text:p>
          </table:table-cell>
        </table:table-row>
        <table:table-row table:style-name="ro2">
          <table:table-cell office:value-type="string" calcext:value-type="string">
            <text:p><text:a xlink:href="https://en.wikipedia.org/wiki/Uttara_Kannada_(Lok_Sabha_constituency)" xlink:type="simple">Uttara Kannada</text:a></text:p>
          </table:table-cell>
          <table:table-cell office:value-type="string" calcext:value-type="string">
            <text:p><text:a xlink:href="https://en.wikipedia.org/wiki/Karnataka" xlink:type="simple">KA</text:a></text:p>
          </table:table-cell>
          <table:table-cell office:value-type="float" office:value="316531" calcext:value-type="float">
            <text:p>316531</text:p>
          </table:table-cell>
          <table:table-cell office:value-type="float" office:value="339300" calcext:value-type="float">
            <text:p>339300</text:p>
          </table:table-cell>
          <table:table-cell office:value-type="float" office:value="9340" calcext:value-type="float">
            <text:p>9340</text:p>
          </table:table-cell>
          <table:table-cell/>
          <table:table-cell office:value-type="float" office:value="35294" calcext:value-type="float">
            <text:p>35294</text:p>
          </table:table-cell>
          <table:table-cell table:number-columns-repeated="5"/>
          <table:table-cell office:value-type="float" office:value="59810" calcext:value-type="float">
            <text:p>59810</text:p>
          </table:table-cell>
          <table:table-cell office:value-type="float" office:value="760275" calcext:value-type="float">
            <text:p>760275</text:p>
          </table:table-cell>
          <table:table-cell office:value-type="float" office:value="1286556" calcext:value-type="float">
            <text:p>1286556</text:p>
          </table:table-cell>
          <table:table-cell office:value-type="string" calcext:value-type="string">
            <text:p>59.09%</text:p>
          </table:table-cell>
        </table:table-row>
        <table:table-row table:style-name="ro2">
          <table:table-cell office:value-type="string" calcext:value-type="string">
            <text:p><text:a xlink:href="https://en.wikipedia.org/wiki/Vatakara_(Lok_Sabha_constituency)" xlink:type="simple">Vatakara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421255" calcext:value-type="float">
            <text:p>421255</text:p>
          </table:table-cell>
          <table:table-cell office:value-type="float" office:value="40391" calcext:value-type="float">
            <text:p>40391</text:p>
          </table:table-cell>
          <table:table-cell office:value-type="float" office:value="4481" calcext:value-type="float">
            <text:p>4481</text:p>
          </table:table-cell>
          <table:table-cell table:style-name="ce5" office:value-type="float" office:value="365069" calcext:value-type="float">
            <text:p>365069</text:p>
          </table:table-cell>
          <table:table-cell office:value-type="float" office:value="31648" calcext:value-type="float">
            <text:p>31648</text:p>
          </table:table-cell>
          <table:table-cell table:number-columns-repeated="5"/>
          <table:table-cell table:style-name="ce6"/>
          <table:table-cell office:value-type="float" office:value="862844" calcext:value-type="float">
            <text:p>862844</text:p>
          </table:table-cell>
          <table:table-cell office:value-type="float" office:value="1071171" calcext:value-type="float">
            <text:p>1071171</text:p>
          </table:table-cell>
          <table:table-cell office:value-type="string" calcext:value-type="string">
            <text:p>80.55%</text:p>
          </table:table-cell>
        </table:table-row>
        <table:table-row table:style-name="ro2">
          <table:table-cell office:value-type="string" calcext:value-type="string">
            <text:p><text:a xlink:href="https://en.wikipedia.org/wiki/Vadodara_(Lok_Sabha_constituency)" xlink:type="simple">Vadodara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292805" calcext:value-type="float">
            <text:p>292805</text:p>
          </table:table-cell>
          <table:table-cell office:value-type="float" office:value="428833" calcext:value-type="float">
            <text:p>428833</text:p>
          </table:table-cell>
          <table:table-cell office:value-type="float" office:value="6163" calcext:value-type="float">
            <text:p>6163</text:p>
          </table:table-cell>
          <table:table-cell/>
          <table:table-cell office:value-type="float" office:value="19328" calcext:value-type="float">
            <text:p>19328</text:p>
          </table:table-cell>
          <table:table-cell table:number-columns-repeated="5"/>
          <table:table-cell table:style-name="ce6"/>
          <table:table-cell office:value-type="float" office:value="747129" calcext:value-type="float">
            <text:p>747129</text:p>
          </table:table-cell>
          <table:table-cell office:value-type="float" office:value="1524060" calcext:value-type="float">
            <text:p>1524060</text:p>
          </table:table-cell>
          <table:table-cell office:value-type="string" calcext:value-type="string">
            <text:p>49.02%</text:p>
          </table:table-cell>
        </table:table-row>
        <table:table-row table:style-name="ro2">
          <table:table-cell office:value-type="string" calcext:value-type="string">
            <text:p><text:a xlink:href="https://en.wikipedia.org/wiki/Vaishali_(Lok_Sabha_constituency)" xlink:type="simple">Vaishali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11925" calcext:value-type="float">
            <text:p>11925</text:p>
          </table:table-cell>
          <table:table-cell table:style-name="ce6"/>
          <table:table-cell office:value-type="float" office:value="17448" calcext:value-type="float">
            <text:p>17448</text:p>
          </table:table-cell>
          <table:table-cell/>
          <table:table-cell office:value-type="float" office:value="25424" calcext:value-type="float">
            <text:p>25424</text:p>
          </table:table-cell>
          <table:table-cell table:number-columns-repeated="5"/>
          <table:table-cell office:value-type="float" office:value="568859" calcext:value-type="float">
            <text:p>568859</text:p>
          </table:table-cell>
          <table:table-cell office:value-type="float" office:value="623656" calcext:value-type="float">
            <text:p>623656</text:p>
          </table:table-cell>
          <table:table-cell office:value-type="float" office:value="1278891" calcext:value-type="float">
            <text:p>1278891</text:p>
          </table:table-cell>
          <table:table-cell office:value-type="string" calcext:value-type="string">
            <text:p>48.77%</text:p>
          </table:table-cell>
        </table:table-row>
        <table:table-row table:style-name="ro2">
          <table:table-cell office:value-type="string" calcext:value-type="string">
            <text:p><text:a xlink:href="https://en.wikipedia.org/wiki/Valmiki_Nagar_(Lok_Sabha_constituency)" xlink:type="simple">Valmiki Nagar</text:a></text:p>
          </table:table-cell>
          <table:table-cell office:value-type="string" calcext:value-type="string">
            <text:p><text:a xlink:href="https://en.wikipedia.org/wiki/Bihar" xlink:type="simple">BR</text:a></text:p>
          </table:table-cell>
          <table:table-cell office:value-type="float" office:value="26762" calcext:value-type="float">
            <text:p>26762</text:p>
          </table:table-cell>
          <table:table-cell table:style-name="ce6"/>
          <table:table-cell office:value-type="float" office:value="46058" calcext:value-type="float">
            <text:p>46058</text:p>
          </table:table-cell>
          <table:table-cell/>
          <table:table-cell office:value-type="float" office:value="130790" calcext:value-type="float">
            <text:p>130790</text:p>
          </table:table-cell>
          <table:table-cell table:number-columns-repeated="3"/>
          <table:table-cell table:style-name="ce5" office:value-type="float" office:value="38650" calcext:value-type="float">
            <text:p>38650</text:p>
          </table:table-cell>
          <table:table-cell/>
          <table:table-cell office:value-type="float" office:value="356187" calcext:value-type="float">
            <text:p>356187</text:p>
          </table:table-cell>
          <table:table-cell office:value-type="float" office:value="598447" calcext:value-type="float">
            <text:p>598447</text:p>
          </table:table-cell>
          <table:table-cell office:value-type="float" office:value="1275653" calcext:value-type="float">
            <text:p>1275653</text:p>
          </table:table-cell>
          <table:table-cell office:value-type="string" calcext:value-type="string">
            <text:p>46.91%</text:p>
          </table:table-cell>
        </table:table-row>
        <table:table-row table:style-name="ro2">
          <table:table-cell office:value-type="string" calcext:value-type="string">
            <text:p><text:a xlink:href="https://en.wikipedia.org/wiki/Valsad_(Lok_Sabha_constituency)" xlink:type="simple">Valsad</text:a></text:p>
          </table:table-cell>
          <table:table-cell office:value-type="string" calcext:value-type="string">
            <text:p><text:a xlink:href="https://en.wikipedia.org/wiki/Gujarat" xlink:type="simple">GJ</text:a></text:p>
          </table:table-cell>
          <table:table-cell office:value-type="float" office:value="357755" calcext:value-type="float">
            <text:p>357755</text:p>
          </table:table-cell>
          <table:table-cell office:value-type="float" office:value="350586" calcext:value-type="float">
            <text:p>350586</text:p>
          </table:table-cell>
          <table:table-cell office:value-type="float" office:value="15268" calcext:value-type="float">
            <text:p>15268</text:p>
          </table:table-cell>
          <table:table-cell/>
          <table:table-cell office:value-type="float" office:value="27429" calcext:value-type="float">
            <text:p>27429</text:p>
          </table:table-cell>
          <table:table-cell table:style-name="ce5" office:value-type="float" office:value="6727" calcext:value-type="float">
            <text:p>6727</text:p>
          </table:table-cell>
          <table:table-cell table:number-columns-repeated="4"/>
          <table:table-cell office:value-type="float" office:value="16664" calcext:value-type="float">
            <text:p>16664</text:p>
          </table:table-cell>
          <table:table-cell office:value-type="float" office:value="774429" calcext:value-type="float">
            <text:p>774429</text:p>
          </table:table-cell>
          <table:table-cell office:value-type="float" office:value="1380245" calcext:value-type="float">
            <text:p>1380245</text:p>
          </table:table-cell>
          <table:table-cell office:value-type="string" calcext:value-type="string">
            <text:p>56.11%</text:p>
          </table:table-cell>
        </table:table-row>
        <table:table-row table:style-name="ro2">
          <table:table-cell office:value-type="string" calcext:value-type="string">
            <text:p><text:a xlink:href="https://en.wikipedia.org/wiki/Varanasi_(Lok_Sabha_constituency)" xlink:type="simple">Varanasi</text:a></text:p>
          </table:table-cell>
          <table:table-cell office:value-type="string" calcext:value-type="string">
            <text:p><text:a xlink:href="https://en.wikipedia.org/wiki/Uttar_Pradesh" xlink:type="simple">UP</text:a></text:p>
          </table:table-cell>
          <table:table-cell office:value-type="float" office:value="66386" calcext:value-type="float">
            <text:p>66386</text:p>
          </table:table-cell>
          <table:table-cell office:value-type="float" office:value="203122" calcext:value-type="float">
            <text:p>203122</text:p>
          </table:table-cell>
          <table:table-cell office:value-type="float" office:value="185911" calcext:value-type="float">
            <text:p>185911</text:p>
          </table:table-cell>
          <table:table-cell/>
          <table:table-cell office:value-type="float" office:value="14748" calcext:value-type="float">
            <text:p>14748</text:p>
          </table:table-cell>
          <table:table-cell table:style-name="ce5" office:value-type="float" office:value="123874" calcext:value-type="float">
            <text:p>123874</text:p>
          </table:table-cell>
          <table:table-cell table:number-columns-repeated="4"/>
          <table:table-cell office:value-type="float" office:value="71449" calcext:value-type="float">
            <text:p>71449</text:p>
          </table:table-cell>
          <table:table-cell office:value-type="float" office:value="665490" calcext:value-type="float">
            <text:p>665490</text:p>
          </table:table-cell>
          <table:table-cell office:value-type="float" office:value="1562258" calcext:value-type="float">
            <text:p>1562258</text:p>
          </table:table-cell>
          <table:table-cell office:value-type="string" calcext:value-type="string">
            <text:p>42.60%</text:p>
          </table:table-cell>
        </table:table-row>
        <table:table-row table:style-name="ro2">
          <table:table-cell office:value-type="string" calcext:value-type="string">
            <text:p><text:a xlink:href="https://en.wikipedia.org/wiki/Vellore_(Lok_Sabha_constituency)" xlink:type="simple">Vellore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/>
          <table:table-cell office:value-type="float" office:value="11184" calcext:value-type="float">
            <text:p>11184</text:p>
          </table:table-cell>
          <table:table-cell office:value-type="float" office:value="2818" calcext:value-type="float">
            <text:p>2818</text:p>
          </table:table-cell>
          <table:table-cell/>
          <table:table-cell office:value-type="float" office:value="26714" calcext:value-type="float">
            <text:p>26714</text:p>
          </table:table-cell>
          <table:table-cell table:style-name="ce5" office:value-type="float" office:value="1161" calcext:value-type="float">
            <text:p>1161</text:p>
          </table:table-cell>
          <table:table-cell table:number-columns-repeated="3"/>
          <table:table-cell table:style-name="ce5" office:value-type="float" office:value="360474" calcext:value-type="float">
            <text:p>360474</text:p>
          </table:table-cell>
          <table:table-cell office:value-type="float" office:value="321178" calcext:value-type="float">
            <text:p>321178</text:p>
          </table:table-cell>
          <table:table-cell office:value-type="float" office:value="723529" calcext:value-type="float">
            <text:p>723529</text:p>
          </table:table-cell>
          <table:table-cell office:value-type="float" office:value="1010067" calcext:value-type="float">
            <text:p>1010067</text:p>
          </table:table-cell>
          <table:table-cell office:value-type="string" calcext:value-type="string">
            <text:p>71.63%</text:p>
          </table:table-cell>
        </table:table-row>
        <table:table-row table:style-name="ro2">
          <table:table-cell office:value-type="string" calcext:value-type="string">
            <text:p><text:a xlink:href="https://en.wikipedia.org/wiki/Vidisha_(Lok_Sabha_constituency)" xlink:type="simple">Vidisha</text:a></text:p>
          </table:table-cell>
          <table:table-cell office:value-type="string" calcext:value-type="string">
            <text:p><text:a xlink:href="https://en.wikipedia.org/wiki/Madhya_Pradesh" xlink:type="simple">MP</text:a></text:p>
          </table:table-cell>
          <table:table-cell table:style-name="ce6"/>
          <table:table-cell office:value-type="float" office:value="438235" calcext:value-type="float">
            <text:p>438235</text:p>
          </table:table-cell>
          <table:table-cell office:value-type="float" office:value="37142" calcext:value-type="float">
            <text:p>37142</text:p>
          </table:table-cell>
          <table:table-cell/>
          <table:table-cell office:value-type="float" office:value="12030" calcext:value-type="float">
            <text:p>12030</text:p>
          </table:table-cell>
          <table:table-cell table:style-name="ce5" office:value-type="float" office:value="48391" calcext:value-type="float">
            <text:p>48391</text:p>
          </table:table-cell>
          <table:table-cell table:number-columns-repeated="4"/>
          <table:table-cell office:value-type="float" office:value="20330" calcext:value-type="float">
            <text:p>20330</text:p>
          </table:table-cell>
          <table:table-cell office:value-type="float" office:value="556128" calcext:value-type="float">
            <text:p>556128</text:p>
          </table:table-cell>
          <table:table-cell office:value-type="float" office:value="1233389" calcext:value-type="float">
            <text:p>1233389</text:p>
          </table:table-cell>
          <table:table-cell office:value-type="string" calcext:value-type="string">
            <text:p>45.09%</text:p>
          </table:table-cell>
        </table:table-row>
        <table:table-row table:style-name="ro2">
          <table:table-cell office:value-type="string" calcext:value-type="string">
            <text:p><text:a xlink:href="https://en.wikipedia.org/wiki/Vijayawada_(Lok_Sabha_constituency)" xlink:type="simple">Vijayawada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29394" calcext:value-type="float">
            <text:p>429394</text:p>
          </table:table-cell>
          <table:table-cell office:value-type="float" office:value="15951" calcext:value-type="float">
            <text:p>15951</text:p>
          </table:table-cell>
          <table:table-cell office:value-type="float" office:value="4585" calcext:value-type="float">
            <text:p>4585</text:p>
          </table:table-cell>
          <table:table-cell/>
          <table:table-cell office:value-type="float" office:value="32912" calcext:value-type="float">
            <text:p>32912</text:p>
          </table:table-cell>
          <table:table-cell table:number-columns-repeated="2"/>
          <table:table-cell table:style-name="ce5" office:value-type="float" office:value="416682" calcext:value-type="float">
            <text:p>416682</text:p>
          </table:table-cell>
          <table:table-cell table:number-columns-repeated="2"/>
          <table:table-cell office:value-type="float" office:value="188773" calcext:value-type="float">
            <text:p>188773</text:p>
          </table:table-cell>
          <table:table-cell office:value-type="float" office:value="1088297" calcext:value-type="float">
            <text:p>1088297</text:p>
          </table:table-cell>
          <table:table-cell office:value-type="float" office:value="1402315" calcext:value-type="float">
            <text:p>1402315</text:p>
          </table:table-cell>
          <table:table-cell office:value-type="string" calcext:value-type="string">
            <text:p>77.61%</text:p>
          </table:table-cell>
        </table:table-row>
        <table:table-row table:style-name="ro2">
          <table:table-cell office:value-type="string" calcext:value-type="string">
            <text:p><text:a xlink:href="https://en.wikipedia.org/wiki/Viluppuram_(Lok_Sabha_constituency)" xlink:type="simple">Viluppuram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table:style-name="ce6" table:number-columns-repeated="2"/>
          <table:table-cell office:value-type="float" office:value="4382" calcext:value-type="float">
            <text:p>4382</text:p>
          </table:table-cell>
          <table:table-cell/>
          <table:table-cell office:value-type="float" office:value="45289" calcext:value-type="float">
            <text:p>45289</text:p>
          </table:table-cell>
          <table:table-cell table:number-columns-repeated="5"/>
          <table:table-cell office:value-type="float" office:value="746743" calcext:value-type="float">
            <text:p>746743</text:p>
          </table:table-cell>
          <table:table-cell office:value-type="float" office:value="796414" calcext:value-type="float">
            <text:p>796414</text:p>
          </table:table-cell>
          <table:table-cell office:value-type="float" office:value="1068171" calcext:value-type="float">
            <text:p>1068171</text:p>
          </table:table-cell>
          <table:table-cell office:value-type="string" calcext:value-type="string">
            <text:p>74.56%</text:p>
          </table:table-cell>
        </table:table-row>
        <table:table-row table:style-name="ro2">
          <table:table-cell office:value-type="string" calcext:value-type="string">
            <text:p><text:a xlink:href="https://en.wikipedia.org/wiki/Virudhunagar_(Lok_Sabha_constituency)" xlink:type="simple">Virudhunagar</text:a></text:p>
          </table:table-cell>
          <table:table-cell office:value-type="string" calcext:value-type="string">
            <text:p><text:a xlink:href="https://en.wikipedia.org/wiki/Tamil_Nadu" xlink:type="simple">TN</text:a></text:p>
          </table:table-cell>
          <table:table-cell office:value-type="float" office:value="307187" calcext:value-type="float">
            <text:p>307187</text:p>
          </table:table-cell>
          <table:table-cell office:value-type="float" office:value="17336" calcext:value-type="float">
            <text:p>17336</text:p>
          </table:table-cell>
          <table:table-cell office:value-type="float" office:value="8198" calcext:value-type="float">
            <text:p>8198</text:p>
          </table:table-cell>
          <table:table-cell/>
          <table:table-cell office:value-type="float" office:value="18280" calcext:value-type="float">
            <text:p>18280</text:p>
          </table:table-cell>
          <table:table-cell table:number-columns-repeated="5"/>
          <table:table-cell office:value-type="float" office:value="416652" calcext:value-type="float">
            <text:p>416652</text:p>
          </table:table-cell>
          <table:table-cell office:value-type="float" office:value="767653" calcext:value-type="float">
            <text:p>767653</text:p>
          </table:table-cell>
          <table:table-cell office:value-type="float" office:value="992063" calcext:value-type="float">
            <text:p>992063</text:p>
          </table:table-cell>
          <table:table-cell office:value-type="string" calcext:value-type="string">
            <text:p>77.38%</text:p>
          </table:table-cell>
        </table:table-row>
        <table:table-row table:style-name="ro2">
          <table:table-cell office:value-type="string" calcext:value-type="string">
            <text:p><text:a xlink:href="https://en.wikipedia.org/wiki/Visakhapatnam_(Lok_Sabha_constituency)" xlink:type="simple">Visakhapatnam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68812" calcext:value-type="float">
            <text:p>368812</text:p>
          </table:table-cell>
          <table:table-cell office:value-type="float" office:value="30336" calcext:value-type="float">
            <text:p>30336</text:p>
          </table:table-cell>
          <table:table-cell office:value-type="float" office:value="8838" calcext:value-type="float">
            <text:p>8838</text:p>
          </table:table-cell>
          <table:table-cell/>
          <table:table-cell office:value-type="float" office:value="22636" calcext:value-type="float">
            <text:p>22636</text:p>
          </table:table-cell>
          <table:table-cell table:number-columns-repeated="2"/>
          <table:table-cell table:style-name="ce5" office:value-type="float" office:value="223117" calcext:value-type="float">
            <text:p>223117</text:p>
          </table:table-cell>
          <table:table-cell table:number-columns-repeated="2"/>
          <table:table-cell office:value-type="float" office:value="358522" calcext:value-type="float">
            <text:p>358522</text:p>
          </table:table-cell>
          <table:table-cell office:value-type="float" office:value="1012261" calcext:value-type="float">
            <text:p>1012261</text:p>
          </table:table-cell>
          <table:table-cell office:value-type="float" office:value="1387533" calcext:value-type="float">
            <text:p>1387533</text:p>
          </table:table-cell>
          <table:table-cell office:value-type="string" calcext:value-type="string">
            <text:p>72.95%</text:p>
          </table:table-cell>
        </table:table-row>
        <table:table-row table:style-name="ro2">
          <table:table-cell office:value-type="string" calcext:value-type="string">
            <text:p><text:a xlink:href="https://en.wikipedia.org/wiki/Vizianagaram_(Lok_Sabha_constituency)" xlink:type="simple">Vizianagaram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411584" calcext:value-type="float">
            <text:p>411584</text:p>
          </table:table-cell>
          <table:table-cell office:value-type="float" office:value="25239" calcext:value-type="float">
            <text:p>25239</text:p>
          </table:table-cell>
          <table:table-cell office:value-type="float" office:value="9768" calcext:value-type="float">
            <text:p>9768</text:p>
          </table:table-cell>
          <table:table-cell/>
          <table:table-cell office:value-type="float" office:value="12361" calcext:value-type="float">
            <text:p>12361</text:p>
          </table:table-cell>
          <table:table-cell table:number-columns-repeated="2"/>
          <table:table-cell table:style-name="ce5" office:value-type="float" office:value="351013" calcext:value-type="float">
            <text:p>351013</text:p>
          </table:table-cell>
          <table:table-cell table:number-columns-repeated="2"/>
          <table:table-cell office:value-type="float" office:value="209860" calcext:value-type="float">
            <text:p>209860</text:p>
          </table:table-cell>
          <table:table-cell office:value-type="float" office:value="1019825" calcext:value-type="float">
            <text:p>1019825</text:p>
          </table:table-cell>
          <table:table-cell office:value-type="float" office:value="1323260" calcext:value-type="float">
            <text:p>1323260</text:p>
          </table:table-cell>
          <table:table-cell office:value-type="string" calcext:value-type="string">
            <text:p>77.07%</text:p>
          </table:table-cell>
        </table:table-row>
        <table:table-row table:style-name="ro2">
          <table:table-cell office:value-type="string" calcext:value-type="string">
            <text:p><text:a xlink:href="https://en.wikipedia.org/wiki/Warangal_(Lok_Sabha_constituency)" xlink:type="simple">Warangal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96568" calcext:value-type="float">
            <text:p>396568</text:p>
          </table:table-cell>
          <table:table-cell office:value-type="float" office:value="36064" calcext:value-type="float">
            <text:p>36064</text:p>
          </table:table-cell>
          <table:table-cell office:value-type="float" office:value="5798" calcext:value-type="float">
            <text:p>5798</text:p>
          </table:table-cell>
          <table:table-cell/>
          <table:table-cell office:value-type="float" office:value="53852" calcext:value-type="float">
            <text:p>53852</text:p>
          </table:table-cell>
          <table:table-cell table:number-columns-repeated="2"/>
          <table:table-cell table:style-name="ce5" office:value-type="float" office:value="135697" calcext:value-type="float">
            <text:p>135697</text:p>
          </table:table-cell>
          <table:table-cell table:number-columns-repeated="2"/>
          <table:table-cell office:value-type="float" office:value="402546" calcext:value-type="float">
            <text:p>402546</text:p>
          </table:table-cell>
          <table:table-cell office:value-type="float" office:value="1030525" calcext:value-type="float">
            <text:p>1030525</text:p>
          </table:table-cell>
          <table:table-cell office:value-type="float" office:value="1486617" calcext:value-type="float">
            <text:p>1486617</text:p>
          </table:table-cell>
          <table:table-cell office:value-type="string" calcext:value-type="string">
            <text:p>69.32%</text:p>
          </table:table-cell>
        </table:table-row>
        <table:table-row table:style-name="ro2">
          <table:table-cell office:value-type="string" calcext:value-type="string">
            <text:p><text:a xlink:href="https://en.wikipedia.org/wiki/Wardha_(Lok_Sabha_constituency)" xlink:type="simple">Wardha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52853" calcext:value-type="float">
            <text:p>352853</text:p>
          </table:table-cell>
          <table:table-cell office:value-type="float" office:value="256935" calcext:value-type="float">
            <text:p>256935</text:p>
          </table:table-cell>
          <table:table-cell office:value-type="float" office:value="131643" calcext:value-type="float">
            <text:p>131643</text:p>
          </table:table-cell>
          <table:table-cell/>
          <table:table-cell office:value-type="float" office:value="17604" calcext:value-type="float">
            <text:p>17604</text:p>
          </table:table-cell>
          <table:table-cell table:number-columns-repeated="5"/>
          <table:table-cell office:value-type="float" office:value="10097" calcext:value-type="float">
            <text:p>10097</text:p>
          </table:table-cell>
          <table:table-cell office:value-type="float" office:value="769132" calcext:value-type="float">
            <text:p>769132</text:p>
          </table:table-cell>
          <table:table-cell office:value-type="float" office:value="1408781" calcext:value-type="float">
            <text:p>1408781</text:p>
          </table:table-cell>
          <table:table-cell office:value-type="string" calcext:value-type="string">
            <text:p>54.60%</text:p>
          </table:table-cell>
        </table:table-row>
        <table:table-row table:style-name="ro2">
          <table:table-cell office:value-type="string" calcext:value-type="string">
            <text:p><text:a xlink:href="https://en.wikipedia.org/wiki/Wayanad_(Lok_Sabha_constituency)" xlink:type="simple">Wayanad</text:a></text:p>
          </table:table-cell>
          <table:table-cell office:value-type="string" calcext:value-type="string">
            <text:p><text:a xlink:href="https://en.wikipedia.org/wiki/Kerala" xlink:type="simple">KL</text:a></text:p>
          </table:table-cell>
          <table:table-cell office:value-type="float" office:value="410703" calcext:value-type="float">
            <text:p>410703</text:p>
          </table:table-cell>
          <table:table-cell office:value-type="float" office:value="31687" calcext:value-type="float">
            <text:p>31687</text:p>
          </table:table-cell>
          <table:table-cell office:value-type="float" office:value="2036" calcext:value-type="float">
            <text:p>2036</text:p>
          </table:table-cell>
          <table:table-cell/>
          <table:table-cell office:value-type="float" office:value="22341" calcext:value-type="float">
            <text:p>22341</text:p>
          </table:table-cell>
          <table:table-cell table:number-columns-repeated="3"/>
          <table:table-cell table:style-name="ce5" office:value-type="float" office:value="99663" calcext:value-type="float">
            <text:p>99663</text:p>
          </table:table-cell>
          <table:table-cell/>
          <table:table-cell office:value-type="float" office:value="257264" calcext:value-type="float">
            <text:p>257264</text:p>
          </table:table-cell>
          <table:table-cell office:value-type="float" office:value="823694" calcext:value-type="float">
            <text:p>823694</text:p>
          </table:table-cell>
          <table:table-cell office:value-type="float" office:value="1102130" calcext:value-type="float">
            <text:p>1102130</text:p>
          </table:table-cell>
          <table:table-cell office:value-type="string" calcext:value-type="string">
            <text:p>74.74%</text:p>
          </table:table-cell>
        </table:table-row>
        <table:table-row table:style-name="ro2">
          <table:table-cell office:value-type="string" calcext:value-type="string">
            <text:p><text:a xlink:href="https://en.wikipedia.org/wiki/West_Delhi_(Lok_Sabha_constituency)" xlink:type="simple">West Delhi</text:a></text:p>
          </table:table-cell>
          <table:table-cell office:value-type="string" calcext:value-type="string">
            <text:p><text:a xlink:href="https://en.wikipedia.org/wiki/Delhi" xlink:type="simple">DL</text:a></text:p>
          </table:table-cell>
          <table:table-cell office:value-type="float" office:value="479899" calcext:value-type="float">
            <text:p>479899</text:p>
          </table:table-cell>
          <table:table-cell office:value-type="float" office:value="350889" calcext:value-type="float">
            <text:p>350889</text:p>
          </table:table-cell>
          <table:table-cell office:value-type="float" office:value="36089" calcext:value-type="float">
            <text:p>36089</text:p>
          </table:table-cell>
          <table:table-cell/>
          <table:table-cell office:value-type="float" office:value="9540" calcext:value-type="float">
            <text:p>9540</text:p>
          </table:table-cell>
          <table:table-cell table:style-name="ce5" office:value-type="float" office:value="1814" calcext:value-type="float">
            <text:p>1814</text:p>
          </table:table-cell>
          <table:table-cell table:number-columns-repeated="4"/>
          <table:table-cell office:value-type="float" office:value="5206" calcext:value-type="float">
            <text:p>5206</text:p>
          </table:table-cell>
          <table:table-cell office:value-type="float" office:value="883437" calcext:value-type="float">
            <text:p>883437</text:p>
          </table:table-cell>
          <table:table-cell office:value-type="float" office:value="1687782" calcext:value-type="float">
            <text:p>1687782</text:p>
          </table:table-cell>
          <table:table-cell office:value-type="string" calcext:value-type="string">
            <text:p>52.34%</text:p>
          </table:table-cell>
        </table:table-row>
        <table:table-row table:style-name="ro2">
          <table:table-cell office:value-type="string" calcext:value-type="string">
            <text:p><text:a xlink:href="https://en.wikipedia.org/wiki/Yavatmal-Washim_(Lok_Sabha_constituency)" xlink:type="simple">Yavatmal-Washim</text:a></text:p>
          </table:table-cell>
          <table:table-cell office:value-type="string" calcext:value-type="string">
            <text:p><text:a xlink:href="https://en.wikipedia.org/wiki/Maharashtra" xlink:type="simple">MH</text:a></text:p>
          </table:table-cell>
          <table:table-cell office:value-type="float" office:value="327492" calcext:value-type="float">
            <text:p>327492</text:p>
          </table:table-cell>
          <table:table-cell table:style-name="ce6"/>
          <table:table-cell office:value-type="float" office:value="62781" calcext:value-type="float">
            <text:p>62781</text:p>
          </table:table-cell>
          <table:table-cell/>
          <table:table-cell office:value-type="float" office:value="40568" calcext:value-type="float">
            <text:p>40568</text:p>
          </table:table-cell>
          <table:table-cell table:style-name="ce5" office:value-type="float" office:value="1499" calcext:value-type="float">
            <text:p>1499</text:p>
          </table:table-cell>
          <table:table-cell table:number-columns-repeated="4"/>
          <table:table-cell office:value-type="float" office:value="407724" calcext:value-type="float">
            <text:p>407724</text:p>
          </table:table-cell>
          <table:table-cell office:value-type="float" office:value="840064" calcext:value-type="float">
            <text:p>840064</text:p>
          </table:table-cell>
          <table:table-cell office:value-type="float" office:value="1554042" calcext:value-type="float">
            <text:p>1554042</text:p>
          </table:table-cell>
          <table:table-cell office:value-type="string" calcext:value-type="string">
            <text:p>54.06%</text:p>
          </table:table-cell>
        </table:table-row>
        <table:table-row table:style-name="ro2">
          <table:table-cell office:value-type="string" calcext:value-type="string">
            <text:p><text:a xlink:href="https://en.wikipedia.org/wiki/Zahirabad_(Lok_Sabha_constituency)" xlink:type="simple">Zahirabad</text:a></text:p>
          </table:table-cell>
          <table:table-cell office:value-type="string" calcext:value-type="string">
            <text:p><text:a xlink:href="https://en.wikipedia.org/wiki/Andhra_Pradesh" xlink:type="simple">AP</text:a></text:p>
          </table:table-cell>
          <table:table-cell office:value-type="float" office:value="395767" calcext:value-type="float">
            <text:p>395767</text:p>
          </table:table-cell>
          <table:table-cell office:value-type="float" office:value="50189" calcext:value-type="float">
            <text:p>50189</text:p>
          </table:table-cell>
          <table:table-cell office:value-type="float" office:value="13598" calcext:value-type="float">
            <text:p>13598</text:p>
          </table:table-cell>
          <table:table-cell/>
          <table:table-cell office:value-type="float" office:value="34920" calcext:value-type="float">
            <text:p>34920</text:p>
          </table:table-cell>
          <table:table-cell table:number-columns-repeated="5"/>
          <table:table-cell office:value-type="float" office:value="522816" calcext:value-type="float">
            <text:p>522816</text:p>
          </table:table-cell>
          <table:table-cell office:value-type="float" office:value="1017290" calcext:value-type="float">
            <text:p>1017290</text:p>
          </table:table-cell>
          <table:table-cell office:value-type="float" office:value="1362459" calcext:value-type="float">
            <text:p>1362459</text:p>
          </table:table-cell>
          <table:table-cell office:value-type="string" calcext:value-type="string">
            <text:p>74.67%</text:p>
          </table:table-cell>
        </table:table-row>
        <table:table-row table:style-name="ro2">
          <table:table-cell table:style-name="ce3" office:value-type="string" calcext:value-type="string" table:number-columns-spanned="2" table:number-rows-spanned="1">
            <text:p>Total</text:p>
          </table:table-cell>
          <table:covered-table-cell table:style-name="Default"/>
          <table:table-cell table:style-name="ce7" office:value-type="float" office:value="119110776" calcext:value-type="float">
            <text:p>119110776</text:p>
          </table:table-cell>
          <table:table-cell table:style-name="ce7" office:value-type="float" office:value="78435538" calcext:value-type="float">
            <text:p>78435538</text:p>
          </table:table-cell>
          <table:table-cell table:style-name="ce7" office:value-type="float" office:value="25728889" calcext:value-type="float">
            <text:p>25728889</text:p>
          </table:table-cell>
          <table:table-cell table:style-name="ce7" office:value-type="float" office:value="22219022" calcext:value-type="float">
            <text:p>22219022</text:p>
          </table:table-cell>
          <table:table-cell table:style-name="ce7" office:value-type="float" office:value="21646845" calcext:value-type="float">
            <text:p>21646845</text:p>
          </table:table-cell>
          <table:table-cell table:style-name="ce7" office:value-type="float" office:value="14284638" calcext:value-type="float">
            <text:p>14284638</text:p>
          </table:table-cell>
          <table:table-cell table:style-name="ce7" office:value-type="float" office:value="13355986" calcext:value-type="float">
            <text:p>13355986</text:p>
          </table:table-cell>
          <table:table-cell table:style-name="ce7" office:value-type="float" office:value="10481348" calcext:value-type="float">
            <text:p>10481348</text:p>
          </table:table-cell>
          <table:table-cell table:style-name="ce7" office:value-type="float" office:value="8521349" calcext:value-type="float">
            <text:p>8521349</text:p>
          </table:table-cell>
          <table:table-cell table:style-name="ce7" office:value-type="float" office:value="7625397" calcext:value-type="float">
            <text:p>7625397</text:p>
          </table:table-cell>
          <table:table-cell table:style-name="ce7" office:value-type="float" office:value="95746706" calcext:value-type="float">
            <text:p>95746706</text:p>
          </table:table-cell>
          <table:table-cell office:value-type="float" office:value="417156494" calcext:value-type="float">
            <text:p>417156494</text:p>
          </table:table-cell>
          <table:table-cell table:style-name="ce7" office:value-type="float" office:value="716676063" calcext:value-type="float">
            <text:p>716676063</text:p>
          </table:table-cell>
          <table:table-cell table:style-name="ce11" office:value-type="string" calcext:value-type="string">
            <text:p>58.2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3:47:35.507276962</meta:creation-date>
    <dc:date>2019-03-04T13:48:19.224327782</dc:date>
    <meta:editing-duration>PT44S</meta:editing-duration>
    <meta:editing-cycles>1</meta:editing-cycles>
    <meta:document-statistic meta:table-count="1" meta:cell-count="5594" meta:object-count="0"/>
    <meta:generator>LibreOffice/6.0.3.2$Linux_X86_64 LibreOffice_project/00m0$Build-2</meta:generator>
  </office:meta>
</office:document-meta>
</file>